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6.052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1.023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3.094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4.17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1.64cm"/>
    </style:style>
    <style:style style:name="co22" style:family="table-column">
      <style:table-column-properties fo:break-before="auto" style:column-width="1.318cm"/>
    </style:style>
    <style:style style:name="co23" style:family="table-column">
      <style:table-column-properties fo:break-before="auto" style:column-width="2.383cm"/>
    </style:style>
    <style:style style:name="co24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1.46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894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0.452cm" fo:break-before="auto" style:use-optimal-row-height="false"/>
    </style:style>
    <style:style style:name="ro19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71c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 style:data-style-name="N154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59" style:family="table-cell" style:parent-style-name="Default" style:data-style-name="N100">
      <style:table-cell-properties fo:padding="0.071c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4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4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5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4" style:family="table-cell" style:parent-style-name="Default" style:data-style-name="N177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5" style:family="table-cell" style:parent-style-name="Default" style:data-style-name="N177">
      <style:table-cell-properties fo:padding="0.071cm"/>
    </style:style>
    <style:style style:name="ce76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7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7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77"/>
    <style:style style:name="ce82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3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54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54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5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6" style:family="table-cell" style:parent-style-name="Default" style:data-style-name="N154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7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4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071c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68">
      <style:table-cell-properties fo:background-color="#ffcc00" fo:wrap-option="wrap" style:vertical-align="top"/>
    </style:style>
    <style:style style:name="ce118" style:family="table-cell" style:parent-style-name="Default" style:data-style-name="N168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4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3c3c3c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5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5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54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58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154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4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64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71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73" style:family="table-cell" style:parent-style-name="Default">
      <style:table-cell-properties fo:background-color="transparent" fo:padding="0.071cm"/>
    </style:style>
    <style:style style:name="ce174" style:family="table-cell" style:parent-style-name="Default">
      <style:table-cell-properties fo:border-bottom="0.026cm solid #000000" style:diagonal-bl-tr="none" style:diagonal-tl-br="none" fo:border-left="none" fo:padding="0.071c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0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2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31" office:value-type="string">
              <text:p>THT</text:p>
            </table:table-cell>
            <table:table-cell table:style-name="ce131" office:value-type="string">
              <text:p>SMD</text:p>
            </table:table-cell>
            <table:table-cell table:style-name="ce142" office:value-type="string">
              <text:p>Best Supplier</text:p>
            </table:table-cell>
            <table:table-cell table:style-name="ce149" office:value-type="string">
              <text:p>Lowest unit price €</text:p>
            </table:table-cell>
            <table:table-cell table:style-name="ce157" office:value-type="string">
              <text:p>Order Qty</text:p>
            </table:table-cell>
            <table:table-cell table:style-name="ce162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0" office:value-type="string">
            <text:p>THT; 2x3-pin socket</text:p>
          </table:table-cell>
          <table:table-cell table:style-name="ce45" office:value-type="string">
            <text:p>MCU-ICSP</text:p>
          </table:table-cell>
          <table:table-cell table:style-name="ce30" office:value-type="string">
            <text:p>Arduino Shield</text:p>
          </table:table-cell>
          <table:table-cell table:style-name="ce51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0" office:value-type="string">
            <text:p>M20-7830346</text:p>
          </table:table-cell>
          <table:table-cell table:style-name="ce66" office:value-type="float" office:value="1.21">
            <text:p>1,2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7830346</text:p>
          </table:table-cell>
          <table:table-cell table:style-name="ce92" office:value-type="float" office:value="1">
            <text:p>1,000</text:p>
          </table:table-cell>
          <table:table-cell table:style-name="ce100"/>
          <table:table-cell table:style-name="ce85" office:value-type="string">
            <text:p>M20-7830346</text:p>
          </table:table-cell>
          <table:table-cell table:style-name="ce92" office:value-type="float" office:value="0.94">
            <text:p>0,940</text:p>
          </table:table-cell>
          <table:table-cell table:style-name="ce100"/>
          <table:table-cell table:style-name="ce110" office:value-type="string">
            <text:p>681-6832</text:p>
          </table:table-cell>
          <table:table-cell table:style-name="ce110" office:value-type="string">
            <text:p>M20-7830346</text:p>
          </table:table-cell>
          <table:table-cell table:style-name="ce92" office:value-type="float" office:value="0.899">
            <text:p>0,89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6DG</text:p>
          </table:table-cell>
          <table:table-cell table:style-name="ce66" office:value-type="float" office:value="0.07">
            <text:p>0,070</text:p>
          </table:table-cell>
          <table:table-cell table:style-name="ce100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>
            <text:p>0,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]*[.AC3]" office:value-type="float" office:value="0.07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, C20, C32, C43, C44, C45, C49, C50, C51, C54, C56, C59, C63, C65, C69, C72, C73</text:p>
          </table:table-cell>
          <table:table-cell table:style-name="ce48" office:value-type="string">
            <text:p>Power board</text:p>
          </table:table-cell>
          <table:table-cell table:style-name="ce52" table:formula="of:=IF([.F4]=&quot;Power board&quot;;[.B4]*2;[.B4])" office:value-type="float" office:value="34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81, C82, C83, C84, C85</text:p>
          </table:table-cell>
          <table:table-cell table:style-name="ce30" office:value-type="string">
            <text:p>AUX PS</text:p>
          </table:table-cell>
          <table:table-cell table:style-name="ce51" table:formula="of:=IF([.F5]=&quot;Power board&quot;;[.B5]*2;[.B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>
            <text:p>Arduino Shield</text:p>
          </table:table-cell>
          <table:table-cell table:style-name="ce52" table:formula="of:=IF([.F6]=&quot;Power board&quot;;[.B6]*2;[.B6])" office:value-type="float" office:value="27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0" office:value-type="string">
            <text:p>0603B104K160CT</text:p>
          </table:table-cell>
          <table:table-cell table:style-name="ce66" office:value-type="float" office:value="0.0124">
            <text:p>0,0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1">
            <text:p>0,010</text:p>
          </table:table-cell>
          <table:table-cell table:style-name="ce100"/>
          <table:table-cell table:style-name="ce85" office:value-type="string">
            <text:p>06033C104K4T4A</text:p>
          </table:table-cell>
          <table:table-cell table:style-name="ce92" office:value-type="float" office:value="0.025">
            <text:p>0,025</text:p>
          </table:table-cell>
          <table:table-cell table:style-name="ce100"/>
          <table:table-cell table:style-name="ce110" office:value-type="string">
            <text:p>391-246</text:p>
          </table:table-cell>
          <table:table-cell table:style-name="ce110" office:value-type="string">
            <text:p>0603YC104JAT2A</text:p>
          </table:table-cell>
          <table:table-cell table:style-name="ce92" office:value-type="float" office:value="0.004">
            <text:p>0,00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104KO8NNNC</text:p>
          </table:table-cell>
          <table:table-cell table:style-name="ce66" office:value-type="float" office:value="0.0044">
            <text:p>0,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>
            <text:p>0,004 €</text:p>
          </table:table-cell>
          <table:table-cell table:style-name="ce143" office:value-type="float" office:value="100">
            <text:p>100</text:p>
          </table:table-cell>
          <table:table-cell table:style-name="ce163" table:formula="of:=[.AB7]*[.AC7]" office:value-type="float" office:value="0.4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0" office:value-type="string">
            <text:p>SMD ELCO; Ø6.3 x 7.7mm</text:p>
          </table:table-cell>
          <table:table-cell table:style-name="ce45" office:value-type="string">
            <text:p>C78</text:p>
          </table:table-cell>
          <table:table-cell table:style-name="ce30" office:value-type="string">
            <text:p>AUX PS</text:p>
          </table:table-cell>
          <table:table-cell table:style-name="ce51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0" office:value-type="string">
            <text:p>MCESL16V227M6.3X7.7</text:p>
          </table:table-cell>
          <table:table-cell table:style-name="ce66" office:value-type="float" office:value="0.213">
            <text:p>0,2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99-6679-1-ND</text:p>
          </table:table-cell>
          <table:table-cell table:style-name="ce92" office:value-type="float" office:value="0.41">
            <text:p>0,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0-EDK227M016A9HAA </text:p>
          </table:table-cell>
          <table:table-cell table:style-name="ce92" office:value-type="float" office:value="0.407">
            <text:p>0,40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39-1770</text:p>
          </table:table-cell>
          <table:table-cell table:style-name="ce110" office:value-type="float" office:value="865080345012">
            <text:p>865080345012</text:p>
          </table:table-cell>
          <table:table-cell table:style-name="ce92" office:value-type="float" office:value="0.28">
            <text:p>0,28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SC1C227M6L07KVR</text:p>
          </table:table-cell>
          <table:table-cell table:style-name="ce66" office:value-type="float" office:value="0.06099">
            <text:p>0,06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>
            <text:p>0,061 €</text:p>
          </table:table-cell>
          <table:table-cell table:style-name="ce143" office:value-type="float" office:value="1">
            <text:p>1</text:p>
          </table:table-cell>
          <table:table-cell table:style-name="ce163" table:formula="of:=[.AB9]*[.AC9]" office:value-type="float" office:value="0.06099">
            <text:p>0,061</text:p>
          </table:table-cell>
          <table:table-cell table:number-columns-repeated="994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8, C131, C135, C137, C138</text:p>
          </table:table-cell>
          <table:table-cell table:style-name="ce48" office:value-type="string">
            <text:p>Arduino Shield</text:p>
          </table:table-cell>
          <table:table-cell table:style-name="ce52" table:formula="of:=IF([.F10]=&quot;Power board&quot;;[.B10]*2;[.B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25, C28, C35, C42, C47, C70, C74</text:p>
          </table:table-cell>
          <table:table-cell table:style-name="ce30" office:value-type="string">
            <text:p>Power board</text:p>
          </table:table-cell>
          <table:table-cell table:style-name="ce51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>
            <text:p>19</text:p>
          </table:table-cell>
          <table:table-cell table:style-name="ce58" office:value-type="string">
            <text:p>1759246</text:p>
          </table:table-cell>
          <table:table-cell table:style-name="ce64" office:value-type="string">
            <text:p>MC0805B103K500CT</text:p>
          </table:table-cell>
          <table:table-cell table:style-name="ce67" office:value-type="float" office:value="0.009">
            <text:p>0,00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103KBCNNNC</text:p>
          </table:table-cell>
          <table:table-cell table:style-name="ce93" office:value-type="float" office:value="0.027">
            <text:p>0,027</text:p>
          </table:table-cell>
          <table:table-cell table:style-name="ce101"/>
          <table:table-cell table:style-name="ce86" office:value-type="string">
            <text:p>GRM216R71H103KA01D</text:p>
          </table:table-cell>
          <table:table-cell table:style-name="ce93" office:value-type="float" office:value="0.014">
            <text:p>0,014</text:p>
          </table:table-cell>
          <table:table-cell table:style-name="ce101"/>
          <table:table-cell table:style-name="ce86" office:value-type="string">
            <text:p>461-4013</text:p>
          </table:table-cell>
          <table:table-cell table:style-name="ce86" office:value-type="string">
            <text:p>CC0805KRX7R9BB103</text:p>
          </table:table-cell>
          <table:table-cell table:style-name="ce93" office:value-type="float" office:value="0.007">
            <text:p>0,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103JBANNNC</text:p>
          </table:table-cell>
          <table:table-cell table:style-name="ce125" office:value-type="float" office:value="0.006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12]*[.AC12]" office:value-type="float" office:value="0.12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90, C110</text:p>
          </table:table-cell>
          <table:table-cell table:style-name="ce48" office:value-type="string">
            <text:p>Arduino Shield</text:p>
          </table:table-cell>
          <table:table-cell table:style-name="ce52" table:formula="of:=IF([.F14]=&quot;Power board&quot;;[.B14]*2;[.B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0" office:value-type="string">
            <text:p>1210</text:p>
          </table:table-cell>
          <table:table-cell table:style-name="ce45" office:value-type="string">
            <text:p>C10, C16, C22, C24, C29, C30, C55</text:p>
          </table:table-cell>
          <table:table-cell table:style-name="ce30" office:value-type="string">
            <text:p>Power board</text:p>
          </table:table-cell>
          <table:table-cell table:style-name="ce51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>
            <text:p>16</text:p>
          </table:table-cell>
          <table:table-cell table:style-name="ce58" office:value-type="string">
            <text:p>2362133</text:p>
          </table:table-cell>
          <table:table-cell table:style-name="ce64" office:value-type="string">
            <text:p>GRM32ER71H106KA12L</text:p>
          </table:table-cell>
          <table:table-cell table:style-name="ce67" office:value-type="float" office:value="0.748">
            <text:p>0,74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CL32B106KBJNNWE</text:p>
          </table:table-cell>
          <table:table-cell table:style-name="ce93" office:value-type="float" office:value="0.335">
            <text:p>0,335</text:p>
          </table:table-cell>
          <table:table-cell table:style-name="ce101"/>
          <table:table-cell table:style-name="ce86" office:value-type="string">
            <text:p>GRM32ER71H106KA12L</text:p>
          </table:table-cell>
          <table:table-cell table:style-name="ce93" office:value-type="float" office:value="0.376">
            <text:p>0,376</text:p>
          </table:table-cell>
          <table:table-cell table:style-name="ce101"/>
          <table:table-cell table:style-name="ce86" office:value-type="string">
            <text:p>766-1214</text:p>
          </table:table-cell>
          <table:table-cell table:style-name="ce86" office:value-type="string">
            <text:p>CL32B106KBJNNNE</text:p>
          </table:table-cell>
          <table:table-cell table:style-name="ce93" office:value-type="float" office:value="0.601">
            <text:p>0,60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L32B106KBJNNNE</text:p>
          </table:table-cell>
          <table:table-cell table:style-name="ce125" office:value-type="float" office:value="0.201">
            <text:p>0,20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>
            <text:p>0,201 €</text:p>
          </table:table-cell>
          <table:table-cell table:style-name="ce144" table:formula="of:=[.G16]" office:value-type="float" office:value="16">
            <text:p>16</text:p>
          </table:table-cell>
          <table:table-cell table:style-name="ce163" table:formula="of:=[.AB16]*[.AC16]" office:value-type="float" office:value="3.216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05, C129</text:p>
          </table:table-cell>
          <table:table-cell table:style-name="ce48" office:value-type="string">
            <text:p>Arduino Shield</text:p>
          </table:table-cell>
          <table:table-cell table:style-name="ce52" table:formula="of:=IF([.F18]=&quot;Power board&quot;;[.B18]*2;[.B1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3, C31, C57</text:p>
          </table:table-cell>
          <table:table-cell table:style-name="ce30" office:value-type="string">
            <text:p>Power board</text:p>
          </table:table-cell>
          <table:table-cell table:style-name="ce51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>
            <text:p>8</text:p>
          </table:table-cell>
          <table:table-cell table:style-name="ce58" office:value-type="string">
            <text:p>1457413</text:p>
          </table:table-cell>
          <table:table-cell table:style-name="ce64" office:value-type="string">
            <text:p>T491A106K010AT</text:p>
          </table:table-cell>
          <table:table-cell table:style-name="ce67" office:value-type="float" office:value="0.26">
            <text:p>0,26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T491A106K010AT</text:p>
          </table:table-cell>
          <table:table-cell table:style-name="ce93" office:value-type="float" office:value="0.344">
            <text:p>0,344</text:p>
          </table:table-cell>
          <table:table-cell table:style-name="ce101"/>
          <table:table-cell table:style-name="ce86" office:value-type="string">
            <text:p>538-2278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196">
            <text:p>0,196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106K010AT</text:p>
          </table:table-cell>
          <table:table-cell table:style-name="ce125" office:value-type="float" office:value="0.0845">
            <text:p>0,08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>
            <text:p>0,08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0]*[.AC20]" office:value-type="float" office:value="0.845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7, C39</text:p>
          </table:table-cell>
          <table:table-cell table:style-name="ce48" office:value-type="string">
            <text:p>Power board</text:p>
          </table:table-cell>
          <table:table-cell table:style-name="ce52" table:formula="of:=IF([.F22]=&quot;Power board&quot;;[.B22]*2;[.B22])" office:value-type="float" office:value="4">
            <text:p>4</text:p>
          </table:table-cell>
          <table:table-cell table:style-name="ce58" office:value-type="string">
            <text:p>1414667</text:p>
          </table:table-cell>
          <table:table-cell table:style-name="ce64" office:value-type="string">
            <text:p>C0805C121J5GACTU</text:p>
          </table:table-cell>
          <table:table-cell table:style-name="ce67" office:value-type="float" office:value="0.0438">
            <text:p>0,04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21JBANNNC</text:p>
          </table:table-cell>
          <table:table-cell table:style-name="ce93" office:value-type="float" office:value="0.058">
            <text:p>0,058</text:p>
          </table:table-cell>
          <table:table-cell table:style-name="ce101"/>
          <table:table-cell table:style-name="ce86" office:value-type="string">
            <text:p>C0805C121J5GACTU</text:p>
          </table:table-cell>
          <table:table-cell table:style-name="ce93" office:value-type="float" office:value="0.031">
            <text:p>0,031</text:p>
          </table:table-cell>
          <table:table-cell table:style-name="ce101"/>
          <table:table-cell table:style-name="ce86" office:value-type="string">
            <text:p>723-6209</text:p>
          </table:table-cell>
          <table:table-cell table:style-name="ce86" office:value-type="string">
            <text:p>GRM2165C1H121JA01D</text:p>
          </table:table-cell>
          <table:table-cell table:style-name="ce93" office:value-type="float" office:value="0.035">
            <text:p>0,035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C121JBANNNP</text:p>
          </table:table-cell>
          <table:table-cell table:style-name="ce125" office:value-type="float" office:value="0.00685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>
            <text:p>0,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]*[.AC22]" office:value-type="float" office:value="0.0685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16, C120</text:p>
          </table:table-cell>
          <table:table-cell table:style-name="ce30" office:value-type="string">
            <text:p>Arduino Shield</text:p>
          </table:table-cell>
          <table:table-cell table:style-name="ce51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0" office:value-type="string">
            <text:p>MC0805N180J101CT</text:p>
          </table:table-cell>
          <table:table-cell table:style-name="ce66" office:value-type="float" office:value="0.0263">
            <text:p>0,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180JBA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C0805C180J5GACTU</text:p>
          </table:table-cell>
          <table:table-cell table:style-name="ce92" office:value-type="float" office:value="0.1">
            <text:p>0,100</text:p>
          </table:table-cell>
          <table:table-cell table:style-name="ce100"/>
          <table:table-cell table:style-name="ce110" office:value-type="string">
            <text:p>648-0935</text:p>
          </table:table-cell>
          <table:table-cell table:style-name="ce110" office:value-type="string">
            <text:p>C0805C180J5GACTU</text:p>
          </table:table-cell>
          <table:table-cell table:style-name="ce92" office:value-type="float" office:value="0.157">
            <text:p>0,15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L21C180JBANNNC</text:p>
          </table:table-cell>
          <table:table-cell table:style-name="ce66" office:value-type="float" office:value="0.0709">
            <text:p>0,071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>
            <text:p>0,02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3]*[.AC23]" office:value-type="float" office:value="0.0526">
            <text:p>0,053</text:p>
          </table:table-cell>
          <table:table-cell table:number-columns-repeated="994"/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52, C53</text:p>
          </table:table-cell>
          <table:table-cell table:style-name="ce48" office:value-type="string">
            <text:p>Power board</text:p>
          </table:table-cell>
          <table:table-cell table:style-name="ce52" table:formula="of:=IF([.F24]=&quot;Power board&quot;;[.B24]*2;[.B24])" office:value-type="float" office:value="4">
            <text:p>4</text:p>
          </table:table-cell>
          <table:table-cell table:style-name="ce58" office:value-type="float" office:value="1759227">
            <text:p>1759227</text:p>
          </table:table-cell>
          <table:table-cell table:style-name="ce64" office:value-type="string">
            <text:p>MC0805N102J500CT</text:p>
          </table:table-cell>
          <table:table-cell table:style-name="ce67" office:value-type="float" office:value="0.0288">
            <text:p>0,02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02JBCNNNC</text:p>
          </table:table-cell>
          <table:table-cell table:style-name="ce93" office:value-type="float" office:value="0.065">
            <text:p>0,065</text:p>
          </table:table-cell>
          <table:table-cell table:style-name="ce101"/>
          <table:table-cell table:style-name="ce86" office:value-type="string">
            <text:p>C0805C102J5GACTU</text:p>
          </table:table-cell>
          <table:table-cell table:style-name="ce93" office:value-type="float" office:value="0.038">
            <text:p>0,038</text:p>
          </table:table-cell>
          <table:table-cell table:style-name="ce101"/>
          <table:table-cell table:style-name="ce86" office:value-type="string">
            <text:p>378-710</text:p>
          </table:table-cell>
          <table:table-cell table:style-name="ce86" office:value-type="string">
            <text:p>0805CG102J9BB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C102JBCNNNC</text:p>
          </table:table-cell>
          <table:table-cell table:style-name="ce125" office:value-type="float" office:value="0.00971">
            <text:p>0,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>
            <text:p>0,010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4]*[.AC24]" office:value-type="float" office:value="0.0971">
            <text:p>0,097</text:p>
          </table:table-cell>
          <table:table-cell table:number-columns-repeated="994"/>
        </table:table-row>
        <table:table-row table:style-name="ro8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0" office:value-type="string">
            <text:p>1206, 100V</text:p>
          </table:table-cell>
          <table:table-cell table:style-name="ce45" office:value-type="string">
            <text:p>C8, C33</text:p>
          </table:table-cell>
          <table:table-cell table:style-name="ce30" office:value-type="string">
            <text:p>Power board</text:p>
          </table:table-cell>
          <table:table-cell table:style-name="ce51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0" office:value-type="string">
            <text:p>MC1206B105K101CT</text:p>
          </table:table-cell>
          <table:table-cell table:style-name="ce66" office:value-type="float" office:value="0.2">
            <text:p>0,20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31B105KCHNNNE</text:p>
          </table:table-cell>
          <table:table-cell table:style-name="ce92" office:value-type="float" office:value="0.253">
            <text:p>0,253</text:p>
          </table:table-cell>
          <table:table-cell table:style-name="ce100"/>
          <table:table-cell table:style-name="ce85" office:value-type="string">
            <text:p>GRM31CR72A105KA01L</text:p>
          </table:table-cell>
          <table:table-cell table:style-name="ce92" office:value-type="float" office:value="0.227">
            <text:p>0,227</text:p>
          </table:table-cell>
          <table:table-cell table:style-name="ce100"/>
          <table:table-cell table:style-name="ce110" office:value-type="string">
            <text:p>740-7590</text:p>
          </table:table-cell>
          <table:table-cell table:style-name="ce110" office:value-type="string">
            <text:p>C3216X7R2A105K160AA</text:p>
          </table:table-cell>
          <table:table-cell table:style-name="ce92" office:value-type="float" office:value="0.174">
            <text:p>0,17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GRM31CR72A105KA01L</text:p>
          </table:table-cell>
          <table:table-cell table:style-name="ce66" office:value-type="float" office:value="0.1279">
            <text:p>0,128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>
            <text:p>0,12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5]*[.AC25]" office:value-type="float" office:value="1.279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1, C26, C46, C48, C58, C64, C66</text:p>
          </table:table-cell>
          <table:table-cell table:style-name="ce48" office:value-type="string">
            <text:p>Power board</text:p>
          </table:table-cell>
          <table:table-cell table:style-name="ce52" table:formula="of:=IF([.F26]=&quot;Power board&quot;;[.B26]*2;[.B26])" office:value-type="float" office:value="14">
            <text:p>14</text:p>
          </table:table-cell>
          <table:table-cell table:style-name="ce58" office:value-type="string">
            <text:p>2118131</text:p>
          </table:table-cell>
          <table:table-cell table:style-name="ce64" office:value-type="string">
            <text:p>C0805C105K5RACTU</text:p>
          </table:table-cell>
          <table:table-cell table:style-name="ce67" office:value-type="float" office:value="0.215">
            <text:p>0,21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CL21B105KBFNNNE</text:p>
          </table:table-cell>
          <table:table-cell table:style-name="ce93" office:value-type="float" office:value="0.129">
            <text:p>0,129</text:p>
          </table:table-cell>
          <table:table-cell table:style-name="ce101"/>
          <table:table-cell table:style-name="ce86" office:value-type="string">
            <text:p>08055C105K4T2A</text:p>
          </table:table-cell>
          <table:table-cell table:style-name="ce93" office:value-type="float" office:value="0.135">
            <text:p>0,135</text:p>
          </table:table-cell>
          <table:table-cell table:style-name="ce101"/>
          <table:table-cell table:style-name="ce86" office:value-type="string">
            <text:p>766-1062</text:p>
          </table:table-cell>
          <table:table-cell table:style-name="ce86" office:value-type="string">
            <text:p>CL21B105KBFNNNF</text:p>
          </table:table-cell>
          <table:table-cell table:style-name="ce93" office:value-type="float" office:value="0.041">
            <text:p>0,041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B105KBFNNNG</text:p>
          </table:table-cell>
          <table:table-cell table:style-name="ce125" office:value-type="float" office:value="0.01429">
            <text:p>0,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>
            <text:p>0,014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26]*[.AC26]" office:value-type="float" office:value="0.21435">
            <text:p>0,214</text:p>
          </table:table-cell>
          <table:table-cell table:number-columns-repeated="994"/>
        </table:table-row>
        <table:table-row table:style-name="ro8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15</text:p>
          </table:table-cell>
          <table:table-cell table:style-name="ce30" office:value-type="string">
            <text:p>Arduino Shield</text:p>
          </table:table-cell>
          <table:table-cell table:style-name="ce51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0" office:value-type="string">
            <text:p>MC0805B223K500CT</text:p>
          </table:table-cell>
          <table:table-cell table:style-name="ce66" office:value-type="float" office:value="0.0157">
            <text:p>0,01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B223KBANNNC</text:p>
          </table:table-cell>
          <table:table-cell table:style-name="ce92" office:value-type="float" office:value="0.058">
            <text:p>0,058</text:p>
          </table:table-cell>
          <table:table-cell table:style-name="ce100"/>
          <table:table-cell table:style-name="ce85" office:value-type="string">
            <text:p>C0805C223K5RAC</text:p>
          </table:table-cell>
          <table:table-cell table:style-name="ce92" office:value-type="float" office:value="0.031">
            <text:p>0,031</text:p>
          </table:table-cell>
          <table:table-cell table:style-name="ce100"/>
          <table:table-cell table:style-name="ce110" office:value-type="string">
            <text:p>464-6701</text:p>
          </table:table-cell>
          <table:table-cell table:style-name="ce110" office:value-type="string">
            <text:p>08055C223KAT2A</text:p>
          </table:table-cell>
          <table:table-cell table:style-name="ce92" office:value-type="float" office:value="0.015">
            <text:p>0,01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223KBANNNC</text:p>
          </table:table-cell>
          <table:table-cell table:style-name="ce66" office:value-type="float" office:value="0.00841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>
            <text:p>0,00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7]*[.AC27]" office:value-type="float" office:value="0.0841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6, C37, C38, C40, C71</text:p>
          </table:table-cell>
          <table:table-cell table:style-name="ce48" office:value-type="string">
            <text:p>Power board</text:p>
          </table:table-cell>
          <table:table-cell table:style-name="ce52" table:formula="of:=IF([.F28]=&quot;Power board&quot;;[.B28]*2;[.B28])" office:value-type="float" office:value="10">
            <text:p>10</text:p>
          </table:table-cell>
          <table:table-cell table:style-name="ce58" office:value-type="float" office:value="1759236">
            <text:p>1759236</text:p>
          </table:table-cell>
          <table:table-cell table:style-name="ce64" office:value-type="string">
            <text:p>MC0805N222J500CT</text:p>
          </table:table-cell>
          <table:table-cell table:style-name="ce67" office:value-type="float" office:value="0.0515">
            <text:p>0,05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222JBFNNNG</text:p>
          </table:table-cell>
          <table:table-cell table:style-name="ce93" office:value-type="float" office:value="0.078">
            <text:p>0,078</text:p>
          </table:table-cell>
          <table:table-cell table:style-name="ce101"/>
          <table:table-cell table:style-name="ce86" office:value-type="string">
            <text:p>GRM2165C1H222JA01D</text:p>
          </table:table-cell>
          <table:table-cell table:style-name="ce93" office:value-type="float" office:value="0.076">
            <text:p>0,076</text:p>
          </table:table-cell>
          <table:table-cell table:style-name="ce101"/>
          <table:table-cell table:style-name="ce86" office:value-type="string">
            <text:p>802-9905</text:p>
          </table:table-cell>
          <table:table-cell table:style-name="ce86" office:value-type="string">
            <text:p>C0805C222J5GACTU</text:p>
          </table:table-cell>
          <table:table-cell table:style-name="ce93" office:value-type="float" office:value="0.043">
            <text:p>0,043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GRM2165C1H222JA01D</text:p>
          </table:table-cell>
          <table:table-cell table:style-name="ce125" office:value-type="float" office:value="0.0145">
            <text:p>0,01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>
            <text:p>0,01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8]*[.AC28]" office:value-type="float" office:value="0.145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89, C94</text:p>
          </table:table-cell>
          <table:table-cell table:style-name="ce30" office:value-type="string">
            <text:p>Arduino board</text:p>
          </table:table-cell>
          <table:table-cell table:style-name="ce51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0" office:value-type="string">
            <text:p>EEE1HA220WAP</text:p>
          </table:table-cell>
          <table:table-cell table:style-name="ce66" office:value-type="float" office:value="0.341">
            <text:p>0,3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493-9884-1-ND</text:p>
          </table:table-cell>
          <table:table-cell table:style-name="ce92" office:value-type="float" office:value="0.28">
            <text:p>0,2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47-UWT1H220MCL6GS</text:p>
          </table:table-cell>
          <table:table-cell table:style-name="ce92" office:value-type="float" office:value="0.339">
            <text:p>0,33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20-2009</text:p>
          </table:table-cell>
          <table:table-cell table:style-name="ce110" office:value-type="string">
            <text:p>UWT1H220MCL1GB</text:p>
          </table:table-cell>
          <table:table-cell table:style-name="ce92" office:value-type="float" office:value="0.174">
            <text:p>0,17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UWT1H220MCL6GS</text:p>
          </table:table-cell>
          <table:table-cell table:style-name="ce66" office:value-type="float" office:value="0.009314">
            <text:p>0,00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>
            <text:p>0,00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9]*[.AC29]" office:value-type="float" office:value="0.04657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60, C61, C67, C68</text:p>
          </table:table-cell>
          <table:table-cell table:style-name="ce48" office:value-type="string">
            <text:p>Power board</text:p>
          </table:table-cell>
          <table:table-cell table:style-name="ce52" table:formula="of:=IF([.F30]=&quot;Power board&quot;;[.B30]*2;[.B30])" office:value-type="float" office:value="8">
            <text:p>8</text:p>
          </table:table-cell>
          <table:table-cell table:style-name="ce58" office:value-type="float" office:value="1759291">
            <text:p>1759291</text:p>
          </table:table-cell>
          <table:table-cell table:style-name="ce64" office:value-type="string">
            <text:p>MC0805B332K101CT</text:p>
          </table:table-cell>
          <table:table-cell table:style-name="ce67" office:value-type="float" office:value="0.0145">
            <text:p>0,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332KBANNNC</text:p>
          </table:table-cell>
          <table:table-cell table:style-name="ce93" office:value-type="float" office:value="0.045">
            <text:p>0,045</text:p>
          </table:table-cell>
          <table:table-cell table:style-name="ce101"/>
          <table:table-cell table:style-name="ce86" office:value-type="string">
            <text:p>C0805C332K5RAC</text:p>
          </table:table-cell>
          <table:table-cell table:style-name="ce93" office:value-type="float" office:value="0.024">
            <text:p>0,024</text:p>
          </table:table-cell>
          <table:table-cell table:style-name="ce101"/>
          <table:table-cell table:style-name="ce86" office:value-type="string">
            <text:p>237-7009</text:p>
          </table:table-cell>
          <table:table-cell table:style-name="ce86" office:value-type="string">
            <text:p>GRM216R71H332KA01D</text:p>
          </table:table-cell>
          <table:table-cell table:style-name="ce93" office:value-type="float" office:value="0.038">
            <text:p>0,03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332KBANNNC</text:p>
          </table:table-cell>
          <table:table-cell table:style-name="ce125" office:value-type="float" office:value="0.0069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>
            <text:p>0,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30]*[.AC30]" office:value-type="float" office:value="0.069">
            <text:p>0,069</text:p>
          </table:table-cell>
          <table:table-cell table:number-columns-repeated="994"/>
        </table:table-row>
        <table:table-row table:style-name="ro9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7</text:p>
          </table:table-cell>
          <table:table-cell table:style-name="ce30" office:value-type="string">
            <text:p>Power board</text:p>
          </table:table-cell>
          <table:table-cell table:style-name="ce51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87, C92</text:p>
          </table:table-cell>
          <table:table-cell table:style-name="ce48" office:value-type="string">
            <text:p>Arduino Shield</text:p>
          </table:table-cell>
          <table:table-cell table:style-name="ce52" table:formula="of:=IF([.F32]=&quot;Power board&quot;;[.B32]*2;[.B3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0" office:value-type="string">
            <text:p>GRM21BR71H474KA88L</text:p>
          </table:table-cell>
          <table:table-cell table:style-name="ce66" office:value-type="float" office:value="0.163">
            <text:p>0,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21B474KBFNFNE</text:p>
          </table:table-cell>
          <table:table-cell table:style-name="ce92" office:value-type="float" office:value="0.139">
            <text:p>0,139</text:p>
          </table:table-cell>
          <table:table-cell table:style-name="ce100"/>
          <table:table-cell table:style-name="ce85" office:value-type="string">
            <text:p>C0805C474K5RACTU</text:p>
          </table:table-cell>
          <table:table-cell table:style-name="ce92" office:value-type="float" office:value="0.103">
            <text:p>0,103</text:p>
          </table:table-cell>
          <table:table-cell table:style-name="ce100"/>
          <table:table-cell table:style-name="ce110" office:value-type="string">
            <text:p>766-1053</text:p>
          </table:table-cell>
          <table:table-cell table:style-name="ce110" office:value-type="string">
            <text:p>CL21B474KBF4PNG</text:p>
          </table:table-cell>
          <table:table-cell table:style-name="ce92" office:value-type="float" office:value="0.085">
            <text:p>0,08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474KBFNNNG</text:p>
          </table:table-cell>
          <table:table-cell table:style-name="ce66" office:value-type="float" office:value="0.0153">
            <text:p>0,015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>
            <text:p>0,01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3]*[.AC33]" office:value-type="float" office:value="0.153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4, C19</text:p>
          </table:table-cell>
          <table:table-cell table:style-name="ce30" office:value-type="string">
            <text:p>Power board</text:p>
          </table:table-cell>
          <table:table-cell table:style-name="ce51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0" office:value-type="string">
            <text:p>MC0805N471J500CT</text:p>
          </table:table-cell>
          <table:table-cell table:style-name="ce66" office:value-type="float" office:value="0.0233">
            <text:p>0,02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1JBA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08055A471JAT2A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378-700</text:p>
          </table:table-cell>
          <table:table-cell table:style-name="ce110" office:value-type="string">
            <text:p>0805CG471J9BB</text:p>
          </table:table-cell>
          <table:table-cell table:style-name="ce92" office:value-type="float" office:value="0.021">
            <text:p>0,021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L21C471JBANNNC</text:p>
          </table:table-cell>
          <table:table-cell table:style-name="ce66" office:value-type="float" office:value="0.00915">
            <text:p>0,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>
            <text:p>0,009 €</text:p>
          </table:table-cell>
          <table:table-cell table:style-name="ce143" office:value-type="float" office:value="2">
            <text:p>2</text:p>
          </table:table-cell>
          <table:table-cell table:style-name="ce163" table:formula="of:=[.AB35]*[.AC35]" office:value-type="float" office:value="0.0183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33, C140</text:p>
          </table:table-cell>
          <table:table-cell table:style-name="ce48" office:value-type="string">
            <text:p>Arduino Shield</text:p>
          </table:table-cell>
          <table:table-cell table:style-name="ce52" table:formula="of:=IF([.F36]=&quot;Power board&quot;;[.B36]*2;[.B3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79</text:p>
          </table:table-cell>
          <table:table-cell table:style-name="ce30" office:value-type="string">
            <text:p>AUX PS</text:p>
          </table:table-cell>
          <table:table-cell table:style-name="ce51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>
            <text:p>3</text:p>
          </table:table-cell>
          <table:table-cell table:style-name="ce58" office:value-type="float" office:value="2496983">
            <text:p>2496983</text:p>
          </table:table-cell>
          <table:table-cell table:style-name="ce64" office:value-type="string">
            <text:p>0805B473K500CT</text:p>
          </table:table-cell>
          <table:table-cell table:style-name="ce67" office:value-type="float" office:value="0.0232">
            <text:p>0,023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3KBCNNNC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08055C473KAT2A</text:p>
          </table:table-cell>
          <table:table-cell table:style-name="ce93" office:value-type="float" office:value="0.091">
            <text:p>0,091</text:p>
          </table:table-cell>
          <table:table-cell table:style-name="ce101"/>
          <table:table-cell table:style-name="ce86" office:value-type="string">
            <text:p>391-303</text:p>
          </table:table-cell>
          <table:table-cell table:style-name="ce86" office:value-type="string">
            <text:p>08055C473KAT2A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C0805KRX7R9473</text:p>
          </table:table-cell>
          <table:table-cell table:style-name="ce125" office:value-type="float" office:value="0.0082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>
            <text:p>0,008 €</text:p>
          </table:table-cell>
          <table:table-cell table:style-name="ce144" office:value-type="float" office:value="3">
            <text:p>3</text:p>
          </table:table-cell>
          <table:table-cell table:style-name="ce163" table:formula="of:=[.AB38]*[.AC38]" office:value-type="float" office:value="0.0246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1" office:value-type="string">
            <text:p>THT <text:s text:c="2"/>R=7,5mm</text:p>
          </table:table-cell>
          <table:table-cell table:style-name="ce46" office:value-type="string">
            <text:p>C76</text:p>
          </table:table-cell>
          <table:table-cell table:style-name="ce48" office:value-type="string">
            <text:p>AUX PS</text:p>
          </table:table-cell>
          <table:table-cell table:style-name="ce52" table:formula="of:=IF([.F40]=&quot;Power board&quot;;[.B40]*2;[.B40])" office:value-type="float" office:value="1">
            <text:p>1</text:p>
          </table:table-cell>
          <table:table-cell table:style-name="ce58" office:value-type="float" office:value="2468839">
            <text:p>2468839</text:p>
          </table:table-cell>
          <table:table-cell table:style-name="ce64" office:value-type="string">
            <text:p>B32520E6473K000</text:p>
          </table:table-cell>
          <table:table-cell table:style-name="ce67" office:value-type="float" office:value="0.358">
            <text:p>0,35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668-9993</text:p>
          </table:table-cell>
          <table:table-cell table:style-name="ce86" office:value-type="string">
            <text:p>B32520C6473K189</text:p>
          </table:table-cell>
          <table:table-cell table:style-name="ce93" office:value-type="float" office:value="0.241">
            <text:p>0,24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>
            <text:p>0,241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]*[.AC40]" office:value-type="float" office:value="0.241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34, C41</text:p>
          </table:table-cell>
          <table:table-cell table:style-name="ce30" office:value-type="string">
            <text:p>Power board</text:p>
          </table:table-cell>
          <table:table-cell table:style-name="ce51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0" office:value-type="string">
            <text:p>C0805C470J5GACTU</text:p>
          </table:table-cell>
          <table:table-cell table:style-name="ce66" office:value-type="float" office:value="0.0284">
            <text:p>0,02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0JBANNNC</text:p>
          </table:table-cell>
          <table:table-cell table:style-name="ce92" office:value-type="float" office:value="0.043">
            <text:p>0,043</text:p>
          </table:table-cell>
          <table:table-cell table:style-name="ce100"/>
          <table:table-cell table:style-name="ce85" office:value-type="string">
            <text:p>C0805C470J5GACTU</text:p>
          </table:table-cell>
          <table:table-cell table:style-name="ce92" office:value-type="float" office:value="0.029">
            <text:p>0,029</text:p>
          </table:table-cell>
          <table:table-cell table:style-name="ce100"/>
          <table:table-cell table:style-name="ce110" office:value-type="string">
            <text:p>264-4270</text:p>
          </table:table-cell>
          <table:table-cell table:style-name="ce110" office:value-type="string">
            <text:p>C0805C470J5GACTU</text:p>
          </table:table-cell>
          <table:table-cell table:style-name="ce92" office:value-type="float" office:value="0.014">
            <text:p>0,01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C0805JRNPO9470</text:p>
          </table:table-cell>
          <table:table-cell table:style-name="ce66" office:value-type="float" office:value="0.0074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>
            <text:p>0,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41]*[.AC41]" office:value-type="float" office:value="0.074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103</text:p>
          </table:table-cell>
          <table:table-cell table:style-name="ce48" office:value-type="string">
            <text:p>Arduino Shield</text:p>
          </table:table-cell>
          <table:table-cell table:style-name="ce52" table:formula="of:=IF([.F42]=&quot;Power board&quot;;[.B42]*2;[.B42])" office:value-type="float" office:value="1">
            <text:p>1</text:p>
          </table:table-cell>
          <table:table-cell table:style-name="ce58" office:value-type="float" office:value="9695850">
            <text:p>9695850</text:p>
          </table:table-cell>
          <table:table-cell table:style-name="ce64" office:value-type="string">
            <text:p>EEEFK1V470P</text:p>
          </table:table-cell>
          <table:table-cell table:style-name="ce67" office:value-type="float" office:value="0.493">
            <text:p>0,4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FK1V470P</text:p>
          </table:table-cell>
          <table:table-cell table:style-name="ce93" office:value-type="float" office:value="0.44">
            <text:p>0,440</text:p>
          </table:table-cell>
          <table:table-cell table:style-name="ce101"/>
          <table:table-cell table:style-name="ce86" office:value-type="string">
            <text:p>EEEFK1V470P</text:p>
          </table:table-cell>
          <table:table-cell table:style-name="ce93" office:value-type="float" office:value="0.443">
            <text:p>0,443</text:p>
          </table:table-cell>
          <table:table-cell table:style-name="ce101"/>
          <table:table-cell table:style-name="ce86" office:value-type="string">
            <text:p>565-623</text:p>
          </table:table-cell>
          <table:table-cell table:style-name="ce86" office:value-type="string">
            <text:p>EEEFK1V470AP</text:p>
          </table:table-cell>
          <table:table-cell table:style-name="ce93" office:value-type="float" office:value="0.165">
            <text:p>0,16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V470P</text:p>
          </table:table-cell>
          <table:table-cell table:style-name="ce125" office:value-type="float" office:value="0.1572">
            <text:p>0,157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>
            <text:p>0,15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42]*[.AC42]" office:value-type="float" office:value="1.572">
            <text:p>1,572</text:p>
          </table:table-cell>
          <table:table-cell table:number-columns-repeated="994"/>
        </table:table-row>
        <table:table-row table:style-name="ro8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13</text:p>
          </table:table-cell>
          <table:table-cell table:style-name="ce30" office:value-type="string">
            <text:p>Power board</text:p>
          </table:table-cell>
          <table:table-cell table:style-name="ce51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0" office:value-type="string">
            <text:p>EEEFK1H470P</text:p>
          </table:table-cell>
          <table:table-cell table:style-name="ce66" office:value-type="float" office:value="0.622">
            <text:p>0,62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CE3815CT-ND</text:p>
          </table:table-cell>
          <table:table-cell table:style-name="ce92" office:value-type="float" office:value="0.6">
            <text:p>0,6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EE-FK1H470P</text:p>
          </table:table-cell>
          <table:table-cell table:style-name="ce92" office:value-type="float" office:value="0.754">
            <text:p>0,75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537-0590</text:p>
          </table:table-cell>
          <table:table-cell table:style-name="ce110" office:value-type="string">
            <text:p>EEEFK1H470P</text:p>
          </table:table-cell>
          <table:table-cell table:style-name="ce92" office:value-type="float" office:value="0.17">
            <text:p>0,17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EEEFK1H470P</text:p>
          </table:table-cell>
          <table:table-cell table:style-name="ce66" office:value-type="float" office:value="0.197">
            <text:p>0,197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>
            <text:p>0,170 €</text:p>
          </table:table-cell>
          <table:table-cell table:style-name="ce143" office:value-type="float" office:value="5">
            <text:p>5</text:p>
          </table:table-cell>
          <table:table-cell table:style-name="ce163" table:formula="of:=[.AB43]*[.AC43]" office:value-type="float" office:value="0.85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, C2, C4, C18</text:p>
          </table:table-cell>
          <table:table-cell table:style-name="ce48" office:value-type="string">
            <text:p>Power board</text:p>
          </table:table-cell>
          <table:table-cell table:style-name="ce52" table:formula="of:=IF([.F44]=&quot;Power board&quot;;[.B44]*2;[.B44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88, C91, C93, C95</text:p>
          </table:table-cell>
          <table:table-cell table:style-name="ce30" office:value-type="string">
            <text:p>Arduino board</text:p>
          </table:table-cell>
          <table:table-cell table:style-name="ce51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>
            <text:p>12</text:p>
          </table:table-cell>
          <table:table-cell table:style-name="ce58" office:value-type="string">
            <text:p>1759293</text:p>
          </table:table-cell>
          <table:table-cell table:style-name="ce64" office:value-type="string">
            <text:p>MC0805B472K101CT</text:p>
          </table:table-cell>
          <table:table-cell table:style-name="ce67" office:value-type="float" office:value="0.0188">
            <text:p>0,01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2KCANNNC</text:p>
          </table:table-cell>
          <table:table-cell table:style-name="ce93" office:value-type="float" office:value="0.065">
            <text:p>0,065</text:p>
          </table:table-cell>
          <table:table-cell table:style-name="ce101"/>
          <table:table-cell table:style-name="ce86" office:value-type="string">
            <text:p>GRM21AR72D472KW01D</text:p>
          </table:table-cell>
          <table:table-cell table:style-name="ce93" office:value-type="float" office:value="0.05">
            <text:p>0,050</text:p>
          </table:table-cell>
          <table:table-cell table:style-name="ce101"/>
          <table:table-cell table:style-name="ce86" office:value-type="string">
            <text:p>698-3364</text:p>
          </table:table-cell>
          <table:table-cell table:style-name="ce86" office:value-type="string">
            <text:p>08051C472KAZ2A</text:p>
          </table:table-cell>
          <table:table-cell table:style-name="ce93" office:value-type="float" office:value="0.036">
            <text:p>0,036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B472KCANNNC</text:p>
          </table:table-cell>
          <table:table-cell table:style-name="ce125" office:value-type="float" office:value="0.0063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46]*[.AC46]" office:value-type="float" office:value="0.126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30</text:p>
          </table:table-cell>
          <table:table-cell table:style-name="ce48" office:value-type="string">
            <text:p>Arduino Shield</text:p>
          </table:table-cell>
          <table:table-cell table:style-name="ce52" table:formula="of:=IF([.F48]=&quot;Power board&quot;;[.B48]*2;[.B4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1</text:p>
          </table:table-cell>
          <table:table-cell table:style-name="ce30" office:value-type="string">
            <text:p>Power board</text:p>
          </table:table-cell>
          <table:table-cell table:style-name="ce51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>
            <text:p>3</text:p>
          </table:table-cell>
          <table:table-cell table:style-name="ce58" office:value-type="string">
            <text:p>1457428</text:p>
          </table:table-cell>
          <table:table-cell table:style-name="ce64" office:value-type="string">
            <text:p>T491A475K016AT</text:p>
          </table:table-cell>
          <table:table-cell table:style-name="ce67" office:value-type="float" office:value="0.238">
            <text:p>0,238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475K010AT</text:p>
          </table:table-cell>
          <table:table-cell table:style-name="ce93" office:value-type="float" office:value="0.31">
            <text:p>0,310</text:p>
          </table:table-cell>
          <table:table-cell table:style-name="ce101"/>
          <table:table-cell table:style-name="ce86" office:value-type="string">
            <text:p>T491A475K010AT</text:p>
          </table:table-cell>
          <table:table-cell table:style-name="ce93" office:value-type="float" office:value="0.299">
            <text:p>0,299</text:p>
          </table:table-cell>
          <table:table-cell table:style-name="ce101"/>
          <table:table-cell table:style-name="ce86" office:value-type="string">
            <text:p>538-2341</text:p>
          </table:table-cell>
          <table:table-cell table:style-name="ce86" office:value-type="string">
            <text:p>T491A475K016AT</text:p>
          </table:table-cell>
          <table:table-cell table:style-name="ce93" office:value-type="float" office:value="0.179">
            <text:p>0,1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475M010AT</text:p>
          </table:table-cell>
          <table:table-cell table:style-name="ce125" office:value-type="float" office:value="0.128">
            <text:p>0,128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>
            <text:p>0,128 €</text:p>
          </table:table-cell>
          <table:table-cell table:style-name="ce144" office:value-type="float" office:value="5">
            <text:p>5</text:p>
          </table:table-cell>
          <table:table-cell table:style-name="ce163" table:formula="of:=[.AB50]*[.AC50]" office:value-type="float" office:value="0.64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1" office:value-type="string">
            <text:p>1210, 100V, X7R</text:p>
          </table:table-cell>
          <table:table-cell table:style-name="ce46" office:value-type="string">
            <text:p>C5, C6</text:p>
          </table:table-cell>
          <table:table-cell table:style-name="ce48" office:value-type="string">
            <text:p>Power board</text:p>
          </table:table-cell>
          <table:table-cell table:style-name="ce52" table:formula="of:=IF([.F52]=&quot;Power board&quot;;[.B52]*2;[.B52])" office:value-type="float" office:value="4">
            <text:p>4</text:p>
          </table:table-cell>
          <table:table-cell table:style-name="ce58" office:value-type="string">
            <text:p>2211140</text:p>
          </table:table-cell>
          <table:table-cell table:style-name="ce64" office:value-type="string">
            <text:p>CGA6M3X7S2A475K200AB</text:p>
          </table:table-cell>
          <table:table-cell table:style-name="ce67" office:value-type="float" office:value="1.56">
            <text:p>1,5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RJ32DC72A475KE11L</text:p>
          </table:table-cell>
          <table:table-cell table:style-name="ce93" office:value-type="float" office:value="1.24">
            <text:p>1,240</text:p>
          </table:table-cell>
          <table:table-cell table:style-name="ce101"/>
          <table:table-cell table:style-name="ce86" office:value-type="string">
            <text:p>GRJ32DC72A475KE11L</text:p>
          </table:table-cell>
          <table:table-cell table:style-name="ce93" office:value-type="float" office:value="1.25">
            <text:p>1,250</text:p>
          </table:table-cell>
          <table:table-cell table:style-name="ce101"/>
          <table:table-cell table:style-name="ce86" office:value-type="string">
            <text:p>915-5415</text:p>
          </table:table-cell>
          <table:table-cell table:style-name="ce86" office:value-type="string">
            <text:p>CGA6M3X7S2A475K200AB</text:p>
          </table:table-cell>
          <table:table-cell table:style-name="ce93" office:value-type="float" office:value="0.686">
            <text:p>0,68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>
            <text:p>0,686 €</text:p>
          </table:table-cell>
          <table:table-cell table:style-name="ce144" table:formula="of:=[.G52]" office:value-type="float" office:value="4">
            <text:p>4</text:p>
          </table:table-cell>
          <table:table-cell table:style-name="ce163" table:formula="of:=[.AB52]*[.AC52]" office:value-type="float" office:value="2.744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117, C119</text:p>
          </table:table-cell>
          <table:table-cell table:style-name="ce30" office:value-type="string">
            <text:p>Arduino Shield</text:p>
          </table:table-cell>
          <table:table-cell table:style-name="ce51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0" office:value-type="string">
            <text:p>MC0603B682K500CT</text:p>
          </table:table-cell>
          <table:table-cell table:style-name="ce66" office:value-type="float" office:value="0.0065">
            <text:p>0,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10B682KB8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GRM188R71H682KA01J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147-825</text:p>
          </table:table-cell>
          <table:table-cell table:style-name="ce110" office:value-type="string">
            <text:p>C0603C682K5RACTU</text:p>
          </table:table-cell>
          <table:table-cell table:style-name="ce92" office:value-type="float" office:value="0.007">
            <text:p>0,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682JB8NNNC</text:p>
          </table:table-cell>
          <table:table-cell table:style-name="ce66" office:value-type="float" office:value="0.00417">
            <text:p>0,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>
            <text:p>0,00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53]*[.AC53]" office:value-type="float" office:value="0.0417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1" office:value-type="string">
            <text:p>THT <text:s text:c="2"/>R=10mm</text:p>
          </table:table-cell>
          <table:table-cell table:style-name="ce46" office:value-type="string">
            <text:p>C75</text:p>
          </table:table-cell>
          <table:table-cell table:style-name="ce48" office:value-type="string">
            <text:p>AUX PS</text:p>
          </table:table-cell>
          <table:table-cell table:style-name="ce52" table:formula="of:=IF([.F54]=&quot;Power board&quot;;[.B54]*2;[.B54])" office:value-type="float" office:value="1">
            <text:p>1</text:p>
          </table:table-cell>
          <table:table-cell table:style-name="ce58" office:value-type="float" office:value="2478385">
            <text:p>2478385</text:p>
          </table:table-cell>
          <table:table-cell table:style-name="ce64" office:value-type="string">
            <text:p>R413F16804000M</text:p>
          </table:table-cell>
          <table:table-cell table:style-name="ce67" office:value-type="float" office:value="0.528">
            <text:p>0,52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413F16804000M</text:p>
          </table:table-cell>
          <table:table-cell table:style-name="ce93" office:value-type="float" office:value="0.52">
            <text:p>0,520</text:p>
          </table:table-cell>
          <table:table-cell table:style-name="ce101"/>
          <table:table-cell table:style-name="ce86" office:value-type="string">
            <text:p>R413F16804000M</text:p>
          </table:table-cell>
          <table:table-cell table:style-name="ce93" office:value-type="float" office:value="0.525">
            <text:p>0,525</text:p>
          </table:table-cell>
          <table:table-cell table:style-name="ce101"/>
          <table:table-cell table:style-name="ce86" office:value-type="string">
            <text:p>871-2489</text:p>
          </table:table-cell>
          <table:table-cell table:style-name="ce86" office:value-type="string">
            <text:p>890334023003CS</text:p>
          </table:table-cell>
          <table:table-cell table:style-name="ce93" office:value-type="float" office:value="0.42">
            <text:p>0,42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KP-Y2-6N8</text:p>
          </table:table-cell>
          <table:table-cell table:style-name="ce125" office:value-type="float" office:value="0.1584">
            <text:p>0,158</text:p>
          </table:table-cell>
          <table:table-cell table:style-name="ce101" office:value-type="float" office:value="5">
            <text:p>5</text:p>
          </table:table-cell>
          <table:table-cell table:style-name="ce133" table:formula="of:=[.G54]" office:value-type="float" office:value="1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>
            <text:p>0,158 €</text:p>
          </table:table-cell>
          <table:table-cell table:style-name="ce144" office:value-type="float" office:value="1">
            <text:p>1</text:p>
          </table:table-cell>
          <table:table-cell table:style-name="ce163" table:formula="of:=[.AB54]*[.AC54]" office:value-type="float" office:value="0.1584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C112</text:p>
          </table:table-cell>
          <table:table-cell table:style-name="ce30" office:value-type="string">
            <text:p>Arduino Shield</text:p>
          </table:table-cell>
          <table:table-cell table:style-name="ce51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0" office:value-type="string">
            <text:p>EEC-S5R5H105</text:p>
          </table:table-cell>
          <table:table-cell table:style-name="ce66" office:value-type="float" office:value="4.66">
            <text:p>4,6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EC-S5R5H105</text:p>
          </table:table-cell>
          <table:table-cell table:style-name="ce92" office:value-type="float" office:value="3.48">
            <text:p>3,480</text:p>
          </table:table-cell>
          <table:table-cell table:style-name="ce100"/>
          <table:table-cell table:style-name="ce85" office:value-type="string">
            <text:p>EEC-S5R5H105</text:p>
          </table:table-cell>
          <table:table-cell table:style-name="ce92" office:value-type="float" office:value="3.51">
            <text:p>3,510</text:p>
          </table:table-cell>
          <table:table-cell table:style-name="ce100"/>
          <table:table-cell table:style-name="ce110" office:value-type="string">
            <text:p>339-6843</text:p>
          </table:table-cell>
          <table:table-cell table:style-name="ce110" office:value-type="string">
            <text:p>EECS5R5H105</text:p>
          </table:table-cell>
          <table:table-cell table:style-name="ce92" office:value-type="float" office:value="3.556">
            <text:p>3,5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EECS5R5H105</text:p>
          </table:table-cell>
          <table:table-cell table:style-name="ce66" office:value-type="float" office:value="2.19">
            <text:p>2,190</text:p>
          </table:table-cell>
          <table:table-cell table:style-name="ce100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>
            <text:p>2,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55]*[.AC55]" office:value-type="float" office:value="2.19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1" office:value-type="string">
            <text:p>SMD ELCO; Ø10 x 10.2mm</text:p>
          </table:table-cell>
          <table:table-cell table:style-name="ce46" office:value-type="string">
            <text:p>C15</text:p>
          </table:table-cell>
          <table:table-cell table:style-name="ce48" office:value-type="string">
            <text:p>Power board</text:p>
          </table:table-cell>
          <table:table-cell table:style-name="ce52" table:formula="of:=IF([.F56]=&quot;Power board&quot;;[.B56]*2;[.B56])" office:value-type="float" office:value="2">
            <text:p>2</text:p>
          </table:table-cell>
          <table:table-cell table:style-name="ce58" office:value-type="float" office:value="9696040">
            <text:p>9696040</text:p>
          </table:table-cell>
          <table:table-cell table:style-name="ce64" office:value-type="string">
            <text:p>EEEFK1J101P</text:p>
          </table:table-cell>
          <table:table-cell table:style-name="ce67" office:value-type="float" office:value="0.846">
            <text:p>0,8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-FK1J101P</text:p>
          </table:table-cell>
          <table:table-cell table:style-name="ce93" office:value-type="float" office:value="0.93">
            <text:p>0,930</text:p>
          </table:table-cell>
          <table:table-cell table:style-name="ce101"/>
          <table:table-cell table:style-name="ce86" office:value-type="string">
            <text:p>EEE-FK1J101P</text:p>
          </table:table-cell>
          <table:table-cell table:style-name="ce93" office:value-type="float" office:value="0.932">
            <text:p>0,932</text:p>
          </table:table-cell>
          <table:table-cell table:style-name="ce101"/>
          <table:table-cell table:style-name="ce86" office:value-type="string">
            <text:p>708-3623</text:p>
          </table:table-cell>
          <table:table-cell table:style-name="ce86" office:value-type="string">
            <text:p>EEEFK1J101P</text:p>
          </table:table-cell>
          <table:table-cell table:style-name="ce93" office:value-type="float" office:value="0.641">
            <text:p>0,64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J101P</text:p>
          </table:table-cell>
          <table:table-cell table:style-name="ce125" office:value-type="float" office:value="0.38">
            <text:p>0,38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>
            <text:p>0,3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56]*[.AC56]" office:value-type="float" office:value="0.76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0" office:value-type="string">
            <text:p>SMD ELCO <text:span text:style-name="T3">Polymer</text:span>; Ø8x6.9mm</text:p>
          </table:table-cell>
          <table:table-cell table:style-name="ce45" office:value-type="string">
            <text:p>C3</text:p>
            <text:p/>
          </table:table-cell>
          <table:table-cell table:style-name="ce30" office:value-type="string">
            <text:p>Power bord</text:p>
          </table:table-cell>
          <table:table-cell table:style-name="ce51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1" office:value-type="string">
            <text:p>SMD ELCO <text:span text:style-name="T3">Polymer</text:span>; Ø8x6.9mm</text:p>
          </table:table-cell>
          <table:table-cell table:style-name="ce46" office:value-type="string">
            <text:p>C86, C96</text:p>
          </table:table-cell>
          <table:table-cell table:style-name="ce48" office:value-type="string">
            <text:p>Arduino Shield</text:p>
          </table:table-cell>
          <table:table-cell table:style-name="ce52" table:formula="of:=IF([.F58]=&quot;Power board&quot;;[.B58]*2;[.B5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0" office:value-type="string">
            <text:p>50SVPF18M</text:p>
          </table:table-cell>
          <table:table-cell table:style-name="ce66" office:value-type="float" office:value="1.83">
            <text:p>1,8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8942CT-ND</text:p>
          </table:table-cell>
          <table:table-cell table:style-name="ce92" office:value-type="float" office:value="1.43">
            <text:p>1,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50SVPF18M</text:p>
          </table:table-cell>
          <table:table-cell table:style-name="ce92" office:value-type="float" office:value="1.72">
            <text:p>1,7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>
            <text:p>1,430 €</text:p>
          </table:table-cell>
          <table:table-cell table:style-name="ce143" office:value-type="float" office:value="5">
            <text:p>5</text:p>
          </table:table-cell>
          <table:table-cell table:style-name="ce163" table:formula="of:=[.AB59]*[.AC59]" office:value-type="float" office:value="7.15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12</text:p>
          </table:table-cell>
          <table:table-cell table:style-name="ce30" office:value-type="string">
            <text:p>AUX PS</text:p>
          </table:table-cell>
          <table:table-cell table:style-name="ce51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3, D14, D15, D16, D18, D21</text:p>
          </table:table-cell>
          <table:table-cell table:style-name="ce48" office:value-type="string">
            <text:p>Arduino Shield</text:p>
          </table:table-cell>
          <table:table-cell table:style-name="ce52" table:formula="of:=IF([.F62]=&quot;Power board&quot;;[.B62]*2;[.B6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2, D3, D4, D5, D6, D7, D8, D9, D10</text:p>
          </table:table-cell>
          <table:table-cell table:style-name="ce30" office:value-type="string">
            <text:p>Power board</text:p>
          </table:table-cell>
          <table:table-cell table:style-name="ce51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>
            <text:p>25</text:p>
          </table:table-cell>
          <table:table-cell table:style-name="ce58" office:value-type="string">
            <text:p>8734275</text:p>
          </table:table-cell>
          <table:table-cell table:style-name="ce64" office:value-type="string">
            <text:p>BAS316,115</text:p>
          </table:table-cell>
          <table:table-cell table:style-name="ce67" office:value-type="float" office:value="0.192">
            <text:p>0,19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75">
            <text:p>0,175</text:p>
          </table:table-cell>
          <table:table-cell table:style-name="ce101"/>
          <table:table-cell table:style-name="ce86" office:value-type="string">
            <text:p>BAS316,115</text:p>
          </table:table-cell>
          <table:table-cell table:style-name="ce93" office:value-type="float" office:value="0.174">
            <text:p>0,174</text:p>
          </table:table-cell>
          <table:table-cell table:style-name="ce101"/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95">
            <text:p>0,19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BAS316,115</text:p>
          </table:table-cell>
          <table:table-cell table:style-name="ce125" office:value-type="float" office:value="0.0185">
            <text:p>0,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>
            <text:p>0,019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64]*[.AC64]" office:value-type="float" office:value="0.4625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D19</text:p>
          </table:table-cell>
          <table:table-cell table:style-name="ce48" office:value-type="string">
            <text:p>Arduino Shield</text:p>
          </table:table-cell>
          <table:table-cell table:style-name="ce52" table:formula="of:=IF([.F66]=&quot;Power board&quot;;[.B66]*2;[.B66])" office:value-type="float" office:value="1">
            <text:p>1</text:p>
          </table:table-cell>
          <table:table-cell table:style-name="ce58" office:value-type="string">
            <text:p>1621835</text:p>
          </table:table-cell>
          <table:table-cell table:style-name="ce64" office:value-type="string">
            <text:p>BAT54S</text:p>
          </table:table-cell>
          <table:table-cell table:style-name="ce67" office:value-type="float" office:value="0.125">
            <text:p>0,12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AT54SLT1G</text:p>
          </table:table-cell>
          <table:table-cell table:style-name="ce93" office:value-type="float" office:value="0.15">
            <text:p>0,150</text:p>
          </table:table-cell>
          <table:table-cell table:style-name="ce101"/>
          <table:table-cell table:style-name="ce86" office:value-type="string">
            <text:p>BAT54SLT1G</text:p>
          </table:table-cell>
          <table:table-cell table:style-name="ce93" office:value-type="float" office:value="0.145">
            <text:p>0,145</text:p>
          </table:table-cell>
          <table:table-cell table:style-name="ce101"/>
          <table:table-cell table:style-name="ce86" office:value-type="string">
            <text:p>670-8797</text:p>
          </table:table-cell>
          <table:table-cell table:style-name="ce86" office:value-type="string">
            <text:p>BAT54S</text:p>
          </table:table-cell>
          <table:table-cell table:style-name="ce93" office:value-type="float" office:value="0.202">
            <text:p>0,20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BAT54S.215</text:p>
          </table:table-cell>
          <table:table-cell table:style-name="ce125" office:value-type="float" office:value="0.017">
            <text:p>0,017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>
            <text:p>0,0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66]*[.AC66]" office:value-type="float" office:value="0.017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0" office:value-type="string">
            <text:p>SOD-123F</text:p>
          </table:table-cell>
          <table:table-cell table:style-name="ce45" office:value-type="string">
            <text:p>D11</text:p>
          </table:table-cell>
          <table:table-cell table:style-name="ce30" office:value-type="string">
            <text:p>AUX PS</text:p>
          </table:table-cell>
          <table:table-cell table:style-name="ce51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20</text:p>
          </table:table-cell>
          <table:table-cell table:style-name="ce48" office:value-type="string">
            <text:p>Arduino Shield</text:p>
          </table:table-cell>
          <table:table-cell table:style-name="ce52" table:formula="of:=IF([.F68]=&quot;Power board&quot;;[.B68]*2;[.B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0" office:value-type="string">
            <text:p>PMEG4005EH</text:p>
          </table:table-cell>
          <table:table-cell table:style-name="ce66" office:value-type="float" office:value="0.091">
            <text:p>0,091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1727-3876-1-ND</text:p>
          </table:table-cell>
          <table:table-cell table:style-name="ce92" office:value-type="float" office:value="0.43">
            <text:p>0,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71-PMEG4005EH-T/R</text:p>
          </table:table-cell>
          <table:table-cell table:style-name="ce92" office:value-type="float" office:value="0.405">
            <text:p>0,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485-571</text:p>
          </table:table-cell>
          <table:table-cell table:style-name="ce110" office:value-type="string">
            <text:p>PMEG4005EH</text:p>
          </table:table-cell>
          <table:table-cell table:style-name="ce92" office:value-type="float" office:value="0.101">
            <text:p>0,101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SKL16</text:p>
          </table:table-cell>
          <table:table-cell table:style-name="ce66" office:value-type="float" office:value="0.0952">
            <text:p>0,09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>
            <text:p>0,091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69]*[.AC69]" office:value-type="float" office:value="0.91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1</text:p>
          </table:table-cell>
          <table:table-cell table:style-name="ce30" office:value-type="string">
            <text:p>Power board</text:p>
          </table:table-cell>
          <table:table-cell table:style-name="ce51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0" office:value-type="string">
            <text:p>STPS15H100CB-TR</text:p>
          </table:table-cell>
          <table:table-cell table:style-name="ce66" office:value-type="float" office:value="1.07">
            <text:p>1,07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TPS15H100CB</text:p>
          </table:table-cell>
          <table:table-cell table:style-name="ce92" office:value-type="float" office:value="0.9">
            <text:p>0,900</text:p>
          </table:table-cell>
          <table:table-cell table:style-name="ce100"/>
          <table:table-cell table:style-name="ce85" office:value-type="string">
            <text:p>STPS15H100CB</text:p>
          </table:table-cell>
          <table:table-cell table:style-name="ce92" office:value-type="float" office:value="0.896">
            <text:p>0,896</text:p>
          </table:table-cell>
          <table:table-cell table:style-name="ce100"/>
          <table:table-cell table:style-name="ce110" office:value-type="string">
            <text:p>795-9075</text:p>
          </table:table-cell>
          <table:table-cell table:style-name="ce110" office:value-type="string">
            <text:p>STPS15H100CB-TR</text:p>
          </table:table-cell>
          <table:table-cell table:style-name="ce92" office:value-type="float" office:value="0.924">
            <text:p>0,92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>
            <text:p>0,896 €</text:p>
          </table:table-cell>
          <table:table-cell table:style-name="ce143" office:value-type="float" office:value="2">
            <text:p>2</text:p>
          </table:table-cell>
          <table:table-cell table:style-name="ce163" table:formula="of:=[.AB71]*[.AC71]" office:value-type="float" office:value="1.792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F1</text:p>
          </table:table-cell>
          <table:table-cell table:style-name="ce48" office:value-type="string">
            <text:p>Arduino board</text:p>
          </table:table-cell>
          <table:table-cell table:style-name="ce52" table:formula="of:=IF([.F72]=&quot;Power board&quot;;[.B72]*2;[.B72])" office:value-type="float" office:value="1">
            <text:p>1</text:p>
          </table:table-cell>
          <table:table-cell table:style-name="ce58" office:value-type="string">
            <text:p>1861176</text:p>
          </table:table-cell>
          <table:table-cell table:style-name="ce64" office:value-type="string">
            <text:p>MC36203</text:p>
          </table:table-cell>
          <table:table-cell table:style-name="ce67" office:value-type="float" office:value="0.163">
            <text:p>0,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507-1476-1-ND </text:p>
          </table:table-cell>
          <table:table-cell table:style-name="ce93" office:value-type="float" office:value="0.2">
            <text:p>0,20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0-0ZCJ0005FF2E</text:p>
          </table:table-cell>
          <table:table-cell table:style-name="ce93" office:value-type="float" office:value="0.101">
            <text:p>0,10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SM005-60</text:p>
          </table:table-cell>
          <table:table-cell table:style-name="ce125" office:value-type="float" office:value="0.0919">
            <text:p>0,092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>
            <text:p>0,092 €</text:p>
          </table:table-cell>
          <table:table-cell table:style-name="ce144" office:value-type="float" office:value="1">
            <text:p>1</text:p>
          </table:table-cell>
          <table:table-cell table:style-name="ce163" table:formula="of:=[.AB72]*[.AC72]" office:value-type="float" office:value="0.0919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1, FB2, FB3</text:p>
          </table:table-cell>
          <table:table-cell table:style-name="ce30" office:value-type="string">
            <text:p>Power board</text:p>
          </table:table-cell>
          <table:table-cell table:style-name="ce51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4, FB5, FB6</text:p>
          </table:table-cell>
          <table:table-cell table:style-name="ce48" office:value-type="string">
            <text:p>AUX PS</text:p>
          </table:table-cell>
          <table:table-cell table:style-name="ce52" table:formula="of:=IF([.F74]=&quot;Power board&quot;;[.B74]*2;[.B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7</text:p>
          </table:table-cell>
          <table:table-cell table:style-name="ce30" office:value-type="string">
            <text:p>Arduino Shield</text:p>
          </table:table-cell>
          <table:table-cell table:style-name="ce51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>
            <text:p>10</text:p>
          </table:table-cell>
          <table:table-cell table:style-name="ce58" office:value-type="float" office:value="1635704">
            <text:p>1635704</text:p>
          </table:table-cell>
          <table:table-cell table:style-name="ce64" office:value-type="string">
            <text:p>742792602</text:p>
          </table:table-cell>
          <table:table-cell table:style-name="ce67" office:value-type="float" office:value="0.21">
            <text:p>0,210</text:p>
          </table:table-cell>
          <table:table-cell table:style-name="ce74" office:value-type="float" office:value="1">
            <text:p>1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21">
            <text:p>0,210</text:p>
          </table:table-cell>
          <table:table-cell table:style-name="ce101"/>
          <table:table-cell table:style-name="ce86" office:value-type="float" office:value="742792602">
            <text:p>742792602</text:p>
          </table:table-cell>
          <table:table-cell table:style-name="ce93" office:value-type="float" office:value="0.16">
            <text:p>0,160</text:p>
          </table:table-cell>
          <table:table-cell table:style-name="ce101"/>
          <table:table-cell table:style-name="ce86" office:value-type="string">
            <text:p>669-4049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172">
            <text:p>0,17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LCBA-600</text:p>
          </table:table-cell>
          <table:table-cell table:style-name="ce125" office:value-type="float" office:value="0.0269">
            <text:p>0,027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>
            <text:p>0,02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76]*[.AC76]" office:value-type="float" office:value="0.269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1" office:value-type="string">
            <text:p>MSOP-12</text:p>
          </table:table-cell>
          <table:table-cell table:style-name="ce46" office:value-type="string">
            <text:p>IC1</text:p>
          </table:table-cell>
          <table:table-cell table:style-name="ce48" office:value-type="string">
            <text:p>Power board</text:p>
          </table:table-cell>
          <table:table-cell table:style-name="ce52" table:formula="of:=IF([.F78]=&quot;Power board&quot;;[.B78]*2;[.B78])" office:value-type="float" office:value="2">
            <text:p>2</text:p>
          </table:table-cell>
          <table:table-cell table:style-name="ce58" office:value-type="string">
            <text:p>2293128</text:p>
          </table:table-cell>
          <table:table-cell table:style-name="ce64" office:value-type="string">
            <text:p>LTC3864EMSE#PBF</text:p>
          </table:table-cell>
          <table:table-cell table:style-name="ce67" office:value-type="float" office:value="4.52">
            <text:p>4,5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864EMSE#PBF</text:p>
          </table:table-cell>
          <table:table-cell table:style-name="ce93" office:value-type="float" office:value="3.96">
            <text:p>3,9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>
            <text:p>3,9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78]*[.AC78]" office:value-type="float" office:value="7.92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0" office:value-type="string">
            <text:p>MSOP-8 (VSSOP-8)</text:p>
          </table:table-cell>
          <table:table-cell table:style-name="ce45" office:value-type="string">
            <text:p>IC10</text:p>
          </table:table-cell>
          <table:table-cell table:style-name="ce30" office:value-type="string">
            <text:p>Power board</text:p>
          </table:table-cell>
          <table:table-cell table:style-name="ce51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0" office:value-type="string">
            <text:p>DAC8552IDGKTG4</text:p>
          </table:table-cell>
          <table:table-cell table:style-name="ce66" office:value-type="float" office:value="6.42">
            <text:p>6,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DAC8552IDGKT</text:p>
          </table:table-cell>
          <table:table-cell table:style-name="ce92" office:value-type="float" office:value="7.66">
            <text:p>7,660</text:p>
          </table:table-cell>
          <table:table-cell table:style-name="ce100"/>
          <table:table-cell table:style-name="ce85" office:value-type="string">
            <text:p>DAC8552IDGKR</text:p>
          </table:table-cell>
          <table:table-cell table:style-name="ce92" office:value-type="float" office:value="6.51">
            <text:p>6,510</text:p>
          </table:table-cell>
          <table:table-cell table:style-name="ce100"/>
          <table:table-cell table:style-name="ce110" office:value-type="string">
            <text:p>662-1498</text:p>
          </table:table-cell>
          <table:table-cell table:style-name="ce110" office:value-type="string">
            <text:p>DAC8552IDGKT</text:p>
          </table:table-cell>
          <table:table-cell table:style-name="ce92" office:value-type="float" office:value="6.524">
            <text:p>6,52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>
            <text:p>6,420 €</text:p>
          </table:table-cell>
          <table:table-cell table:style-name="ce143" office:value-type="float" office:value="2">
            <text:p>2</text:p>
          </table:table-cell>
          <table:table-cell table:style-name="ce163" table:formula="of:=[.AB79]*[.AC79]" office:value-type="float" office:value="12.84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11</text:p>
          </table:table-cell>
          <table:table-cell table:style-name="ce48" office:value-type="string">
            <text:p>Power board</text:p>
          </table:table-cell>
          <table:table-cell table:style-name="ce52" table:formula="of:=IF([.F80]=&quot;Power board&quot;;[.B80]*2;[.B80])" office:value-type="float" office:value="2">
            <text:p>2</text:p>
          </table:table-cell>
          <table:table-cell table:style-name="ce58" office:value-type="float" office:value="2376952">
            <text:p>2376952</text:p>
          </table:table-cell>
          <table:table-cell table:style-name="ce64" office:value-type="string">
            <text:p>ADG465BRTZ-REEL7</text:p>
          </table:table-cell>
          <table:table-cell table:style-name="ce67" office:value-type="float" office:value="1.69">
            <text:p>1,69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>
            <text:p>1,6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0]*[.AC80]" office:value-type="float" office:value="3.38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0" office:value-type="string">
            <text:p>SC-70</text:p>
          </table:table-cell>
          <table:table-cell table:style-name="ce45" office:value-type="string">
            <text:p>IC12</text:p>
          </table:table-cell>
          <table:table-cell table:style-name="ce30" office:value-type="string">
            <text:p>Power board</text:p>
          </table:table-cell>
          <table:table-cell table:style-name="ce51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0" office:value-type="string">
            <text:p>TS5A9411DCKT</text:p>
          </table:table-cell>
          <table:table-cell table:style-name="ce66" office:value-type="float" office:value="1.05">
            <text:p>1,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S5A9411DCKR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TS5A9411DCKR</text:p>
          </table:table-cell>
          <table:table-cell table:style-name="ce92" office:value-type="float" office:value="0.534">
            <text:p>0,534</text:p>
          </table:table-cell>
          <table:table-cell table:style-name="ce100"/>
          <table:table-cell table:style-name="ce110" office:value-type="string">
            <text:p>459-459</text:p>
          </table:table-cell>
          <table:table-cell table:style-name="ce110" office:value-type="string">
            <text:p>TS5A9411DCKT</text:p>
          </table:table-cell>
          <table:table-cell table:style-name="ce92" office:value-type="float" office:value="0.57">
            <text:p>0,57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>
            <text:p>0,534 €</text:p>
          </table:table-cell>
          <table:table-cell table:style-name="ce143" office:value-type="float" office:value="2">
            <text:p>2</text:p>
          </table:table-cell>
          <table:table-cell table:style-name="ce163" table:formula="of:=[.AB81]*[.AC81]" office:value-type="float" office:value="1.068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1" office:value-type="string">
            <text:p>TSSOP-16</text:p>
          </table:table-cell>
          <table:table-cell table:style-name="ce46" office:value-type="string">
            <text:p>IC13</text:p>
          </table:table-cell>
          <table:table-cell table:style-name="ce48" office:value-type="string">
            <text:p>Power board</text:p>
          </table:table-cell>
          <table:table-cell table:style-name="ce52" table:formula="of:=IF([.F82]=&quot;Power board&quot;;[.B82]*2;[.B82])" office:value-type="float" office:value="2">
            <text:p>2</text:p>
          </table:table-cell>
          <table:table-cell table:style-name="ce58" office:value-type="float" office:value="2402249">
            <text:p>2402249</text:p>
          </table:table-cell>
          <table:table-cell table:style-name="ce64" office:value-type="string">
            <text:p>ADS1120IPWR</text:p>
          </table:table-cell>
          <table:table-cell table:style-name="ce67" office:value-type="float" office:value="6.76">
            <text:p>6,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S1120IPWR</text:p>
          </table:table-cell>
          <table:table-cell table:style-name="ce93" office:value-type="float" office:value="6.25">
            <text:p>6,250</text:p>
          </table:table-cell>
          <table:table-cell table:style-name="ce101"/>
          <table:table-cell table:style-name="ce86" office:value-type="string">
            <text:p>ADS1120IPWR</text:p>
          </table:table-cell>
          <table:table-cell table:style-name="ce93" office:value-type="float" office:value="6.1">
            <text:p>6,1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>
            <text:p>6,10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2]*[.AC82]" office:value-type="float" office:value="12.2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0" office:value-type="string">
            <text:p>SOIC-14</text:p>
          </table:table-cell>
          <table:table-cell table:style-name="ce45" office:value-type="string">
            <text:p>IC14</text:p>
          </table:table-cell>
          <table:table-cell table:style-name="ce30" office:value-type="string">
            <text:p>Power board</text:p>
          </table:table-cell>
          <table:table-cell table:style-name="ce51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0" office:value-type="string">
            <text:p>LP339D</text:p>
          </table:table-cell>
          <table:table-cell table:style-name="ce66" office:value-type="float" office:value="0.573">
            <text:p>0,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339DR</text:p>
          </table:table-cell>
          <table:table-cell table:style-name="ce92" office:value-type="float" office:value="0.52">
            <text:p>0,520</text:p>
          </table:table-cell>
          <table:table-cell table:style-name="ce100"/>
          <table:table-cell table:style-name="ce85" office:value-type="string">
            <text:p>LP339DR</text:p>
          </table:table-cell>
          <table:table-cell table:style-name="ce92" office:value-type="float" office:value="0.498">
            <text:p>0,498</text:p>
          </table:table-cell>
          <table:table-cell table:style-name="ce100"/>
          <table:table-cell table:style-name="ce110" office:value-type="string">
            <text:p>661-2659</text:p>
          </table:table-cell>
          <table:table-cell table:style-name="ce110" office:value-type="string">
            <text:p>LP339DR</text:p>
          </table:table-cell>
          <table:table-cell table:style-name="ce92" office:value-type="float" office:value="0.175">
            <text:p>0,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P339D</text:p>
          </table:table-cell>
          <table:table-cell table:style-name="ce66" office:value-type="float" office:value="0.2439">
            <text:p>0,24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>
            <text:p>0,175 €</text:p>
          </table:table-cell>
          <table:table-cell table:style-name="ce143" table:formula="of:=[.G83]" office:value-type="float" office:value="2">
            <text:p>2</text:p>
          </table:table-cell>
          <table:table-cell table:style-name="ce163" table:formula="of:=[.AB83]*[.AC83]" office:value-type="float" office:value="0.35">
            <text:p>0,350</text:p>
          </table:table-cell>
          <table:table-cell table:number-columns-repeated="994"/>
        </table:table-row>
        <table:table-row table:style-name="ro8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1"/>
          <table:table-cell table:style-name="ce46" office:value-type="string">
            <text:p>IC15</text:p>
          </table:table-cell>
          <table:table-cell table:style-name="ce48" office:value-type="string">
            <text:p>AUX PS</text:p>
          </table:table-cell>
          <table:table-cell table:style-name="ce52" table:formula="of:=IF([.F84]=&quot;Power board&quot;;[.B84]*2;[.B84])" office:value-type="float" office:value="1">
            <text:p>1</text:p>
          </table:table-cell>
          <table:table-cell table:style-name="ce58" office:value-type="string">
            <text:p>1755329</text:p>
          </table:table-cell>
          <table:table-cell table:style-name="ce64" office:value-type="string">
            <text:p>TPD4E002DRLR</text:p>
          </table:table-cell>
          <table:table-cell table:style-name="ce67" office:value-type="float" office:value="0.275">
            <text:p>0,27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1694-1-ND</text:p>
          </table:table-cell>
          <table:table-cell table:style-name="ce93" office:value-type="float" office:value="0.66">
            <text:p>0,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PD4E002DRLR</text:p>
          </table:table-cell>
          <table:table-cell table:style-name="ce93" office:value-type="float" office:value="0.594">
            <text:p>0,5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09-9060</text:p>
          </table:table-cell>
          <table:table-cell table:style-name="ce86" office:value-type="string">
            <text:p>TPD4E002DRLR</text:p>
          </table:table-cell>
          <table:table-cell table:style-name="ce93" office:value-type="float" office:value="0.199">
            <text:p>0,19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>
            <text:p>0,199 €</text:p>
          </table:table-cell>
          <table:table-cell table:style-name="ce144" table:formula="of:=[.G84]=[.G85]" office:value-type="float" office:value="1">
            <text:p>1</text:p>
          </table:table-cell>
          <table:table-cell table:style-name="ce163" table:formula="of:=[.AB84]*[.AC84]" office:value-type="float" office:value="0.199">
            <text:p>0,199</text:p>
          </table:table-cell>
          <table:table-cell table:number-columns-repeated="994"/>
        </table:table-row>
        <table:table-row table:style-name="ro8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0"/>
          <table:table-cell table:style-name="ce45" office:value-type="string">
            <text:p>IC16</text:p>
          </table:table-cell>
          <table:table-cell table:style-name="ce30" office:value-type="string">
            <text:p>AUX PS</text:p>
          </table:table-cell>
          <table:table-cell table:style-name="ce51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0" office:value-type="string">
            <text:p>TPD2E001DZDR</text:p>
          </table:table-cell>
          <table:table-cell table:style-name="ce66" office:value-type="float" office:value="0.506">
            <text:p>0,50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24770-1-ND</text:p>
          </table:table-cell>
          <table:table-cell table:style-name="ce92" office:value-type="float" office:value="0.58">
            <text:p>0,5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TPD2E001DZDR </text:p>
          </table:table-cell>
          <table:table-cell table:style-name="ce92" office:value-type="float" office:value="0.519">
            <text:p>0,51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12-0171</text:p>
          </table:table-cell>
          <table:table-cell table:style-name="ce110" office:value-type="string">
            <text:p>TPD2E001DZDR</text:p>
          </table:table-cell>
          <table:table-cell table:style-name="ce92" office:value-type="float" office:value="0.193">
            <text:p>0,19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>
            <text:p>0,193 €</text:p>
          </table:table-cell>
          <table:table-cell table:style-name="ce143" office:value-type="float" office:value="3">
            <text:p>3</text:p>
          </table:table-cell>
          <table:table-cell table:style-name="ce163" table:formula="of:=[.AB85]*[.AC85]" office:value-type="float" office:value="0.579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1"/>
          <table:table-cell table:style-name="ce46" office:value-type="string">
            <text:p>IC17</text:p>
          </table:table-cell>
          <table:table-cell table:style-name="ce48" office:value-type="string">
            <text:p>AUX PS</text:p>
          </table:table-cell>
          <table:table-cell table:style-name="ce52" table:formula="of:=IF([.F86]=&quot;Power board&quot;;[.B86]*2;[.B86])" office:value-type="float" office:value="1">
            <text:p>1</text:p>
          </table:table-cell>
          <table:table-cell table:style-name="ce58" office:value-type="string">
            <text:p>1843660</text:p>
          </table:table-cell>
          <table:table-cell table:style-name="ce64" office:value-type="string">
            <text:p>ADUM3160BRWZ</text:p>
          </table:table-cell>
          <table:table-cell table:style-name="ce67" office:value-type="float" office:value="7.07">
            <text:p>7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UM3160BRWZ-ND</text:p>
          </table:table-cell>
          <table:table-cell table:style-name="ce93" office:value-type="float" office:value="7.29">
            <text:p>7,2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84-ADUM3160BRWZ</text:p>
          </table:table-cell>
          <table:table-cell table:style-name="ce93" office:value-type="float" office:value="6.66">
            <text:p>6,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6-9041</text:p>
          </table:table-cell>
          <table:table-cell table:style-name="ce86" office:value-type="string">
            <text:p>ADUM3160BRWZ</text:p>
          </table:table-cell>
          <table:table-cell table:style-name="ce93" office:value-type="float" office:value="5.88">
            <text:p>5,8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ADUM3160BRWZ-RL</text:p>
          </table:table-cell>
          <table:table-cell table:style-name="ce125" office:value-type="float" office:value="4.04">
            <text:p>4,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>
            <text:p>4,040 €</text:p>
          </table:table-cell>
          <table:table-cell table:style-name="ce144" table:formula="of:=[.G86]" office:value-type="float" office:value="1">
            <text:p>1</text:p>
          </table:table-cell>
          <table:table-cell table:style-name="ce163" table:formula="of:=[.AB86]*[.AC86]" office:value-type="float" office:value="4.04">
            <text:p>4,040</text:p>
          </table:table-cell>
          <table:table-cell table:number-columns-repeated="994"/>
        </table:table-row>
        <table:table-row table:style-name="ro7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0" office:value-type="string">
            <text:p>SSOP-24</text:p>
          </table:table-cell>
          <table:table-cell table:style-name="ce45" office:value-type="string">
            <text:p>IC18</text:p>
          </table:table-cell>
          <table:table-cell table:style-name="ce30" office:value-type="string">
            <text:p>Arduino Shield</text:p>
          </table:table-cell>
          <table:table-cell table:style-name="ce51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0" office:value-type="string">
            <text:p>TLC5925IDBQR</text:p>
          </table:table-cell>
          <table:table-cell table:style-name="ce66" office:value-type="float" office:value="1.52">
            <text:p>1,5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LC5925IDBQR</text:p>
          </table:table-cell>
          <table:table-cell table:style-name="ce92" office:value-type="float" office:value="1.37">
            <text:p>1,370</text:p>
          </table:table-cell>
          <table:table-cell table:style-name="ce100"/>
          <table:table-cell table:style-name="ce85" office:value-type="string">
            <text:p>TLC5925IDBQR</text:p>
          </table:table-cell>
          <table:table-cell table:style-name="ce92" office:value-type="float" office:value="1.33">
            <text:p>1,330</text:p>
          </table:table-cell>
          <table:table-cell table:style-name="ce100"/>
          <table:table-cell table:style-name="ce110" office:value-type="string">
            <text:p>812-3984</text:p>
          </table:table-cell>
          <table:table-cell table:style-name="ce110" office:value-type="string">
            <text:p>TLC5925IDBQR</text:p>
          </table:table-cell>
          <table:table-cell table:style-name="ce92" office:value-type="float" office:value="1.109">
            <text:p>1,10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>
            <text:p>1,109 €</text:p>
          </table:table-cell>
          <table:table-cell table:style-name="ce143" office:value-type="float" office:value="1">
            <text:p>1</text:p>
          </table:table-cell>
          <table:table-cell table:style-name="ce163" table:formula="of:=[.AB87]*[.AC87]" office:value-type="float" office:value="1.109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19, IC23</text:p>
          </table:table-cell>
          <table:table-cell table:style-name="ce48" office:value-type="string">
            <text:p>Arduino Shield</text:p>
          </table:table-cell>
          <table:table-cell table:style-name="ce52" table:formula="of:=IF([.F88]=&quot;Power board&quot;;[.B88]*2;[.B88])" office:value-type="float" office:value="2">
            <text:p>2</text:p>
          </table:table-cell>
          <table:table-cell table:style-name="ce58" office:value-type="string">
            <text:p>2423294</text:p>
          </table:table-cell>
          <table:table-cell table:style-name="ce64" office:value-type="string">
            <text:p>Si8641EC-B-IS1</text:p>
          </table:table-cell>
          <table:table-cell table:style-name="ce67" office:value-type="float" office:value="3.21">
            <text:p>3,2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41EC-B-IS1</text:p>
          </table:table-cell>
          <table:table-cell table:style-name="ce93" office:value-type="float" office:value="2.78">
            <text:p>2,780</text:p>
          </table:table-cell>
          <table:table-cell table:style-name="ce101"/>
          <table:table-cell table:style-name="ce86" office:value-type="string">
            <text:p>Si8641EC-B-IS1</text:p>
          </table:table-cell>
          <table:table-cell table:style-name="ce93" office:value-type="float" office:value="2.72">
            <text:p>2,720</text:p>
          </table:table-cell>
          <table:table-cell table:style-name="ce101"/>
          <table:table-cell table:style-name="ce86" office:value-type="string">
            <text:p>753-2438</text:p>
          </table:table-cell>
          <table:table-cell table:style-name="ce86" office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>
            <text:p>2,7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8]*[.AC88]" office:value-type="float" office:value="5.44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</text:p>
          </table:table-cell>
          <table:table-cell table:style-name="ce30" office:value-type="string">
            <text:p>Power board</text:p>
          </table:table-cell>
          <table:table-cell table:style-name="ce51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0" office:value-type="string">
            <text:p>LP2951D</text:p>
          </table:table-cell>
          <table:table-cell table:style-name="ce66" office:value-type="float" office:value="0.573">
            <text:p>0,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2951DR</text:p>
          </table:table-cell>
          <table:table-cell table:style-name="ce92" office:value-type="float" office:value="0.52">
            <text:p>0,520</text:p>
          </table:table-cell>
          <table:table-cell table:style-name="ce100"/>
          <table:table-cell table:style-name="ce85" office:value-type="string">
            <text:p>LP2951DR</text:p>
          </table:table-cell>
          <table:table-cell table:style-name="ce92" office:value-type="float" office:value="0.498">
            <text:p>0,498</text:p>
          </table:table-cell>
          <table:table-cell table:style-name="ce100"/>
          <table:table-cell table:style-name="ce110" office:value-type="string">
            <text:p>796-8095</text:p>
          </table:table-cell>
          <table:table-cell table:style-name="ce110" office:value-type="string">
            <text:p>LP2951D</text:p>
          </table:table-cell>
          <table:table-cell table:style-name="ce92" office:value-type="float" office:value="0.613">
            <text:p>0,61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P2951CM/NOPB</text:p>
          </table:table-cell>
          <table:table-cell table:style-name="ce66" office:value-type="float" office:value="0.495">
            <text:p>0,495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>
            <text:p>0,495 €</text:p>
          </table:table-cell>
          <table:table-cell table:style-name="ce143" office:value-type="float" office:value="2">
            <text:p>2</text:p>
          </table:table-cell>
          <table:table-cell table:style-name="ce163" table:formula="of:=[.AB89]*[.AC89]" office:value-type="float" office:value="0.99">
            <text:p>0,990</text:p>
          </table:table-cell>
          <table:table-cell table:number-columns-repeated="994"/>
        </table:table-row>
        <table:table-row table:style-name="ro7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20, IC21</text:p>
          </table:table-cell>
          <table:table-cell table:style-name="ce48" office:value-type="string">
            <text:p>Arduino Shield</text:p>
          </table:table-cell>
          <table:table-cell table:style-name="ce52" table:formula="of:=IF([.F90]=&quot;Power board&quot;;[.B90]*2;[.B90])" office:value-type="float" office:value="2">
            <text:p>2</text:p>
          </table:table-cell>
          <table:table-cell table:style-name="ce58" office:value-type="float" office:value="2423323">
            <text:p>2423323</text:p>
          </table:table-cell>
          <table:table-cell table:style-name="ce64" office:value-type="string">
            <text:p>SI8651EC-B-IS1</text:p>
          </table:table-cell>
          <table:table-cell table:style-name="ce67" office:value-type="float" office:value="3.15">
            <text:p>3,1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19">
            <text:p>3,190</text:p>
          </table:table-cell>
          <table:table-cell table:style-name="ce101"/>
          <table:table-cell table:style-name="ce86" office:value-type="string">
            <text:p>SI8651EC-B-IS1</text:p>
          </table:table-cell>
          <table:table-cell table:style-name="ce93" office:value-type="float" office:value="3.06">
            <text:p>3,060</text:p>
          </table:table-cell>
          <table:table-cell table:style-name="ce101"/>
          <table:table-cell table:style-name="ce86" office:value-type="string">
            <text:p>753-2497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038">
            <text:p>3,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>
            <text:p>3,038 €</text:p>
          </table:table-cell>
          <table:table-cell table:style-name="ce144" office:value-type="float" office:value="2">
            <text:p>2</text:p>
          </table:table-cell>
          <table:table-cell table:style-name="ce163" table:formula="of:=[.AB90]*[.AC90]" office:value-type="float" office:value="6.076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ADT33TR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IC22</text:p>
          </table:table-cell>
          <table:table-cell table:style-name="ce30" office:value-type="string">
            <text:p>Arduino Shield</text:p>
          </table:table-cell>
          <table:table-cell table:style-name="ce51" table:formula="of:=IF([.F91]=&quot;Power board&quot;;[.B91]*2;[.B91])" office:value-type="float" office:value="1">
            <text:p>1</text:p>
          </table:table-cell>
          <table:table-cell table:style-name="ce18" office:value-type="float" office:value="1087169">
            <text:p>1087169</text:p>
          </table:table-cell>
          <table:table-cell table:style-name="ce30" office:value-type="string">
            <text:p>LD1117DT33</text:p>
          </table:table-cell>
          <table:table-cell table:style-name="ce66" office:value-type="float" office:value="0.358">
            <text:p>0,35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LD1117ADT33TR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LD1117ADT33TR</text:p>
          </table:table-cell>
          <table:table-cell table:style-name="ce92" office:value-type="float" office:value="0.57">
            <text:p>0,570</text:p>
          </table:table-cell>
          <table:table-cell table:style-name="ce100"/>
          <table:table-cell table:style-name="ce110" office:value-type="string">
            <text:p>686-9123</text:p>
          </table:table-cell>
          <table:table-cell table:style-name="ce110" office:value-type="string">
            <text:p>LD1117ADT33TR</text:p>
          </table:table-cell>
          <table:table-cell table:style-name="ce92" office:value-type="float" office:value="0.294">
            <text:p>0,29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D1117ADT33</text:p>
          </table:table-cell>
          <table:table-cell table:style-name="ce66" office:value-type="float" office:value="0.315">
            <text:p>0,315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>
            <text:p>0,294 €</text:p>
          </table:table-cell>
          <table:table-cell table:style-name="ce143" office:value-type="float" office:value="1">
            <text:p>1</text:p>
          </table:table-cell>
          <table:table-cell table:style-name="ce163" table:formula="of:=[.AB91]*[.AC91]" office:value-type="float" office:value="0.294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4</text:p>
          </table:table-cell>
          <table:table-cell table:style-name="ce48" office:value-type="string">
            <text:p>Arduino Shield</text:p>
          </table:table-cell>
          <table:table-cell table:style-name="ce52" table:formula="of:=IF([.F92]=&quot;Power board&quot;;[.B92]*2;[.B92])" office:value-type="float" office:value="1">
            <text:p>1</text:p>
          </table:table-cell>
          <table:table-cell table:style-name="ce58" office:value-type="float" office:value="2400445">
            <text:p>2400445</text:p>
          </table:table-cell>
          <table:table-cell table:style-name="ce64" office:value-type="string">
            <text:p>PCA21125T/Q900/1,1</text:p>
          </table:table-cell>
          <table:table-cell table:style-name="ce67" office:value-type="float" office:value="1.87">
            <text:p>1,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CA21125T/Q900/1,1</text:p>
          </table:table-cell>
          <table:table-cell table:style-name="ce93" office:value-type="float" office:value="1.61">
            <text:p>1,610</text:p>
          </table:table-cell>
          <table:table-cell table:style-name="ce101"/>
          <table:table-cell table:style-name="ce86" office:value-type="string">
            <text:p>PCA21125T/Q900/1,1</text:p>
          </table:table-cell>
          <table:table-cell table:style-name="ce93" office:value-type="float" office:value="1.66">
            <text:p>1,6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>
            <text:p>1,6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2]*[.AC92]" office:value-type="float" office:value="1.61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5</text:p>
          </table:table-cell>
          <table:table-cell table:style-name="ce30" office:value-type="string">
            <text:p>Arduino Shield</text:p>
          </table:table-cell>
          <table:table-cell table:style-name="ce51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0" office:value-type="string">
            <text:p>AT25256B-SSHL-B</text:p>
          </table:table-cell>
          <table:table-cell table:style-name="ce66" office:value-type="float" office:value="1.19">
            <text:p>1,19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T25256B-SSHL-B</text:p>
          </table:table-cell>
          <table:table-cell table:style-name="ce92" office:value-type="float" office:value="1.3">
            <text:p>1,300</text:p>
          </table:table-cell>
          <table:table-cell table:style-name="ce100"/>
          <table:table-cell table:style-name="ce85" office:value-type="string">
            <text:p>AT25256B-SSHL-B</text:p>
          </table:table-cell>
          <table:table-cell table:style-name="ce92" office:value-type="float" office:value="1.29">
            <text:p>1,290</text:p>
          </table:table-cell>
          <table:table-cell table:style-name="ce100"/>
          <table:table-cell table:style-name="ce110" office:value-type="string">
            <text:p>738-0079</text:p>
          </table:table-cell>
          <table:table-cell table:style-name="ce110" office:value-type="string">
            <text:p>AT25256B-SSHL-B</text:p>
          </table:table-cell>
          <table:table-cell table:style-name="ce92" office:value-type="float" office:value="1.267">
            <text:p>1,267</text:p>
          </table:table-cell>
          <table:table-cell table:style-name="ce100" office:value-type="float" office:value="2">
            <text:p>2</text:p>
          </table:table-cell>
          <table:table-cell table:style-name="ce122" office:value-type="string">
            <text:p>25AA256-I/SN</text:p>
          </table:table-cell>
          <table:table-cell table:style-name="ce66" office:value-type="float" office:value="1.29">
            <text:p>1,290</text:p>
          </table:table-cell>
          <table:table-cell table:style-name="ce100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>
            <text:p>1,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93]*[.AC93]" office:value-type="float" office:value="1.19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1" office:value-type="string">
            <text:p>LQFP-48</text:p>
          </table:table-cell>
          <table:table-cell table:style-name="ce46" office:value-type="string">
            <text:p>IC26</text:p>
          </table:table-cell>
          <table:table-cell table:style-name="ce48" office:value-type="string">
            <text:p>Arduino Shield</text:p>
          </table:table-cell>
          <table:table-cell table:style-name="ce52" table:formula="of:=IF([.F94]=&quot;Power board&quot;;[.B94]*2;[.B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W5500</text:p>
          </table:table-cell>
          <table:table-cell table:style-name="ce93" office:value-type="float" office:value="3.75">
            <text:p>3,750</text:p>
          </table:table-cell>
          <table:table-cell table:style-name="ce101"/>
          <table:table-cell table:style-name="ce86" office:value-type="string">
            <text:p>W5500</text:p>
          </table:table-cell>
          <table:table-cell table:style-name="ce93" office:value-type="float" office:value="2.39">
            <text:p>2,39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W5500</text:p>
          </table:table-cell>
          <table:table-cell table:style-name="ce125" office:value-type="float" office:value="2.19">
            <text:p>2,1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>
            <text:p>2,19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4]*[.AC94]" office:value-type="float" office:value="2.19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0" office:value-type="string">
            <text:p>SOT-363</text:p>
          </table:table-cell>
          <table:table-cell table:style-name="ce45" office:value-type="string">
            <text:p>IC27</text:p>
          </table:table-cell>
          <table:table-cell table:style-name="ce30" office:value-type="string">
            <text:p>Arduino Shield</text:p>
          </table:table-cell>
          <table:table-cell table:style-name="ce51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0" office:value-type="string">
            <text:p>BC857BDW1T1G</text:p>
          </table:table-cell>
          <table:table-cell table:style-name="ce66" office:value-type="float" office:value="0.141">
            <text:p>0,1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857BDW1T1G</text:p>
          </table:table-cell>
          <table:table-cell table:style-name="ce92" office:value-type="float" office:value="0.21">
            <text:p>0,210</text:p>
          </table:table-cell>
          <table:table-cell table:style-name="ce100"/>
          <table:table-cell table:style-name="ce85" office:value-type="string">
            <text:p>BC857BDW1T1G</text:p>
          </table:table-cell>
          <table:table-cell table:style-name="ce92" office:value-type="float" office:value="0.199">
            <text:p>0,199</text:p>
          </table:table-cell>
          <table:table-cell table:style-name="ce100"/>
          <table:table-cell table:style-name="ce110" office:value-type="string">
            <text:p>690-0101</text:p>
          </table:table-cell>
          <table:table-cell table:style-name="ce110" office:value-type="string">
            <text:p>BC857BDW1T1G</text:p>
          </table:table-cell>
          <table:table-cell table:style-name="ce92" office:value-type="float" office:value="0.022">
            <text:p>0,02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BC857BS</text:p>
          </table:table-cell>
          <table:table-cell table:style-name="ce66" office:value-type="float" office:value="0.0268">
            <text:p>0,027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>
            <text:p>0,022 €</text:p>
          </table:table-cell>
          <table:table-cell table:style-name="ce143" office:value-type="float" office:value="1">
            <text:p>1</text:p>
          </table:table-cell>
          <table:table-cell table:style-name="ce163" table:formula="of:=[.AB95]*[.AC95]" office:value-type="float" office:value="0.022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8</text:p>
          </table:table-cell>
          <table:table-cell table:style-name="ce48" office:value-type="string">
            <text:p>Arduino Shield</text:p>
          </table:table-cell>
          <table:table-cell table:style-name="ce52" table:formula="of:=IF([.F96]=&quot;Power board&quot;;[.B96]*2;[.B96])" office:value-type="float" office:value="1">
            <text:p>1</text:p>
          </table:table-cell>
          <table:table-cell table:style-name="ce58" office:value-type="string">
            <text:p>9589880</text:p>
          </table:table-cell>
          <table:table-cell table:style-name="ce64" office:value-type="string">
            <text:p>NE555DR</text:p>
          </table:table-cell>
          <table:table-cell table:style-name="ce67" office:value-type="float" office:value="0.3">
            <text:p>0,3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E555D</text:p>
          </table:table-cell>
          <table:table-cell table:style-name="ce93" office:value-type="float" office:value="0.35">
            <text:p>0,350</text:p>
          </table:table-cell>
          <table:table-cell table:style-name="ce101"/>
          <table:table-cell table:style-name="ce86" office:value-type="string">
            <text:p>NE555D</text:p>
          </table:table-cell>
          <table:table-cell table:style-name="ce93" office:value-type="float" office:value="0.353">
            <text:p>0,353</text:p>
          </table:table-cell>
          <table:table-cell table:style-name="ce101"/>
          <table:table-cell table:style-name="ce86" office:value-type="string">
            <text:p>662-4006</text:p>
          </table:table-cell>
          <table:table-cell table:style-name="ce86" office:value-type="string">
            <text:p>TLC555CDR</text:p>
          </table:table-cell>
          <table:table-cell table:style-name="ce93" office:value-type="float" office:value="0.218">
            <text:p>0,2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LC555CDR</text:p>
          </table:table-cell>
          <table:table-cell table:style-name="ce125" office:value-type="float" office:value="0.384">
            <text:p>0,384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>
            <text:p>0,218 €</text:p>
          </table:table-cell>
          <table:table-cell table:style-name="ce144" office:value-type="float" office:value="1">
            <text:p>1</text:p>
          </table:table-cell>
          <table:table-cell table:style-name="ce163" table:formula="of:=[.AB96]*[.AC96]" office:value-type="float" office:value="0.218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0" office:value-type="string">
            <text:p>TSSOP-14</text:p>
          </table:table-cell>
          <table:table-cell table:style-name="ce45" office:value-type="string">
            <text:p>IC29</text:p>
          </table:table-cell>
          <table:table-cell table:style-name="ce30" office:value-type="string">
            <text:p>Arduino Shield</text:p>
          </table:table-cell>
          <table:table-cell table:style-name="ce51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0" office:value-type="string">
            <text:p>SN74LVC08APWR</text:p>
          </table:table-cell>
          <table:table-cell table:style-name="ce66" office:value-type="float" office:value="0.236">
            <text:p>0,23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1221-1-ND</text:p>
          </table:table-cell>
          <table:table-cell table:style-name="ce92" office:value-type="float" office:value="0.35">
            <text:p>0,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SN74LVC08APWR</text:p>
          </table:table-cell>
          <table:table-cell table:style-name="ce92" office:value-type="float" office:value="0.335">
            <text:p>0,3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2-8588</text:p>
          </table:table-cell>
          <table:table-cell table:style-name="ce110" office:value-type="string">
            <text:p>SN74LVC08APWR</text:p>
          </table:table-cell>
          <table:table-cell table:style-name="ce92" office:value-type="float" office:value="0.24">
            <text:p>0,24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>
            <text:p>0,236 €</text:p>
          </table:table-cell>
          <table:table-cell table:style-name="ce143" office:value-type="float" office:value="1">
            <text:p>1</text:p>
          </table:table-cell>
          <table:table-cell table:style-name="ce163" table:formula="of:=[.AB97]*[.AC97]" office:value-type="float" office:value="0.236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1" office:value-type="string">
            <text:p>TO-263-3</text:p>
          </table:table-cell>
          <table:table-cell table:style-name="ce46" office:value-type="string">
            <text:p>IC3</text:p>
          </table:table-cell>
          <table:table-cell table:style-name="ce48" office:value-type="string">
            <text:p>Power board</text:p>
          </table:table-cell>
          <table:table-cell table:style-name="ce52" table:formula="of:=IF([.F98]=&quot;Power board&quot;;[.B98]*2;[.B98])" office:value-type="float" office:value="2">
            <text:p>2</text:p>
          </table:table-cell>
          <table:table-cell table:style-name="ce58" office:value-type="string">
            <text:p>2075436</text:p>
          </table:table-cell>
          <table:table-cell table:style-name="ce64" office:value-type="string">
            <text:p>TL783CKTTR</text:p>
          </table:table-cell>
          <table:table-cell table:style-name="ce67" office:value-type="float" office:value="2.07">
            <text:p>2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0778-1-ND</text:p>
          </table:table-cell>
          <table:table-cell table:style-name="ce93" office:value-type="float" office:value="2.27">
            <text:p>2,2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L783CKTTR</text:p>
          </table:table-cell>
          <table:table-cell table:style-name="ce93" office:value-type="float" office:value="2.22">
            <text:p>2,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7455</text:p>
          </table:table-cell>
          <table:table-cell table:style-name="ce86" office:value-type="string">
            <text:p>TL783CKTTR</text:p>
          </table:table-cell>
          <table:table-cell table:style-name="ce93" office:value-type="float" office:value="1.904">
            <text:p>1,90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>
            <text:p>1,904 €</text:p>
          </table:table-cell>
          <table:table-cell table:style-name="ce144" table:formula="of:=[.G98]" office:value-type="float" office:value="2">
            <text:p>2</text:p>
          </table:table-cell>
          <table:table-cell table:style-name="ce163" table:formula="of:=[.AB98]*[.AC98]" office:value-type="float" office:value="3.808">
            <text:p>3,808</text:p>
          </table:table-cell>
          <table:table-cell table:number-columns-repeated="994"/>
        </table:table-row>
        <table:table-row table:style-name="ro8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IC30</text:p>
          </table:table-cell>
          <table:table-cell table:style-name="ce30" office:value-type="string">
            <text:p>Arduino Shield</text:p>
          </table:table-cell>
          <table:table-cell table:style-name="ce51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0" office:value-type="string">
            <text:p>SN74LV1T34DBVR</text:p>
          </table:table-cell>
          <table:table-cell table:style-name="ce66" office:value-type="float" office:value="0.457">
            <text:p>0,45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1T34DBVR</text:p>
          </table:table-cell>
          <table:table-cell table:style-name="ce92" office:value-type="float" office:value="0.41">
            <text:p>0,410</text:p>
          </table:table-cell>
          <table:table-cell table:style-name="ce100"/>
          <table:table-cell table:style-name="ce85" office:value-type="string">
            <text:p>SN74LV1T34DBVR</text:p>
          </table:table-cell>
          <table:table-cell table:style-name="ce92" office:value-type="float" office:value="0.398">
            <text:p>0,398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>
            <text:p>0,398 €</text:p>
          </table:table-cell>
          <table:table-cell table:style-name="ce143" office:value-type="float" office:value="1">
            <text:p>1</text:p>
          </table:table-cell>
          <table:table-cell table:style-name="ce163" table:formula="of:=[.AB99]*[.AC99]" office:value-type="float" office:value="0.398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31</text:p>
          </table:table-cell>
          <table:table-cell table:style-name="ce48" office:value-type="string">
            <text:p>Arduino Shield</text:p>
          </table:table-cell>
          <table:table-cell table:style-name="ce52" table:formula="of:=IF([.F100]=&quot;Power board&quot;;[.B100]*2;[.B100])" office:value-type="float" office:value="1">
            <text:p>1</text:p>
          </table:table-cell>
          <table:table-cell table:style-name="ce58" office:value-type="string">
            <text:p>2296066</text:p>
          </table:table-cell>
          <table:table-cell table:style-name="ce64" office:value-type="string">
            <text:p>TPS3705-33D</text:p>
          </table:table-cell>
          <table:table-cell table:style-name="ce67" office:value-type="float" office:value="1.33">
            <text:p>1,3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TPS3705-33DR</text:p>
          </table:table-cell>
          <table:table-cell table:style-name="ce93" office:value-type="float" office:value="1.58">
            <text:p>1,580</text:p>
          </table:table-cell>
          <table:table-cell table:style-name="ce101"/>
          <table:table-cell table:style-name="ce86" office:value-type="string">
            <text:p>TPS3705-33D</text:p>
          </table:table-cell>
          <table:table-cell table:style-name="ce93" office:value-type="float" office:value="1.84">
            <text:p>1,840</text:p>
          </table:table-cell>
          <table:table-cell table:style-name="ce101"/>
          <table:table-cell table:style-name="ce86" office:value-type="string">
            <text:p>662-3331</text:p>
          </table:table-cell>
          <table:table-cell table:style-name="ce86" office:value-type="string">
            <text:p>TPS3705-33D</text:p>
          </table:table-cell>
          <table:table-cell table:style-name="ce93" office:value-type="float" office:value="0.528">
            <text:p>0,5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>
            <text:p>0,52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00]*[.AC100]" office:value-type="float" office:value="0.528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0" office:value-type="string">
            <text:p>SSOP-8</text:p>
          </table:table-cell>
          <table:table-cell table:style-name="ce45" office:value-type="string">
            <text:p>IC32</text:p>
          </table:table-cell>
          <table:table-cell table:style-name="ce30" office:value-type="string">
            <text:p>Arduino Shield</text:p>
          </table:table-cell>
          <table:table-cell table:style-name="ce51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0" office:value-type="string">
            <text:p>SN74LVC2G02DCTR</text:p>
          </table:table-cell>
          <table:table-cell table:style-name="ce66" office:value-type="float" office:value="0.452">
            <text:p>0,45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C2G02DCTR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SN74LVC2G02DCTR</text:p>
          </table:table-cell>
          <table:table-cell table:style-name="ce92" office:value-type="float" office:value="0.57">
            <text:p>0,5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SN74LVC2G02DCTR</text:p>
          </table:table-cell>
          <table:table-cell table:style-name="ce66" office:value-type="float" office:value="0.252">
            <text:p>0,25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>
            <text:p>0,252 €</text:p>
          </table:table-cell>
          <table:table-cell table:style-name="ce143" office:value-type="float" office:value="1">
            <text:p>1</text:p>
          </table:table-cell>
          <table:table-cell table:style-name="ce163" table:formula="of:=[.AB101]*[.AC101]" office:value-type="float" office:value="0.252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1" office:value-type="string">
            <text:p>MSOP-16</text:p>
          </table:table-cell>
          <table:table-cell table:style-name="ce46" office:value-type="string">
            <text:p>IC4</text:p>
          </table:table-cell>
          <table:table-cell table:style-name="ce48" office:value-type="string">
            <text:p>Power board</text:p>
          </table:table-cell>
          <table:table-cell table:style-name="ce52" table:formula="of:=IF([.F102]=&quot;Power board&quot;;[.B102]*2;[.B102])" office:value-type="float" office:value="2">
            <text:p>2</text:p>
          </table:table-cell>
          <table:table-cell table:style-name="ce58" office:value-type="string">
            <text:p>2115838</text:p>
          </table:table-cell>
          <table:table-cell table:style-name="ce64" office:value-type="string">
            <text:p>LTC3260EMSE#PBF</text:p>
          </table:table-cell>
          <table:table-cell table:style-name="ce67" office:value-type="float" office:value="7.66">
            <text:p>7,6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260EMSE#PBF-ND</text:p>
          </table:table-cell>
          <table:table-cell table:style-name="ce93" office:value-type="float" office:value="6.78">
            <text:p>6,7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51-6768</text:p>
          </table:table-cell>
          <table:table-cell table:style-name="ce86" office:value-type="string">
            <text:p>LTC3260EMSE#PBF</text:p>
          </table:table-cell>
          <table:table-cell table:style-name="ce93" office:value-type="float" office:value="5.8">
            <text:p>5,8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>
            <text:p>5,800 €</text:p>
          </table:table-cell>
          <table:table-cell table:style-name="ce144" table:formula="of:=[.G102]" office:value-type="float" office:value="2">
            <text:p>2</text:p>
          </table:table-cell>
          <table:table-cell table:style-name="ce163" table:formula="of:=[.AB102]*[.AC102]" office:value-type="float" office:value="11.6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5, IC6</text:p>
          </table:table-cell>
          <table:table-cell table:style-name="ce30" office:value-type="string">
            <text:p>Power board</text:p>
          </table:table-cell>
          <table:table-cell table:style-name="ce51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0" office:value-type="string">
            <text:p>TL072CDT</text:p>
          </table:table-cell>
          <table:table-cell table:style-name="ce66" office:value-type="float" office:value="0.252">
            <text:p>0,25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TL072CDT</text:p>
          </table:table-cell>
          <table:table-cell table:style-name="ce92" office:value-type="float" office:value="0.43">
            <text:p>0,430</text:p>
          </table:table-cell>
          <table:table-cell table:style-name="ce100"/>
          <table:table-cell table:style-name="ce85" office:value-type="string">
            <text:p>TL072CDT</text:p>
          </table:table-cell>
          <table:table-cell table:style-name="ce92" office:value-type="float" office:value="0.416">
            <text:p>0,416</text:p>
          </table:table-cell>
          <table:table-cell table:style-name="ce100"/>
          <table:table-cell table:style-name="ce110" office:value-type="string">
            <text:p>857-907P</text:p>
          </table:table-cell>
          <table:table-cell table:style-name="ce110" office:value-type="string">
            <text:p>TL072CD</text:p>
          </table:table-cell>
          <table:table-cell table:style-name="ce92" office:value-type="float" office:value="0.252">
            <text:p>0,25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L072CD</text:p>
          </table:table-cell>
          <table:table-cell table:style-name="ce66" office:value-type="float" office:value="0.1635">
            <text:p>0,16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>
            <text:p>0,164 €</text:p>
          </table:table-cell>
          <table:table-cell table:style-name="ce143" table:formula="of:=[.G103]" office:value-type="float" office:value="4">
            <text:p>4</text:p>
          </table:table-cell>
          <table:table-cell table:style-name="ce163" table:formula="of:=[.AB103]*[.AC103]" office:value-type="float" office:value="0.654">
            <text:p>0,654</text:p>
          </table:table-cell>
          <table:table-cell table:number-columns-repeated="994"/>
        </table:table-row>
        <table:table-row table:style-name="ro8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7</text:p>
          </table:table-cell>
          <table:table-cell table:style-name="ce48" office:value-type="string">
            <text:p>Power board</text:p>
          </table:table-cell>
          <table:table-cell table:style-name="ce52" table:formula="of:=IF([.F104]=&quot;Power board&quot;;[.B104]*2;[.B104])" office:value-type="float" office:value="2">
            <text:p>2</text:p>
          </table:table-cell>
          <table:table-cell table:style-name="ce58" office:value-type="string">
            <text:p>1330903</text:p>
          </table:table-cell>
          <table:table-cell table:style-name="ce64" office:value-type="string">
            <text:p>LTC2050HVCS8#PBF</text:p>
          </table:table-cell>
          <table:table-cell table:style-name="ce67" office:value-type="float" office:value="2.11">
            <text:p>2,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85">
            <text:p>2,8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22-6746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155">
            <text:p>2,155</text:p>
          </table:table-cell>
          <table:table-cell table:style-name="ce101" office:value-type="float" office:value="2">
            <text:p>2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>
            <text:p>2,1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4]*[.AC104]" office:value-type="float" office:value="4.22">
            <text:p>4,220</text:p>
          </table:table-cell>
          <table:table-cell table:number-columns-repeated="994"/>
        </table:table-row>
        <table:table-row table:style-name="ro8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0" office:value-type="string">
            <text:p>SSOP-28</text:p>
          </table:table-cell>
          <table:table-cell table:style-name="ce45" office:value-type="string">
            <text:p>IC8</text:p>
          </table:table-cell>
          <table:table-cell table:style-name="ce30" office:value-type="string">
            <text:p>Power board</text:p>
          </table:table-cell>
          <table:table-cell table:style-name="ce51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0" office:value-type="string">
            <text:p>MCP23S17-E/SS</text:p>
          </table:table-cell>
          <table:table-cell table:style-name="ce66" office:value-type="float" office:value="1.28">
            <text:p>1,2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CP23S17-E/SS-ND </text:p>
          </table:table-cell>
          <table:table-cell table:style-name="ce92" office:value-type="float" office:value="1.27">
            <text:p>1,2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9-MCP23S17-E/SS</text:p>
          </table:table-cell>
          <table:table-cell table:style-name="ce92" office:value-type="float" office:value="1.32">
            <text:p>1,3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9-6452</text:p>
          </table:table-cell>
          <table:table-cell table:style-name="ce110" office:value-type="string">
            <text:p>MCP23S17-E/SS</text:p>
          </table:table-cell>
          <table:table-cell table:style-name="ce92" office:value-type="float" office:value="1.168">
            <text:p>1,16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CP23S17-E/SS</text:p>
          </table:table-cell>
          <table:table-cell table:style-name="ce66" office:value-type="float" office:value="1.29">
            <text:p>1,29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>
            <text:p>1,168 €</text:p>
          </table:table-cell>
          <table:table-cell table:style-name="ce143" table:formula="of:=[.G105]" office:value-type="float" office:value="2">
            <text:p>2</text:p>
          </table:table-cell>
          <table:table-cell table:style-name="ce163" table:formula="of:=[.AB105]*[.AC105]" office:value-type="float" office:value="2.336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9</text:p>
          </table:table-cell>
          <table:table-cell table:style-name="ce48" office:value-type="string">
            <text:p>Power board</text:p>
          </table:table-cell>
          <table:table-cell table:style-name="ce52" table:formula="of:=IF([.F106]=&quot;Power board&quot;;[.B106]*2;[.B106])" office:value-type="float" office:value="2">
            <text:p>2</text:p>
          </table:table-cell>
          <table:table-cell table:style-name="ce58" office:value-type="float" office:value="1439622">
            <text:p>1439622</text:p>
          </table:table-cell>
          <table:table-cell table:style-name="ce64" office:value-type="string">
            <text:p>REF5025AIDG4</text:p>
          </table:table-cell>
          <table:table-cell table:style-name="ce67" office:value-type="float" office:value="3.72">
            <text:p>3,7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EF5025AIDR</text:p>
          </table:table-cell>
          <table:table-cell table:style-name="ce93" office:value-type="float" office:value="2.99">
            <text:p>2,990</text:p>
          </table:table-cell>
          <table:table-cell table:style-name="ce101"/>
          <table:table-cell table:style-name="ce86" office:value-type="string">
            <text:p>REF5025AIDR</text:p>
          </table:table-cell>
          <table:table-cell table:style-name="ce93" office:value-type="float" office:value="2.91">
            <text:p>2,910</text:p>
          </table:table-cell>
          <table:table-cell table:style-name="ce101"/>
          <table:table-cell table:style-name="ce86" office:value-type="string">
            <text:p>404-304</text:p>
          </table:table-cell>
          <table:table-cell table:style-name="ce86" office:value-type="string">
            <text:p>REF5025AID</text:p>
          </table:table-cell>
          <table:table-cell table:style-name="ce93" office:value-type="float" office:value="3.5">
            <text:p>3,5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>
            <text:p>2,9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6]*[.AC106]" office:value-type="float" office:value="5.82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J2</text:p>
          </table:table-cell>
          <table:table-cell table:style-name="ce30" office:value-type="string">
            <text:p>Arduino board</text:p>
          </table:table-cell>
          <table:table-cell table:style-name="ce51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0" office:value-type="string">
            <text:p>1-726388-2</text:p>
          </table:table-cell>
          <table:table-cell table:style-name="ce66" office:value-type="float" office:value="0.0847">
            <text:p>0,0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21493-ND</text:p>
          </table:table-cell>
          <table:table-cell table:style-name="ce92" office:value-type="float" office:value="0.21">
            <text:p>0,2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1-1-726388-2</text:p>
          </table:table-cell>
          <table:table-cell table:style-name="ce92" office:value-type="float" office:value="0.235">
            <text:p>0,2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0-5772</text:p>
          </table:table-cell>
          <table:table-cell table:style-name="ce110" office:value-type="string">
            <text:p>1-726388-2</text:p>
          </table:table-cell>
          <table:table-cell table:style-name="ce92" office:value-type="float" office:value="0.06">
            <text:p>0,060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1-726388-2</text:p>
          </table:table-cell>
          <table:table-cell table:style-name="ce66" office:value-type="float" office:value="0.0822">
            <text:p>0,082</text:p>
          </table:table-cell>
          <table:table-cell table:style-name="ce100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>
            <text:p>0,060 €</text:p>
          </table:table-cell>
          <table:table-cell table:style-name="ce143" table:formula="of:=[.G107]" office:value-type="float" office:value="1">
            <text:p>1</text:p>
          </table:table-cell>
          <table:table-cell table:style-name="ce163" table:formula="of:=[.AB107]*[.AC107]" office:value-type="float" office:value="0.06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PAR, K_SER</text:p>
          </table:table-cell>
          <table:table-cell table:style-name="ce48" office:value-type="string">
            <text:p>Arduino Shield</text:p>
          </table:table-cell>
          <table:table-cell table:style-name="ce52" table:formula="of:=IF([.F108]=&quot;Power board&quot;;[.B108]*2;[.B1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K_DOUT2</text:p>
          </table:table-cell>
          <table:table-cell table:style-name="ce30" office:value-type="string">
            <text:p>AUX PS</text:p>
          </table:table-cell>
          <table:table-cell table:style-name="ce51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>
            <text:p>3</text:p>
          </table:table-cell>
          <table:table-cell table:style-name="ce58" office:value-type="float" office:value="9950168">
            <text:p>9950168</text:p>
          </table:table-cell>
          <table:table-cell table:style-name="ce64" office:value-type="string">
            <text:p>G2RL-2 5DC</text:p>
          </table:table-cell>
          <table:table-cell table:style-name="ce67" office:value-type="float" office:value="3.94">
            <text:p>3,9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2.92">
            <text:p>2,920</text:p>
          </table:table-cell>
          <table:table-cell table:style-name="ce101"/>
          <table:table-cell table:style-name="ce86" office:value-type="string">
            <text:p>RTE24005</text:p>
          </table:table-cell>
          <table:table-cell table:style-name="ce93" office:value-type="float" office:value="2.85">
            <text:p>2,850</text:p>
          </table:table-cell>
          <table:table-cell table:style-name="ce101"/>
          <table:table-cell table:style-name="ce86" office:value-type="string">
            <text:p>198-6898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4.676">
            <text:p>4,6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RT424005</text:p>
          </table:table-cell>
          <table:table-cell table:style-name="ce125" office:value-type="float" office:value="1.26">
            <text:p>1,260</text:p>
          </table:table-cell>
          <table:table-cell table:style-name="ce101" office:value-type="float" office:value="1">
            <text:p>1</text:p>
          </table:table-cell>
          <table:table-cell table:style-name="ce133" table:formula="of:=[.G110]" office:value-type="float" office:value="3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>
            <text:p>1,260 €</text:p>
          </table:table-cell>
          <table:table-cell table:style-name="ce144" table:formula="of:=[.G110]" office:value-type="float" office:value="3">
            <text:p>3</text:p>
          </table:table-cell>
          <table:table-cell table:style-name="ce163" table:formula="of:=[.AB110]*[.AC110]" office:value-type="float" office:value="3.78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1" office:value-type="string">
            <text:p>SMD, relay</text:p>
          </table:table-cell>
          <table:table-cell table:style-name="ce46" office:value-type="string">
            <text:p>K_S1, K_S2</text:p>
          </table:table-cell>
          <table:table-cell table:style-name="ce48" office:value-type="string">
            <text:p>Arduino Shield</text:p>
          </table:table-cell>
          <table:table-cell table:style-name="ce52" table:formula="of:=IF([.F112]=&quot;Power board&quot;;[.B112]*2;[.B112])" office:value-type="float" office:value="2">
            <text:p>2</text:p>
          </table:table-cell>
          <table:table-cell table:style-name="ce58" office:value-type="float" office:value="4446185">
            <text:p>4446185</text:p>
          </table:table-cell>
          <table:table-cell table:style-name="ce64" office:value-type="string">
            <text:p>G6K-2F 5DC</text:p>
          </table:table-cell>
          <table:table-cell table:style-name="ce67" office:value-type="float" office:value="5.87">
            <text:p>5,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6K-2F DC5</text:p>
          </table:table-cell>
          <table:table-cell table:style-name="ce93" office:value-type="float" office:value="3.86">
            <text:p>3,860</text:p>
          </table:table-cell>
          <table:table-cell table:style-name="ce101"/>
          <table:table-cell table:style-name="ce86" office:value-type="string">
            <text:p>G6K-2F-5DC</text:p>
          </table:table-cell>
          <table:table-cell table:style-name="ce93" office:value-type="float" office:value="4">
            <text:p>4,000</text:p>
          </table:table-cell>
          <table:table-cell table:style-name="ce101"/>
          <table:table-cell table:style-name="ce86" office:value-type="string">
            <text:p>683-9633</text:p>
          </table:table-cell>
          <table:table-cell table:style-name="ce86" office:value-type="string">
            <text:p>G6K2F5DC</text:p>
          </table:table-cell>
          <table:table-cell table:style-name="ce93" office:value-type="float" office:value="4.928">
            <text:p>4,92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G6K-2F-5DC</text:p>
          </table:table-cell>
          <table:table-cell table:style-name="ce125" office:value-type="float" office:value="2.49">
            <text:p>2,4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>
            <text:p>2,4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12]*[.AC112]" office:value-type="float" office:value="4.98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0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5" office:value-type="string">
            <text:p>KK1</text:p>
          </table:table-cell>
          <table:table-cell table:style-name="ce30" office:value-type="string">
            <text:p>AUX PS</text:p>
          </table:table-cell>
          <table:table-cell table:style-name="ce51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0" office:value-type="string">
            <text:p>SK 145/37,5 STS-220</text:p>
          </table:table-cell>
          <table:table-cell table:style-name="ce66" office:value-type="float" office:value="3.53">
            <text:p>3,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>
            <text:p>3,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13]*[.AC113]" office:value-type="float" office:value="3.53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4]=&quot;Power board&quot;; [.B114]*2;[.B11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,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>
            <text:p>0,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4]*[.AC114]" office:value-type="float" office:value="0.005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For mounting Q21, Q22 to KK1 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,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,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>
            <text:p>0,008 €</text:p>
          </table:table-cell>
          <table:table-cell table:style-name="ce143" table:formula="of:=[.G115]" office:value-type="float" office:value="1">
            <text:p>1</text:p>
          </table:table-cell>
          <table:table-cell table:style-name="ce163" table:formula="of:=[.AB115]*[.AC115]" office:value-type="float" office:value="0.0082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For mouni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6]=&quot;Power board&quot;; [.B116]*2;[.B1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,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>
            <text:p>0,019 €</text:p>
          </table:table-cell>
          <table:table-cell table:style-name="ce144" table:formula="of:=[.G116]" office:value-type="float" office:value="1">
            <text:p>1</text:p>
          </table:table-cell>
          <table:table-cell table:style-name="ce163" table:formula="of:=[.AB116]*[.AC116]" office:value-type="float" office:value="0.01854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1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0" office:value-type="string">
            <text:p>THT, <text:span text:style-name="T4">solder on the bottom layer!</text:span></text:p>
          </table:table-cell>
          <table:table-cell table:style-name="ce45" office:value-type="string">
            <text:p>L1</text:p>
          </table:table-cell>
          <table:table-cell table:style-name="ce30" office:value-type="string">
            <text:p>Power board</text:p>
          </table:table-cell>
          <table:table-cell table:style-name="ce51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0" office:value-type="string">
            <text:p>RN112-4-02</text:p>
          </table:table-cell>
          <table:table-cell table:style-name="ce66" office:value-type="float" office:value="3.24">
            <text:p>3,2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817-1535-ND</text:p>
          </table:table-cell>
          <table:table-cell table:style-name="ce92" office:value-type="float" office:value="2.51">
            <text:p>2,5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31-RN112-4/02 </text:p>
          </table:table-cell>
          <table:table-cell table:style-name="ce92" office:value-type="float" office:value="2.29">
            <text:p>2,29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19-3261</text:p>
          </table:table-cell>
          <table:table-cell table:style-name="ce110" office:value-type="string">
            <text:p>RN112-4-02</text:p>
          </table:table-cell>
          <table:table-cell table:style-name="ce92" office:value-type="float" office:value="3.16">
            <text:p>3,1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>
            <text:p>2,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7]*[.AC117]" office:value-type="float" office:value="4.58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1" office:value-type="string">
            <text:p>SMD; 7.3mm x 7.3mm</text:p>
          </table:table-cell>
          <table:table-cell table:style-name="ce46" office:value-type="string">
            <text:p>L5</text:p>
          </table:table-cell>
          <table:table-cell table:style-name="ce48" office:value-type="string">
            <text:p>AUX PS</text:p>
          </table:table-cell>
          <table:table-cell table:style-name="ce52" table:formula="of:=IF([.F118]=&quot;Power board&quot;;[.B118]*2;[.B118])" office:value-type="float" office:value="1">
            <text:p>1</text:p>
          </table:table-cell>
          <table:table-cell table:style-name="ce58" office:value-type="float" office:value="2455059">
            <text:p>2455059</text:p>
          </table:table-cell>
          <table:table-cell table:style-name="ce64" office:value-type="string">
            <text:p>SRR0745A-471M</text:p>
          </table:table-cell>
          <table:table-cell table:style-name="ce67" office:value-type="float" office:value="0.918">
            <text:p>0,9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RR0745A-471M</text:p>
          </table:table-cell>
          <table:table-cell table:style-name="ce93" office:value-type="float" office:value="0.77">
            <text:p>0,770</text:p>
          </table:table-cell>
          <table:table-cell table:style-name="ce101"/>
          <table:table-cell table:style-name="ce86" office:value-type="string">
            <text:p>SRR0745A-471M</text:p>
          </table:table-cell>
          <table:table-cell table:style-name="ce93" office:value-type="float" office:value="0.814">
            <text:p>0,814</text:p>
          </table:table-cell>
          <table:table-cell table:style-name="ce101"/>
          <table:table-cell table:style-name="ce86" office:value-type="string">
            <text:p>770-1182</text:p>
          </table:table-cell>
          <table:table-cell table:style-name="ce86" office:value-type="string">
            <text:p>DR74-471-R</text:p>
          </table:table-cell>
          <table:table-cell table:style-name="ce93" office:value-type="float" office:value="0.977">
            <text:p>0,977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DE0704-470</text:p>
          </table:table-cell>
          <table:table-cell table:style-name="ce125" office:value-type="float" office:value="0.2537">
            <text:p>0,254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>
            <text:p>0,254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8]*[.AC118]" office:value-type="float" office:value="0.2537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0" office:value-type="string">
            <text:p>SMD; 13.2mm x 12.8mm</text:p>
          </table:table-cell>
          <table:table-cell table:style-name="ce45" office:value-type="string">
            <text:p>L2</text:p>
          </table:table-cell>
          <table:table-cell table:style-name="ce30" office:value-type="string">
            <text:p>Power board</text:p>
          </table:table-cell>
          <table:table-cell table:style-name="ce51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0" office:value-type="string">
            <text:p>Würth - 7443551331</text:p>
          </table:table-cell>
          <table:table-cell table:style-name="ce66" office:value-type="float" office:value="3.07">
            <text:p>3,070</text:p>
          </table:table-cell>
          <table:table-cell table:style-name="ce73" office:value-type="float" office:value="1">
            <text:p>1</text:p>
          </table:table-cell>
          <table:table-cell table:style-name="ce85" office:value-type="float" office:value="7443551331">
            <text:p>7443551331</text:p>
          </table:table-cell>
          <table:table-cell table:style-name="ce92" office:value-type="float" office:value="3.38">
            <text:p>3,380</text:p>
          </table:table-cell>
          <table:table-cell table:style-name="ce100"/>
          <table:table-cell table:style-name="ce85" office:value-type="float" office:value="7443551331">
            <text:p>7443551331</text:p>
          </table:table-cell>
          <table:table-cell table:style-name="ce92" office:value-type="float" office:value="2.97">
            <text:p>2,9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>
            <text:p>2,97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9]*[.AC119]" office:value-type="float" office:value="5.94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1" office:value-type="string">
            <text:p>SMD; 5.49mm x 5.18mm</text:p>
          </table:table-cell>
          <table:table-cell table:style-name="ce46" office:value-type="string">
            <text:p>L3, L4</text:p>
          </table:table-cell>
          <table:table-cell table:style-name="ce48" office:value-type="string">
            <text:p>Power board</text:p>
          </table:table-cell>
          <table:table-cell table:style-name="ce52" table:formula="of:=IF([.F120]=&quot;Power board&quot;;[.B120]*2;[.B120])" office:value-type="float" office:value="4">
            <text:p>4</text:p>
          </table:table-cell>
          <table:table-cell table:style-name="ce58" office:value-type="string">
            <text:p>1741325</text:p>
          </table:table-cell>
          <table:table-cell table:style-name="ce64" office:value-type="string">
            <text:p>IHLP2020CZER3R3M11</text:p>
          </table:table-cell>
          <table:table-cell table:style-name="ce67" office:value-type="float" office:value="1.41">
            <text:p>1,41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IHLP2020CZER3R3M11</text:p>
          </table:table-cell>
          <table:table-cell table:style-name="ce93" office:value-type="float" office:value="2.16">
            <text:p>2,160</text:p>
          </table:table-cell>
          <table:table-cell table:style-name="ce101"/>
          <table:table-cell table:style-name="ce86" office:value-type="string">
            <text:p>IHLP2020CZER3R3M11</text:p>
          </table:table-cell>
          <table:table-cell table:style-name="ce93" office:value-type="float" office:value="1.03">
            <text:p>1,030</text:p>
          </table:table-cell>
          <table:table-cell table:style-name="ce101"/>
          <table:table-cell table:style-name="ce86" office:value-type="string">
            <text:p>748-6912</text:p>
          </table:table-cell>
          <table:table-cell table:style-name="ce86" office:value-type="string">
            <text:p>IHLP2020CZER3R3M01</text:p>
          </table:table-cell>
          <table:table-cell table:style-name="ce93" office:value-type="float" office:value="1.518">
            <text:p>1,5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>
            <text:p>1,030 €</text:p>
          </table:table-cell>
          <table:table-cell table:style-name="ce144" office:value-type="float" office:value="4">
            <text:p>4</text:p>
          </table:table-cell>
          <table:table-cell table:style-name="ce163" table:formula="of:=[.AB120]*[.AC120]" office:value-type="float" office:value="4.12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0" office:value-type="string">
            <text:p>THT; 2x20-pin socket</text:p>
          </table:table-cell>
          <table:table-cell table:style-name="ce45" office:value-type="string">
            <text:p>LCD1</text:p>
          </table:table-cell>
          <table:table-cell table:style-name="ce30" office:value-type="string">
            <text:p>Arduino Shield</text:p>
          </table:table-cell>
          <table:table-cell table:style-name="ce51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0" office:value-type="string">
            <text:p>M20-7832046</text:p>
          </table:table-cell>
          <table:table-cell table:style-name="ce66" office:value-type="float" office:value="2.75">
            <text:p>2,7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20-7832046</text:p>
          </table:table-cell>
          <table:table-cell table:style-name="ce92" office:value-type="float" office:value="3.16">
            <text:p>3,160</text:p>
          </table:table-cell>
          <table:table-cell table:style-name="ce100"/>
          <table:table-cell table:style-name="ce85" office:value-type="string">
            <text:p>M20-7832046</text:p>
          </table:table-cell>
          <table:table-cell table:style-name="ce92" office:value-type="float" office:value="2.53">
            <text:p>2,530</text:p>
          </table:table-cell>
          <table:table-cell table:style-name="ce100"/>
          <table:table-cell table:style-name="ce110" office:value-type="string">
            <text:p>681-6851</text:p>
          </table:table-cell>
          <table:table-cell table:style-name="ce110" office:value-type="string">
            <text:p>M20-7832046</text:p>
          </table:table-cell>
          <table:table-cell table:style-name="ce92" office:value-type="float" office:value="3.027">
            <text:p>3,02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40DG</text:p>
          </table:table-cell>
          <table:table-cell table:style-name="ce66" office:value-type="float" office:value="0.3292">
            <text:p>0,329</text:p>
          </table:table-cell>
          <table:table-cell table:style-name="ce100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>
            <text:p>0,329 €</text:p>
          </table:table-cell>
          <table:table-cell table:style-name="ce143" office:value-type="float" office:value="2">
            <text:p>2</text:p>
          </table:table-cell>
          <table:table-cell table:style-name="ce163" table:formula="of:=[.AB121]*[.AC121]" office:value-type="float" office:value="0.6584">
            <text:p>0,658</text:p>
          </table:table-cell>
          <table:table-cell table:number-columns-repeated="994"/>
        </table:table-row>
        <table:table-row table:style-name="ro12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1" office:value-type="string">
            <text:p>0805 Green</text:p>
          </table:table-cell>
          <table:table-cell table:style-name="ce46" office:value-type="string">
            <text:p>LED_O1, LED_O2</text:p>
          </table:table-cell>
          <table:table-cell table:style-name="ce48" office:value-type="string">
            <text:p>Arduino Shield</text:p>
          </table:table-cell>
          <table:table-cell table:style-name="ce52" table:formula="of:=IF([.F122]=&quot;Power board&quot;;[.B122]*2;[.B122])" office:value-type="float" office:value="2">
            <text:p>2</text:p>
          </table:table-cell>
          <table:table-cell table:style-name="ce58" office:value-type="float" office:value="5790852">
            <text:p>5790852</text:p>
          </table:table-cell>
          <table:table-cell table:style-name="ce64" office:value-type="string">
            <text:p>HSMG-C170</text:p>
          </table:table-cell>
          <table:table-cell table:style-name="ce67" office:value-type="float" office:value="0.204">
            <text:p>0,20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49">
            <text:p>0,490</text:p>
          </table:table-cell>
          <table:table-cell table:style-name="ce101"/>
          <table:table-cell table:style-name="ce86" office:value-type="string">
            <text:p>630-HSMG-C170</text:p>
          </table:table-cell>
          <table:table-cell table:style-name="ce93" office:value-type="float" office:value="0.06">
            <text:p>0,060</text:p>
          </table:table-cell>
          <table:table-cell table:style-name="ce101"/>
          <table:table-cell table:style-name="ce86" office:value-type="string">
            <text:p>435-6767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206">
            <text:p>0,2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HSMG-C170</text:p>
          </table:table-cell>
          <table:table-cell table:style-name="ce125" office:value-type="float" office:value="0.0952">
            <text:p>0,09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>
            <text:p>0,0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2]*[.AC122]" office:value-type="float" office:value="0.12">
            <text:p>0,120</text:p>
          </table:table-cell>
          <table:table-cell table:number-columns-repeated="994"/>
        </table:table-row>
        <table:table-row table:style-name="ro13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0" office:value-type="string">
            <text:p>0805 Red</text:p>
          </table:table-cell>
          <table:table-cell table:style-name="ce45" office:value-type="string">
            <text:p>LED_CC1, LED_CC2, LED_PROG1, LED_PROG2, LED_SP</text:p>
          </table:table-cell>
          <table:table-cell table:style-name="ce30" office:value-type="string">
            <text:p>Arduino Shield</text:p>
          </table:table-cell>
          <table:table-cell table:style-name="ce51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0" office:value-type="string">
            <text:p>HSMH-C170</text:p>
          </table:table-cell>
          <table:table-cell table:style-name="ce66" office:value-type="float" office:value="0.488">
            <text:p>0,48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H-C170</text:p>
          </table:table-cell>
          <table:table-cell table:style-name="ce92" office:value-type="float" office:value="0.44">
            <text:p>0,440</text:p>
          </table:table-cell>
          <table:table-cell table:style-name="ce100"/>
          <table:table-cell table:style-name="ce85" office:value-type="string">
            <text:p>630-HSMH-C170</text:p>
          </table:table-cell>
          <table:table-cell table:style-name="ce92" office:value-type="float" office:value="0.06">
            <text:p>0,060</text:p>
          </table:table-cell>
          <table:table-cell table:style-name="ce100"/>
          <table:table-cell table:style-name="ce110" office:value-type="string">
            <text:p>486-0468</text:p>
          </table:table-cell>
          <table:table-cell table:style-name="ce110" office:value-type="string">
            <text:p>HSMH-C170</text:p>
          </table:table-cell>
          <table:table-cell table:style-name="ce92" office:value-type="float" office:value="0.188">
            <text:p>0,18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H-C170</text:p>
          </table:table-cell>
          <table:table-cell table:style-name="ce66" office:value-type="float" office:value="0.0574">
            <text:p>0,057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>
            <text:p>0,057 €</text:p>
          </table:table-cell>
          <table:table-cell table:style-name="ce143" office:value-type="float" office:value="5">
            <text:p>5</text:p>
          </table:table-cell>
          <table:table-cell table:style-name="ce163" table:formula="of:=[.AB123]*[.AC123]" office:value-type="float" office:value="0.287">
            <text:p>0,287</text:p>
          </table:table-cell>
          <table:table-cell table:number-columns-repeated="994"/>
        </table:table-row>
        <table:table-row table:style-name="ro7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1" office:value-type="string">
            <text:p>0805 Orange</text:p>
          </table:table-cell>
          <table:table-cell table:style-name="ce46" office:value-type="string">
            <text:p>LED_PWR</text:p>
          </table:table-cell>
          <table:table-cell table:style-name="ce48" office:value-type="string">
            <text:p>Arduino Shield</text:p>
          </table:table-cell>
          <table:table-cell table:style-name="ce52" table:formula="of:=IF([.F124]=&quot;Power board&quot;;[.B124]*2;[.B124])" office:value-type="float" office:value="1">
            <text:p>1</text:p>
          </table:table-cell>
          <table:table-cell table:style-name="ce58" office:value-type="string">
            <text:p>5790864</text:p>
          </table:table-cell>
          <table:table-cell table:style-name="ce64" office:value-type="string">
            <text:p>HSMD-C170</text:p>
          </table:table-cell>
          <table:table-cell table:style-name="ce67" office:value-type="float" office:value="0.24">
            <text:p>0,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44">
            <text:p>0,440</text:p>
          </table:table-cell>
          <table:table-cell table:style-name="ce101"/>
          <table:table-cell table:style-name="ce86" office:value-type="string">
            <text:p>630-HSMD-C170</text:p>
          </table:table-cell>
          <table:table-cell table:style-name="ce93" office:value-type="float" office:value="0.06">
            <text:p>0,060</text:p>
          </table:table-cell>
          <table:table-cell table:style-name="ce101"/>
          <table:table-cell table:style-name="ce86" office:value-type="string">
            <text:p>486-052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231">
            <text:p>0,23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HSMD-C170</text:p>
          </table:table-cell>
          <table:table-cell table:style-name="ce125" office:value-type="float" office:value="0.0586">
            <text:p>0,059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>
            <text:p>0,059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4]*[.AC124]" office:value-type="float" office:value="0.0586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_CV1, LED_CV2, LED_S1, LED_S2</text:p>
          </table:table-cell>
          <table:table-cell table:style-name="ce30" office:value-type="string">
            <text:p>Arduino Shield</text:p>
          </table:table-cell>
          <table:table-cell table:style-name="ce51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0" office:value-type="string">
            <text:p>HSMY-C170</text:p>
          </table:table-cell>
          <table:table-cell table:style-name="ce66" office:value-type="float" office:value="0.33">
            <text:p>0,33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Y-C170</text:p>
          </table:table-cell>
          <table:table-cell table:style-name="ce92" office:value-type="float" office:value="0.44">
            <text:p>0,440</text:p>
          </table:table-cell>
          <table:table-cell table:style-name="ce100"/>
          <table:table-cell table:style-name="ce85" office:value-type="string">
            <text:p>630-HSMY-C170</text:p>
          </table:table-cell>
          <table:table-cell table:style-name="ce92" office:value-type="float" office:value="0.06">
            <text:p>0,060</text:p>
          </table:table-cell>
          <table:table-cell table:style-name="ce100"/>
          <table:table-cell table:style-name="ce110" office:value-type="string">
            <text:p>486-0519</text:p>
          </table:table-cell>
          <table:table-cell table:style-name="ce110" office:value-type="string">
            <text:p>HSMY-C170</text:p>
          </table:table-cell>
          <table:table-cell table:style-name="ce92" office:value-type="float" office:value="0.248">
            <text:p>0,24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Y-C170</text:p>
          </table:table-cell>
          <table:table-cell table:style-name="ce66" office:value-type="float" office:value="0.06">
            <text:p>0,060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>
            <text:p>0,060 €</text:p>
          </table:table-cell>
          <table:table-cell table:style-name="ce143" table:formula="of:=[.G125]" office:value-type="float" office:value="4">
            <text:p>4</text:p>
          </table:table-cell>
          <table:table-cell table:style-name="ce163" table:formula="of:=[.AB125]*[.AC125]" office:value-type="float" office:value="0.24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NTC1</text:p>
          </table:table-cell>
          <table:table-cell table:style-name="ce48" office:value-type="string">
            <text:p>Power board</text:p>
          </table:table-cell>
          <table:table-cell table:style-name="ce52" table:formula="of:=IF([.F126]=&quot;Power board&quot;;[.B126]*2;[.B126])" office:value-type="float" office:value="2">
            <text:p>2</text:p>
          </table:table-cell>
          <table:table-cell table:style-name="ce58" office:value-type="string">
            <text:p>1612623</text:p>
          </table:table-cell>
          <table:table-cell table:style-name="ce64" office:value-type="string">
            <text:p>NTCS0805E3103JMT</text:p>
          </table:table-cell>
          <table:table-cell table:style-name="ce67" office:value-type="float" office:value="0.413">
            <text:p>0,41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TCS0805E3103JMT</text:p>
          </table:table-cell>
          <table:table-cell table:style-name="ce93" office:value-type="float" office:value="0.25">
            <text:p>0,250</text:p>
          </table:table-cell>
          <table:table-cell table:style-name="ce101"/>
          <table:table-cell table:style-name="ce86" office:value-type="string">
            <text:p>NTCS0805E3103JMT</text:p>
          </table:table-cell>
          <table:table-cell table:style-name="ce93" office:value-type="float" office:value="0.145">
            <text:p>0,145</text:p>
          </table:table-cell>
          <table:table-cell table:style-name="ce101"/>
          <table:table-cell table:style-name="ce86" office:value-type="string">
            <text:p>697-4601</text:p>
          </table:table-cell>
          <table:table-cell table:style-name="ce86" office:value-type="string">
            <text:p>NB12K00103JBB</text:p>
          </table:table-cell>
          <table:table-cell table:style-name="ce93" office:value-type="float" office:value="0.392">
            <text:p>0,39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NTCS0805E3103JMT</text:p>
          </table:table-cell>
          <table:table-cell table:style-name="ce125" office:value-type="float" office:value="0.19">
            <text:p>0,19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>
            <text:p>0,145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6]*[.AC126]" office:value-type="float" office:value="0.29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0" office:value-type="string">
            <text:p>SMD; SDIP-6</text:p>
          </table:table-cell>
          <table:table-cell table:style-name="ce45" office:value-type="string">
            <text:p>OK1</text:p>
          </table:table-cell>
          <table:table-cell table:style-name="ce30" office:value-type="string">
            <text:p>AUX PS</text:p>
          </table:table-cell>
          <table:table-cell table:style-name="ce51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0" office:value-type="string">
            <text:p>MOC3052SM</text:p>
          </table:table-cell>
          <table:table-cell table:style-name="ce66" office:value-type="float" office:value="0.884">
            <text:p>0,88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OC3052SM</text:p>
          </table:table-cell>
          <table:table-cell table:style-name="ce92" office:value-type="float" office:value="0.91">
            <text:p>0,910</text:p>
          </table:table-cell>
          <table:table-cell table:style-name="ce100"/>
          <table:table-cell table:style-name="ce85" office:value-type="string">
            <text:p>MOC3052SM</text:p>
          </table:table-cell>
          <table:table-cell table:style-name="ce92" office:value-type="float" office:value="0.75">
            <text:p>0,750</text:p>
          </table:table-cell>
          <table:table-cell table:style-name="ce100"/>
          <table:table-cell table:style-name="ce110" office:value-type="string">
            <text:p>761-3690</text:p>
          </table:table-cell>
          <table:table-cell table:style-name="ce110" office:value-type="string">
            <text:p>MOC3052SM</text:p>
          </table:table-cell>
          <table:table-cell table:style-name="ce92" office:value-type="float" office:value="0.739">
            <text:p>0,73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OC3052SR2VM</text:p>
          </table:table-cell>
          <table:table-cell table:style-name="ce66" office:value-type="float" office:value="0.38">
            <text:p>0,38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>
            <text:p>0,3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27]*[.AC127]" office:value-type="float" office:value="0.38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2</text:p>
          </table:table-cell>
          <table:table-cell table:style-name="ce48" office:value-type="string">
            <text:p>AUX PS</text:p>
          </table:table-cell>
          <table:table-cell table:style-name="ce52" table:formula="of:=IF([.F128]=&quot;Power board&quot;;[.B128]*2;[.B128])" office:value-type="float" office:value="1">
            <text:p>1</text:p>
          </table:table-cell>
          <table:table-cell table:style-name="ce58" office:value-type="float" office:value="2322554">
            <text:p>2322554</text:p>
          </table:table-cell>
          <table:table-cell table:style-name="ce64" office:value-type="string">
            <text:p>MOC3062SR2VM</text:p>
          </table:table-cell>
          <table:table-cell table:style-name="ce67" office:value-type="float" office:value="0.977">
            <text:p>0,9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1.11">
            <text:p>1,110</text:p>
          </table:table-cell>
          <table:table-cell table:style-name="ce101"/>
          <table:table-cell table:style-name="ce86" office:value-type="string">
            <text:p>MOC3062SM</text:p>
          </table:table-cell>
          <table:table-cell table:style-name="ce93" office:value-type="float" office:value="0.924">
            <text:p>0,924</text:p>
          </table:table-cell>
          <table:table-cell table:style-name="ce101"/>
          <table:table-cell table:style-name="ce86" office:value-type="string">
            <text:p>806-6064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0.718">
            <text:p>0,7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OC3062XSM</text:p>
          </table:table-cell>
          <table:table-cell table:style-name="ce125" office:value-type="float" office:value="0.41">
            <text:p>0,41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>
            <text:p>0,4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8]*[.AC128]" office:value-type="float" office:value="0.41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0" office:value-type="string">
            <text:p>SOIC-4</text:p>
          </table:table-cell>
          <table:table-cell table:style-name="ce45" office:value-type="string">
            <text:p>OK3, OK4</text:p>
          </table:table-cell>
          <table:table-cell table:style-name="ce30" office:value-type="string">
            <text:p>AUX PS</text:p>
          </table:table-cell>
          <table:table-cell table:style-name="ce51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5, OK6</text:p>
          </table:table-cell>
          <table:table-cell table:style-name="ce48" office:value-type="string">
            <text:p>Arduino Shield</text:p>
          </table:table-cell>
          <table:table-cell table:style-name="ce52" table:formula="of:=IF([.F130]=&quot;Power board&quot;;[.B130]*2;[.B13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0" office:value-type="string">
            <text:p>HCPL-181-000E</text:p>
          </table:table-cell>
          <table:table-cell table:style-name="ce66" office:value-type="float" office:value="0.342">
            <text:p>0,34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HCPL-181-000E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HCPL-181-000E</text:p>
          </table:table-cell>
          <table:table-cell table:style-name="ce92" office:value-type="float" office:value="0.15">
            <text:p>0,150</text:p>
          </table:table-cell>
          <table:table-cell table:style-name="ce100"/>
          <table:table-cell table:style-name="ce110" office:value-type="string">
            <text:p>693-5277</text:p>
          </table:table-cell>
          <table:table-cell table:style-name="ce110" office:value-type="string">
            <text:p>HCPL-181-000E</text:p>
          </table:table-cell>
          <table:table-cell table:style-name="ce92" office:value-type="float" office:value="0.343">
            <text:p>0,34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HCPL-181-000E</text:p>
          </table:table-cell>
          <table:table-cell table:style-name="ce66" office:value-type="float" office:value="0.25">
            <text:p>0,25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>
            <text:p>0,150 €</text:p>
          </table:table-cell>
          <table:table-cell table:style-name="ce143" table:formula="of:=[.G131]" office:value-type="float" office:value="4">
            <text:p>4</text:p>
          </table:table-cell>
          <table:table-cell table:style-name="ce163" table:formula="of:=[.AB131]*[.AC131]" office:value-type="float" office:value="0.6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0" office:value-type="string">
            <text:p>IRFR5305PBF</text:p>
          </table:table-cell>
          <table:table-cell table:style-name="ce66" office:value-type="float" office:value="0.994">
            <text:p>0,99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5305PBF-ND</text:p>
          </table:table-cell>
          <table:table-cell table:style-name="ce92" office:value-type="float" office:value="0.81">
            <text:p>0,810</text:p>
          </table:table-cell>
          <table:table-cell table:style-name="ce100"/>
          <table:table-cell table:style-name="ce85" office:value-type="string">
            <text:p>942-IRFR5305PBF</text:p>
          </table:table-cell>
          <table:table-cell table:style-name="ce92" office:value-type="float" office:value="0.805">
            <text:p>0,805</text:p>
          </table:table-cell>
          <table:table-cell table:style-name="ce100"/>
          <table:table-cell table:style-name="ce110" office:value-type="string">
            <text:p><text:s/>543-2496</text:p>
          </table:table-cell>
          <table:table-cell table:style-name="ce110" office:value-type="string">
            <text:p>IRFR5305PBF</text:p>
          </table:table-cell>
          <table:table-cell table:style-name="ce92" office:value-type="float" office:value="0.994">
            <text:p>0,99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5305PBF</text:p>
          </table:table-cell>
          <table:table-cell table:style-name="ce66" office:value-type="float" office:value="0.54">
            <text:p>0,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>
            <text:p>0,54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33]*[.AC133]" office:value-type="float" office:value="1.08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48" office:value-type="string">
            <text:p>Power board</text:p>
          </table:table-cell>
          <table:table-cell table:style-name="ce52" table:formula="of:=IF([.F134]=&quot;Power board&quot;;[.B134]*2;[.B134])" office:value-type="float" office:value="0">
            <text:p>0</text:p>
          </table:table-cell>
          <table:table-cell table:style-name="ce58" office:value-type="string">
            <text:p>2480881</text:p>
          </table:table-cell>
          <table:table-cell table:style-name="ce64" office:value-type="string">
            <text:p>SPD30P06P G</text:p>
          </table:table-cell>
          <table:table-cell table:style-name="ce67" office:value-type="float" office:value="0.98">
            <text:p>0,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PD30P06P GCT-ND</text:p>
          </table:table-cell>
          <table:table-cell table:style-name="ce93" office:value-type="float" office:value="1.03">
            <text:p>1,030</text:p>
          </table:table-cell>
          <table:table-cell table:style-name="ce101"/>
          <table:table-cell table:style-name="ce86" office:value-type="string">
            <text:p>726-SPD30P06PG </text:p>
          </table:table-cell>
          <table:table-cell table:style-name="ce93" office:value-type="float" office:value="1.02">
            <text:p>1,020</text:p>
          </table:table-cell>
          <table:table-cell table:style-name="ce101"/>
          <table:table-cell table:style-name="ce86" office:value-type="string">
            <text:p>898-6864</text:p>
          </table:table-cell>
          <table:table-cell table:style-name="ce86" office:value-type="string">
            <text:p>SPD30P06P G</text:p>
          </table:table-cell>
          <table:table-cell table:style-name="ce93" office:value-type="float" office:value="0.861">
            <text:p>0,861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SPD30P06PGBTMA1</text:p>
          </table:table-cell>
          <table:table-cell table:style-name="ce125" office:value-type="float" office:value="0.78">
            <text:p>0,78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0" office:value-type="string">
            <text:p>SUD19P06-60-GE3</text:p>
          </table:table-cell>
          <table:table-cell table:style-name="ce66" office:value-type="float" office:value="1.59">
            <text:p>1,59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UD19P06-60-GE3</text:p>
          </table:table-cell>
          <table:table-cell table:style-name="ce92" office:value-type="float" office:value="0.95">
            <text:p>0,950</text:p>
          </table:table-cell>
          <table:table-cell table:style-name="ce100"/>
          <table:table-cell table:style-name="ce85" office:value-type="string">
            <text:p>SUD19P06-60-GE3</text:p>
          </table:table-cell>
          <table:table-cell table:style-name="ce92" office:value-type="float" office:value="1.07">
            <text:p>1,0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1, Q12, Q17, Q19, Q20</text:p>
          </table:table-cell>
          <table:table-cell table:style-name="ce48" office:value-type="string">
            <text:p>Power board</text:p>
          </table:table-cell>
          <table:table-cell table:style-name="ce52" table:formula="of:=IF([.F136]=&quot;Power board&quot;;[.B136]*2;[.B136])" office:value-type="float" office:value="10">
            <text:p>10</text:p>
          </table:table-cell>
          <table:table-cell table:style-name="ce58" office:value-type="float" office:value="1459109">
            <text:p>1459109</text:p>
          </table:table-cell>
          <table:table-cell table:style-name="ce64" office:value-type="string">
            <text:p>MMBT5551LT1G</text:p>
          </table:table-cell>
          <table:table-cell table:style-name="ce67" office:value-type="float" office:value="0.167">
            <text:p>0,167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8">
            <text:p>0,180</text:p>
          </table:table-cell>
          <table:table-cell table:style-name="ce101"/>
          <table:table-cell table:style-name="ce86" office:value-type="string">
            <text:p>MMBT5551LT1G</text:p>
          </table:table-cell>
          <table:table-cell table:style-name="ce93" office:value-type="float" office:value="0.163">
            <text:p>0,163</text:p>
          </table:table-cell>
          <table:table-cell table:style-name="ce101"/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29">
            <text:p>0,12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MBT5551</text:p>
          </table:table-cell>
          <table:table-cell table:style-name="ce125" office:value-type="float" office:value="0.0204">
            <text:p>0,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>
            <text:p>0,020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136]*[.AC136]" office:value-type="float" office:value="0.51">
            <text:p>0,510</text:p>
          </table:table-cell>
          <table:table-cell table:number-columns-repeated="994"/>
        </table:table-row>
        <table:table-row table:style-name="ro8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2, Q9, Q10, Q18</text:p>
          </table:table-cell>
          <table:table-cell table:style-name="ce30" office:value-type="string">
            <text:p>Power board</text:p>
          </table:table-cell>
          <table:table-cell table:style-name="ce51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0" office:value-type="string">
            <text:p>MMBT5401LT1G</text:p>
          </table:table-cell>
          <table:table-cell table:style-name="ce66" office:value-type="float" office:value="0.167">
            <text:p>0,16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MBT5401LT1G</text:p>
          </table:table-cell>
          <table:table-cell table:style-name="ce92" office:value-type="float" office:value="0.18">
            <text:p>0,180</text:p>
          </table:table-cell>
          <table:table-cell table:style-name="ce100"/>
          <table:table-cell table:style-name="ce85" office:value-type="string">
            <text:p>MMBT5401LT1G</text:p>
          </table:table-cell>
          <table:table-cell table:style-name="ce92" office:value-type="float" office:value="0.163">
            <text:p>0,163</text:p>
          </table:table-cell>
          <table:table-cell table:style-name="ce100"/>
          <table:table-cell table:style-name="ce110" office:value-type="string">
            <text:p>545-0393</text:p>
          </table:table-cell>
          <table:table-cell table:style-name="ce110" office:value-type="string">
            <text:p>MMBT5401LT1G</text:p>
          </table:table-cell>
          <table:table-cell table:style-name="ce92" office:value-type="float" office:value="0.151">
            <text:p>0,151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MBT5401</text:p>
          </table:table-cell>
          <table:table-cell table:style-name="ce66" office:value-type="float" office:value="0.0205">
            <text:p>0,021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>
            <text:p>0,021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37]*[.AC137]" office:value-type="float" office:value="0.5125">
            <text:p>0,513</text:p>
          </table:table-cell>
          <table:table-cell table:number-columns-repeated="994"/>
        </table:table-row>
        <table:table-row table:style-name="ro7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Q21, Q22</text:p>
          </table:table-cell>
          <table:table-cell table:style-name="ce48" office:value-type="string">
            <text:p>AUX PS</text:p>
          </table:table-cell>
          <table:table-cell table:style-name="ce52" table:formula="of:=IF([.F138]=&quot;Power board&quot;;[.B138]*2;[.B138])" office:value-type="float" office:value="2">
            <text:p>2</text:p>
          </table:table-cell>
          <table:table-cell table:style-name="ce58" office:value-type="float" office:value="1057286">
            <text:p>1057286</text:p>
          </table:table-cell>
          <table:table-cell table:style-name="ce64" office:value-type="string">
            <text:p>BTA26-600BRG</text:p>
          </table:table-cell>
          <table:table-cell table:style-name="ce67" office:value-type="float" office:value="2.84">
            <text:p>2,8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2.93">
            <text:p>2,930</text:p>
          </table:table-cell>
          <table:table-cell table:style-name="ce101"/>
          <table:table-cell table:style-name="ce86" office:value-type="string">
            <text:p>BTA26-600BRG</text:p>
          </table:table-cell>
          <table:table-cell table:style-name="ce93" office:value-type="float" office:value="3.11">
            <text:p>3,110</text:p>
          </table:table-cell>
          <table:table-cell table:style-name="ce101"/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3.038">
            <text:p>3,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BTA26-600BRG</text:p>
          </table:table-cell>
          <table:table-cell table:style-name="ce125" office:value-type="float" office:value="2.54">
            <text:p>2,540</text:p>
          </table:table-cell>
          <table:table-cell table:style-name="ce101" office:value-type="float" office:value="1">
            <text:p>1</text:p>
          </table:table-cell>
          <table:table-cell table:style-name="ce133" table:formula="of:=[.G138]" office:value-type="float" office:value="2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>
            <text:p>2,54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38]*[.AC138]" office:value-type="float" office:value="5.08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13</text:p>
          </table:table-cell>
          <table:table-cell table:style-name="ce30" office:value-type="string">
            <text:p>Power board</text:p>
          </table:table-cell>
          <table:table-cell table:style-name="ce51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23</text:p>
          </table:table-cell>
          <table:table-cell table:style-name="ce48" office:value-type="string">
            <text:p>AUX PS</text:p>
          </table:table-cell>
          <table:table-cell table:style-name="ce52" table:formula="of:=IF([.F140]=&quot;Power board&quot;;[.B140]*2;[.B14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0" office:value-type="string">
            <text:p>IRLL2705PBF</text:p>
          </table:table-cell>
          <table:table-cell table:style-name="ce66" office:value-type="float" office:value="0.578">
            <text:p>0,57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LL2705PBF-ND </text:p>
          </table:table-cell>
          <table:table-cell table:style-name="ce92" office:value-type="float" office:value="0.63">
            <text:p>0,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LL2705PBF </text:p>
          </table:table-cell>
          <table:table-cell table:style-name="ce92" office:value-type="float" office:value="0.622">
            <text:p>0,62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0-9907</text:p>
          </table:table-cell>
          <table:table-cell table:style-name="ce110" office:value-type="string">
            <text:p>IRLL2705PBF</text:p>
          </table:table-cell>
          <table:table-cell table:style-name="ce92" office:value-type="float" office:value="0.26">
            <text:p>0,2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LL2705PBF</text:p>
          </table:table-cell>
          <table:table-cell table:style-name="ce66" office:value-type="float" office:value="0.307">
            <text:p>0,307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>
            <text:p>0,260 €</text:p>
          </table:table-cell>
          <table:table-cell table:style-name="ce143" table:formula="of:=[.G141]" office:value-type="float" office:value="3">
            <text:p>3</text:p>
          </table:table-cell>
          <table:table-cell table:style-name="ce163" table:formula="of:=[.AB141]*[.AC141]" office:value-type="float" office:value="0.78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4</text:p>
          </table:table-cell>
          <table:table-cell table:style-name="ce30" office:value-type="string">
            <text:p>Power board</text:p>
          </table:table-cell>
          <table:table-cell table:style-name="ce51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0" office:value-type="string">
            <text:p>IRFR48ZPBF</text:p>
          </table:table-cell>
          <table:table-cell table:style-name="ce66" office:value-type="float" office:value="1.31">
            <text:p>1,3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48ZTRLPBFCT-ND </text:p>
          </table:table-cell>
          <table:table-cell table:style-name="ce92" office:value-type="float" office:value="1.09">
            <text:p>1,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FR48ZPBF</text:p>
          </table:table-cell>
          <table:table-cell table:style-name="ce92" office:value-type="float" office:value="1.11">
            <text:p>1,11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8-7055</text:p>
          </table:table-cell>
          <table:table-cell table:style-name="ce110" office:value-type="string">
            <text:p>IRFR48ZPBF</text:p>
          </table:table-cell>
          <table:table-cell table:style-name="ce92" office:value-type="float" office:value="1.234">
            <text:p>1,23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48ZPBF</text:p>
          </table:table-cell>
          <table:table-cell table:style-name="ce66" office:value-type="float" office:value="0.54">
            <text:p>0,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>
            <text:p>0,540 €</text:p>
          </table:table-cell>
          <table:table-cell table:style-name="ce143" table:formula="of:=[.G143]" office:value-type="float" office:value="2">
            <text:p>2</text:p>
          </table:table-cell>
          <table:table-cell table:style-name="ce163" table:formula="of:=[.AB143]*[.AC143]" office:value-type="float" office:value="1.08">
            <text:p>1,080</text:p>
          </table:table-cell>
          <table:table-cell table:number-columns-repeated="994"/>
        </table:table-row>
        <table:table-row table:style-name="ro12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6, Q27, Q28, Q29, Q31</text:p>
          </table:table-cell>
          <table:table-cell table:style-name="ce48" office:value-type="string">
            <text:p>Arduino Shield</text:p>
          </table:table-cell>
          <table:table-cell table:style-name="ce52" table:formula="of:=IF([.F144]=&quot;Power board&quot;;[.B144]*2;[.B144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15</text:p>
          </table:table-cell>
          <table:table-cell table:style-name="ce30" office:value-type="string">
            <text:p>Power board</text:p>
          </table:table-cell>
          <table:table-cell table:style-name="ce51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>
            <text:p>7</text:p>
          </table:table-cell>
          <table:table-cell table:style-name="ce58" office:value-type="string">
            <text:p>1888166</text:p>
          </table:table-cell>
          <table:table-cell table:style-name="ce64" office:value-type="string">
            <text:p>IRLML2246TRPBF</text:p>
          </table:table-cell>
          <table:table-cell table:style-name="ce67" office:value-type="float" office:value="0.287">
            <text:p>0,28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4">
            <text:p>0,400</text:p>
          </table:table-cell>
          <table:table-cell table:style-name="ce101"/>
          <table:table-cell table:style-name="ce86" office:value-type="string">
            <text:p>IRLML2246TRPBF</text:p>
          </table:table-cell>
          <table:table-cell table:style-name="ce93" office:value-type="float" office:value="0.389">
            <text:p>0,389</text:p>
          </table:table-cell>
          <table:table-cell table:style-name="ce101"/>
          <table:table-cell table:style-name="ce86" office:value-type="string">
            <text:p>760-4432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322">
            <text:p>0,32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IRLML2246TRPBF</text:p>
          </table:table-cell>
          <table:table-cell table:style-name="ce125" office:value-type="float" office:value="0.1">
            <text:p>0,10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>
            <text:p>0,100 €</text:p>
          </table:table-cell>
          <table:table-cell table:style-name="ce144" table:formula="of:=[.G146]" office:value-type="float" office:value="7">
            <text:p>7</text:p>
          </table:table-cell>
          <table:table-cell table:style-name="ce163" table:formula="of:=[.AB146]*[.AC146]" office:value-type="float" office:value="0.7">
            <text:p>0,700</text:p>
          </table:table-cell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4, Q25</text:p>
          </table:table-cell>
          <table:table-cell table:style-name="ce48" office:value-type="string">
            <text:p>AUX PS</text:p>
          </table:table-cell>
          <table:table-cell table:style-name="ce52" table:formula="of:=IF([.F148]=&quot;Power board&quot;;[.B148]*2;[.B1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N7002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3, Q16</text:p>
          </table:table-cell>
          <table:table-cell table:style-name="ce30" office:value-type="string">
            <text:p>Power board</text:p>
          </table:table-cell>
          <table:table-cell table:style-name="ce51" table:formula="of:=IF([.F149]=&quot;Power board&quot;;[.B149]*2;[.B14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0, Q32, Q33</text:p>
          </table:table-cell>
          <table:table-cell table:style-name="ce48" office:value-type="string">
            <text:p>Arduino Shield</text:p>
          </table:table-cell>
          <table:table-cell table:style-name="ce52" table:formula="of:=IF([.F150]=&quot;Power board&quot;;[.B150]*2;[.B15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>
            <text:p>9</text:p>
          </table:table-cell>
          <table:table-cell table:style-name="ce18" office:value-type="float" office:value="1713823">
            <text:p>1713823</text:p>
          </table:table-cell>
          <table:table-cell table:style-name="ce30" office:value-type="string">
            <text:p>2N7002-7-F</text:p>
          </table:table-cell>
          <table:table-cell table:style-name="ce66" office:value-type="float" office:value="0.135">
            <text:p>0,13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2N7002LT1G</text:p>
          </table:table-cell>
          <table:table-cell table:style-name="ce92" office:value-type="float" office:value="0.13">
            <text:p>0,130</text:p>
          </table:table-cell>
          <table:table-cell table:style-name="ce100"/>
          <table:table-cell table:style-name="ce85" office:value-type="string">
            <text:p>2N7002LT1G</text:p>
          </table:table-cell>
          <table:table-cell table:style-name="ce92" office:value-type="float" office:value="0.118">
            <text:p>0,118</text:p>
          </table:table-cell>
          <table:table-cell table:style-name="ce100"/>
          <table:table-cell table:style-name="ce110" office:value-type="string">
            <text:p>545-0012</text:p>
          </table:table-cell>
          <table:table-cell table:style-name="ce110" office:value-type="string">
            <text:p>2N7002LT1G</text:p>
          </table:table-cell>
          <table:table-cell table:style-name="ce92" office:value-type="float" office:value="0.108">
            <text:p>0,1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2N7002LT1G</text:p>
          </table:table-cell>
          <table:table-cell table:style-name="ce66" office:value-type="float" office:value="0.019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9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>
            <text:p>0,019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51]*[.AC151]" office:value-type="float" office:value="0.475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0" office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5" office:value-type="string">
            <text:p>Q4</text:p>
          </table:table-cell>
          <table:table-cell table:style-name="ce30" office:value-type="string">
            <text:p>Power board</text:p>
          </table:table-cell>
          <table:table-cell table:style-name="ce51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0" office:value-type="string">
            <text:p>IRFP250NPBF</text:p>
          </table:table-cell>
          <table:table-cell table:style-name="ce66" office:value-type="float" office:value="2.08">
            <text:p>2,0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P250NPBF</text:p>
          </table:table-cell>
          <table:table-cell table:style-name="ce92" office:value-type="float" office:value="1.87">
            <text:p>1,870</text:p>
          </table:table-cell>
          <table:table-cell table:style-name="ce100"/>
          <table:table-cell table:style-name="ce85" office:value-type="string">
            <text:p>IRFP250NPBF</text:p>
          </table:table-cell>
          <table:table-cell table:style-name="ce92" office:value-type="float" office:value="1.87">
            <text:p>1,870</text:p>
          </table:table-cell>
          <table:table-cell table:style-name="ce100"/>
          <table:table-cell table:style-name="ce110" office:value-type="string">
            <text:p>541-0042</text:p>
          </table:table-cell>
          <table:table-cell table:style-name="ce110" office:value-type="string">
            <text:p>IRFP250NPBF</text:p>
          </table:table-cell>
          <table:table-cell table:style-name="ce92" office:value-type="float" office:value="2.1">
            <text:p>2,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P250NPBF</text:p>
          </table:table-cell>
          <table:table-cell table:style-name="ce66" office:value-type="float" office:value="1.06">
            <text:p>1,060</text:p>
          </table:table-cell>
          <table:table-cell table:style-name="ce100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>
            <text:p>1,06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53]*[.AC153]" office:value-type="float" office:value="2.12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5</text:p>
          </table:table-cell>
          <table:table-cell table:style-name="ce48" office:value-type="string">
            <text:p>Power board</text:p>
          </table:table-cell>
          <table:table-cell table:style-name="ce52" table:formula="of:=IF([.F154]=&quot;Power board&quot;;[.B154]*2;[.B154])" office:value-type="float" office:value="2">
            <text:p>2</text:p>
          </table:table-cell>
          <table:table-cell table:style-name="ce58" office:value-type="string">
            <text:p>8734771</text:p>
          </table:table-cell>
          <table:table-cell table:style-name="ce64" office:value-type="string">
            <text:p>BC857C,215</text:p>
          </table:table-cell>
          <table:table-cell table:style-name="ce67" office:value-type="float" office:value="0.022">
            <text:p>0,0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2">
            <text:p>0,120</text:p>
          </table:table-cell>
          <table:table-cell table:style-name="ce101"/>
          <table:table-cell table:style-name="ce86" office:value-type="string">
            <text:p>BC857CLT1G</text:p>
          </table:table-cell>
          <table:table-cell table:style-name="ce93" office:value-type="float" office:value="0.109">
            <text:p>0,109</text:p>
          </table:table-cell>
          <table:table-cell table:style-name="ce101"/>
          <table:table-cell table:style-name="ce86" office:value-type="string">
            <text:p>690-0105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02">
            <text:p>0,10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BC857C-DIO</text:p>
          </table:table-cell>
          <table:table-cell table:style-name="ce125" office:value-type="float" office:value="0.02">
            <text:p>0,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>
            <text:p>0,0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54]*[.AC154]" office:value-type="float" office:value="0.04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6, Q8</text:p>
          </table:table-cell>
          <table:table-cell table:style-name="ce30" office:value-type="string">
            <text:p>Power board</text:p>
          </table:table-cell>
          <table:table-cell table:style-name="ce51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0" office:value-type="string">
            <text:p>BCP56-16,115</text:p>
          </table:table-cell>
          <table:table-cell table:style-name="ce66" office:value-type="float" office:value="0.256">
            <text:p>0,25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BCP56-16T1G</text:p>
          </table:table-cell>
          <table:table-cell table:style-name="ce92" office:value-type="float" office:value="0.36">
            <text:p>0,360</text:p>
          </table:table-cell>
          <table:table-cell table:style-name="ce100"/>
          <table:table-cell table:style-name="ce85" office:value-type="string">
            <text:p>BCP56-16,115</text:p>
          </table:table-cell>
          <table:table-cell table:style-name="ce92" office:value-type="float" office:value="0.34">
            <text:p>0,340</text:p>
          </table:table-cell>
          <table:table-cell table:style-name="ce100"/>
          <table:table-cell table:style-name="ce110" office:value-type="string">
            <text:p>773-7633</text:p>
          </table:table-cell>
          <table:table-cell table:style-name="ce110" office:value-type="string">
            <text:p>BCP56-16T3G</text:p>
          </table:table-cell>
          <table:table-cell table:style-name="ce92" office:value-type="float" office:value="0.242">
            <text:p>0,24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BCP56-16.115</text:p>
          </table:table-cell>
          <table:table-cell table:style-name="ce66" office:value-type="float" office:value="0.106">
            <text:p>0,106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>
            <text:p>0,106 €</text:p>
          </table:table-cell>
          <table:table-cell table:style-name="ce143" office:value-type="float" office:value="4">
            <text:p>4</text:p>
          </table:table-cell>
          <table:table-cell table:style-name="ce163" table:formula="of:=[.AB155]*[.AC155]" office:value-type="float" office:value="0.424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1, JP2, JP3, R56</text:p>
          </table:table-cell>
          <table:table-cell table:style-name="ce48" office:value-type="string">
            <text:p>Power board</text:p>
          </table:table-cell>
          <table:table-cell table:style-name="ce52" table:formula="of:=IF([.F156]=&quot;Power board&quot;;[.B156]*2;[.B156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0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JP4, JP5, JP6, JP7, JP8</text:p>
          </table:table-cell>
          <table:table-cell table:style-name="ce30" office:value-type="string">
            <text:p>Arduino Shield</text:p>
          </table:table-cell>
          <table:table-cell table:style-name="ce51" table:formula="of:=IF([.F157]=&quot;Power board&quot;;[.B157]*2;[.B157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>
            <text:p>13</text:p>
          </table:table-cell>
          <table:table-cell table:style-name="ce58" office:value-type="float" office:value="9233750">
            <text:p>9233750</text:p>
          </table:table-cell>
          <table:table-cell table:style-name="ce64" office:value-type="string">
            <text:p>RC0805JR-070RL</text:p>
          </table:table-cell>
          <table:table-cell table:style-name="ce67" office:value-type="float" office:value="0.0095">
            <text:p>0,0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2012J000CS</text:p>
          </table:table-cell>
          <table:table-cell table:style-name="ce93" office:value-type="float" office:value="0.014">
            <text:p>0,014</text:p>
          </table:table-cell>
          <table:table-cell table:style-name="ce101"/>
          <table:table-cell table:style-name="ce86" office:value-type="string">
            <text:p>RC0805JR-070RL</text:p>
          </table:table-cell>
          <table:table-cell table:style-name="ce93" office:value-type="float" office:value="0.012">
            <text:p>0,012</text:p>
          </table:table-cell>
          <table:table-cell table:style-name="ce101"/>
          <table:table-cell table:style-name="ce86" office:value-type="string">
            <text:p>679-0800</text:p>
          </table:table-cell>
          <table:table-cell table:style-name="ce86" office:value-type="string">
            <text:p>CRCW08050000Z0EA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0R</text:p>
          </table:table-cell>
          <table:table-cell table:style-name="ce125" office:value-type="float" office:value="0.006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>
            <text:p>0,006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158]*[.AC158]" office:value-type="float" office:value="0.09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>
            <text:p>95</text:p>
          </table:table-cell>
          <table:table-cell table:style-name="ce13" office:value-type="float" office:value="6">
            <text:p>6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, R15, R22, R23, R73, R75</text:p>
          </table:table-cell>
          <table:table-cell table:style-name="ce48" office:value-type="string">
            <text:p>Power board</text:p>
          </table:table-cell>
          <table:table-cell table:style-name="ce52" table:formula="of:=IF([.F160]=&quot;Power board&quot;;[.B160]*2;[.B160])" office:value-type="float" office:value="12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3</text:p>
          </table:table-cell>
          <table:table-cell table:style-name="ce30" office:value-type="string">
            <text:p>AUX PS</text:p>
          </table:table-cell>
          <table:table-cell table:style-name="ce51" table:formula="of:=IF([.F161]=&quot;Power board&quot;;[.B161]*2;[.B1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5, R146</text:p>
          </table:table-cell>
          <table:table-cell table:style-name="ce48" office:value-type="string">
            <text:p>Arduino Shield</text:p>
          </table:table-cell>
          <table:table-cell table:style-name="ce52" table:formula="of:=IF([.F162]=&quot;Power board&quot;;[.B162]*2;[.B16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>
            <text:p>15</text:p>
          </table:table-cell>
          <table:table-cell table:style-name="ce18" office:value-type="float" office:value="2352619">
            <text:p>2352619</text:p>
          </table:table-cell>
          <table:table-cell table:style-name="ce30" office:value-type="string">
            <text:p>RCV0805100KFKEA</text:p>
          </table:table-cell>
          <table:table-cell table:style-name="ce66" office:value-type="float" office:value="0.08">
            <text:p>0,08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K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00K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691</text:p>
          </table:table-cell>
          <table:table-cell table:style-name="ce110" office:value-type="string">
            <text:p>CRG0805F100K</text:p>
          </table:table-cell>
          <table:table-cell table:style-name="ce92" office:value-type="float" office:value="0.007">
            <text:p>0,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00K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3]&lt;&gt;&quot;&quot;;&quot;&quot;;[.G163])" office:value-type="float" office:value="15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>
            <text:p>0,007 €</text:p>
          </table:table-cell>
          <table:table-cell table:style-name="ce143" table:formula="of:=[.G163]" office:value-type="float" office:value="15">
            <text:p>15</text:p>
          </table:table-cell>
          <table:table-cell table:style-name="ce163" table:formula="of:=[.AB163]*[.AC163]" office:value-type="float" office:value="0.105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18" office:value-type="string">
            <text:p>100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3, R53</text:p>
          </table:table-cell>
          <table:table-cell table:style-name="ce30" office:value-type="string">
            <text:p>Power board</text:p>
          </table:table-cell>
          <table:table-cell table:style-name="ce51" table:formula="of:=IF([.F165]=&quot;Power board&quot;;[.B165]*2;[.B165])" office:value-type="float" office:value="4">
            <text:p>4</text:p>
          </table:table-cell>
          <table:table-cell table:style-name="ce18" office:value-type="float" office:value="1577686">
            <text:p>1577686</text:p>
          </table:table-cell>
          <table:table-cell table:style-name="ce30" office:value-type="string">
            <text:p>ERA6AEB104V</text:p>
          </table:table-cell>
          <table:table-cell table:style-name="ce66" office:value-type="float" office:value="0.205">
            <text:p>0,20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RT0805BRD07100KL</text:p>
          </table:table-cell>
          <table:table-cell table:style-name="ce92" office:value-type="float" office:value="0.35">
            <text:p>0,350</text:p>
          </table:table-cell>
          <table:table-cell table:style-name="ce100"/>
          <table:table-cell table:style-name="ce85" office:value-type="string">
            <text:p>CPF0805B100KE</text:p>
          </table:table-cell>
          <table:table-cell table:style-name="ce92" office:value-type="float" office:value="0.095">
            <text:p>0,095</text:p>
          </table:table-cell>
          <table:table-cell table:style-name="ce100"/>
          <table:table-cell table:style-name="ce110" office:value-type="string">
            <text:p>666-2673</text:p>
          </table:table-cell>
          <table:table-cell table:style-name="ce110" office:value-type="string">
            <text:p>CPF0805B100KE</text:p>
          </table:table-cell>
          <table:table-cell table:style-name="ce92" office:value-type="float" office:value="0.112">
            <text:p>0,11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N73C2A100KBTDF</text:p>
          </table:table-cell>
          <table:table-cell table:style-name="ce66" office:value-type="float" office:value="0.513">
            <text:p>0,51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65]&lt;&gt;&quot;&quot;;&quot;&quot;;[.G165])" office:value-type="float" office:value="4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>
            <text:p>0,095 €</text:p>
          </table:table-cell>
          <table:table-cell table:style-name="ce143" office:value-type="float" office:value="4">
            <text:p>4</text:p>
          </table:table-cell>
          <table:table-cell table:style-name="ce163" table:formula="of:=[.AB165]*[.AC165]" office:value-type="float" office:value="0.38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6</text:p>
          </table:table-cell>
          <table:table-cell table:style-name="ce48" office:value-type="string">
            <text:p>AUX PS</text:p>
          </table:table-cell>
          <table:table-cell table:style-name="ce52" table:formula="of:=IF([.F166]=&quot;Power board&quot;;[.B166]*2;[.B16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5</text:p>
          </table:table-cell>
          <table:table-cell table:style-name="ce30" office:value-type="string">
            <text:p>Arduino Shield</text:p>
          </table:table-cell>
          <table:table-cell table:style-name="ce51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7, R8, R42</text:p>
          </table:table-cell>
          <table:table-cell table:style-name="ce48" office:value-type="string">
            <text:p>Power board</text:p>
          </table:table-cell>
          <table:table-cell table:style-name="ce52" table:formula="of:=IF([.F168]=&quot;Power board&quot;;[.B168]*2;[.B168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>
            <text:p>8</text:p>
          </table:table-cell>
          <table:table-cell table:style-name="ce18" office:value-type="string">
            <text:p>9332375</text:p>
          </table:table-cell>
          <table:table-cell table:style-name="ce30" office:value-type="string">
            <text:p>MC01W08051100R</text:p>
          </table:table-cell>
          <table:table-cell table:style-name="ce66" office:value-type="float" office:value="0.00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0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0807</text:p>
          </table:table-cell>
          <table:table-cell table:style-name="ce110" office:value-type="string">
            <text:p>CRCW0805100RFKEA</text:p>
          </table:table-cell>
          <table:table-cell table:style-name="ce92" office:value-type="float" office:value="0.031">
            <text:p>0,03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00R</text:p>
          </table:table-cell>
          <table:table-cell table:style-name="ce66" office:value-type="float" office:value="0.008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9]&lt;&gt;&quot;&quot;;&quot;&quot;;[.G169])" office:value-type="float" office:value="8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69]*[.AC169]" office:value-type="float" office:value="0.02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1, R122</text:p>
          </table:table-cell>
          <table:table-cell table:style-name="ce30" office:value-type="string">
            <text:p>AUX PS</text:p>
          </table:table-cell>
          <table:table-cell table:style-name="ce51" table:formula="of:=IF([.F171]=&quot;Power board&quot;;[.B171]*2;[.B17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9, R145, R149, R157, R165</text:p>
          </table:table-cell>
          <table:table-cell table:style-name="ce48" office:value-type="string">
            <text:p>Arduino Shield</text:p>
          </table:table-cell>
          <table:table-cell table:style-name="ce52" table:formula="of:=IF([.F172]=&quot;Power board&quot;;[.B172]*2;[.B1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3"/>
          <table:table-cell office:value-type="float" office:value="19">
            <text:p>19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, R10, R11, R19, R27, R40, R49, R51, R58, R64, R69, R72, R74, R82, R91, R94, R95, R98, R102</text:p>
          </table:table-cell>
          <table:table-cell table:style-name="ce30" office:value-type="string">
            <text:p>Power board</text:p>
          </table:table-cell>
          <table:table-cell table:style-name="ce51" table:formula="of:=IF([.F173]=&quot;Power board&quot;;[.B173]*2;[.B173])" office:value-type="float" office:value="38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>
            <text:p>45</text:p>
          </table:table-cell>
          <table:table-cell table:style-name="ce58" office:value-type="float" office:value="9237755">
            <text:p>9237755</text:p>
          </table:table-cell>
          <table:table-cell table:style-name="ce64" office:value-type="string">
            <text:p>RC0805FR-0710KL</text:p>
          </table:table-cell>
          <table:table-cell table:style-name="ce67" office:value-type="float" office:value="0.0113">
            <text:p>0,01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10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562</text:p>
          </table:table-cell>
          <table:table-cell table:style-name="ce86" office:value-type="string">
            <text:p>CRG0805F10K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0K</text:p>
          </table:table-cell>
          <table:table-cell table:style-name="ce125" office:value-type="float" office:value="0.0077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>
            <text:p>0,008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174]*[.AC174]" office:value-type="float" office:value="0.385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43</text:p>
          </table:table-cell>
          <table:table-cell table:style-name="ce48" office:value-type="string">
            <text:p>Arduino Shield</text:p>
          </table:table-cell>
          <table:table-cell table:style-name="ce52" table:formula="of:=IF([.F176]=&quot;Power board&quot;;[.B176]*2;[.B1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R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9, R33, R81</text:p>
          </table:table-cell>
          <table:table-cell table:style-name="ce30" office:value-type="string">
            <text:p>Power board</text:p>
          </table:table-cell>
          <table:table-cell table:style-name="ce51" table:formula="of:=IF([.F177]=&quot;Power board&quot;;[.B177]*2;[.B177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>
            <text:p>7</text:p>
          </table:table-cell>
          <table:table-cell table:style-name="ce58" office:value-type="string">
            <text:p>9236643</text:p>
          </table:table-cell>
          <table:table-cell table:style-name="ce64" office:value-type="string">
            <text:p>RC1206FR-0710RL</text:p>
          </table:table-cell>
          <table:table-cell table:style-name="ce67" office:value-type="float" office:value="0.017">
            <text:p>0,01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1206FR-0710RL</text:p>
          </table:table-cell>
          <table:table-cell table:style-name="ce93" office:value-type="float" office:value="0.029">
            <text:p>0,029</text:p>
          </table:table-cell>
          <table:table-cell table:style-name="ce101"/>
          <table:table-cell table:style-name="ce86" office:value-type="string">
            <text:p>RC1206FR-0710RL</text:p>
          </table:table-cell>
          <table:table-cell table:style-name="ce93" office:value-type="float" office:value="0.022">
            <text:p>0,022</text:p>
          </table:table-cell>
          <table:table-cell table:style-name="ce101"/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93" office:value-type="float" office:value="0.028">
            <text:p>0,02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120610R0FKTABC</text:p>
          </table:table-cell>
          <table:table-cell table:style-name="ce125" office:value-type="float" office:value="0.0137">
            <text:p>0,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>
            <text:p>0,014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78]*[.AC178]" office:value-type="float" office:value="0.137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2K4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44</text:p>
          </table:table-cell>
          <table:table-cell table:style-name="ce48" office:value-type="string">
            <text:p>Arduino Shield</text:p>
          </table:table-cell>
          <table:table-cell table:style-name="ce52" table:formula="of:=IF([.F180]=&quot;Power board&quot;;[.B180]*2;[.B180])" office:value-type="float" office:value="1">
            <text:p>1</text:p>
          </table:table-cell>
          <table:table-cell table:style-name="ce58" office:value-type="float" office:value="2141850">
            <text:p>2141850</text:p>
          </table:table-cell>
          <table:table-cell table:style-name="ce64" office:value-type="string">
            <text:p>MC01W0805112K4</text:p>
          </table:table-cell>
          <table:table-cell table:style-name="ce67" office:value-type="float" office:value="0.0023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2K4L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RC0805FR-0712K4L</text:p>
          </table:table-cell>
          <table:table-cell table:style-name="ce93" office:value-type="float" office:value="0.091">
            <text:p>0,091</text:p>
          </table:table-cell>
          <table:table-cell table:style-name="ce101"/>
          <table:table-cell table:style-name="ce86" office:value-type="string">
            <text:p>679-0863</text:p>
          </table:table-cell>
          <table:table-cell table:style-name="ce86" office:value-type="string">
            <text:p>CRCW080512K4FKEA</text:p>
          </table:table-cell>
          <table:table-cell table:style-name="ce93" office:value-type="float" office:value="0.008">
            <text:p>0,00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0]*[.AC180]" office:value-type="float" office:value="0.023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8" office:value-type="string">
            <text:p>18-22R / 7W</text:p>
          </table:table-cell>
          <table:table-cell table:style-name="ce30" office:value-type="string">
            <text:p>THT, RM 5mm, radial, max. Height 40 mm</text:p>
          </table:table-cell>
          <table:table-cell table:style-name="ce45" office:value-type="string">
            <text:p>R103</text:p>
          </table:table-cell>
          <table:table-cell table:style-name="ce30" office:value-type="string">
            <text:p>AUX PS</text:p>
          </table:table-cell>
          <table:table-cell table:style-name="ce51" table:formula="of:=IF([.F181]=&quot;Power board&quot;;[.B181]*2;[.B181])" office:value-type="float" office:value="1">
            <text:p>1</text:p>
          </table:table-cell>
          <table:table-cell table:style-name="ce18" office:value-type="float" office:value="1687978">
            <text:p>1687978</text:p>
          </table:table-cell>
          <table:table-cell table:style-name="ce30" office:value-type="string">
            <text:p>SQM7-22RJI</text:p>
          </table:table-cell>
          <table:table-cell table:style-name="ce66" office:value-type="float" office:value="0.474">
            <text:p>0,47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QMW722RJ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280-PRM7-20-RC</text:p>
          </table:table-cell>
          <table:table-cell table:style-name="ce92" office:value-type="float" office:value="0.378">
            <text:p>0,378</text:p>
          </table:table-cell>
          <table:table-cell table:style-name="ce100"/>
          <table:table-cell table:style-name="ce110" office:value-type="string">
            <text:p>199-8087</text:p>
          </table:table-cell>
          <table:table-cell table:style-name="ce110" office:value-type="string">
            <text:p>SQMW722RJ</text:p>
          </table:table-cell>
          <table:table-cell table:style-name="ce92" office:value-type="float" office:value="0.725">
            <text:p>0,725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>
            <text:p>0,378 €</text:p>
          </table:table-cell>
          <table:table-cell table:style-name="ce143" office:value-type="float" office:value="1">
            <text:p>1</text:p>
          </table:table-cell>
          <table:table-cell table:style-name="ce163" table:formula="of:=[.AB181]*[.AC181]" office:value-type="float" office:value="0.378">
            <text:p>0,378</text:p>
          </table:table-cell>
          <table:table-cell table:number-columns-repeated="994"/>
        </table:table-row>
        <table:table-row table:style-name="ro8">
          <table:table-cell table:style-name="ce3" office:value-type="float" office:value="102">
            <text:p>10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, R34</text:p>
          </table:table-cell>
          <table:table-cell table:style-name="ce48" office:value-type="string">
            <text:p>Power board</text:p>
          </table:table-cell>
          <table:table-cell table:style-name="ce52" table:formula="of:=IF([.F182]=&quot;Power board&quot;;[.B182]*2;[.B182])" office:value-type="float" office:value="4">
            <text:p>4</text:p>
          </table:table-cell>
          <table:table-cell table:style-name="ce58" office:value-type="string">
            <text:p>9332677</text:p>
          </table:table-cell>
          <table:table-cell table:style-name="ce64" office:value-type="string">
            <text:p>MC01W0805116K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6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16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0920</text:p>
          </table:table-cell>
          <table:table-cell table:style-name="ce86" office:value-type="string">
            <text:p>CRCW080516K0FKEA</text:p>
          </table:table-cell>
          <table:table-cell table:style-name="ce93" office:value-type="float" office:value="0.014">
            <text:p>0,01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6K-1%</text:p>
          </table:table-cell>
          <table:table-cell table:style-name="ce125" office:value-type="float" office:value="0.008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2]*[.AC182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office:value-type="float" office:value="4">
            <text:p>4</text:p>
          </table:table-cell>
          <table:table-cell table:style-name="ce18" office:value-type="string">
            <text:p>18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4, R147, R148, R150</text:p>
          </table:table-cell>
          <table:table-cell table:style-name="ce30" office:value-type="string">
            <text:p>Arduino Shield</text:p>
          </table:table-cell>
          <table:table-cell table:style-name="ce51" table:formula="of:=IF([.F183]=&quot;Power board&quot;;[.B183]*2;[.B183])" office:value-type="float" office:value="4">
            <text:p>4</text:p>
          </table:table-cell>
          <table:table-cell table:style-name="ce18" office:value-type="float" office:value="2447583">
            <text:p>2447583</text:p>
          </table:table-cell>
          <table:table-cell table:style-name="ce30" office:value-type="string">
            <text:p>MCWR08X1800FTL</text:p>
          </table:table-cell>
          <table:table-cell table:style-name="ce66" office:value-type="float" office:value="0.0064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8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8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326</text:p>
          </table:table-cell>
          <table:table-cell table:style-name="ce110" office:value-type="string">
            <text:p>CRG0805F180R</text:p>
          </table:table-cell>
          <table:table-cell table:style-name="ce92" office:value-type="float" office:value="0.006">
            <text:p>0,006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80R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3" office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>
            <text:p>0,02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3]*[.AC183]" office:value-type="float" office:value="0.24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4, R120</text:p>
          </table:table-cell>
          <table:table-cell table:style-name="ce48" office:value-type="string">
            <text:p>AUX PS</text:p>
          </table:table-cell>
          <table:table-cell table:style-name="ce52" table:formula="of:=IF([.F184]=&quot;Power board&quot;;[.B184]*2;[.B18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3, R164</text:p>
          </table:table-cell>
          <table:table-cell table:style-name="ce30" office:value-type="string">
            <text:p>Arduino Shield</text:p>
          </table:table-cell>
          <table:table-cell table:style-name="ce51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8, R38, R68, R78, R92</text:p>
          </table:table-cell>
          <table:table-cell table:style-name="ce48" office:value-type="string">
            <text:p>Power board</text:p>
          </table:table-cell>
          <table:table-cell table:style-name="ce52" table:formula="of:=IF([.F186]=&quot;Power board&quot;;[.B186]*2;[.B186])" office:value-type="float" office:value="10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>
            <text:p>14</text:p>
          </table:table-cell>
          <table:table-cell table:style-name="ce18" office:value-type="float" office:value="1099800">
            <text:p>1099800</text:p>
          </table:table-cell>
          <table:table-cell table:style-name="ce30" office:value-type="string">
            <text:p>WCR0805-1K0FI</text:p>
          </table:table-cell>
          <table:table-cell table:style-name="ce66" office:value-type="float" office:value="0.0179">
            <text:p>0,01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K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427</text:p>
          </table:table-cell>
          <table:table-cell table:style-name="ce110" office:value-type="string">
            <text:p>CRG0805F1K0</text:p>
          </table:table-cell>
          <table:table-cell table:style-name="ce92" office:value-type="float" office:value="0.013">
            <text:p>0,013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K</text:p>
          </table:table-cell>
          <table:table-cell table:style-name="ce66" office:value-type="float" office:value="0.007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7]&lt;&gt;&quot;&quot;;&quot;&quot;;[.G187])" office:value-type="float" office:value="14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>
            <text:p>0,008 €</text:p>
          </table:table-cell>
          <table:table-cell table:style-name="ce143" office:value-type="float" office:value="15">
            <text:p>15</text:p>
          </table:table-cell>
          <table:table-cell table:style-name="ce163" table:formula="of:=[.AB187]*[.AC187]" office:value-type="float" office:value="0.1155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4, R55</text:p>
          </table:table-cell>
          <table:table-cell table:style-name="ce30" office:value-type="string">
            <text:p>Power board</text:p>
          </table:table-cell>
          <table:table-cell table:style-name="ce51" table:formula="of:=IF([.F189]=&quot;Power board&quot;;[.B189]*2;[.B18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0, R151</text:p>
          </table:table-cell>
          <table:table-cell table:style-name="ce48" office:value-type="string">
            <text:p>Arduino Shield</text:p>
          </table:table-cell>
          <table:table-cell table:style-name="ce52" table:formula="of:=IF([.F190]=&quot;Power board&quot;;[.B190]*2;[.B19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>
            <text:p>6</text:p>
          </table:table-cell>
          <table:table-cell table:style-name="ce18" office:value-type="float" office:value="2447595">
            <text:p>2447595</text:p>
          </table:table-cell>
          <table:table-cell table:style-name="ce30" office:value-type="string">
            <text:p>MCWR08X1801FTL</text:p>
          </table:table-cell>
          <table:table-cell table:style-name="ce66" office:value-type="float" office:value="0.0063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8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K8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033</text:p>
          </table:table-cell>
          <table:table-cell table:style-name="ce110" office:value-type="string">
            <text:p>CRCW08051K80FKEA</text:p>
          </table:table-cell>
          <table:table-cell table:style-name="ce92" office:value-type="float" office:value="0.011">
            <text:p>0,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K8-1%</text:p>
          </table:table-cell>
          <table:table-cell table:style-name="ce66" office:value-type="float" office:value="0.0081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1]&lt;&gt;&quot;&quot;;&quot;&quot;;[.G191])" office:value-type="float" office:value="6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>
            <text:p>0,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1]*[.AC191]" office:value-type="float" office:value="0.063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9, R132</text:p>
          </table:table-cell>
          <table:table-cell table:style-name="ce30" office:value-type="string">
            <text:p>Arduino Shield</text:p>
          </table:table-cell>
          <table:table-cell table:style-name="ce51" table:formula="of:=IF([.F193]=&quot;Power board&quot;;[.B193]*2;[.B1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</text:p>
          </table:table-cell>
          <table:table-cell table:style-name="ce48" office:value-type="string">
            <text:p>Power board</text:p>
          </table:table-cell>
          <table:table-cell table:style-name="ce52" table:formula="of:=IF([.F194]=&quot;Power board&quot;;[.B194]*2;[.B1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>
            <text:p>4</text:p>
          </table:table-cell>
          <table:table-cell table:style-name="ce18" office:value-type="float" office:value="2141629">
            <text:p>2141629</text:p>
          </table:table-cell>
          <table:table-cell table:style-name="ce30" office:value-type="string">
            <text:p>MC01W080511R0</text:p>
          </table:table-cell>
          <table:table-cell table:style-name="ce66" office:value-type="float" office:value="0.002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R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0805FR-071R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721-5631</text:p>
          </table:table-cell>
          <table:table-cell table:style-name="ce110" office:value-type="string">
            <text:p>ERJ6BQF1R0V</text:p>
          </table:table-cell>
          <table:table-cell table:style-name="ce92" office:value-type="float" office:value="0.246">
            <text:p>0,2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C0805FR-071R</text:p>
          </table:table-cell>
          <table:table-cell table:style-name="ce66" office:value-type="float" office:value="0.00934">
            <text:p>0,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5]&lt;&gt;&quot;&quot;;&quot;&quot;;[.G195])" office:value-type="float" office:value="4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5]*[.AC195]" office:value-type="float" office:value="0.022">
            <text:p>0,022</text:p>
          </table:table-cell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float" office:value="2">
            <text:p>2</text:p>
          </table:table-cell>
          <table:table-cell table:style-name="ce18" office:value-type="string">
            <text:p>24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4, R54</text:p>
          </table:table-cell>
          <table:table-cell table:style-name="ce30" office:value-type="string">
            <text:p>Power board</text:p>
          </table:table-cell>
          <table:table-cell table:style-name="ce51" table:formula="of:=IF([.F197]=&quot;Power board&quot;;[.B197]*2;[.B197])" office:value-type="float" office:value="4">
            <text:p>4</text:p>
          </table:table-cell>
          <table:table-cell table:style-name="ce18" office:value-type="string">
            <text:p>1670195</text:p>
          </table:table-cell>
          <table:table-cell table:style-name="ce30" office:value-type="string">
            <text:p>ERA3AEB243V</text:p>
          </table:table-cell>
          <table:table-cell table:style-name="ce66" office:value-type="float" office:value="0.184">
            <text:p>0,18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YAG1843CT-ND</text:p>
          </table:table-cell>
          <table:table-cell table:style-name="ce92" office:value-type="float" office:value="0.33">
            <text:p>0,3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0-RN732ATTD2402B25</text:p>
          </table:table-cell>
          <table:table-cell table:style-name="ce92" office:value-type="float" office:value="0.292">
            <text:p>0,292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AR0805-24K-0.1% </text:p>
          </table:table-cell>
          <table:table-cell table:style-name="ce66" office:value-type="float" office:value="0.1106">
            <text:p>0,11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97]&lt;&gt;&quot;&quot;;&quot;&quot;;[.G197])" office:value-type="float" office:value="4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>
            <text:p>0,111 €</text:p>
          </table:table-cell>
          <table:table-cell table:style-name="ce143" office:value-type="float" office:value="4">
            <text:p>4</text:p>
          </table:table-cell>
          <table:table-cell table:style-name="ce163" table:formula="of:=[.AB197]*[.AC197]" office:value-type="float" office:value="0.4424">
            <text:p>0,442</text:p>
          </table:table-cell>
          <table:table-cell table:number-columns-repeated="994"/>
        </table:table-row>
        <table:table-row table:style-name="ro8">
          <table:table-cell table:style-name="ce3" office:value-type="float" office:value="108">
            <text:p>10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2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4, R125</text:p>
          </table:table-cell>
          <table:table-cell table:style-name="ce48" office:value-type="string">
            <text:p>AUX PS</text:p>
          </table:table-cell>
          <table:table-cell table:style-name="ce52" table:formula="of:=IF([.F198]=&quot;Power board&quot;;[.B198]*2;[.B198])" office:value-type="float" office:value="2">
            <text:p>2</text:p>
          </table:table-cell>
          <table:table-cell table:style-name="ce58" office:value-type="string">
            <text:p>2447609</text:p>
          </table:table-cell>
          <table:table-cell table:style-name="ce64" office:value-type="string">
            <text:p>MCWR08X22R0FTL</text:p>
          </table:table-cell>
          <table:table-cell table:style-name="ce67" office:value-type="float" office:value="0.0069">
            <text:p>0,00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0603YC104KAT2A</text:p>
          </table:table-cell>
          <table:table-cell table:style-name="ce93" office:value-type="float" office:value="0.09">
            <text:p>0,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C0805FR-0722RL</text:p>
          </table:table-cell>
          <table:table-cell table:style-name="ce93" office:value-type="float" office:value="0.094">
            <text:p>0,0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223-0203</text:p>
          </table:table-cell>
          <table:table-cell table:style-name="ce86" office:value-type="string">
            <text:p>CRG0805F22R</text:p>
          </table:table-cell>
          <table:table-cell table:style-name="ce93" office:value-type="float" office:value="0.006">
            <text:p>0,0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22R-1%</text:p>
          </table:table-cell>
          <table:table-cell table:style-name="ce125" office:value-type="float" office:value="0.00843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>
            <text:p>0,006 €</text:p>
          </table:table-cell>
          <table:table-cell table:style-name="ce144" table:formula="of:=[.G198]" office:value-type="float" office:value="2">
            <text:p>2</text:p>
          </table:table-cell>
          <table:table-cell table:style-name="ce163" table:formula="of:=[.AB198]*[.AC198]" office:value-type="float" office:value="0.012">
            <text:p>0,012</text:p>
          </table:table-cell>
          <table:table-cell table:number-columns-repeated="994"/>
        </table:table-row>
        <table:table-row table:style-name="ro8">
          <table:table-cell table:style-name="ce3" office:value-type="float" office:value="109">
            <text:p>109</text:p>
          </table:table-cell>
          <table:table-cell office:value-type="float" office:value="11">
            <text:p>11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1, R31, R35, R36, R41, R47, R57, R76, R77, R79, R80</text:p>
          </table:table-cell>
          <table:table-cell table:style-name="ce30" office:value-type="string">
            <text:p>Power board</text:p>
          </table:table-cell>
          <table:table-cell table:style-name="ce51" table:formula="of:=IF([.F199]=&quot;Power board&quot;;[.B199]*2;[.B199])" office:value-type="float" office:value="22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0, R113, R118</text:p>
          </table:table-cell>
          <table:table-cell table:style-name="ce48" office:value-type="string">
            <text:p>AUX PS</text:p>
          </table:table-cell>
          <table:table-cell table:style-name="ce52" table:formula="of:=IF([.F200]=&quot;Power board&quot;;[.B200]*2;[.B20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6, R177</text:p>
          </table:table-cell>
          <table:table-cell table:style-name="ce30" office:value-type="string">
            <text:p>Arduino Shield</text:p>
          </table:table-cell>
          <table:table-cell table:style-name="ce51" table:formula="of:=IF([.F201]=&quot;Power board&quot;;[.B201]*2;[.B20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>
            <text:p>27</text:p>
          </table:table-cell>
          <table:table-cell table:style-name="ce58" office:value-type="string">
            <text:p>1099795</text:p>
          </table:table-cell>
          <table:table-cell table:style-name="ce64" office:value-type="string">
            <text:p>WCR0805-220RFI</text:p>
          </table:table-cell>
          <table:table-cell table:style-name="ce67" office:value-type="float" office:value="0.024">
            <text:p>0,02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220R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220R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332</text:p>
          </table:table-cell>
          <table:table-cell table:style-name="ce86" office:value-type="string">
            <text:p>CRG0805F220R</text:p>
          </table:table-cell>
          <table:table-cell table:style-name="ce93" office:value-type="float" office:value="0.024">
            <text:p>0,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220R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>
            <text:p>0,007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202]*[.AC202]" office:value-type="float" office:value="0.357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10">
            <text:p>11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91 (0.1 or 1%)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0, R70</text:p>
          </table:table-cell>
          <table:table-cell table:style-name="ce48" office:value-type="string">
            <text:p>Power board</text:p>
          </table:table-cell>
          <table:table-cell table:style-name="ce52" table:formula="of:=IF([.F204]=&quot;Power board&quot;;[.B204]*2;[.B204])" office:value-type="float" office:value="4">
            <text:p>4</text:p>
          </table:table-cell>
          <table:table-cell table:style-name="ce58" office:value-type="string">
            <text:p>1575824</text:p>
          </table:table-cell>
          <table:table-cell table:style-name="ce64" office:value-type="string">
            <text:p>MCTC0525B1911T5E</text:p>
          </table:table-cell>
          <table:table-cell table:style-name="ce67" office:value-type="float" office:value="0.31">
            <text:p>0,3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YAG4852CT-ND</text:p>
          </table:table-cell>
          <table:table-cell table:style-name="ce93" office:value-type="float" office:value="0.35">
            <text:p>0,3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T0805BRD071K91L</text:p>
          </table:table-cell>
          <table:table-cell table:style-name="ce93" office:value-type="float" office:value="0.321">
            <text:p>0,32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14-5610</text:p>
          </table:table-cell>
          <table:table-cell table:style-name="ce86" office:value-type="string">
            <text:p>RN73C2A1K91B</text:p>
          </table:table-cell>
          <table:table-cell table:style-name="ce93" office:value-type="float" office:value="0.548">
            <text:p>0,54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CRCW08051K91FKTABC</text:p>
          </table:table-cell>
          <table:table-cell table:style-name="ce125" office:value-type="float" office:value="0.01265">
            <text:p>0,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4]&lt;&gt;&quot;&quot;;&quot;&quot;;[.G204])" office:value-type="float" office:value="4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01265">
            <text:p>0,013 €</text:p>
          </table:table-cell>
          <table:table-cell table:style-name="ce144" table:formula="of:=[.G204]" office:value-type="float" office:value="4">
            <text:p>4</text:p>
          </table:table-cell>
          <table:table-cell table:style-name="ce163" table:formula="of:=[.AB204]*[.AC204]" office:value-type="float" office:value="0.0506">
            <text:p>0,051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ce18" office:value-type="string">
            <text:p>2K2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6, R107, R119</text:p>
          </table:table-cell>
          <table:table-cell table:style-name="ce30" office:value-type="string">
            <text:p>AUX PS</text:p>
          </table:table-cell>
          <table:table-cell table:style-name="ce51" table:formula="of:=IF([.F205]=&quot;Power board&quot;;[.B205]*2;[.B205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>
            <text:p>8</text:p>
          </table:table-cell>
          <table:table-cell table:style-name="ce19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9, R30, R32, R45, R59, R61, R90, R93</text:p>
          </table:table-cell>
          <table:table-cell table:style-name="ce48" office:value-type="string">
            <text:p>Power board</text:p>
          </table:table-cell>
          <table:table-cell table:style-name="ce52" table:formula="of:=IF([.F206]=&quot;Power board&quot;;[.B206]*2;[.B206])" office:value-type="float" office:value="16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>
            <text:p>19</text:p>
          </table:table-cell>
          <table:table-cell table:style-name="ce18" office:value-type="string">
            <text:p>9237534</text:p>
          </table:table-cell>
          <table:table-cell table:style-name="ce30" office:value-type="string">
            <text:p>RC0805FR-072K2L</text:p>
          </table:table-cell>
          <table:table-cell table:style-name="ce66" office:value-type="float" office:value="0.0113">
            <text:p>0,01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2K2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2K2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207</text:p>
          </table:table-cell>
          <table:table-cell table:style-name="ce110" office:value-type="string">
            <text:p>CRCW08052K20FKEA</text:p>
          </table:table-cell>
          <table:table-cell table:style-name="ce92" office:value-type="float" office:value="0.027">
            <text:p>0,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2K2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07]&lt;&gt;&quot;&quot;;&quot;&quot;;[.G207])" office:value-type="float" office:value="19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>
            <text:p>0,008 €</text:p>
          </table:table-cell>
          <table:table-cell table:style-name="ce143" office:value-type="float" office:value="30">
            <text:p>30</text:p>
          </table:table-cell>
          <table:table-cell table:style-name="ce163" table:formula="of:=[.AB207]*[.AC207]" office:value-type="float" office:value="0.2421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8" office:value-type="string">
            <text:p>2R2 5% / 2W</text:p>
          </table:table-cell>
          <table:table-cell table:style-name="ce30" office:value-type="string">
            <text:p>2512</text:p>
          </table:table-cell>
          <table:table-cell table:style-name="ce45" office:value-type="string">
            <text:p>R26</text:p>
          </table:table-cell>
          <table:table-cell table:style-name="ce30" office:value-type="string">
            <text:p>Power board</text:p>
          </table:table-cell>
          <table:table-cell table:style-name="ce51" table:formula="of:=IF([.F209]=&quot;Power board&quot;;[.B209]*2;[.B209])" office:value-type="float" office:value="2">
            <text:p>2</text:p>
          </table:table-cell>
          <table:table-cell table:style-name="ce18" office:value-type="float" office:value="1376975">
            <text:p>1376975</text:p>
          </table:table-cell>
          <table:table-cell table:style-name="ce30" office:value-type="string">
            <text:p>RC2512JK-7W2R2L</text:p>
          </table:table-cell>
          <table:table-cell table:style-name="ce66" office:value-type="float" office:value="0.557">
            <text:p>0,55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M2512-JW-2R2ELF</text:p>
          </table:table-cell>
          <table:table-cell table:style-name="ce92" office:value-type="float" office:value="0.32">
            <text:p>0,320</text:p>
          </table:table-cell>
          <table:table-cell table:style-name="ce100"/>
          <table:table-cell table:style-name="ce85" office:value-type="string">
            <text:p>CRM2512-JW-2R2ELF</text:p>
          </table:table-cell>
          <table:table-cell table:style-name="ce92" office:value-type="float" office:value="0.341">
            <text:p>0,341</text:p>
          </table:table-cell>
          <table:table-cell table:style-name="ce100"/>
          <table:table-cell table:style-name="ce110" office:value-type="string">
            <text:p>720-3231</text:p>
          </table:table-cell>
          <table:table-cell table:style-name="ce110" office:value-type="string">
            <text:p>CRM2512-JW-2R2ELF</text:p>
          </table:table-cell>
          <table:table-cell table:style-name="ce92" office:value-type="float" office:value="0.406">
            <text:p>0,40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F25P-2R2-5%</text:p>
          </table:table-cell>
          <table:table-cell table:style-name="ce66" office:value-type="float" office:value="0.0419">
            <text:p>0,042</text:p>
          </table:table-cell>
          <table:table-cell table:style-name="ce100" office:value-type="float" office:value="50">
            <text:p>50</text:p>
          </table:table-cell>
          <table:table-cell/>
          <table:table-cell table:formula="of:=IF([.Y209]&lt;&gt;&quot;&quot;;&quot;&quot;;[.G209])" office:value-type="float" office:value="2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>
            <text:p>0,042 €</text:p>
          </table:table-cell>
          <table:table-cell table:style-name="ce143" office:value-type="float" office:value="2">
            <text:p>2</text:p>
          </table:table-cell>
          <table:table-cell table:style-name="ce163" table:formula="of:=[.AB209]*[.AC209]" office:value-type="float" office:value="0.0838">
            <text:p>0,084</text:p>
          </table:table-cell>
          <table:table-cell table:number-columns-repeated="994"/>
        </table:table-row>
        <table:table-row table:style-name="ro8">
          <table:table-cell table:style-name="ce3" office:value-type="float" office:value="113">
            <text:p>11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33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, R20, R25</text:p>
          </table:table-cell>
          <table:table-cell table:style-name="ce48" office:value-type="string">
            <text:p>Power board</text:p>
          </table:table-cell>
          <table:table-cell table:style-name="ce52" table:formula="of:=IF([.F210]=&quot;Power board&quot;;[.B210]*2;[.B210])" office:value-type="float" office:value="6">
            <text:p>6</text:p>
          </table:table-cell>
          <table:table-cell table:style-name="ce58" office:value-type="string">
            <text:p>9333070</text:p>
          </table:table-cell>
          <table:table-cell table:style-name="ce64" office:value-type="string">
            <text:p>MC01W08051330K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">
            <text:p>0,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1">
            <text:p>0,09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93" office:value-type="float" office:value="0.024">
            <text:p>0,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330K</text:p>
          </table:table-cell>
          <table:table-cell table:style-name="ce125" office:value-type="float" office:value="0.00746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0]*[.AC210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ce18" office:value-type="string">
            <text:p>33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3, R101</text:p>
          </table:table-cell>
          <table:table-cell table:style-name="ce30" office:value-type="string">
            <text:p>Power board</text:p>
          </table:table-cell>
          <table:table-cell table:style-name="ce51" table:formula="of:=IF([.F211]=&quot;Power board&quot;;[.B211]*2;[.B211])" office:value-type="float" office:value="4">
            <text:p>4</text:p>
          </table:table-cell>
          <table:table-cell table:style-name="ce18" office:value-type="string">
            <text:p>9333037</text:p>
          </table:table-cell>
          <table:table-cell table:style-name="ce30" office:value-type="string">
            <text:p>MC01W08051330R</text:p>
          </table:table-cell>
          <table:table-cell table:style-name="ce66" office:value-type="float" office:value="0.00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330R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0805FR-07330R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740-9022</text:p>
          </table:table-cell>
          <table:table-cell table:style-name="ce110" office:value-type="string">
            <text:p>CR0805-FX-3300GLF</text:p>
          </table:table-cell>
          <table:table-cell table:style-name="ce92" office:value-type="float" office:value="0.025">
            <text:p>0,02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330R</text:p>
          </table:table-cell>
          <table:table-cell table:style-name="ce66" office:value-type="float" office:value="0.00693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4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1]*[.AC211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30R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104, R105, R108, R111</text:p>
          </table:table-cell>
          <table:table-cell table:style-name="ce48" office:value-type="string">
            <text:p>AUX PS</text:p>
          </table:table-cell>
          <table:table-cell table:style-name="ce52" table:formula="of:=IF([.F212]=&quot;Power board&quot;;[.B212]*2;[.B212])" office:value-type="float" office:value="4">
            <text:p>4</text:p>
          </table:table-cell>
          <table:table-cell table:style-name="ce58" office:value-type="string">
            <text:p>1265196</text:p>
          </table:table-cell>
          <table:table-cell table:style-name="ce64" office:value-type="string">
            <text:p>3520330RJT</text:p>
          </table:table-cell>
          <table:table-cell table:style-name="ce67" office:value-type="float" office:value="0.122">
            <text:p>0,1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HC2512FT330R</text:p>
          </table:table-cell>
          <table:table-cell table:style-name="ce93" office:value-type="float" office:value="0.76">
            <text:p>0,760</text:p>
          </table:table-cell>
          <table:table-cell table:style-name="ce101"/>
          <table:table-cell table:style-name="ce86" office:value-type="string">
            <text:p>3521330RFT</text:p>
          </table:table-cell>
          <table:table-cell table:style-name="ce93" office:value-type="float" office:value="0.58">
            <text:p>0,580</text:p>
          </table:table-cell>
          <table:table-cell table:style-name="ce101"/>
          <table:table-cell table:style-name="ce86" office:value-type="string">
            <text:p>755-1224</text:p>
          </table:table-cell>
          <table:table-cell table:style-name="ce86" office:value-type="string">
            <text:p>3521330RFT</text:p>
          </table:table-cell>
          <table:table-cell table:style-name="ce93" office:value-type="float" office:value="0.182">
            <text:p>0,18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WF25P-330R-5%</text:p>
          </table:table-cell>
          <table:table-cell table:style-name="ce125" office:value-type="float" office:value="0.0419">
            <text:p>0,042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>
            <text:p>0,04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2]*[.AC212]" office:value-type="float" office:value="0.419">
            <text:p>0,419</text:p>
          </table:table-cell>
          <table:table-cell table:number-columns-repeated="994"/>
        </table:table-row>
        <table:table-row table:style-name="ro12">
          <table:table-cell table:style-name="ce3" office:value-type="float" office:value="116">
            <text:p>116</text:p>
          </table:table-cell>
          <table:table-cell office:value-type="float" office:value="2">
            <text:p>2</text:p>
          </table:table-cell>
          <table:table-cell table:style-name="ce18" office:value-type="string">
            <text:p>47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7, R50</text:p>
          </table:table-cell>
          <table:table-cell table:style-name="ce30" office:value-type="string">
            <text:p>Power board</text:p>
          </table:table-cell>
          <table:table-cell table:style-name="ce51" table:formula="of:=IF([.F213]=&quot;Power board&quot;;[.B213]*2;[.B213])" office:value-type="float" office:value="4">
            <text:p>4</text:p>
          </table:table-cell>
          <table:table-cell table:style-name="ce18" office:value-type="float" office:value="1099798">
            <text:p>1099798</text:p>
          </table:table-cell>
          <table:table-cell table:style-name="ce30" office:value-type="string">
            <text:p>WCR0805-470RFI</text:p>
          </table:table-cell>
          <table:table-cell table:style-name="ce66" office:value-type="float" office:value="0.0239">
            <text:p>0,02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7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47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376</text:p>
          </table:table-cell>
          <table:table-cell table:style-name="ce110" office:value-type="string">
            <text:p>CRG0805F470R</text:p>
          </table:table-cell>
          <table:table-cell table:style-name="ce92" office:value-type="float" office:value="0.024">
            <text:p>0,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70R</text:p>
          </table:table-cell>
          <table:table-cell table:style-name="ce66" office:value-type="float" office:value="0.00727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>
            <text:p>0,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3]*[.AC213]" office:value-type="float" office:value="0.0727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4, R158</text:p>
          </table:table-cell>
          <table:table-cell table:style-name="ce48" office:value-type="string">
            <text:p>Arduino Shield</text:p>
          </table:table-cell>
          <table:table-cell table:style-name="ce52" table:formula="of:=IF([.F214]=&quot;Power board&quot;;[.B214]*2;[.B2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47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5, R66, R67, R85, R86, R87, R100</text:p>
          </table:table-cell>
          <table:table-cell table:style-name="ce30" office:value-type="string">
            <text:p>Power board</text:p>
          </table:table-cell>
          <table:table-cell table:style-name="ce51" table:formula="of:=IF([.F215]=&quot;Power board&quot;;[.B215]*2;[.B2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>
            <text:p>16</text:p>
          </table:table-cell>
          <table:table-cell table:style-name="ce58" office:value-type="string">
            <text:p>2447664</text:p>
          </table:table-cell>
          <table:table-cell table:style-name="ce64" office:value-type="string">
            <text:p>MCWR08X4702FTL</text:p>
          </table:table-cell>
          <table:table-cell table:style-name="ce67" office:value-type="float" office:value="0.0063">
            <text:p>0,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7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7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93" office:value-type="float" office:value="0.01">
            <text:p>0,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7K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16]*[.AC216]" office:value-type="float" office:value="0.126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6, R127, R128, R131, R133, R136, R137, R156, R159, R161, R162</text:p>
          </table:table-cell>
          <table:table-cell table:style-name="ce48" office:value-type="string">
            <text:p>Arduino Shield</text:p>
          </table:table-cell>
          <table:table-cell table:style-name="ce52" table:formula="of:=IF([.F218]=&quot;Power board&quot;;[.B218]*2;[.B218])" office:value-type="float" office:value="11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K7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</text:p>
          </table:table-cell>
          <table:table-cell table:style-name="ce30" office:value-type="string">
            <text:p>Power board</text:p>
          </table:table-cell>
          <table:table-cell table:style-name="ce51" table:formula="of:=IF([.F219]=&quot;Power board&quot;;[.B219]*2;[.B21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>
            <text:p>13</text:p>
          </table:table-cell>
          <table:table-cell table:style-name="ce58" office:value-type="string">
            <text:p>9333266</text:p>
          </table:table-cell>
          <table:table-cell table:style-name="ce64" office:value-type="string">
            <text:p>MC01W080514K7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K7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K7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528</text:p>
          </table:table-cell>
          <table:table-cell table:style-name="ce86" office:value-type="string">
            <text:p>CRG0805F4K7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K7</text:p>
          </table:table-cell>
          <table:table-cell table:style-name="ce125" office:value-type="float" office:value="0.008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>
            <text:p>0,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20]*[.AC220]" office:value-type="float" office:value="0.04">
            <text:p>0,040</text:p>
          </table:table-cell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8, R140, R141, R142</text:p>
          </table:table-cell>
          <table:table-cell table:style-name="ce48" office:value-type="string">
            <text:p>Arduino Shield</text:p>
          </table:table-cell>
          <table:table-cell table:style-name="ce52" table:formula="of:=IF([.F222]=&quot;Power board&quot;;[.B222]*2;[.B222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9R9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9, R112</text:p>
          </table:table-cell>
          <table:table-cell table:style-name="ce30" office:value-type="string">
            <text:p>AUX PS</text:p>
          </table:table-cell>
          <table:table-cell table:style-name="ce51" table:formula="of:=IF([.F223]=&quot;Power board&quot;;[.B223]*2;[.B22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>
            <text:p>6</text:p>
          </table:table-cell>
          <table:table-cell table:style-name="ce58" office:value-type="float" office:value="2141727">
            <text:p>2141727</text:p>
          </table:table-cell>
          <table:table-cell table:style-name="ce64" office:value-type="string">
            <text:p>MC01W0805149R9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9R9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9R9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462</text:p>
          </table:table-cell>
          <table:table-cell table:style-name="ce86" office:value-type="string">
            <text:p>CRCW080549R9FKEA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9R9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4]*[.AC224]" office:value-type="float" office:value="0.02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8</text:p>
          </table:table-cell>
          <table:table-cell table:style-name="ce48" office:value-type="string">
            <text:p>Power board</text:p>
          </table:table-cell>
          <table:table-cell table:style-name="ce52" table:formula="of:=IF([.F226]=&quot;Power board&quot;;[.B226]*2;[.B226])" office:value-type="float" office:value="2">
            <text:p>2</text:p>
          </table:table-cell>
          <table:table-cell table:style-name="ce58" office:value-type="string">
            <text:p>9334653</text:p>
          </table:table-cell>
          <table:table-cell table:style-name="ce64" office:value-type="string">
            <text:p>MC01W0805551K</text:p>
          </table:table-cell>
          <table:table-cell table:style-name="ce67" office:value-type="float" office:value="0.0147">
            <text:p>0,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1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51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525</text:p>
          </table:table-cell>
          <table:table-cell table:style-name="ce86" office:value-type="string">
            <text:p>CRCW080551K0FKEA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51K</text:p>
          </table:table-cell>
          <table:table-cell table:style-name="ce125" office:value-type="float" office:value="0.00605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>
            <text:p>0,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6]*[.AC226]" office:value-type="float" office:value="0.0605">
            <text:p>0,061</text:p>
          </table:table-cell>
          <table:table-cell table:number-columns-repeated="994"/>
        </table:table-row>
        <table:table-row table:style-name="ro8">
          <table:table-cell table:style-name="ce3"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8" office:value-type="string">
            <text:p>5K1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8, R84, R97</text:p>
          </table:table-cell>
          <table:table-cell table:style-name="ce30" office:value-type="string">
            <text:p>Power board</text:p>
          </table:table-cell>
          <table:table-cell table:style-name="ce51" table:formula="of:=IF([.F227]=&quot;Power board&quot;;[.B227]*2;[.B227])" office:value-type="float" office:value="4">
            <text:p>4</text:p>
          </table:table-cell>
          <table:table-cell table:style-name="ce18" office:value-type="float" office:value="9333320">
            <text:p>9333320</text:p>
          </table:table-cell>
          <table:table-cell table:style-name="ce30" office:value-type="string">
            <text:p>MC01W080515K1</text:p>
          </table:table-cell>
          <table:table-cell table:style-name="ce66" office:value-type="float" office:value="0.0021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K1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5K1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569</text:p>
          </table:table-cell>
          <table:table-cell table:style-name="ce110" office:value-type="string">
            <text:p>CRCW08055K10FKEA</text:p>
          </table:table-cell>
          <table:table-cell table:style-name="ce92" office:value-type="float" office:value="0.027">
            <text:p>0,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5K1</text:p>
          </table:table-cell>
          <table:table-cell table:style-name="ce66" office:value-type="float" office:value="0.00654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4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7]*[.AC227]" office:value-type="float" office:value="0.021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5, R117</text:p>
          </table:table-cell>
          <table:table-cell table:style-name="ce48" office:value-type="string">
            <text:p>AUX PS</text:p>
          </table:table-cell>
          <table:table-cell table:style-name="ce52" table:formula="of:=IF([.F228]=&quot;Power board&quot;;[.B228]*2;[.B2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8, R99</text:p>
          </table:table-cell>
          <table:table-cell table:style-name="ce30" office:value-type="string">
            <text:p>Power board</text:p>
          </table:table-cell>
          <table:table-cell table:style-name="ce51" table:formula="of:=IF([.F229]=&quot;Power board&quot;;[.B229]*2;[.B22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>
            <text:p>6</text:p>
          </table:table-cell>
          <table:table-cell table:style-name="ce58" office:value-type="float" office:value="2447693">
            <text:p>2447693</text:p>
          </table:table-cell>
          <table:table-cell table:style-name="ce64" office:value-type="string">
            <text:p>MCWR08X5601FTL</text:p>
          </table:table-cell>
          <table:table-cell table:style-name="ce67" office:value-type="float" office:value="0.0063">
            <text:p>0,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K6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5K6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572</text:p>
          </table:table-cell>
          <table:table-cell table:style-name="ce86" office:value-type="string">
            <text:p>CRCW08055K60FKEA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5K6-1%</text:p>
          </table:table-cell>
          <table:table-cell table:style-name="ce125" office:value-type="float" office:value="0.00807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>
            <text:p>0,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30]*[.AC230]" office:value-type="float" office:value="0.063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6, R89, R96</text:p>
          </table:table-cell>
          <table:table-cell table:style-name="ce48" office:value-type="string">
            <text:p>Power board</text:p>
          </table:table-cell>
          <table:table-cell table:style-name="ce52" table:formula="of:=IF([.F232]=&quot;Power board&quot;;[.B232]*2;[.B23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75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2, R153</text:p>
          </table:table-cell>
          <table:table-cell table:style-name="ce30" office:value-type="string">
            <text:p>Arduino Shield</text:p>
          </table:table-cell>
          <table:table-cell table:style-name="ce51" table:formula="of:=IF([.F233]=&quot;Power board&quot;;[.B233]*2;[.B23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>
            <text:p>8</text:p>
          </table:table-cell>
          <table:table-cell table:style-name="ce58" office:value-type="string">
            <text:p>9333525</text:p>
          </table:table-cell>
          <table:table-cell table:style-name="ce64" office:value-type="string">
            <text:p>MC01W08051750R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750R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750R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660</text:p>
          </table:table-cell>
          <table:table-cell table:style-name="ce86" office:value-type="string">
            <text:p>CRCW0805750RFKEA</text:p>
          </table:table-cell>
          <table:table-cell table:style-name="ce93" office:value-type="float" office:value="0.01">
            <text:p>0,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0805750RFKTABC</text:p>
          </table:table-cell>
          <table:table-cell table:style-name="ce125" office:value-type="float" office:value="0.0116">
            <text:p>0,012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>
            <text:p>0,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34]*[.AC234]" office:value-type="float" office:value="0.04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7K5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9, R52</text:p>
          </table:table-cell>
          <table:table-cell table:style-name="ce48" office:value-type="string">
            <text:p>Power board</text:p>
          </table:table-cell>
          <table:table-cell table:style-name="ce52" table:formula="of:=IF([.F236]=&quot;Power board&quot;;[.B236]*2;[.B236])" office:value-type="float" office:value="4">
            <text:p>4</text:p>
          </table:table-cell>
          <table:table-cell table:style-name="ce58" office:value-type="float" office:value="1670239">
            <text:p>1670239</text:p>
          </table:table-cell>
          <table:table-cell table:style-name="ce64" office:value-type="string">
            <text:p>ERA6AEB752V</text:p>
          </table:table-cell>
          <table:table-cell table:style-name="ce67" office:value-type="float" office:value="0.312">
            <text:p>0,31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T0805BRD077K5L</text:p>
          </table:table-cell>
          <table:table-cell table:style-name="ce93" office:value-type="float" office:value="0.35">
            <text:p>0,350</text:p>
          </table:table-cell>
          <table:table-cell table:style-name="ce101"/>
          <table:table-cell table:style-name="ce86" office:value-type="string">
            <text:p>RT0805BRD077K5L</text:p>
          </table:table-cell>
          <table:table-cell table:style-name="ce93" office:value-type="float" office:value="0.357">
            <text:p>0,357</text:p>
          </table:table-cell>
          <table:table-cell table:style-name="ce101"/>
          <table:table-cell table:style-name="ce86" office:value-type="string">
            <text:p>666-2588</text:p>
          </table:table-cell>
          <table:table-cell table:style-name="ce86" office:value-type="string">
            <text:p>CPF0805B7K5E</text:p>
          </table:table-cell>
          <table:table-cell table:style-name="ce93" office:value-type="float" office:value="0.28">
            <text:p>0,280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N73C2A7K5BTDF</text:p>
          </table:table-cell>
          <table:table-cell table:style-name="ce125" office:value-type="float" office:value="0.52">
            <text:p>0,52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>
            <text:p>0,280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6]*[.AC236]" office:value-type="float" office:value="1.4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8" office:value-type="string">
            <text:p>82R (0.1 or 1%)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R62, R71</text:p>
          </table:table-cell>
          <table:table-cell table:style-name="ce30" office:value-type="string">
            <text:p>Power board</text:p>
          </table:table-cell>
          <table:table-cell table:style-name="ce51" table:formula="of:=IF([.F237]=&quot;Power board&quot;;[.B237]*2;[.B237])" office:value-type="float" office:value="4">
            <text:p>4</text:p>
          </table:table-cell>
          <table:table-cell table:style-name="ce18" office:value-type="string">
            <text:p>1577592</text:p>
          </table:table-cell>
          <table:table-cell table:style-name="ce30" office:value-type="string">
            <text:p>ERA3AEB820V</text:p>
          </table:table-cell>
          <table:table-cell table:style-name="ce66" office:value-type="float" office:value="0.185">
            <text:p>0,1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P82DBCT-ND</text:p>
          </table:table-cell>
          <table:table-cell table:style-name="ce92" office:value-type="float" office:value="0.37">
            <text:p>0,3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A-6AEB820V</text:p>
          </table:table-cell>
          <table:table-cell table:style-name="ce92" office:value-type="float" office:value="0.547">
            <text:p>0,54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65-863</text:p>
          </table:table-cell>
          <table:table-cell table:style-name="ce110" office:value-type="string">
            <text:p>ERA6AEB820V</text:p>
          </table:table-cell>
          <table:table-cell table:style-name="ce92" office:value-type="float" office:value="0.046">
            <text:p>0,0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AR0805-82R-0.1%</text:p>
          </table:table-cell>
          <table:table-cell table:style-name="ce66" office:value-type="float" office:value="0.113">
            <text:p>0,113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>
            <text:p>0,04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37]*[.AC237]" office:value-type="float" office:value="0.46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010 1% / 2W</text:p>
          </table:table-cell>
          <table:table-cell table:style-name="ce31" office:value-type="string">
            <text:p>2512 or 1206 / min 1W</text:p>
          </table:table-cell>
          <table:table-cell table:style-name="ce46" office:value-type="string">
            <text:p>R4</text:p>
          </table:table-cell>
          <table:table-cell table:style-name="ce48" office:value-type="string">
            <text:p>Power board</text:p>
          </table:table-cell>
          <table:table-cell table:style-name="ce52" table:formula="of:=IF([.F238]=&quot;Power board&quot;;[.B238]*2;[.B238])" office:value-type="float" office:value="2">
            <text:p>2</text:p>
          </table:table-cell>
          <table:table-cell table:style-name="ce58" office:value-type="float" office:value="1435947">
            <text:p>1435947</text:p>
          </table:table-cell>
          <table:table-cell table:style-name="ce64" office:value-type="string">
            <text:p>CRA2512-FZ-R010ELF</text:p>
          </table:table-cell>
          <table:table-cell table:style-name="ce67" office:value-type="float" office:value="0.484">
            <text:p>0,48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4">
            <text:p>0,540</text:p>
          </table:table-cell>
          <table:table-cell table:style-name="ce101"/>
          <table:table-cell table:style-name="ce86" office:value-type="string">
            <text:p>CRA2512-FZ-R010ELF</text:p>
          </table:table-cell>
          <table:table-cell table:style-name="ce93" office:value-type="float" office:value="0.568">
            <text:p>0,568</text:p>
          </table:table-cell>
          <table:table-cell table:style-name="ce101"/>
          <table:table-cell table:style-name="ce86" office:value-type="string">
            <text:p>693-4381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15">
            <text:p>0,51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LRP2512-R010-1%</text:p>
          </table:table-cell>
          <table:table-cell table:style-name="ce125" office:value-type="float" office:value="0.150806">
            <text:p>0,151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>
            <text:p>0,15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8]*[.AC238]" office:value-type="float" office:value="0.75403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8" office:value-type="string">
            <text:p>0R020 1% / 2W</text:p>
          </table:table-cell>
          <table:table-cell table:style-name="ce30" office:value-type="string">
            <text:p>2512, 2-3 W (max. ±75 PPM/°C)</text:p>
          </table:table-cell>
          <table:table-cell table:style-name="ce45" office:value-type="string">
            <text:p>R65</text:p>
          </table:table-cell>
          <table:table-cell table:style-name="ce30" office:value-type="string">
            <text:p>Power board</text:p>
          </table:table-cell>
          <table:table-cell table:style-name="ce51" table:formula="of:=IF([.F239]=&quot;Power board&quot;;[.B239]*2;[.B239])" office:value-type="float" office:value="2">
            <text:p>2</text:p>
          </table:table-cell>
          <table:table-cell table:style-name="ce18" office:value-type="string">
            <text:p>1435948</text:p>
          </table:table-cell>
          <table:table-cell table:style-name="ce30" office:value-type="string">
            <text:p>CRA2512-FZ-R020ELF</text:p>
          </table:table-cell>
          <table:table-cell table:style-name="ce66" office:value-type="float" office:value="0.513">
            <text:p>0,5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A2512-FZ-R020ELF</text:p>
          </table:table-cell>
          <table:table-cell table:style-name="ce92" office:value-type="float" office:value="0.54">
            <text:p>0,540</text:p>
          </table:table-cell>
          <table:table-cell table:style-name="ce100"/>
          <table:table-cell table:style-name="ce85" office:value-type="string">
            <text:p>CRA2512-FZ-R020ELF</text:p>
          </table:table-cell>
          <table:table-cell table:style-name="ce92" office:value-type="float" office:value="0.568">
            <text:p>0,568</text:p>
          </table:table-cell>
          <table:table-cell table:style-name="ce100"/>
          <table:table-cell table:style-name="ce110" office:value-type="string">
            <text:p>693-4384</text:p>
          </table:table-cell>
          <table:table-cell table:style-name="ce110" office:value-type="string">
            <text:p>CRA2512-FZ-R020ELF</text:p>
          </table:table-cell>
          <table:table-cell table:style-name="ce92" office:value-type="float" office:value="0.507">
            <text:p>0,50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W25NR020FTL</text:p>
          </table:table-cell>
          <table:table-cell table:style-name="ce66" office:value-type="float" office:value="0.189">
            <text:p>0,189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39]&lt;&gt;&quot;&quot;;&quot;&quot;;[.G239])" office:value-type="float" office:value="2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>
            <text:p>0,18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9]*[.AC239]" office:value-type="float" office:value="0.945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>
            <text:p>12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16 1%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R63</text:p>
          </table:table-cell>
          <table:table-cell table:style-name="ce48" office:value-type="string">
            <text:p>Power board</text:p>
          </table:table-cell>
          <table:table-cell table:style-name="ce52" table:formula="of:=IF([.F240]=&quot;Power board&quot;;[.B240]*2;[.B240])" office:value-type="float" office:value="2">
            <text:p>2</text:p>
          </table:table-cell>
          <table:table-cell table:style-name="ce58" office:value-type="string">
            <text:p>2503067</text:p>
          </table:table-cell>
          <table:table-cell table:style-name="ce64" office:value-type="string">
            <text:p>WW10PR160FTL</text:p>
          </table:table-cell>
          <table:table-cell table:style-name="ce67" office:value-type="float" office:value="0.626">
            <text:p>0,62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L1206-FW-R160ELFCT-ND</text:p>
          </table:table-cell>
          <table:table-cell table:style-name="ce93" office:value-type="float" office:value="0.38">
            <text:p>0,3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CRL1206FWR160ELF</text:p>
          </table:table-cell>
          <table:table-cell table:style-name="ce93" office:value-type="float" office:value="0.341">
            <text:p>0,34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4-4207</text:p>
          </table:table-cell>
          <table:table-cell table:style-name="ce86" office:value-type="string">
            <text:p>CRL1206-FW-R160ELF</text:p>
          </table:table-cell>
          <table:table-cell table:style-name="ce93" office:value-type="float" office:value="0.071">
            <text:p>0,07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S1206N2-0R16-1%</text:p>
          </table:table-cell>
          <table:table-cell table:style-name="ce125" office:value-type="float" office:value="0.06091">
            <text:p>0,06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>
            <text:p>0,06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0]*[.AC240]" office:value-type="float" office:value="0.30455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8" office:value-type="string">
            <text:p>1M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6</text:p>
          </table:table-cell>
          <table:table-cell table:style-name="ce30" office:value-type="string">
            <text:p>Arduino Shield</text:p>
          </table:table-cell>
          <table:table-cell table:style-name="ce51" table:formula="of:=IF([.F241]=&quot;Power board&quot;;[.B241]*2;[.B241])" office:value-type="float" office:value="1">
            <text:p>1</text:p>
          </table:table-cell>
          <table:table-cell table:style-name="ce18" office:value-type="string">
            <text:p>2447596</text:p>
          </table:table-cell>
          <table:table-cell table:style-name="ce30" office:value-type="string">
            <text:p>MCWR08X1004FTL</text:p>
          </table:table-cell>
          <table:table-cell table:style-name="ce66" office:value-type="float" office:value="0.0058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11-1.00MCRCT-ND</text:p>
          </table:table-cell>
          <table:table-cell table:style-name="ce92" office:value-type="float" office:value="0.09">
            <text:p>0,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1ML</text:p>
          </table:table-cell>
          <table:table-cell table:style-name="ce92" office:value-type="float" office:value="0.094">
            <text:p>0,09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23-0821</text:p>
          </table:table-cell>
          <table:table-cell table:style-name="ce110" office:value-type="string">
            <text:p>CRG0805F1M0</text:p>
          </table:table-cell>
          <table:table-cell table:style-name="ce92" office:value-type="float" office:value="0.019">
            <text:p>0,019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M</text:p>
          </table:table-cell>
          <table:table-cell table:style-name="ce66" office:value-type="float" office:value="0.008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41]&lt;&gt;&quot;&quot;;&quot;&quot;;[.G241])" office:value-type="float" office:value="1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>
            <text:p>0,006 €</text:p>
          </table:table-cell>
          <table:table-cell table:style-name="ce143" office:value-type="float" office:value="5">
            <text:p>5</text:p>
          </table:table-cell>
          <table:table-cell table:style-name="ce163" table:formula="of:=[.AB241]*[.AC241]" office:value-type="float" office:value="0.029">
            <text:p>0,029</text:p>
          </table:table-cell>
          <table:table-cell table:number-columns-repeated="994"/>
        </table:table-row>
        <table:table-row table:style-name="ro7">
          <table:table-cell table:style-name="ce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x10K <text:s/>5%</text:p>
          </table:table-cell>
          <table:table-cell table:style-name="ce31" office:value-type="string">
            <text:p>1206; resistor array</text:p>
          </table:table-cell>
          <table:table-cell table:style-name="ce46" office:value-type="string">
            <text:p>RN1, RN2</text:p>
          </table:table-cell>
          <table:table-cell table:style-name="ce48" office:value-type="string">
            <text:p>Arduino Shield</text:p>
          </table:table-cell>
          <table:table-cell table:style-name="ce52" table:formula="of:=IF([.F242]=&quot;Power board&quot;;[.B242]*2;[.B242])" office:value-type="float" office:value="2">
            <text:p>2</text:p>
          </table:table-cell>
          <table:table-cell table:style-name="ce58" office:value-type="string">
            <text:p>1770137</text:p>
          </table:table-cell>
          <table:table-cell table:style-name="ce64" office:value-type="string">
            <text:p>CAY16-103J4LF</text:p>
          </table:table-cell>
          <table:table-cell table:style-name="ce67" office:value-type="float" office:value="0.11">
            <text:p>0,1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CAY16-103J4LF</text:p>
          </table:table-cell>
          <table:table-cell table:style-name="ce93" office:value-type="float" office:value="0.095">
            <text:p>0,095</text:p>
          </table:table-cell>
          <table:table-cell table:style-name="ce101"/>
          <table:table-cell table:style-name="ce86" office:value-type="string">
            <text:p>522-5585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DR1206-10K-4/8</text:p>
          </table:table-cell>
          <table:table-cell table:style-name="ce125" office:value-type="float" office:value="0.00673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>
            <text:p>0,007 €</text:p>
          </table:table-cell>
          <table:table-cell table:style-name="ce144" office:value-type="float" office:value="2">
            <text:p>2</text:p>
          </table:table-cell>
          <table:table-cell table:style-name="ce163" table:formula="of:=[.AB242]*[.AC242]" office:value-type="float" office:value="0.01346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8" office:value-type="string">
            <text:p>CG2-470L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AR1</text:p>
          </table:table-cell>
          <table:table-cell table:style-name="ce30" office:value-type="string">
            <text:p>AUX PS</text:p>
          </table:table-cell>
          <table:table-cell table:style-name="ce51" table:formula="of:=IF([.F243]=&quot;Power board&quot;;[.B243]*2;[.B243])" office:value-type="float" office:value="1">
            <text:p>1</text:p>
          </table:table-cell>
          <table:table-cell table:style-name="ce18" office:value-type="float" office:value="1846854">
            <text:p>1846854</text:p>
          </table:table-cell>
          <table:table-cell table:style-name="ce30" office:value-type="string">
            <text:p>2027-47-BLF</text:p>
          </table:table-cell>
          <table:table-cell table:style-name="ce66" office:value-type="float" office:value="1.85">
            <text:p>1,8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027-47-BLF</text:p>
          </table:table-cell>
          <table:table-cell table:style-name="ce92" office:value-type="float" office:value="1.27">
            <text:p>1,270</text:p>
          </table:table-cell>
          <table:table-cell table:style-name="ce100"/>
          <table:table-cell table:style-name="ce85" office:value-type="string">
            <text:p>2027-47-BLF</text:p>
          </table:table-cell>
          <table:table-cell table:style-name="ce92" office:value-type="float" office:value="1.34">
            <text:p>1,340</text:p>
          </table:table-cell>
          <table:table-cell table:style-name="ce100"/>
          <table:table-cell table:style-name="ce110" office:value-type="string">
            <text:p>878-3652</text:p>
          </table:table-cell>
          <table:table-cell table:style-name="ce110" office:value-type="string">
            <text:p>CG2-470L</text:p>
          </table:table-cell>
          <table:table-cell table:style-name="ce92" office:value-type="float" office:value="2.279">
            <text:p>2,27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G2-470L</text:p>
          </table:table-cell>
          <table:table-cell table:style-name="ce66" office:value-type="float" office:value="1.45">
            <text:p>1,450</text:p>
          </table:table-cell>
          <table:table-cell table:style-name="ce100" office:value-type="float" office:value="1.45">
            <text:p>1</text:p>
          </table:table-cell>
          <table:table-cell table:formula="of:=[.G243]" office:value-type="float" office:value="1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>
            <text:p>1,2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3]*[.AC243]" office:value-type="float" office:value="1.27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P1 Buzzer</text:p>
          </table:table-cell>
          <table:table-cell table:style-name="ce48" office:value-type="string">
            <text:p>Arduino Shield</text:p>
          </table:table-cell>
          <table:table-cell table:style-name="ce52" table:formula="of:=IF([.F244]=&quot;Power board&quot;;[.B244]*2;[.B24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TE092703-6</text:p>
          </table:table-cell>
          <table:table-cell table:style-name="ce93" office:value-type="float" office:value="2.2">
            <text:p>2,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D-BZEN-0903</text:p>
          </table:table-cell>
          <table:table-cell table:style-name="ce125" office:value-type="float" office:value="0.504">
            <text:p>0,504</text:p>
          </table:table-cell>
          <table:table-cell table:style-name="ce101" office:value-type="float" office:value="3">
            <text:p>3</text:p>
          </table:table-cell>
          <table:table-cell table:style-name="ce133" table:formula="of:=[.G244]" office:value-type="float" office:value="1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>
            <text:p>0,504 €</text:p>
          </table:table-cell>
          <table:table-cell table:style-name="ce144" office:value-type="float" office:value="3">
            <text:p>3</text:p>
          </table:table-cell>
          <table:table-cell table:style-name="ce163" table:formula="of:=[.AB244]*[.AC244]" office:value-type="float" office:value="1.512">
            <text:p>1,512</text:p>
          </table:table-cell>
          <table:table-cell table:number-columns-repeated="994"/>
        </table:table-row>
        <table:table-row table:style-name="ro8">
          <table:table-cell table:style-name="ce3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18" office:value-type="string">
            <text:p>A101SYCQ04</text:p>
          </table:table-cell>
          <table:table-cell table:style-name="ce30" office:value-type="string">
            <text:p>THT, <text:span text:style-name="T3">solder on the bottom laye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5" office:value-type="string">
            <text:p>SW1</text:p>
          </table:table-cell>
          <table:table-cell table:style-name="ce30" office:value-type="string">
            <text:p>Arduino Shield</text:p>
          </table:table-cell>
          <table:table-cell table:style-name="ce51" table:formula="of:=IF([.F245]=&quot;Power board&quot;;[.B245]*2;[.B245])" office:value-type="float" office:value="1">
            <text:p>1</text:p>
          </table:table-cell>
          <table:table-cell table:style-name="ce18" office:value-type="string">
            <text:p>2292959</text:p>
          </table:table-cell>
          <table:table-cell table:style-name="ce30" office:value-type="string">
            <text:p>A101SYCQ04</text:p>
          </table:table-cell>
          <table:table-cell table:style-name="ce66" office:value-type="float" office:value="2.76">
            <text:p>2,7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101SYCQ04</text:p>
          </table:table-cell>
          <table:table-cell table:style-name="ce92" office:value-type="float" office:value="3">
            <text:p>3,000</text:p>
          </table:table-cell>
          <table:table-cell table:style-name="ce100"/>
          <table:table-cell table:style-name="ce85" office:value-type="string">
            <text:p>A101SYCQ04</text:p>
          </table:table-cell>
          <table:table-cell table:style-name="ce92" office:value-type="float" office:value="2.64">
            <text:p>2,640</text:p>
          </table:table-cell>
          <table:table-cell table:style-name="ce100"/>
          <table:table-cell table:style-name="ce110" office:value-type="string">
            <text:p>710-9788</text:p>
          </table:table-cell>
          <table:table-cell table:style-name="ce110" office:value-type="string">
            <text:p>A101SYCQ04</text:p>
          </table:table-cell>
          <table:table-cell table:style-name="ce92" office:value-type="float" office:value="2.576">
            <text:p>2,57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>
            <text:p>2,576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5]*[.AC245]" office:value-type="float" office:value="2.576">
            <text:p>2,576</text:p>
          </table:table-cell>
          <table:table-cell table:number-columns-repeated="994"/>
        </table:table-row>
        <table:table-row table:style-name="ro8">
          <table:table-cell table:style-name="ce3" office:value-type="float" office:value="134">
            <text:p>13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EC12R-4225F-S0024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W2 incremental encoder, shaft length 25 mm</text:p>
          </table:table-cell>
          <table:table-cell table:style-name="ce48" office:value-type="string">
            <text:p>Arduino Shield</text:p>
          </table:table-cell>
          <table:table-cell table:style-name="ce52" table:formula="of:=IF([.F246]=&quot;Power board&quot;;[.B246]*2;[.B246])" office:value-type="float" office:value="1">
            <text:p>1</text:p>
          </table:table-cell>
          <table:table-cell table:style-name="ce58" office:value-type="string">
            <text:p>2663533</text:p>
          </table:table-cell>
          <table:table-cell table:style-name="ce64" office:value-type="string">
            <text:p>PEC12R-4225F-S0024</text:p>
          </table:table-cell>
          <table:table-cell table:style-name="ce67" office:value-type="float" office:value="1.58">
            <text:p>1,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EC12R-4225F-S0024-ND</text:p>
          </table:table-cell>
          <table:table-cell table:style-name="ce93" office:value-type="float" office:value="1.18">
            <text:p>1,1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PEC12R-4225F-S24</text:p>
          </table:table-cell>
          <table:table-cell table:style-name="ce93" office:value-type="float" office:value="1.15">
            <text:p>1,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1-6811</text:p>
          </table:table-cell>
          <table:table-cell table:style-name="ce86" office:value-type="string">
            <text:p>PEC12R-4225F-S0024</text:p>
          </table:table-cell>
          <table:table-cell table:style-name="ce93" office:value-type="float" office:value="1.12">
            <text:p>1,12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 table:formula="of:=[.G246]" office:value-type="float" office:value="1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>
            <text:p>1,12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6]*[.AC246]" office:value-type="float" office:value="1.12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18" office:value-type="string">
            <text:p>1301.9316</text:p>
          </table:table-cell>
          <table:table-cell table:style-name="ce30" office:value-type="string">
            <text:p>SMD; tactile switch</text:p>
          </table:table-cell>
          <table:table-cell table:style-name="ce45" office:value-type="string">
            <text:p>SW3</text:p>
          </table:table-cell>
          <table:table-cell table:style-name="ce30" office:value-type="string">
            <text:p>Arduino Shield</text:p>
          </table:table-cell>
          <table:table-cell table:style-name="ce51" table:formula="of:=IF([.F247]=&quot;Power board&quot;;[.B247]*2;[.B247])" office:value-type="float" office:value="1">
            <text:p>1</text:p>
          </table:table-cell>
          <table:table-cell table:style-name="ce18" office:value-type="float" office:value="1217765">
            <text:p>1217765</text:p>
          </table:table-cell>
          <table:table-cell table:style-name="ce30" office:value-type="string">
            <text:p>1301.9316</text:p>
          </table:table-cell>
          <table:table-cell table:style-name="ce66" office:value-type="float" office:value="0.302">
            <text:p>0,30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FSM6JSMA</text:p>
          </table:table-cell>
          <table:table-cell table:style-name="ce92" office:value-type="float" office:value="0.21">
            <text:p>0,210</text:p>
          </table:table-cell>
          <table:table-cell table:style-name="ce100"/>
          <table:table-cell table:style-name="ce85" office:value-type="string">
            <text:p>1301.9316</text:p>
          </table:table-cell>
          <table:table-cell table:style-name="ce92" office:value-type="float" office:value="0.27">
            <text:p>0,270</text:p>
          </table:table-cell>
          <table:table-cell table:style-name="ce100"/>
          <table:table-cell table:style-name="ce110" office:value-type="string">
            <text:p>718-2443</text:p>
          </table:table-cell>
          <table:table-cell table:style-name="ce110" office:value-type="string">
            <text:p>FSM6JSMATR</text:p>
          </table:table-cell>
          <table:table-cell table:style-name="ce92" office:value-type="float" office:value="0.818">
            <text:p>0,81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301.9316</text:p>
          </table:table-cell>
          <table:table-cell table:style-name="ce66" office:value-type="float" office:value="0.22">
            <text:p>0,220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47]&lt;&gt;&quot;&quot;;&quot;&quot;;[.G247])" office:value-type="float" office:value="1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>
            <text:p>0,21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7]*[.AC247]" office:value-type="float" office:value="0.21">
            <text:p>0,210</text:p>
          </table:table-cell>
          <table:table-cell table:number-columns-repeated="994"/>
        </table:table-row>
        <table:table-row table:style-name="ro7">
          <table:table-cell table:style-name="ce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VTX-214-005-051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TR1</text:p>
          </table:table-cell>
          <table:table-cell table:style-name="ce48" office:value-type="string">
            <text:p>AUX PS</text:p>
          </table:table-cell>
          <table:table-cell table:style-name="ce52" table:formula="of:=IF([.F248]=&quot;Power board&quot;;[.B248]*2;[.B248])" office:value-type="float" office:value="1">
            <text:p>1</text:p>
          </table:table-cell>
          <table:table-cell table:style-name="ce58" office:value-type="string">
            <text:p>2627176</text:p>
          </table:table-cell>
          <table:table-cell table:style-name="ce64" office:value-type="string">
            <text:p>VTX-214-005-0512</text:p>
          </table:table-cell>
          <table:table-cell table:style-name="ce67" office:value-type="float" office:value="5.98">
            <text:p>5,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>
            <text:p>5,9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8]*[.AC248]" office:value-type="float" office:value="5.98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office:value-type="float" office:value="2">
            <text:p>2</text:p>
          </table:table-cell>
          <table:table-cell table:style-name="ce18" office:value-type="string">
            <text:p>ERZE14A4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VAR1, VAR2</text:p>
          </table:table-cell>
          <table:table-cell table:style-name="ce30" office:value-type="string">
            <text:p>AUX PS</text:p>
          </table:table-cell>
          <table:table-cell table:style-name="ce51" table:formula="of:=IF([.F249]=&quot;Power board&quot;;[.B249]*2;[.B249])" office:value-type="float" office:value="2">
            <text:p>2</text:p>
          </table:table-cell>
          <table:table-cell table:style-name="ce18" office:value-type="string">
            <text:p>2291852</text:p>
          </table:table-cell>
          <table:table-cell table:style-name="ce30" office:value-type="string">
            <text:p>ERZE14A431</text:p>
          </table:table-cell>
          <table:table-cell table:style-name="ce66" office:value-type="float" office:value="0.546">
            <text:p>0,54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5589-ND</text:p>
          </table:table-cell>
          <table:table-cell table:style-name="ce92" office:value-type="float" office:value="0.99">
            <text:p>0,9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Z-E14A431 </text:p>
          </table:table-cell>
          <table:table-cell table:style-name="ce92" office:value-type="float" office:value="0.905">
            <text:p>0,9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5-8960</text:p>
          </table:table-cell>
          <table:table-cell table:style-name="ce110" office:value-type="string">
            <text:p>ERZE14A431</text:p>
          </table:table-cell>
          <table:table-cell table:style-name="ce92" office:value-type="float" office:value="0.928">
            <text:p>0,92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>
            <text:p>0,54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49]*[.AC249]" office:value-type="float" office:value="1.092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1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3, VAR4</text:p>
          </table:table-cell>
          <table:table-cell table:style-name="ce48" office:value-type="string">
            <text:p>AUX PS</text:p>
          </table:table-cell>
          <table:table-cell table:style-name="ce52" table:formula="of:=IF([.F250]=&quot;Power board&quot;;[.B250]*2;[.B250])" office:value-type="float" office:value="2">
            <text:p>2</text:p>
          </table:table-cell>
          <table:table-cell table:style-name="ce58" office:value-type="string">
            <text:p>2291831</text:p>
          </table:table-cell>
          <table:table-cell table:style-name="ce64" office:value-type="string">
            <text:p>ERZE11A431</text:p>
          </table:table-cell>
          <table:table-cell table:style-name="ce67" office:value-type="float" office:value="0.418">
            <text:p>0,4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16688-ND</text:p>
          </table:table-cell>
          <table:table-cell table:style-name="ce93" office:value-type="float" office:value="0.47">
            <text:p>0,4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Z-E11A431</text:p>
          </table:table-cell>
          <table:table-cell table:style-name="ce93" office:value-type="float" office:value="0.472">
            <text:p>0,472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5-8904</text:p>
          </table:table-cell>
          <table:table-cell table:style-name="ce86" office:value-type="string">
            <text:p>ERZE11A431</text:p>
          </table:table-cell>
          <table:table-cell table:style-name="ce93" office:value-type="float" office:value="0.249">
            <text:p>0,249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>
            <text:p>0,24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0]*[.AC250]" office:value-type="float" office:value="0.498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18" office:value-type="string">
            <text:p>39-30-1039</text:p>
          </table:table-cell>
          <table:table-cell table:style-name="ce30" office:value-type="string">
            <text:p>THT <text:s/>4,2mm 3-pin</text:p>
          </table:table-cell>
          <table:table-cell table:style-name="ce45" office:value-type="string">
            <text:p>X1</text:p>
          </table:table-cell>
          <table:table-cell table:style-name="ce30" office:value-type="string">
            <text:p>Power board</text:p>
          </table:table-cell>
          <table:table-cell table:style-name="ce51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425045</text:p>
          </table:table-cell>
          <table:table-cell table:style-name="ce30" office:value-type="string">
            <text:p>39-30-1039</text:p>
          </table:table-cell>
          <table:table-cell table:style-name="ce66" office:value-type="float" office:value="0.55">
            <text:p>0,5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WM18442-ND </text:p>
          </table:table-cell>
          <table:table-cell table:style-name="ce92" office:value-type="float" office:value="0.63">
            <text:p>0,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38-39-30-1039</text:p>
          </table:table-cell>
          <table:table-cell table:style-name="ce92" office:value-type="float" office:value="0.585">
            <text:p>0,58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70-5751</text:p>
          </table:table-cell>
          <table:table-cell table:style-name="ce110" office:value-type="string">
            <text:p>39-30-1039</text:p>
          </table:table-cell>
          <table:table-cell table:style-name="ce92" office:value-type="float" office:value="0.55">
            <text:p>0,55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66-03A3</text:p>
          </table:table-cell>
          <table:table-cell table:style-name="ce66" office:value-type="float" office:value="0.498">
            <text:p>0,498</text:p>
          </table:table-cell>
          <table:table-cell table:style-name="ce100" office:value-type="float" office:value="1">
            <text:p>1</text:p>
          </table:table-cell>
          <table:table-cell table:formula="of:=[.G251]" office:value-type="float" office:value="2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>
            <text:p>0,498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1]*[.AC251]" office:value-type="float" office:value="0.996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411-01</text:p>
          </table:table-cell>
          <table:table-cell table:style-name="ce31" office:value-type="string">
            <text:p>THT, solder on the bottom layer!</text:p>
          </table:table-cell>
          <table:table-cell table:style-name="ce46" office:value-type="string">
            <text:p>X11 USB Connector</text:p>
          </table:table-cell>
          <table:table-cell table:style-name="ce48" office:value-type="string">
            <text:p>AUX PS</text:p>
          </table:table-cell>
          <table:table-cell table:style-name="ce52" table:formula="of:=IF([.F252]=&quot;Power board&quot;;[.B252]*2;[.B252])" office:value-type="float" office:value="1">
            <text:p>1</text:p>
          </table:table-cell>
          <table:table-cell table:style-name="ce58" office:value-type="float" office:value="1177884">
            <text:p>1177884</text:p>
          </table:table-cell>
          <table:table-cell table:style-name="ce64" office:value-type="string">
            <text:p>2411-01</text:p>
          </table:table-cell>
          <table:table-cell table:style-name="ce67" office:value-type="float" office:value="1.05">
            <text:p>1,0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952-1767-ND</text:p>
          </table:table-cell>
          <table:table-cell table:style-name="ce93" office:value-type="float" office:value="0.73">
            <text:p>0,730</text:p>
          </table:table-cell>
          <table:table-cell table:style-name="ce101"/>
          <table:table-cell table:style-name="ce86" office:value-type="string">
            <text:p>710-61400413321</text:p>
          </table:table-cell>
          <table:table-cell table:style-name="ce93" office:value-type="float" office:value="1.2">
            <text:p>1,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2411-01</text:p>
          </table:table-cell>
          <table:table-cell table:style-name="ce125" office:value-type="float" office:value="0.66">
            <text:p>0,660</text:p>
          </table:table-cell>
          <table:table-cell table:style-name="ce101" office:value-type="float" office:value="1">
            <text:p>1</text:p>
          </table:table-cell>
          <table:table-cell table:style-name="ce133" table:formula="of:=[.G252]" office:value-type="float" office:value="1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>
            <text:p>0,66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2]*[.AC252]" office:value-type="float" office:value="0.66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float" office:value="4">
            <text:p>4</text:p>
          </table:table-cell>
          <table:table-cell table:style-name="ce18" office:value-type="string">
            <text:p>ZL305-08 (or similar with 0.1” raster and <text:span text:style-name="T3">5mm</text:span> height)</text:p>
          </table:table-cell>
          <table:table-cell table:style-name="ce30" office:value-type="string">
            <text:p>THT, <text:span text:style-name="T3">solder on the bottom layer</text:span>! Two headers per one connector.</text:p>
          </table:table-cell>
          <table:table-cell table:style-name="ce45" office:value-type="string">
            <text:p>X12, X14 Front Treminal</text:p>
          </table:table-cell>
          <table:table-cell table:style-name="ce30" office:value-type="string">
            <text:p>Arduino Shield</text:p>
          </table:table-cell>
          <table:table-cell table:style-name="ce51" table:formula="of:=IF([.F253]=&quot;Power board&quot;;[.B253]*2;[.B253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ZL305-08</text:p>
          </table:table-cell>
          <table:table-cell table:style-name="ce66" office:value-type="float" office:value="0.56">
            <text:p>0,560</text:p>
          </table:table-cell>
          <table:table-cell table:style-name="ce100" office:value-type="float" office:value="1">
            <text:p>1</text:p>
          </table:table-cell>
          <table:table-cell table:formula="of:=[.G253]" office:value-type="float" office:value="4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>
            <text:p>0,560 €</text:p>
          </table:table-cell>
          <table:table-cell table:style-name="ce143" table:formula="of:=[.G253]" office:value-type="float" office:value="4">
            <text:p>4</text:p>
          </table:table-cell>
          <table:table-cell table:style-name="ce163" table:formula="of:=[.AB253]*[.AC253]" office:value-type="float" office:value="2.24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TSW-113-07-F-D</text:p>
          </table:table-cell>
          <table:table-cell table:style-name="ce31" office:value-type="string">
            <text:p>THT; 2x13-pin header</text:p>
          </table:table-cell>
          <table:table-cell table:style-name="ce46" office:value-type="string">
            <text:p>X13, X15 Power board main connectors</text:p>
          </table:table-cell>
          <table:table-cell table:style-name="ce48" office:value-type="string">
            <text:p>Arduino Shield</text:p>
          </table:table-cell>
          <table:table-cell table:style-name="ce52" table:formula="of:=IF([.F254]=&quot;Power board&quot;;[.B254]*2;[.B254])" office:value-type="float" office:value="2">
            <text:p>2</text:p>
          </table:table-cell>
          <table:table-cell table:style-name="ce58" office:value-type="string">
            <text:p>2025182</text:p>
          </table:table-cell>
          <table:table-cell table:style-name="ce64" office:value-type="string">
            <text:p>TSW-113-07-F-D</text:p>
          </table:table-cell>
          <table:table-cell table:style-name="ce67" office:value-type="float" office:value="2.24">
            <text:p>2,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5566-ND</text:p>
          </table:table-cell>
          <table:table-cell table:style-name="ce93" office:value-type="float" office:value="2.15">
            <text:p>2,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61302621121</text:p>
          </table:table-cell>
          <table:table-cell table:style-name="ce93" office:value-type="float" office:value="1.41">
            <text:p>1,41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>
            <text:p>1,4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4]*[.AC254]" office:value-type="float" office:value="2.82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2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7 AUX temp</text:p>
          </table:table-cell>
          <table:table-cell table:style-name="ce30" office:value-type="string">
            <text:p>Arduino Shield</text:p>
          </table:table-cell>
          <table:table-cell table:style-name="ce51" table:formula="of:=IF([.F255]=&quot;Power board&quot;;[.B255]*2;[.B255])" office:value-type="float" office:value="1">
            <text:p>1</text:p>
          </table:table-cell>
          <table:table-cell table:style-name="ce18" office:value-type="float" office:value="1462926">
            <text:p>1462926</text:p>
          </table:table-cell>
          <table:table-cell table:style-name="ce30" office:value-type="string">
            <text:p>22-23-2021</text:p>
          </table:table-cell>
          <table:table-cell table:style-name="ce66" office:value-type="float" office:value="0.1">
            <text:p>0,1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2-23-2021</text:p>
          </table:table-cell>
          <table:table-cell table:style-name="ce92" office:value-type="float" office:value="0.14">
            <text:p>0,140</text:p>
          </table:table-cell>
          <table:table-cell table:style-name="ce100"/>
          <table:table-cell table:style-name="ce85" office:value-type="string">
            <text:p>22-23-2021</text:p>
          </table:table-cell>
          <table:table-cell table:style-name="ce92" office:value-type="float" office:value="0.141">
            <text:p>0,141</text:p>
          </table:table-cell>
          <table:table-cell table:style-name="ce100"/>
          <table:table-cell table:style-name="ce110" office:value-type="string">
            <text:p>679-5583</text:p>
          </table:table-cell>
          <table:table-cell table:style-name="ce110" office:value-type="string">
            <text:p>22-23-2021</text:p>
          </table:table-cell>
          <table:table-cell table:style-name="ce92" office:value-type="float" office:value="0.087">
            <text:p>0,08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X-22-23-2021</text:p>
          </table:table-cell>
          <table:table-cell table:style-name="ce66" office:value-type="float" office:value="0.07">
            <text:p>0,070</text:p>
          </table:table-cell>
          <table:table-cell table:style-name="ce100" office:value-type="float" office:value="10">
            <text:p>10</text:p>
          </table:table-cell>
          <table:table-cell table:formula="of:=[.G255]" office:value-type="float" office:value="1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>
            <text:p>0,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5]*[.AC255]" office:value-type="float" office:value="0.07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SW-113-02-T-D-RA</text:p>
          </table:table-cell>
          <table:table-cell table:style-name="ce31" office:value-type="string">
            <text:p>THT; 2x13-pin socket</text:p>
          </table:table-cell>
          <table:table-cell table:style-name="ce46" office:value-type="string">
            <text:p>X2</text:p>
          </table:table-cell>
          <table:table-cell table:style-name="ce48" office:value-type="string">
            <text:p>Power board</text:p>
          </table:table-cell>
          <table:table-cell table:style-name="ce52" table:formula="of:=IF([.F256]=&quot;Power board&quot;;[.B256]*2;[.B256])" office:value-type="float" office:value="2">
            <text:p>2</text:p>
          </table:table-cell>
          <table:table-cell table:style-name="ce58" office:value-type="float" office:value="1805583">
            <text:p>1805583</text:p>
          </table:table-cell>
          <table:table-cell table:style-name="ce64" office:value-type="string">
            <text:p>SSW-113-02-G-D-RA</text:p>
          </table:table-cell>
          <table:table-cell table:style-name="ce67" office:value-type="float" office:value="5.7">
            <text:p>5,700</text:p>
          </table:table-cell>
          <table:table-cell table:style-name="ce74" office:value-type="float" office:value="2">
            <text:p>2</text:p>
          </table:table-cell>
          <table:table-cell table:style-name="ce86" office:value-type="string">
            <text:p>SSW-113-02-G-D-RA</text:p>
          </table:table-cell>
          <table:table-cell table:style-name="ce93" office:value-type="float" office:value="5.34">
            <text:p>5,34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ZL263-26DG</text:p>
          </table:table-cell>
          <table:table-cell table:style-name="ce125" office:value-type="float" office:value="0.399">
            <text:p>0,399</text:p>
          </table:table-cell>
          <table:table-cell table:style-name="ce101" office:value-type="float" office:value="2">
            <text:p>2</text:p>
          </table:table-cell>
          <table:table-cell table:style-name="ce133" table:formula="of:=[.G256]" office:value-type="float" office:value="2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>
            <text:p>0,39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6]*[.AC256]" office:value-type="float" office:value="0.798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18" office:value-type="string">
            <text:p>39-30-3055</text:p>
          </table:table-cell>
          <table:table-cell table:style-name="ce30" office:value-type="string">
            <text:p>THT <text:s/>4,2mm 5pin</text:p>
          </table:table-cell>
          <table:table-cell table:style-name="ce45" office:value-type="string">
            <text:p>X3 AC In</text:p>
          </table:table-cell>
          <table:table-cell table:style-name="ce30" office:value-type="string">
            <text:p>AUX PS</text:p>
          </table:table-cell>
          <table:table-cell table:style-name="ce51" table:formula="of:=IF([.F257]=&quot;Power board&quot;;[.B257]*2;[.B257])" office:value-type="float" office:value="1">
            <text:p>1</text:p>
          </table:table-cell>
          <table:table-cell table:style-name="ce18" office:value-type="string">
            <text:p>9963561</text:p>
          </table:table-cell>
          <table:table-cell table:style-name="ce30" office:value-type="string">
            <text:p>39303055</text:p>
          </table:table-cell>
          <table:table-cell table:style-name="ce66" office:value-type="float" office:value="0.53">
            <text:p>0,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30-3055</text:p>
          </table:table-cell>
          <table:table-cell table:style-name="ce92" office:value-type="float" office:value="1.18">
            <text:p>1,180</text:p>
          </table:table-cell>
          <table:table-cell table:style-name="ce100"/>
          <table:table-cell table:style-name="ce85" office:value-type="string">
            <text:p>39-30-3055</text:p>
          </table:table-cell>
          <table:table-cell table:style-name="ce92" office:value-type="float" office:value="0.923">
            <text:p>0,923</text:p>
          </table:table-cell>
          <table:table-cell table:style-name="ce100"/>
          <table:table-cell table:style-name="ce110" office:value-type="string">
            <text:p>670-5861</text:p>
          </table:table-cell>
          <table:table-cell table:style-name="ce110" office:value-type="string">
            <text:p>39-30-3055</text:p>
          </table:table-cell>
          <table:table-cell table:style-name="ce92" office:value-type="float" office:value="0.563">
            <text:p>0,56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>
            <text:p>0,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7]*[.AC257]" office:value-type="float" office:value="0.53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5</text:p>
          </table:table-cell>
          <table:table-cell table:style-name="ce48" office:value-type="string">
            <text:p>AUX PS</text:p>
          </table:table-cell>
          <table:table-cell table:style-name="ce52" table:formula="of:=IF([.F258]=&quot;Power board&quot;;[.B258]*2;[.B25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0" office:value-type="string">
            <text:p>THT; 2x5-pin header</text:p>
          </table:table-cell>
          <table:table-cell table:style-name="ce45" office:value-type="string">
            <text:p>X16</text:p>
          </table:table-cell>
          <table:table-cell table:style-name="ce30" office:value-type="string">
            <text:p>Arduino Shield</text:p>
          </table:table-cell>
          <table:table-cell table:style-name="ce51" table:formula="of:=IF([.F259]=&quot;Power board&quot;;[.B259]*2;[.B25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>
            <text:p>2</text:p>
          </table:table-cell>
          <table:table-cell table:style-name="ce58" office:value-type="string">
            <text:p>1096985</text:p>
          </table:table-cell>
          <table:table-cell table:style-name="ce64" office:value-type="string">
            <text:p>09 18 510 7324</text:p>
          </table:table-cell>
          <table:table-cell table:style-name="ce67" office:value-type="float" office:value="1.22">
            <text:p>1,2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6">
            <text:p>1,460</text:p>
          </table:table-cell>
          <table:table-cell table:style-name="ce101"/>
          <table:table-cell table:style-name="ce86" office:value-type="string">
            <text:p>09185107324</text:p>
          </table:table-cell>
          <table:table-cell table:style-name="ce93" office:value-type="float" office:value="1.46">
            <text:p>1,460</text:p>
          </table:table-cell>
          <table:table-cell table:style-name="ce101"/>
          <table:table-cell table:style-name="ce86" office:value-type="string">
            <text:p>740-7108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42">
            <text:p>1,44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T821-1-10-S1</text:p>
          </table:table-cell>
          <table:table-cell table:style-name="ce125" office:value-type="float" office:value="0.29">
            <text:p>0,290</text:p>
          </table:table-cell>
          <table:table-cell table:style-name="ce101" office:value-type="float" office:value="2">
            <text:p>2</text:p>
          </table:table-cell>
          <table:table-cell table:style-name="ce133" table:formula="of:=[.G260]" office:value-type="float" office:value="2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>
            <text:p>0,2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60]*[.AC260]" office:value-type="float" office:value="0.58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4 FAN Connector</text:p>
          </table:table-cell>
          <table:table-cell table:style-name="ce48" office:value-type="string">
            <text:p>AUX PS</text:p>
          </table:table-cell>
          <table:table-cell table:style-name="ce52" table:formula="of:=IF([.F262]=&quot;Power board&quot;;[.B262]*2;[.B262])" office:value-type="float" office:value="1">
            <text:p>1</text:p>
          </table:table-cell>
          <table:table-cell table:style-name="ce58" office:value-type="float" office:value="1462950">
            <text:p>1462950</text:p>
          </table:table-cell>
          <table:table-cell table:style-name="ce64" office:value-type="string">
            <text:p>22-23-2031</text:p>
          </table:table-cell>
          <table:table-cell table:style-name="ce67" office:value-type="float" office:value="0.0808">
            <text:p>0,081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21">
            <text:p>0,210</text:p>
          </table:table-cell>
          <table:table-cell table:style-name="ce101"/>
          <table:table-cell table:style-name="ce86" office:value-type="string">
            <text:p>22-23-2031</text:p>
          </table:table-cell>
          <table:table-cell table:style-name="ce93" office:value-type="float" office:value="0.198">
            <text:p>0,198</text:p>
          </table:table-cell>
          <table:table-cell table:style-name="ce101"/>
          <table:table-cell table:style-name="ce86" office:value-type="string">
            <text:p>679-5587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083">
            <text:p>0,083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X-22-23-2031</text:p>
          </table:table-cell>
          <table:table-cell table:style-name="ce125" office:value-type="float" office:value="0.08">
            <text:p>0,080</text:p>
          </table:table-cell>
          <table:table-cell table:style-name="ce101" office:value-type="float" office:value="10">
            <text:p>10</text:p>
          </table:table-cell>
          <table:table-cell table:style-name="ce133" table:formula="of:=[.G262]" office:value-type="float" office:value="1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>
            <text:p>0,0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2]*[.AC262]" office:value-type="float" office:value="0.08">
            <text:p>0,080</text:p>
          </table:table-cell>
          <table:table-cell table:number-columns-repeated="994"/>
        </table:table-row>
        <table:table-row table:style-name="ro8">
          <table:table-cell table:style-name="ce3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18" office:value-type="string">
            <text:p>CTB9300/3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6 DOUT2 Connector</text:p>
          </table:table-cell>
          <table:table-cell table:style-name="ce30" office:value-type="string">
            <text:p>AUX PS</text:p>
          </table:table-cell>
          <table:table-cell table:style-name="ce51" table:formula="of:=IF([.F263]=&quot;Power board&quot;;[.B263]*2;[.B263])" office:value-type="float" office:value="1">
            <text:p>1</text:p>
          </table:table-cell>
          <table:table-cell table:style-name="ce18" office:value-type="string">
            <text:p>3882044</text:p>
          </table:table-cell>
          <table:table-cell table:style-name="ce30" office:value-type="string">
            <text:p>CTB9300/3A</text:p>
          </table:table-cell>
          <table:table-cell table:style-name="ce66" office:value-type="float" office:value="0.176">
            <text:p>0,17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D2800-ND</text:p>
          </table:table-cell>
          <table:table-cell table:style-name="ce92" office:value-type="float" office:value="0.35">
            <text:p>0,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691311700103 </text:p>
          </table:table-cell>
          <table:table-cell table:style-name="ce92" office:value-type="float" office:value="0.62">
            <text:p>0,62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G-5.0-PW-3P </text:p>
          </table:table-cell>
          <table:table-cell table:style-name="ce66" office:value-type="float" office:value="0.1141">
            <text:p>0,114</text:p>
          </table:table-cell>
          <table:table-cell table:style-name="ce100"/>
          <table:table-cell table:formula="of:=[.G263]" office:value-type="float" office:value="1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>
            <text:p>0,114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3]*[.AC263]" office:value-type="float" office:value="0.1141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MJ2138812S0LOT6C or WE 74990101210</text:p>
          </table:table-cell>
          <table:table-cell table:style-name="ce31" office:value-type="string">
            <text:p>THT, <text:span text:style-name="T4">solder on the bottom layer!</text:span></text:p>
          </table:table-cell>
          <table:table-cell table:style-name="ce46" office:value-type="string">
            <text:p>X7 RJ45 Connector</text:p>
          </table:table-cell>
          <table:table-cell table:style-name="ce48" office:value-type="string">
            <text:p>AUX PS</text:p>
          </table:table-cell>
          <table:table-cell table:style-name="ce52" table:formula="of:=IF([.F264]=&quot;Power board&quot;;[.B264]*2;[.B264])" office:value-type="float" office:value="1">
            <text:p>1</text:p>
          </table:table-cell>
          <table:table-cell table:style-name="ce58" office:value-type="string">
            <text:p>2356129</text:p>
          </table:table-cell>
          <table:table-cell table:style-name="ce64" office:value-type="string">
            <text:p>74990101210</text:p>
          </table:table-cell>
          <table:table-cell table:style-name="ce67" office:value-type="float" office:value="7.11">
            <text:p>7,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732-4497-5-ND</text:p>
          </table:table-cell>
          <table:table-cell table:style-name="ce93" office:value-type="float" office:value="9.45">
            <text:p>9,4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74990101210</text:p>
          </table:table-cell>
          <table:table-cell table:style-name="ce93" office:value-type="float" office:value="6.96">
            <text:p>6,9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<text:s/>814-9875</text:p>
          </table:table-cell>
          <table:table-cell table:style-name="ce86" office:value-type="string">
            <text:p>74990101210</text:p>
          </table:table-cell>
          <table:table-cell table:style-name="ce93" office:value-type="float" office:value="7.18">
            <text:p>7,1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LMJ2138812S0LOT6C</text:p>
          </table:table-cell>
          <table:table-cell table:style-name="ce125" office:value-type="float" office:value="2.95">
            <text:p>2,950</text:p>
          </table:table-cell>
          <table:table-cell table:style-name="ce101" office:value-type="float" office:value="1">
            <text:p>1</text:p>
          </table:table-cell>
          <table:table-cell table:style-name="ce133" table:formula="of:=[.G264]" office:value-type="float" office:value="1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>
            <text:p>2,95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4]*[.AC264]" office:value-type="float" office:value="2.95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8</text:p>
          </table:table-cell>
          <table:table-cell table:style-name="ce30" office:value-type="string">
            <text:p>THT <text:s/>8-Pin Header</text:p>
          </table:table-cell>
          <table:table-cell table:style-name="ce45" office:value-type="string">
            <text:p>X8</text:p>
          </table:table-cell>
          <table:table-cell table:style-name="ce30" office:value-type="string">
            <text:p>AUX PS</text:p>
          </table:table-cell>
          <table:table-cell table:style-name="ce51" table:formula="of:=IF([.F265]=&quot;Power board&quot;;[.B265]*2;[.B26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MCU-ADCL, MCU-ADCH, MCU-COMM, MCU-PWML, MCU-PWMH, X18</text:p>
          </table:table-cell>
          <table:table-cell table:style-name="ce48" office:value-type="string">
            <text:p>Arduino Shield</text:p>
          </table:table-cell>
          <table:table-cell table:style-name="ce52" table:formula="of:=IF([.F266]=&quot;Power board&quot;;[.B266]*2;[.B266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>
            <text:p>7</text:p>
          </table:table-cell>
          <table:table-cell table:style-name="ce18" office:value-type="float" office:value="1022256">
            <text:p>1022256</text:p>
          </table:table-cell>
          <table:table-cell table:style-name="ce30" office:value-type="string">
            <text:p>M20-9990845</text:p>
          </table:table-cell>
          <table:table-cell table:style-name="ce66" office:value-type="float" office:value="0.117">
            <text:p>0,1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9990845</text:p>
          </table:table-cell>
          <table:table-cell table:style-name="ce92" office:value-type="float" office:value="0.24">
            <text:p>0,240</text:p>
          </table:table-cell>
          <table:table-cell table:style-name="ce100"/>
          <table:table-cell table:style-name="ce85" office:value-type="string">
            <text:p>M20-9990845</text:p>
          </table:table-cell>
          <table:table-cell table:style-name="ce92" office:value-type="float" office:value="0.317">
            <text:p>0,317</text:p>
          </table:table-cell>
          <table:table-cell table:style-name="ce100"/>
          <table:table-cell table:style-name="ce110" office:value-type="string">
            <text:p>681-2997</text:p>
          </table:table-cell>
          <table:table-cell table:style-name="ce110" office:value-type="string">
            <text:p>M20-9990845</text:p>
          </table:table-cell>
          <table:table-cell table:style-name="ce92" office:value-type="float" office:value="0.125">
            <text:p>0,12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8G</text:p>
          </table:table-cell>
          <table:table-cell table:style-name="ce66" office:value-type="float" office:value="0.06486">
            <text:p>0,065</text:p>
          </table:table-cell>
          <table:table-cell table:style-name="ce100" office:value-type="float" office:value="10">
            <text:p>10</text:p>
          </table:table-cell>
          <table:table-cell table:formula="of:=[.G267]" office:value-type="float" office:value="7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>
            <text:p>0,06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67]*[.AC267]" office:value-type="float" office:value="0.6486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6</text:p>
          </table:table-cell>
          <table:table-cell table:style-name="ce30" office:value-type="string">
            <text:p>THT <text:s/>6-Pin Header</text:p>
          </table:table-cell>
          <table:table-cell table:style-name="ce45" office:value-type="string">
            <text:p>MCU-POWER</text:p>
          </table:table-cell>
          <table:table-cell table:style-name="ce30" office:value-type="string">
            <text:p>Arduino Shield</text:p>
          </table:table-cell>
          <table:table-cell table:style-name="ce51" table:formula="of:=IF([.F269]=&quot;Power board&quot;;[.B269]*2;[.B269])" office:value-type="float" office:value="1">
            <text:p>1</text:p>
          </table:table-cell>
          <table:table-cell table:style-name="ce18" office:value-type="string">
            <text:p>1022255</text:p>
          </table:table-cell>
          <table:table-cell table:style-name="ce30" office:value-type="string">
            <text:p>M20-9990646</text:p>
          </table:table-cell>
          <table:table-cell table:style-name="ce66" office:value-type="float" office:value="0.161">
            <text:p>0,16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70-ND </text:p>
          </table:table-cell>
          <table:table-cell table:style-name="ce92" office:value-type="float" office:value="0.22">
            <text:p>0,22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9990646 </text:p>
          </table:table-cell>
          <table:table-cell table:style-name="ce92" office:value-type="float" office:value="0.226">
            <text:p>0,226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45-7062</text:p>
          </table:table-cell>
          <table:table-cell table:style-name="ce110" office:value-type="string">
            <text:p>M20-9990646</text:p>
          </table:table-cell>
          <table:table-cell table:style-name="ce92" office:value-type="float" office:value="0.244">
            <text:p>0,24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6G</text:p>
          </table:table-cell>
          <table:table-cell table:style-name="ce66" office:value-type="float" office:value="0.03722">
            <text:p>0,037</text:p>
          </table:table-cell>
          <table:table-cell table:style-name="ce100" office:value-type="float" office:value="10">
            <text:p>10</text:p>
          </table:table-cell>
          <table:table-cell table:formula="of:=[.G269]" office:value-type="float" office:value="1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>
            <text:p>0,037 €</text:p>
          </table:table-cell>
          <table:table-cell table:style-name="ce143" table:formula="of:=[.G269]" office:value-type="float" office:value="1">
            <text:p>1</text:p>
          </table:table-cell>
          <table:table-cell table:style-name="ce163" table:formula="of:=[.AB269]*[.AC269]" office:value-type="float" office:value="0.03722">
            <text:p>0,037</text:p>
          </table:table-cell>
          <table:table-cell table:number-columns-repeated="994"/>
        </table:table-row>
        <table:table-row table:style-name="ro7">
          <table:table-cell table:style-name="ce3" office:value-type="float" office:value="152">
            <text:p>15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-89-7361</text:p>
          </table:table-cell>
          <table:table-cell table:style-name="ce31" office:value-type="string">
            <text:p>THT <text:s/>2x18-Pin Header</text:p>
          </table:table-cell>
          <table:table-cell table:style-name="ce46" office:value-type="string">
            <text:p>MCU-DIGITAL</text:p>
          </table:table-cell>
          <table:table-cell table:style-name="ce48" office:value-type="string">
            <text:p>Arduino Shield</text:p>
          </table:table-cell>
          <table:table-cell table:style-name="ce52" table:formula="of:=IF([.F270]=&quot;Power board&quot;;[.B270]*2;[.B270])" office:value-type="float" office:value="1">
            <text:p>1</text:p>
          </table:table-cell>
          <table:table-cell table:style-name="ce58" office:value-type="string">
            <text:p>2356147</text:p>
          </table:table-cell>
          <table:table-cell table:style-name="ce64" office:value-type="string">
            <text:p>61303621121</text:p>
          </table:table-cell>
          <table:table-cell table:style-name="ce67" office:value-type="float" office:value="1.58">
            <text:p>1,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WM50022-36-ND </text:p>
          </table:table-cell>
          <table:table-cell table:style-name="ce93" office:value-type="float" office:value="3.02">
            <text:p>3,0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8-10-89-7361 </text:p>
          </table:table-cell>
          <table:table-cell table:style-name="ce93" office:value-type="float" office:value="1.68">
            <text:p>1,6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28-1569</text:p>
          </table:table-cell>
          <table:table-cell table:style-name="ce86" office:value-type="string">
            <text:p>61303621121</text:p>
          </table:table-cell>
          <table:table-cell table:style-name="ce93" office:value-type="float" office:value="1.626">
            <text:p>1,62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>
            <text:p>1,580 €</text:p>
          </table:table-cell>
          <table:table-cell table:style-name="ce144" table:formula="of:=[.G270]" office:value-type="float" office:value="1">
            <text:p>1</text:p>
          </table:table-cell>
          <table:table-cell table:style-name="ce163" table:formula="of:=[.AB270]*[.AC270]" office:value-type="float" office:value="1.58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0" office:value-type="string">
            <text:p>THT <text:s/>5-Pin Header</text:p>
          </table:table-cell>
          <table:table-cell table:style-name="ce45" office:value-type="string">
            <text:p>X10</text:p>
          </table:table-cell>
          <table:table-cell table:style-name="ce30" office:value-type="string">
            <text:p>AUX PS</text:p>
          </table:table-cell>
          <table:table-cell table:style-name="ce51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2452473</text:p>
          </table:table-cell>
          <table:table-cell table:style-name="ce30" office:value-type="string">
            <text:p>826629-5</text:p>
          </table:table-cell>
          <table:table-cell table:style-name="ce66" office:value-type="float" office:value="0.631">
            <text:p>0,631</text:p>
          </table:table-cell>
          <table:table-cell table:style-name="ce73" office:value-type="float" office:value="50">
            <text:p>50</text:p>
          </table:table-cell>
          <table:table-cell table:style-name="ce85" office:value-type="string">
            <text:p>826629-5</text:p>
          </table:table-cell>
          <table:table-cell table:style-name="ce92" office:value-type="float" office:value="0.66">
            <text:p>0,660</text:p>
          </table:table-cell>
          <table:table-cell table:style-name="ce100"/>
          <table:table-cell table:style-name="ce85" office:value-type="string">
            <text:p>M20-9990545</text:p>
          </table:table-cell>
          <table:table-cell table:style-name="ce92" office:value-type="float" office:value="0.217">
            <text:p>0,217</text:p>
          </table:table-cell>
          <table:table-cell table:style-name="ce100"/>
          <table:table-cell table:style-name="ce110" office:value-type="string">
            <text:p>681-2981</text:p>
          </table:table-cell>
          <table:table-cell table:style-name="ce110" office:value-type="string">
            <text:p>M20-9990545</text:p>
          </table:table-cell>
          <table:table-cell table:style-name="ce92" office:value-type="float" office:value="0.16">
            <text:p>0,16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5G</text:p>
          </table:table-cell>
          <table:table-cell table:style-name="ce66" office:value-type="float" office:value="0.03165">
            <text:p>0,032</text:p>
          </table:table-cell>
          <table:table-cell table:style-name="ce100" office:value-type="float" office:value="25">
            <text:p>25</text:p>
          </table:table-cell>
          <table:table-cell table:formula="of:=[.G271]" office:value-type="float" office:value="1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>
            <text:p>0,032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1]*[.AC271]" office:value-type="float" office:value="0.03165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2.768kHz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Y1</text:p>
          </table:table-cell>
          <table:table-cell table:style-name="ce48" office:value-type="string">
            <text:p>Arduino Shield</text:p>
          </table:table-cell>
          <table:table-cell table:style-name="ce52" table:formula="of:=IF([.F272]=&quot;Power board&quot;;[.B272]*2;[.B272])" office:value-type="float" office:value="1">
            <text:p>1</text:p>
          </table:table-cell>
          <table:table-cell table:style-name="ce58" office:value-type="string">
            <text:p>1611828</text:p>
          </table:table-cell>
          <table:table-cell table:style-name="ce64" office:value-type="string">
            <text:p>AB38T-32.768KHZ</text:p>
          </table:table-cell>
          <table:table-cell table:style-name="ce67" office:value-type="float" office:value="0.185">
            <text:p>0,18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B38T-32.768KHZ</text:p>
          </table:table-cell>
          <table:table-cell table:style-name="ce93" office:value-type="float" office:value="0.15">
            <text:p>0,150</text:p>
          </table:table-cell>
          <table:table-cell table:style-name="ce101"/>
          <table:table-cell table:style-name="ce86" office:value-type="string">
            <text:p>AB38T-32.768KHZ</text:p>
          </table:table-cell>
          <table:table-cell table:style-name="ce93" office:value-type="float" office:value="0.155">
            <text:p>0,155</text:p>
          </table:table-cell>
          <table:table-cell table:style-name="ce101"/>
          <table:table-cell table:style-name="ce86" office:value-type="string">
            <text:p>226-1443</text:p>
          </table:table-cell>
          <table:table-cell table:style-name="ce86" office:value-type="string">
            <text:p>LFXTAL002995</text:p>
          </table:table-cell>
          <table:table-cell table:style-name="ce93" office:value-type="float" office:value="0.532">
            <text:p>0,53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32.768K-TC38</text:p>
          </table:table-cell>
          <table:table-cell table:style-name="ce125" office:value-type="float" office:value="0.1444">
            <text:p>0,144</text:p>
          </table:table-cell>
          <table:table-cell table:style-name="ce101" office:value-type="float" office:value="5">
            <text:p>5</text:p>
          </table:table-cell>
          <table:table-cell table:style-name="ce133" table:formula="of:=[.G272]" office:value-type="float" office:value="1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>
            <text:p>0,144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2]*[.AC272]" office:value-type="float" office:value="0.1444">
            <text:p>0,144</text:p>
          </table:table-cell>
          <table:table-cell table:number-columns-repeated="994"/>
        </table:table-row>
        <table:table-row table:style-name="ro13">
          <table:table-cell table:style-name="ce3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18" office:value-type="string">
            <text:p>25MHz</text:p>
          </table:table-cell>
          <table:table-cell table:style-name="ce30" office:value-type="string">
            <text:p>SMD, 11.5mm x 4.7mm</text:p>
          </table:table-cell>
          <table:table-cell table:style-name="ce45" office:value-type="string">
            <text:p>Y2</text:p>
          </table:table-cell>
          <table:table-cell table:style-name="ce30" office:value-type="string">
            <text:p>Arduino Shield</text:p>
          </table:table-cell>
          <table:table-cell table:style-name="ce51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2467741</text:p>
          </table:table-cell>
          <table:table-cell table:style-name="ce30" office:value-type="string">
            <text:p>ABLS-25.000MHZ-B4-F-T</text:p>
          </table:table-cell>
          <table:table-cell table:style-name="ce66" office:value-type="float" office:value="0.393">
            <text:p>0,39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BLS-25.000MHZ-B4-F-T</text:p>
          </table:table-cell>
          <table:table-cell table:style-name="ce92" office:value-type="float" office:value="0.24">
            <text:p>0,240</text:p>
          </table:table-cell>
          <table:table-cell table:style-name="ce100"/>
          <table:table-cell table:style-name="ce85" office:value-type="string">
            <text:p>ABLS-25.0M-F-T</text:p>
          </table:table-cell>
          <table:table-cell table:style-name="ce92" office:value-type="float" office:value="0.26">
            <text:p>0,260</text:p>
          </table:table-cell>
          <table:table-cell table:style-name="ce100"/>
          <table:table-cell table:style-name="ce110" office:value-type="string">
            <text:p>814-9550</text:p>
          </table:table-cell>
          <table:table-cell table:style-name="ce110" office:value-type="string">
            <text:p>QCS25.0000F18B23R</text:p>
          </table:table-cell>
          <table:table-cell table:style-name="ce92" office:value-type="float" office:value="0.217">
            <text:p>0,21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25.00M-SMDHC49S</text:p>
          </table:table-cell>
          <table:table-cell table:style-name="ce66" office:value-type="float" office:value="0.3732">
            <text:p>0,37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273]&lt;&gt;&quot;&quot;;&quot;&quot;;[.G273])" office:value-type="float" office:value="1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>
            <text:p>0,217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3]*[.AC273]" office:value-type="float" office:value="0.217">
            <text:p>0,217</text:p>
          </table:table-cell>
          <table:table-cell table:number-columns-repeated="994"/>
        </table:table-row>
        <table:table-row table:style-name="ro8">
          <table:table-cell table:style-name="ce3" office:value-type="float" office:value="156">
            <text:p>15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MAJ51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1</text:p>
          </table:table-cell>
          <table:table-cell table:style-name="ce48" office:value-type="string">
            <text:p>Power board</text:p>
          </table:table-cell>
          <table:table-cell table:style-name="ce52" table:formula="of:=IF([.F274]=&quot;Power board&quot;;[.B274]*2;[.B274])" office:value-type="float" office:value="2">
            <text:p>2</text:p>
          </table:table-cell>
          <table:table-cell table:style-name="ce58" office:value-type="string">
            <text:p>1578999</text:p>
          </table:table-cell>
          <table:table-cell table:style-name="ce64" office:value-type="string">
            <text:p>SMAJ51A</text:p>
          </table:table-cell>
          <table:table-cell table:style-name="ce67" office:value-type="float" office:value="0.163">
            <text:p>0,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MAJ51ALFCT-ND</text:p>
          </table:table-cell>
          <table:table-cell table:style-name="ce93" office:value-type="float" office:value="0.37">
            <text:p>0,3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76-SMAJ51A</text:p>
          </table:table-cell>
          <table:table-cell table:style-name="ce93" office:value-type="float" office:value="0.405">
            <text:p>0,40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87-3309</text:p>
          </table:table-cell>
          <table:table-cell table:style-name="ce86" office:value-type="string">
            <text:p>SMAJ51A R3</text:p>
          </table:table-cell>
          <table:table-cell table:style-name="ce93" office:value-type="float" office:value="0.073">
            <text:p>0,073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SMAJ51A-LF </text:p>
          </table:table-cell>
          <table:table-cell table:style-name="ce125" office:value-type="float" office:value="0.175">
            <text:p>0,175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>
            <text:p>0,073 €</text:p>
          </table:table-cell>
          <table:table-cell table:style-name="ce144" table:formula="of:=[.G274]" office:value-type="float" office:value="2">
            <text:p>2</text:p>
          </table:table-cell>
          <table:table-cell table:style-name="ce163" table:formula="of:=[.AB274]*[.AC274]" office:value-type="float" office:value="0.146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>
            <text:p>157</text:p>
          </table:table-cell>
          <table:table-cell office:value-type="float" office:value="5">
            <text:p>5</text:p>
          </table:table-cell>
          <table:table-cell table:style-name="ce18" office:value-type="string">
            <text:p>SMAJ1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8, ZD9, ZD11, ZD12, ZD14</text:p>
          </table:table-cell>
          <table:table-cell table:style-name="ce30" office:value-type="string">
            <text:p>Arduino Shield</text:p>
          </table:table-cell>
          <table:table-cell table:style-name="ce51" table:formula="of:=IF([.F275]=&quot;Power board&quot;;[.B275]*2;[.B27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6</text:p>
          </table:table-cell>
          <table:table-cell table:style-name="ce48" office:value-type="string">
            <text:p>AUX PS</text:p>
          </table:table-cell>
          <table:table-cell table:style-name="ce52" table:formula="of:=IF([.F276]=&quot;Power board&quot;;[.B276]*2;[.B2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>
            <text:p>6</text:p>
          </table:table-cell>
          <table:table-cell table:style-name="ce18" office:value-type="string">
            <text:p>1749305</text:p>
          </table:table-cell>
          <table:table-cell table:style-name="ce30" office:value-type="string">
            <text:p>SMAJ18A-TR</text:p>
          </table:table-cell>
          <table:table-cell table:style-name="ce66" office:value-type="float" office:value="0.07">
            <text:p>0,07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SMA6J18A-TR</text:p>
          </table:table-cell>
          <table:table-cell table:style-name="ce92" office:value-type="float" office:value="0.34">
            <text:p>0,340</text:p>
          </table:table-cell>
          <table:table-cell table:style-name="ce100"/>
          <table:table-cell table:style-name="ce85" office:value-type="string">
            <text:p>SMA6J18A-TR</text:p>
          </table:table-cell>
          <table:table-cell table:style-name="ce92" office:value-type="float" office:value="0.407">
            <text:p>0,407</text:p>
          </table:table-cell>
          <table:table-cell table:style-name="ce100"/>
          <table:table-cell table:style-name="ce110" office:value-type="string">
            <text:p>795-9268</text:p>
          </table:table-cell>
          <table:table-cell table:style-name="ce110" office:value-type="string">
            <text:p>SMA6J18A-TR</text:p>
          </table:table-cell>
          <table:table-cell table:style-name="ce92" office:value-type="float" office:value="0.112">
            <text:p>0,11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P4SMAJ18A-DIO</text:p>
          </table:table-cell>
          <table:table-cell table:style-name="ce66" office:value-type="float" office:value="0.105">
            <text:p>0,10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77]&lt;&gt;&quot;&quot;;&quot;&quot;;[.G277])" office:value-type="float" office:value="6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>
            <text:p>0,070 €</text:p>
          </table:table-cell>
          <table:table-cell table:style-name="ce143" table:formula="of:=[.G277]" office:value-type="float" office:value="6">
            <text:p>6</text:p>
          </table:table-cell>
          <table:table-cell table:style-name="ce163" table:formula="of:=[.AB277]*[.AC277]" office:value-type="float" office:value="0.42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18" office:value-type="string">
            <text:p>BZT52C4V3</text:p>
          </table:table-cell>
          <table:table-cell table:style-name="ce30" office:value-type="string">
            <text:p>SOD-123</text:p>
          </table:table-cell>
          <table:table-cell table:style-name="ce45" office:value-type="string">
            <text:p>ZD13</text:p>
          </table:table-cell>
          <table:table-cell table:style-name="ce30" office:value-type="string">
            <text:p>Arduino Shield</text:p>
          </table:table-cell>
          <table:table-cell table:style-name="ce51" table:formula="of:=IF([.F279]=&quot;Power board&quot;;[.B279]*2;[.B279])" office:value-type="float" office:value="1">
            <text:p>1</text:p>
          </table:table-cell>
          <table:table-cell table:style-name="ce18" office:value-type="string">
            <text:p>2077927</text:p>
          </table:table-cell>
          <table:table-cell table:style-name="ce30" office:value-type="string">
            <text:p>BZT52C4V3</text:p>
          </table:table-cell>
          <table:table-cell table:style-name="ce66" office:value-type="float" office:value="0.146">
            <text:p>0,146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>
            <text:p>821-BZT52C4V3</text:p>
          </table:table-cell>
          <table:table-cell table:style-name="ce92" office:value-type="float" office:value="0.108">
            <text:p>0,108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5-3027</text:p>
          </table:table-cell>
          <table:table-cell table:style-name="ce110" office:value-type="string">
            <text:p>MMSZ5229BT1G</text:p>
          </table:table-cell>
          <table:table-cell table:style-name="ce92" office:value-type="float" office:value="0.135">
            <text:p>0,135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BZT52C4V3-DIO</text:p>
          </table:table-cell>
          <table:table-cell table:style-name="ce66" office:value-type="float" office:value="0.0189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79]&lt;&gt;&quot;&quot;;&quot;&quot;;[.G279])" office:value-type="float" office:value="1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>
            <text:p>0,019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9]*[.AC279]" office:value-type="float" office:value="0.0189">
            <text:p>0,019</text:p>
          </table:table-cell>
          <table:table-cell table:number-columns-repeated="994"/>
        </table:table-row>
        <table:table-row table:style-name="ro7">
          <table:table-cell table:style-name="ce3" office:value-type="float" office:value="159">
            <text:p>1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X384-C15.115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2</text:p>
          </table:table-cell>
          <table:table-cell table:style-name="ce48" office:value-type="string">
            <text:p>Power board</text:p>
          </table:table-cell>
          <table:table-cell table:style-name="ce52" table:formula="of:=IF([.F280]=&quot;Power board&quot;;[.B280]*2;[.B280])" office:value-type="float" office:value="2">
            <text:p>2</text:p>
          </table:table-cell>
          <table:table-cell table:style-name="ce58" office:value-type="string">
            <text:p>8735506</text:p>
          </table:table-cell>
          <table:table-cell table:style-name="ce64" office:value-type="string">
            <text:p>BZX384-C15</text:p>
          </table:table-cell>
          <table:table-cell table:style-name="ce67" office:value-type="float" office:value="0.182">
            <text:p>0,18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3Z15VT1G</text:p>
          </table:table-cell>
          <table:table-cell table:style-name="ce93" office:value-type="float" office:value="0.13">
            <text:p>0,130</text:p>
          </table:table-cell>
          <table:table-cell table:style-name="ce101"/>
          <table:table-cell table:style-name="ce86" office:value-type="string">
            <text:p>MM3Z15VT1G</text:p>
          </table:table-cell>
          <table:table-cell table:style-name="ce93" office:value-type="float" office:value="0.118">
            <text:p>0,118</text:p>
          </table:table-cell>
          <table:table-cell table:style-name="ce101"/>
          <table:table-cell table:style-name="ce86" office:value-type="string">
            <text:p>802-4568</text:p>
          </table:table-cell>
          <table:table-cell table:style-name="ce86" office:value-type="string">
            <text:p>MM3Z15VST1G</text:p>
          </table:table-cell>
          <table:table-cell table:style-name="ce93" office:value-type="float" office:value="0.013">
            <text:p>0,013</text:p>
          </table:table-cell>
          <table:table-cell table:style-name="ce101" office:value-type="float" office:value="200">
            <text:p>200</text:p>
          </table:table-cell>
          <table:table-cell table:style-name="ce123" office:value-type="string">
            <text:p>BZX384-C15.115</text:p>
          </table:table-cell>
          <table:table-cell table:style-name="ce125" office:value-type="float" office:value="0.019">
            <text:p>0,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>
            <text:p>0,013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0]*[.AC280]" office:value-type="float" office:value="0.026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1">
            <text:p>1</text:p>
          </table:table-cell>
          <table:table-cell table:style-name="ce18" office:value-type="string">
            <text:p>PDZ6.2B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ZD3</text:p>
          </table:table-cell>
          <table:table-cell table:style-name="ce30" office:value-type="string">
            <text:p>Power board</text:p>
          </table:table-cell>
          <table:table-cell table:style-name="ce51" table:formula="of:=IF([.F281]=&quot;Power board&quot;;[.B281]*2;[.B281])" office:value-type="float" office:value="2">
            <text:p>2</text:p>
          </table:table-cell>
          <table:table-cell table:style-name="ce18" office:value-type="string">
            <text:p>1757863</text:p>
          </table:table-cell>
          <table:table-cell table:style-name="ce30" office:value-type="string">
            <text:p>PDZ6.2B,115</text:p>
          </table:table-cell>
          <table:table-cell table:style-name="ce66" office:value-type="float" office:value="0.266">
            <text:p>0,26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MM3Z6V2T1G</text:p>
          </table:table-cell>
          <table:table-cell table:style-name="ce92" office:value-type="float" office:value="0.13">
            <text:p>0,130</text:p>
          </table:table-cell>
          <table:table-cell table:style-name="ce100"/>
          <table:table-cell table:style-name="ce85" office:value-type="string">
            <text:p>MM3Z6V2T1G</text:p>
          </table:table-cell>
          <table:table-cell table:style-name="ce92" office:value-type="float" office:value="0.118">
            <text:p>0,118</text:p>
          </table:table-cell>
          <table:table-cell table:style-name="ce100"/>
          <table:table-cell table:style-name="ce110" office:value-type="string">
            <text:p>725-8247</text:p>
          </table:table-cell>
          <table:table-cell table:style-name="ce110" office:value-type="string">
            <text:p>PDZ6.2B,115</text:p>
          </table:table-cell>
          <table:table-cell table:style-name="ce92" office:value-type="float" office:value="0.014">
            <text:p>0,014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PDZ6.2B</text:p>
          </table:table-cell>
          <table:table-cell table:style-name="ce66" office:value-type="float" office:value="0.0187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2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>
            <text:p>0,014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1]*[.AC281]" office:value-type="float" office:value="0.028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P4SMAJ4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7, ZD10</text:p>
          </table:table-cell>
          <table:table-cell table:style-name="ce48" office:value-type="string">
            <text:p>Arduino Shield</text:p>
          </table:table-cell>
          <table:table-cell table:style-name="ce52" table:formula="of:=IF([.F282]=&quot;Power board&quot;;[.B282]*2;[.B282])" office:value-type="float" office:value="2">
            <text:p>2</text:p>
          </table:table-cell>
          <table:table-cell table:style-name="ce58" office:value-type="string">
            <text:p>1749310</text:p>
          </table:table-cell>
          <table:table-cell table:style-name="ce64" office:value-type="string">
            <text:p>SMAJ48A-TR</text:p>
          </table:table-cell>
          <table:table-cell table:style-name="ce67" office:value-type="float" office:value="0.264">
            <text:p>0,264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MAJ48A-TR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SMAJ48A-TR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687-3286</text:p>
          </table:table-cell>
          <table:table-cell table:style-name="ce86" office:value-type="string">
            <text:p>SMAJ48A</text:p>
          </table:table-cell>
          <table:table-cell table:style-name="ce93" office:value-type="float" office:value="0.098">
            <text:p>0,098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P4SMAJ48A-DIO</text:p>
          </table:table-cell>
          <table:table-cell table:style-name="ce125" office:value-type="float" office:value="0.102">
            <text:p>0,102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>
            <text:p>0,098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2]*[.AC282]" office:value-type="float" office:value="0.196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 office:value-type="float" office:value="162">
            <text:p>162</text:p>
          </table:table-cell>
          <table:table-cell office:value-type="float" office:value="2">
            <text:p>2</text:p>
          </table:table-cell>
          <table:table-cell table:style-name="ce18" office:value-type="string">
            <text:p>1.5KE400C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ZD4, ZD5</text:p>
          </table:table-cell>
          <table:table-cell table:style-name="ce30" office:value-type="string">
            <text:p>AUX PS</text:p>
          </table:table-cell>
          <table:table-cell table:style-name="ce51" table:formula="of:=IF([.F283]=&quot;Power board&quot;;[.B283]*2;[.B283])" office:value-type="float" office:value="2">
            <text:p>2</text:p>
          </table:table-cell>
          <table:table-cell table:style-name="ce18" office:value-type="float" office:value="2341650">
            <text:p>2341650</text:p>
          </table:table-cell>
          <table:table-cell table:style-name="ce30" office:value-type="string">
            <text:p>1.5KE400CARL</text:p>
          </table:table-cell>
          <table:table-cell table:style-name="ce66" office:value-type="float" office:value="0.777">
            <text:p>0,77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1.5KE400CA-TP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1.5KE400CA-TP</text:p>
          </table:table-cell>
          <table:table-cell table:style-name="ce92" office:value-type="float" office:value="0.549">
            <text:p>0,549</text:p>
          </table:table-cell>
          <table:table-cell table:style-name="ce100"/>
          <table:table-cell table:style-name="ce110" office:value-type="string">
            <text:p>486-4381</text:p>
          </table:table-cell>
          <table:table-cell table:style-name="ce110" office:value-type="string">
            <text:p>1.5KE400CA</text:p>
          </table:table-cell>
          <table:table-cell table:style-name="ce92" office:value-type="float" office:value="0.781">
            <text:p>0,781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.5KE400CA</text:p>
          </table:table-cell>
          <table:table-cell table:style-name="ce66" office:value-type="float" office:value="0.256">
            <text:p>0,256</text:p>
          </table:table-cell>
          <table:table-cell table:style-name="ce100" office:value-type="float" office:value="3">
            <text:p>3</text:p>
          </table:table-cell>
          <table:table-cell table:formula="of:=[.G283]" office:value-type="float" office:value="2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>
            <text:p>0,256 €</text:p>
          </table:table-cell>
          <table:table-cell table:style-name="ce143" table:formula="of:=[.G283]" office:value-type="float" office:value="2">
            <text:p>2</text:p>
          </table:table-cell>
          <table:table-cell table:style-name="ce163" table:formula="of:=[.AB283]*[.AC283]" office:value-type="float" office:value="0.512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>
            <text:p>3</text:p>
          </table:table-cell>
          <table:table-cell table:style-name="ce134" table:formula="of:=SUM([.Y3:.Y283])" office:value-type="float" office:value="57">
            <text:p>57</text:p>
          </table:table-cell>
          <table:table-cell table:style-name="ce136" table:formula="of:=SUM([.Z3:.Z283])" office:value-type="float" office:value="659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199.81806">
            <text:p>199,8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04A, C109A</text:p>
          </table:table-cell>
          <table:table-cell table:style-name="ce30" office:value-type="string">
            <text:p>Arduino Shield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2</text:p>
          </table:table-cell>
          <table:table-cell table:style-name="ce48" office:value-type="string">
            <text:p>Power board</text:p>
          </table:table-cell>
          <table:table-cell table:style-name="ce52" table:formula="of:=IF([.F288]=&quot;Power board&quot;;[.B288]*2;[.B28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49</text:p>
          </table:table-cell>
          <table:table-cell table:style-name="ce30" office:value-type="string">
            <text:p>Arduino Shield</text:p>
          </table:table-cell>
          <table:table-cell table:style-name="ce51" table:formula="of:=IF([.F289]=&quot;Power board&quot;;[.B289]*2;[.B28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2, C143, C147, C148</text:p>
          </table:table-cell>
          <table:table-cell table:style-name="ce48" office:value-type="string">
            <text:p>Power board</text:p>
          </table:table-cell>
          <table:table-cell table:style-name="ce52" table:formula="of:=IF([.F290]=&quot;Power board&quot;;[.B290]*2;[.B290])" office:value-type="float" office:value="8">
            <text:p>8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C144</text:p>
          </table:table-cell>
          <table:table-cell table:style-name="ce30" office:value-type="string">
            <text:p>Power board</text:p>
          </table:table-cell>
          <table:table-cell table:style-name="ce51" table:formula="of:=IF([.F291]=&quot;Power board&quot;;[.B291]*2;[.B2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1" office:value-type="string">
            <text:p>THT, Ø18mm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292]=&quot;Power board&quot;;[.B292]*2;[.B292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50, C153</text:p>
          </table:table-cell>
          <table:table-cell table:style-name="ce30" office:value-type="string">
            <text:p>Arduino Shield</text:p>
          </table:table-cell>
          <table:table-cell table:style-name="ce51" table:formula="of:=IF([.F293]=&quot;Power board&quot;;[.B293]*2;[.B2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1, C152</text:p>
          </table:table-cell>
          <table:table-cell table:style-name="ce48" office:value-type="string">
            <text:p>Arduino Shield</text:p>
          </table:table-cell>
          <table:table-cell table:style-name="ce52" table:formula="of:=IF([.F294]=&quot;Power board&quot;;[.B294]*2;[.B2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54</text:p>
          </table:table-cell>
          <table:table-cell table:style-name="ce30" office:value-type="string">
            <text:p>Arduino Shield</text:p>
          </table:table-cell>
          <table:table-cell table:style-name="ce51" table:formula="of:=IF([.F295]=&quot;Power board&quot;;[.B295]*2;[.B2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5</text:p>
          </table:table-cell>
          <table:table-cell table:style-name="ce48" office:value-type="string">
            <text:p>Arduino Shield</text:p>
          </table:table-cell>
          <table:table-cell table:style-name="ce52" table:formula="of:=IF([.F296]=&quot;Power board&quot;;[.B296]*2;[.B2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0" office:value-type="string">
            <text:p>6032</text:p>
          </table:table-cell>
          <table:table-cell table:style-name="ce45" office:value-type="string">
            <text:p>C27</text:p>
          </table:table-cell>
          <table:table-cell table:style-name="ce30" office:value-type="string">
            <text:p>power bord</text:p>
          </table:table-cell>
          <table:table-cell table:style-name="ce51" table:formula="of:=IF([.F297]=&quot;Power board&quot;;[.B297]*2;[.B29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62</text:p>
          </table:table-cell>
          <table:table-cell table:style-name="ce48" office:value-type="string">
            <text:p>Power board</text:p>
          </table:table-cell>
          <table:table-cell table:style-name="ce52" table:formula="of:=IF([.F298]=&quot;Power board&quot;;[.B298]*2;[.B29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0" office:value-type="string">
            <text:p>SMD ELCO, Ø6.3 x 5.8mm</text:p>
          </table:table-cell>
          <table:table-cell table:style-name="ce45" office:value-type="string">
            <text:p>C77, C80</text:p>
          </table:table-cell>
          <table:table-cell table:style-name="ce30" office:value-type="string">
            <text:p>AUX PS</text:p>
          </table:table-cell>
          <table:table-cell table:style-name="ce51" table:formula="of:=IF([.F299]=&quot;Power board&quot;;[.B299]*2;[.B29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1" office:value-type="string">
            <text:p>DO-214AA</text:p>
          </table:table-cell>
          <table:table-cell table:style-name="ce46" office:value-type="string">
            <text:p>D17</text:p>
          </table:table-cell>
          <table:table-cell table:style-name="ce48" office:value-type="string">
            <text:p>Arduino Shield</text:p>
          </table:table-cell>
          <table:table-cell table:style-name="ce52" table:formula="of:=IF([.F300]=&quot;Power board&quot;;[.B300]*2;[.B30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22, D23, D24, D25</text:p>
          </table:table-cell>
          <table:table-cell table:style-name="ce30" office:value-type="string">
            <text:p>Power board</text:p>
          </table:table-cell>
          <table:table-cell table:style-name="ce51" table:formula="of:=IF([.F301]=&quot;Power board&quot;;[.B301]*2;[.B301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1" office:value-type="string">
            <text:p>TSSOP-5</text:p>
          </table:table-cell>
          <table:table-cell table:style-name="ce46" office:value-type="string">
            <text:p>IC33</text:p>
          </table:table-cell>
          <table:table-cell table:style-name="ce48" office:value-type="string">
            <text:p>Arduino board</text:p>
          </table:table-cell>
          <table:table-cell table:style-name="ce52" table:formula="of:=IF([.F302]=&quot;Power board&quot;;[.B302]*2;[.B30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0" office:value-type="string">
            <text:p>MSOP-8</text:p>
          </table:table-cell>
          <table:table-cell table:style-name="ce45" office:value-type="string">
            <text:p>IC34</text:p>
          </table:table-cell>
          <table:table-cell table:style-name="ce30" office:value-type="string">
            <text:p>Arduino board</text:p>
          </table:table-cell>
          <table:table-cell table:style-name="ce51" table:formula="of:=IF([.F303]=&quot;Power board&quot;;[.B303]*2;[.B30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1" office:value-type="string">
            <text:p>Micro SD card</text:p>
          </table:table-cell>
          <table:table-cell table:style-name="ce46" office:value-type="string">
            <text:p>J7</text:p>
          </table:table-cell>
          <table:table-cell table:style-name="ce48" office:value-type="string">
            <text:p>Arduino board</text:p>
          </table:table-cell>
          <table:table-cell table:style-name="ce52" table:formula="of:=IF([.F304]=&quot;Power board&quot;;[.B304]*2;[.B30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</text:p>
          </table:table-cell>
          <table:table-cell table:style-name="ce30" office:value-type="string">
            <text:p>Power board</text:p>
          </table:table-cell>
          <table:table-cell table:style-name="ce51" table:formula="of:=IF([.F305]=&quot;Power board&quot;;[.B305]*2;[.B30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</text:p>
          </table:table-cell>
          <table:table-cell table:style-name="ce48" office:value-type="string">
            <text:p>Power board</text:p>
          </table:table-cell>
          <table:table-cell table:style-name="ce52" table:formula="of:=IF([.F306]=&quot;Power board&quot;;[.B306]*2;[.B306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6A, R140A</text:p>
          </table:table-cell>
          <table:table-cell table:style-name="ce30" office:value-type="string">
            <text:p>Arduino Shield</text:p>
          </table:table-cell>
          <table:table-cell table:style-name="ce51" table:formula="of:=IF([.F307]=&quot;Power board&quot;;[.B307]*2;[.B30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0, R174</text:p>
          </table:table-cell>
          <table:table-cell table:style-name="ce48" office:value-type="string">
            <text:p>Arduino Shield</text:p>
          </table:table-cell>
          <table:table-cell table:style-name="ce52" table:formula="of:=IF([.F308]=&quot;Power board&quot;;[.B308]*2;[.B3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7</text:p>
          </table:table-cell>
          <table:table-cell table:style-name="ce30" office:value-type="string">
            <text:p>Power board</text:p>
          </table:table-cell>
          <table:table-cell table:style-name="ce51" table:formula="of:=IF([.F309]=&quot;Power board&quot;;[.B309]*2;[.B30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1" office:value-type="string">
            <text:p>1208</text:p>
          </table:table-cell>
          <table:table-cell table:style-name="ce46" office:value-type="string">
            <text:p>R168</text:p>
          </table:table-cell>
          <table:table-cell table:style-name="ce48" office:value-type="string">
            <text:p>Power board</text:p>
          </table:table-cell>
          <table:table-cell table:style-name="ce52" table:formula="of:=IF([.F310]=&quot;Power board&quot;;[.B310]*2;[.B31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9, R175</text:p>
          </table:table-cell>
          <table:table-cell table:style-name="ce30" office:value-type="string">
            <text:p>Arduino board</text:p>
          </table:table-cell>
          <table:table-cell table:style-name="ce51" table:formula="of:=IF([.F311]=&quot;Power board&quot;;[.B311]*2;[.B31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0, R171</text:p>
          </table:table-cell>
          <table:table-cell table:style-name="ce48" office:value-type="string">
            <text:p>Arduino Shield</text:p>
          </table:table-cell>
          <table:table-cell table:style-name="ce52" table:formula="of:=IF([.F312]=&quot;Power board&quot;;[.B312]*2;[.B31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2, R173</text:p>
          </table:table-cell>
          <table:table-cell table:style-name="ce30" office:value-type="string">
            <text:p>Arduino Shield</text:p>
          </table:table-cell>
          <table:table-cell table:style-name="ce51" table:formula="of:=IF([.F313]=&quot;Power board&quot;;[.B313]*2;[.B31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, R14</text:p>
          </table:table-cell>
          <table:table-cell table:style-name="ce48" office:value-type="string">
            <text:p>Power board</text:p>
          </table:table-cell>
          <table:table-cell table:style-name="ce52" table:formula="of:=IF([.F314]=&quot;Power board&quot;;[.B314]*2;[.B31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LD-BZEN-0903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P2, if used mount SP1 on this position</text:p>
          </table:table-cell>
          <table:table-cell table:style-name="ce30" office:value-type="string">
            <text:p>Arduino Shield</text:p>
          </table:table-cell>
          <table:table-cell table:style-name="ce51" table:formula="of:=IF([.F315]=&quot;Power board&quot;;[.B315]*2;[.B31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826629-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9</text:p>
          </table:table-cell>
          <table:table-cell table:style-name="ce48" office:value-type="string">
            <text:p>AUX PS</text:p>
          </table:table-cell>
          <table:table-cell table:style-name="ce52" table:formula="of:=IF([.F316]=&quot;Power board&quot;;[.B316]*2;[.B3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282836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9</text:p>
          </table:table-cell>
          <table:table-cell table:style-name="ce30" office:value-type="string">
            <text:p>Power board</text:p>
          </table:table-cell>
          <table:table-cell table:style-name="ce51" table:formula="of:=IF([.F317]=&quot;Power board&quot;;[.B317]*2;[.B31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2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CA-6B-20-HL-3 or 52746-2071</text:p>
          </table:table-cell>
          <table:table-cell table:style-name="ce31" office:value-type="string">
            <text:p>SMT</text:p>
          </table:table-cell>
          <table:table-cell table:style-name="ce46" office:value-type="string">
            <text:p>X20 3.5" Riverdi TFT LCD</text:p>
          </table:table-cell>
          <table:table-cell table:style-name="ce48" office:value-type="string">
            <text:p>Arduino board</text:p>
          </table:table-cell>
          <table:table-cell table:style-name="ce52" table:formula="of:=IF([.F318]=&quot;Power board&quot;;[.B318]*2;[.B31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FFC 20-pin cable 150 mm</text:p>
          </table:table-cell>
          <table:table-cell table:style-name="ce30"/>
          <table:table-cell table:style-name="ce45" office:value-type="string">
            <text:p>3.5” Riverdi TFT LCD</text:p>
          </table:table-cell>
          <table:table-cell table:style-name="ce30" office:value-type="string">
            <text:p>Arduino board</text:p>
          </table:table-cell>
          <table:table-cell table:style-name="ce51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/>
          <table:table-cell table:style-name="ce46" office:value-type="string">
            <text:p>ZD15</text:p>
          </table:table-cell>
          <table:table-cell table:style-name="ce48" office:value-type="string">
            <text:p>Power board</text:p>
          </table:table-cell>
          <table:table-cell table:style-name="ce52" table:formula="of:=IF([.F320]=&quot;Power board&quot;;[.B320]*2;[.B32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3]=&quot;Power board&quot;;[.B323]*2;[.B323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0" office:value-type="string">
            <text:p>UVR1J222MHD</text:p>
          </table:table-cell>
          <table:table-cell table:style-name="ce66" office:value-type="float" office:value="2.54">
            <text:p>2,5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R1H222MHD</text:p>
          </table:table-cell>
          <table:table-cell table:style-name="ce92" office:value-type="float" office:value="1.68">
            <text:p>1,680</text:p>
          </table:table-cell>
          <table:table-cell table:style-name="ce100"/>
          <table:table-cell table:style-name="ce85" office:value-type="string">
            <text:p>UVR1H222MHD</text:p>
          </table:table-cell>
          <table:table-cell table:style-name="ce92" office:value-type="float" office:value="1.71">
            <text:p>1,710</text:p>
          </table:table-cell>
          <table:table-cell table:style-name="ce100"/>
          <table:table-cell table:style-name="ce110" office:value-type="string">
            <text:p>862-3229</text:p>
          </table:table-cell>
          <table:table-cell table:style-name="ce110" office:value-type="string">
            <text:p>UVR1H222MHD</text:p>
          </table:table-cell>
          <table:table-cell table:style-name="ce92" office:value-type="float" office:value="2.156">
            <text:p>2,1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R1H222MHD</text:p>
          </table:table-cell>
          <table:table-cell table:style-name="ce66" office:value-type="float" office:value="1.1">
            <text:p>1,10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324]=&quot;Power board&quot;;[.B324]*2;[.B324])" office:value-type="float" office:value="0">
            <text:p>0</text:p>
          </table:table-cell>
          <table:table-cell table:style-name="ce58" office:value-type="float" office:value="1822570">
            <text:p>1822570</text:p>
          </table:table-cell>
          <table:table-cell table:style-name="ce64" office:value-type="string">
            <text:p>UVZ1H222MHD</text:p>
          </table:table-cell>
          <table:table-cell table:style-name="ce67" office:value-type="float" office:value="2.42">
            <text:p>2,4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5">
            <text:p>1,500</text:p>
          </table:table-cell>
          <table:table-cell table:style-name="ce101"/>
          <table:table-cell table:style-name="ce86" office:value-type="string">
            <text:p>UVZ1H222MHD</text:p>
          </table:table-cell>
          <table:table-cell table:style-name="ce93" office:value-type="float" office:value="1.69">
            <text:p>1,690</text:p>
          </table:table-cell>
          <table:table-cell table:style-name="ce101"/>
          <table:table-cell table:style-name="ce86" office:value-type="string">
            <text:p>845-4755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218">
            <text:p>1,2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UVZ1H222MHD</text:p>
          </table:table-cell>
          <table:table-cell table:style-name="ce125" office:value-type="float" office:value="0.97282">
            <text:p>0,973</text:p>
          </table:table-cell>
          <table:table-cell table:style-name="ce101" office:value-type="float" office:value="0.97282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5]=&quot;Power board&quot;;[.B325]*2;[.B325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0" office:value-type="string">
            <text:p>UVZ1J222MHD</text:p>
          </table:table-cell>
          <table:table-cell table:style-name="ce66" office:value-type="float" office:value="2.42">
            <text:p>2,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Z1J222MHD</text:p>
          </table:table-cell>
          <table:table-cell table:style-name="ce92" office:value-type="float" office:value="2.21">
            <text:p>2,210</text:p>
          </table:table-cell>
          <table:table-cell table:style-name="ce100"/>
          <table:table-cell table:style-name="ce85" office:value-type="string">
            <text:p>UVZ1J222MHD</text:p>
          </table:table-cell>
          <table:table-cell table:style-name="ce92" office:value-type="float" office:value="2.78">
            <text:p>2,780</text:p>
          </table:table-cell>
          <table:table-cell table:style-name="ce100"/>
          <table:table-cell table:style-name="ce110" office:value-type="string">
            <text:p>862-1759</text:p>
          </table:table-cell>
          <table:table-cell table:style-name="ce110" office:value-type="string">
            <text:p>UVZ1J222MHD</text:p>
          </table:table-cell>
          <table:table-cell table:style-name="ce92" office:value-type="float" office:value="2.814">
            <text:p>2,81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Z1J222MHD</text:p>
          </table:table-cell>
          <table:table-cell table:style-name="ce66" office:value-type="float" office:value="1.59292">
            <text:p>1,593</text:p>
          </table:table-cell>
          <table:table-cell table:style-name="ce10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>
            <text:p>1,593 €</text:p>
          </table:table-cell>
          <table:table-cell table:style-name="ce143" office:value-type="float" office:value="4">
            <text:p>4</text:p>
          </table:table-cell>
          <table:table-cell table:style-name="ce163" table:formula="of:=[.AB325]*[.AC325]" office:value-type="float" office:value="6.37168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48" office:value-type="string">
            <text:p>Power board</text:p>
          </table:table-cell>
          <table:table-cell table:style-name="ce52" table:formula="of:=IF([.F326]=&quot;Power board&quot;;[.B326]*2;[.B326])" office:value-type="float" office:value="8">
            <text:p>8</text:p>
          </table:table-cell>
          <table:table-cell table:style-name="ce58" office:value-type="string">
            <text:p>2344052</text:p>
          </table:table-cell>
          <table:table-cell table:style-name="ce64" office:value-type="string">
            <text:p>STPS15H100CB-TR</text:p>
          </table:table-cell>
          <table:table-cell table:style-name="ce67" office:value-type="float" office:value="1.07">
            <text:p>1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TPS15H100CB</text:p>
          </table:table-cell>
          <table:table-cell table:style-name="ce93" office:value-type="float" office:value="0.9">
            <text:p>0,900</text:p>
          </table:table-cell>
          <table:table-cell table:style-name="ce101"/>
          <table:table-cell table:style-name="ce86" office:value-type="string">
            <text:p>STPS15H100CB</text:p>
          </table:table-cell>
          <table:table-cell table:style-name="ce93" office:value-type="float" office:value="0.896">
            <text:p>0,896</text:p>
          </table:table-cell>
          <table:table-cell table:style-name="ce101"/>
          <table:table-cell table:style-name="ce86" office:value-type="string">
            <text:p>795-9075</text:p>
          </table:table-cell>
          <table:table-cell table:style-name="ce86" office:value-type="string">
            <text:p>STPS15H100CB-TR</text:p>
          </table:table-cell>
          <table:table-cell table:style-name="ce93" office:value-type="float" office:value="0.924">
            <text:p>0,92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>
            <text:p>0,896 €</text:p>
          </table:table-cell>
          <table:table-cell table:style-name="ce144" office:value-type="float" office:value="8">
            <text:p>8</text:p>
          </table:table-cell>
          <table:table-cell table:style-name="ce163" table:formula="of:=[.AB326]*[.AC326]" office:value-type="float" office:value="7.168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8</text:p>
          </table:table-cell>
          <table:table-cell table:style-name="ce30" office:value-type="string">
            <text:p>Power board</text:p>
          </table:table-cell>
          <table:table-cell table:style-name="ce51" table:formula="of:=IF([.F327]=&quot;Power board&quot;;[.B327]*2;[.B327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0" office:value-type="string">
            <text:p>WCR1206-12KFI</text:p>
          </table:table-cell>
          <table:table-cell table:style-name="ce66" office:value-type="float" office:value="0.026">
            <text:p>0,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2K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1206FR-0712K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223-2401</text:p>
          </table:table-cell>
          <table:table-cell table:style-name="ce110" office:value-type="string">
            <text:p>CRG1206F12K</text:p>
          </table:table-cell>
          <table:table-cell table:style-name="ce92" office:value-type="float" office:value="0.008">
            <text:p>0,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1206JR-0712K</text:p>
          </table:table-cell>
          <table:table-cell table:style-name="ce66" office:value-type="float" office:value="0.0063">
            <text:p>0,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27]&lt;&gt;&quot;&quot;;&quot;&quot;;[.G327])" office:value-type="float" office:value="2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>
            <text:p>0,006 €</text:p>
          </table:table-cell>
          <table:table-cell table:style-name="ce143" office:value-type="float" office:value="2">
            <text:p>2</text:p>
          </table:table-cell>
          <table:table-cell table:style-name="ce163" table:formula="of:=[.AB327]*[.AC327]" office:value-type="float" office:value="0.0126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, Terminal Block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28]=&quot;Power board&quot;;[.B328]*2;[.B328])" office:value-type="float" office:value="2">
            <text:p>2</text:p>
          </table:table-cell>
          <table:table-cell table:style-name="ce58" office:value-type="string">
            <text:p>3089034</text:p>
          </table:table-cell>
          <table:table-cell table:style-name="ce64" office:value-type="string">
            <text:p>282836-2</text:p>
          </table:table-cell>
          <table:table-cell table:style-name="ce67" office:value-type="float" office:value="0.452">
            <text:p>0,45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83">
            <text:p>0,830</text:p>
          </table:table-cell>
          <table:table-cell table:style-name="ce101"/>
          <table:table-cell table:style-name="ce86" office:value-type="string">
            <text:p>282836-2</text:p>
          </table:table-cell>
          <table:table-cell table:style-name="ce93" office:value-type="float" office:value="0.385">
            <text:p>0,385</text:p>
          </table:table-cell>
          <table:table-cell table:style-name="ce101"/>
          <table:table-cell table:style-name="ce86" office:value-type="string">
            <text:p>361-7667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414">
            <text:p>0,41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282836-2</text:p>
          </table:table-cell>
          <table:table-cell table:style-name="ce125" office:value-type="float" office:value="0.28">
            <text:p>0,280</text:p>
          </table:table-cell>
          <table:table-cell table:style-name="ce101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>
            <text:p>0,2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328]*[.AC328]" office:value-type="float" office:value="0.56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0" office:value-type="string">
            <text:p>-</text:p>
          </table:table-cell>
          <table:table-cell table:style-name="ce45" office:value-type="string">
            <text:p>Transformer: toroidal; 450VA; 230VAC; 2x40V; 2x5.62A; 4kg</text:p>
          </table:table-cell>
          <table:table-cell table:style-name="ce30" office:value-type="string">
            <text:p>Enclosure</text:p>
          </table:table-cell>
          <table:table-cell table:style-name="ce51" table:formula="of:=IF([.F329]=&quot;Power board&quot;;[.B329]*2;[.B329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VPT100-5000</text:p>
          </table:table-cell>
          <table:table-cell table:style-name="ce92" office:value-type="float" office:value="81.04">
            <text:p>81,040</text:p>
          </table:table-cell>
          <table:table-cell table:style-name="ce100"/>
          <table:table-cell table:style-name="ce85" office:value-type="string">
            <text:p>VPM100-5000</text:p>
          </table:table-cell>
          <table:table-cell table:style-name="ce92" office:value-type="float" office:value="129.85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ST450/014</text:p>
          </table:table-cell>
          <table:table-cell table:style-name="ce66" office:value-type="float" office:value="36.5">
            <text:p>36,500</text:p>
          </table:table-cell>
          <table:table-cell table:style-name="ce100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>
            <text:p>36,50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29]*[.AC329]" office:value-type="float" office:value="36.5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0" office:value-type="string">
            <text:p>Power module 48VDC; 3.3A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3]=&quot;Power board&quot;;[.B333]*2;[.B33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LRS-150-48</text:p>
          </table:table-cell>
          <table:table-cell table:style-name="ce92" office:value-type="float" office:value="23.98">
            <text:p>23,9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RS-150-48</text:p>
          </table:table-cell>
          <table:table-cell table:style-name="ce66" office:value-type="float" office:value="15.1">
            <text:p>15,10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>
            <text:p>15,100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3]*[.AC333]" office:value-type="float" office:value="30.2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1" office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>
            <text:p>Power board</text:p>
          </table:table-cell>
          <table:table-cell table:style-name="ce52" table:formula="of:=IF([.F334]=&quot;Power board&quot;;[.B334]*2;[.B334])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LRS-150F-48</text:p>
          </table:table-cell>
          <table:table-cell table:style-name="ce93" office:value-type="float" office:value="28.19">
            <text:p>28,1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RS-150F-48</text:p>
          </table:table-cell>
          <table:table-cell table:style-name="ce125" office:value-type="float" office:value="18">
            <text:p>18,000</text:p>
          </table:table-cell>
          <table:table-cell table:style-name="ce101" office:value-type="float" office:value="1">
            <text:p>1</text:p>
          </table:table-cell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0" office:value-type="string">
            <text:p>Not required if Varisom enclosure kit is purchased!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5]=&quot;Power board&quot;;[.B335]*2;[.B335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RAD-A4463/120</text:p>
          </table:table-cell>
          <table:table-cell table:style-name="ce66" office:value-type="float" office:value="1.37">
            <text:p>1,37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36]=&quot;Power board&quot;;[.B336]*2;[.B336])" office:value-type="float" office:value="1">
            <text:p>1</text:p>
          </table:table-cell>
          <table:table-cell table:style-name="ce58" office:value-type="string">
            <text:p>2250861</text:p>
          </table:table-cell>
          <table:table-cell table:style-name="ce64" office:value-type="string">
            <text:p>A000062</text:p>
          </table:table-cell>
          <table:table-cell table:style-name="ce67" office:value-type="float" office:value="40.66">
            <text:p>40,66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>
            <text:p>769-7412</text:p>
          </table:table-cell>
          <table:table-cell table:style-name="ce86" office:value-type="string">
            <text:p>A000062</text:p>
          </table:table-cell>
          <table:table-cell table:style-name="ce93" office:value-type="float" office:value="33.68">
            <text:p>33,6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Itead/Eckstein</text:p>
          </table:table-cell>
          <table:table-cell table:style-name="ce125" office:value-type="float" office:value="19.48">
            <text:p>19,480</text:p>
          </table:table-cell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>
            <text:p>19,4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36]*[.AC336]" office:value-type="float" office:value="19.48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37]=&quot;Power board&quot;;[.B337]*2;[.B33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Itead/Eckstein</text:p>
          </table:table-cell>
          <table:table-cell table:style-name="ce66" office:value-type="float" office:value="12.14">
            <text:p>12,140</text:p>
          </table:table-cell>
          <table:table-cell table:style-name="ce100"/>
          <table:table-cell office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>
            <text:p>12,14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37]*[.AC337]" office:value-type="float" office:value="12.14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1" office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38]=&quot;Power board&quot;;[.B338]*2;[.B33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39]=&quot;Power board&quot;;[.B339]*2;[.B33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3]=&quot;Power board&quot;;[.B343]*2;[.B34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MB60251V1-G99</text:p>
          </table:table-cell>
          <table:table-cell table:style-name="ce66" office:value-type="float" office:value="2.59">
            <text:p>2,59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>
            <text:p>2,5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3]*[.AC343]" office:value-type="float" office:value="2.59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1" office:value-type="string">
            <text:p>Fastener for fa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4]=&quot;Power board&quot;;[.B344]*2;[.B34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FSP-2</text:p>
          </table:table-cell>
          <table:table-cell table:style-name="ce125" office:value-type="float" office:value="0.1398">
            <text:p>0,14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>
            <text:p>0,1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44]*[.AC344]" office:value-type="float" office:value="0.1398">
            <text:p>0,14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0" office:value-type="string">
            <text:p>Finger guard, 60x60mm, meta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5]=&quot;Power board&quot;;[.B345]*2;[.B345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0" office:value-type="string">
            <text:p>MC32696</text:p>
          </table:table-cell>
          <table:table-cell table:style-name="ce66" office:value-type="float" office:value="0.567">
            <text:p>0,56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FG-06</text:p>
          </table:table-cell>
          <table:table-cell table:style-name="ce66" office:value-type="float" office:value="0.5132">
            <text:p>0,51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>
            <text:p>0,51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5]*[.AC345]" office:value-type="float" office:value="0.5132">
            <text:p>0,513</text:p>
          </table:table-cell>
          <table:table-cell table:number-columns-repeated="994"/>
        </table:table-row>
        <table:table-row table:style-name="ro8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1" office:value-type="string">
            <text:p>Insert into 2 x headers 5mm height</text:p>
          </table:table-cell>
          <table:table-cell table:style-name="ce46" office:value-type="string">
            <text:p>X12, X14 <text:s/>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346]=&quot;Power board&quot;;[.B346]*2;[.B346])" office:value-type="float" office:value="2">
            <text:p>2</text:p>
          </table:table-cell>
          <table:table-cell table:style-name="ce58" office:value-type="float" office:value="2007972">
            <text:p>2007972</text:p>
          </table:table-cell>
          <table:table-cell table:style-name="ce64" office:value-type="string">
            <text:p>MC000006</text:p>
          </table:table-cell>
          <table:table-cell table:style-name="ce67" office:value-type="float" office:value="1.9">
            <text:p>1,9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>
            <text:p>1,900 €</text:p>
          </table:table-cell>
          <table:table-cell table:style-name="ce144" table:formula="of:=[.G346]" office:value-type="float" office:value="2">
            <text:p>2</text:p>
          </table:table-cell>
          <table:table-cell table:style-name="ce163" table:formula="of:=[.AB346]*[.AC346]" office:value-type="float" office:value="3.8">
            <text:p>3,800</text:p>
          </table:table-cell>
          <table:table-cell table:number-columns-repeated="994"/>
        </table:table-row>
        <table:table-row table:style-name="ro8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7]=&quot;Power board&quot;;[.B347]*2;[.B34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SMICA-SOT93</text:p>
          </table:table-cell>
          <table:table-cell table:style-name="ce66" office:value-type="float" office:value="0.2135">
            <text:p>0,21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>
            <text:p>0,214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347]*[.AC347]" office:value-type="float" office:value="4.27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1" office:value-type="string">
            <text:p>Mounted below power pre-regulator</text:p>
          </table:table-cell>
          <table:table-cell table:style-name="ce46" office:value-type="string">
            <text:p><text:a xlink:href="http://sz3ks.en.alibaba.com/" office:target-frame-name="_blank">Shenzhen 3KS Electronic Material Co., Ltd.</text:a></text:p>
          </table:table-cell>
          <table:table-cell table:style-name="ce48" office:value-type="string">
            <text:p>Enclosure</text:p>
          </table:table-cell>
          <table:table-cell table:style-name="ce52" table:formula="of:=IF([.F348]=&quot;Power board&quot;;[.B348]*2;[.B3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0" office:value-type="string">
            <text:p>Binding post 4mm, red</text:p>
          </table:table-cell>
          <table:table-cell table:style-name="ce45" office:value-type="string">
            <text:p>J1, J5</text:p>
          </table:table-cell>
          <table:table-cell table:style-name="ce30" office:value-type="string">
            <text:p>Arduino Shield</text:p>
          </table:table-cell>
          <table:table-cell table:style-name="ce51" table:formula="of:=IF([.F349]=&quot;Power board&quot;; [.B349]*2;[.B34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R</text:p>
          </table:table-cell>
          <table:table-cell table:style-name="ce66" office:value-type="float" office:value="1.12">
            <text:p>1,1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>
            <text:p>1,120 €</text:p>
          </table:table-cell>
          <table:table-cell table:style-name="ce143" table:formula="of:=[.G349]" office:value-type="float" office:value="2">
            <text:p>2</text:p>
          </table:table-cell>
          <table:table-cell table:style-name="ce163" table:formula="of:=[.AB349]*[.AC349]" office:value-type="float" office:value="2.24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1" office:value-type="string">
            <text:p>Binding post 4mm, green</text:p>
          </table:table-cell>
          <table:table-cell table:style-name="ce46" office:value-type="string">
            <text:p>J3</text:p>
          </table:table-cell>
          <table:table-cell table:style-name="ce48" office:value-type="string">
            <text:p>Arduino Shield</text:p>
          </table:table-cell>
          <table:table-cell table:style-name="ce52" table:formula="of:=IF([.F350]=&quot;Power board&quot;; [.B350]*2;[.B35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S-244DSM-G</text:p>
          </table:table-cell>
          <table:table-cell table:style-name="ce125" office:value-type="float" office:value="1.12">
            <text:p>1,12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>
            <text:p>1,120 €</text:p>
          </table:table-cell>
          <table:table-cell table:style-name="ce144" table:formula="of:=[.G350]" office:value-type="float" office:value="1">
            <text:p>1</text:p>
          </table:table-cell>
          <table:table-cell table:style-name="ce163" table:formula="of:=[.AB350]*[.AC350]" office:value-type="float" office:value="1.12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0" office:value-type="string">
            <text:p>Binding post 4mm, black</text:p>
          </table:table-cell>
          <table:table-cell table:style-name="ce45" office:value-type="string">
            <text:p>J4, J6</text:p>
          </table:table-cell>
          <table:table-cell table:style-name="ce30" office:value-type="string">
            <text:p>Arduino Shield</text:p>
          </table:table-cell>
          <table:table-cell table:style-name="ce51" table:formula="of:=IF([.F351]=&quot;Power board&quot;; [.B351]*2;[.B35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B</text:p>
          </table:table-cell>
          <table:table-cell table:style-name="ce66" office:value-type="float" office:value="1.14">
            <text:p>1,14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>
            <text:p>1,140 €</text:p>
          </table:table-cell>
          <table:table-cell table:style-name="ce143" table:formula="of:=[.G351]" office:value-type="float" office:value="2">
            <text:p>2</text:p>
          </table:table-cell>
          <table:table-cell table:style-name="ce163" table:formula="of:=[.AB351]*[.AC351]" office:value-type="float" office:value="2.28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1" office:value-type="string">
            <text:p>Binding posts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52]=&quot;Power board&quot;; [.B352]*2;[.B352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5/BN672 </text:p>
          </table:table-cell>
          <table:table-cell table:style-name="ce125" office:value-type="float" office:value="0.0097">
            <text:p>0,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>
            <text:p>0,010 €</text:p>
          </table:table-cell>
          <table:table-cell table:style-name="ce144" table:formula="of:=[.G352]" office:value-type="float" office:value="5">
            <text:p>5</text:p>
          </table:table-cell>
          <table:table-cell table:style-name="ce163" table:formula="of:=[.AB352]*[.AC352]" office:value-type="float" office:value="0.0485">
            <text:p>0,049</text:p>
          </table:table-cell>
          <table:table-cell table:number-columns-repeated="994"/>
        </table:table-row>
        <table:table-row table:style-name="ro8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Rear and front panel, bottom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4]=&quot;Power board&quot;;[.B354]*2;[.B35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Display mounting rail to front panel top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5]=&quot;Power board&quot;;[.B355]*2;[.B35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 inl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6]=&quot;Power board&quot;;[.B356]*2;[.B35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Top and bottom plates, side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7]=&quot;Power board&quot;; [.B357]*2;[.B357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Power board heatsink top and bottom plate mounting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8]=&quot;Power board&quot;;[.B358]*2;[.B358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5/D965B</text:p>
          </table:table-cell>
          <table:table-cell table:style-name="ce66" office:value-type="float" office:value="0.01322">
            <text:p>0,013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>
            <text:p>0,013 €</text:p>
          </table:table-cell>
          <table:table-cell table:style-name="ce143" table:formula="of:=[.G359]" office:value-type="float" office:value="25">
            <text:p>25</text:p>
          </table:table-cell>
          <table:table-cell table:style-name="ce163" table:formula="of:=[.AB359]*[.AC359]" office:value-type="float" office:value="0.3305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0" office:value-type="string">
            <text:p>Front panel hand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1]=&quot;Power board&quot;; [.B361]*2;[.B36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4X6/BN3334</text:p>
          </table:table-cell>
          <table:table-cell table:style-name="ce66" office:value-type="float" office:value="0.0135">
            <text:p>0,014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>
            <text:p>0,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1]*[.AC361]" office:value-type="float" office:value="0.135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2]=&quot;Power board&quot;; [.B362]*2;[.B36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,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62]=[.J362];&quot;Farnell&quot;; IF([.AB362]=[.M362]; &quot;Digikey&quot;; IF([.AB362]=[.P362]; &quot;Mouser&quot;; IF([.AB362]=[.T362]; &quot;RS&quot;; IF([.AB362]=[.W362]; &quot;TME&quot;)))))" office:value-type="string" office:string-value="TME">
            <text:p>TME</text:p>
          </table:table-cell>
          <table:table-cell table:style-name="ce151" table:formula="of:=IF([.G362]&lt;&gt;&quot;&quot;;MIN([.J362];[.M362];[.P362];[.T362];[.W362]);&quot;&quot;)" office:value-type="currency" office:currency="EUR" office:value="0.005">
            <text:p>0,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62]*[.AC362]" office:value-type="float" office:value="0.005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Earth connection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3]=&quot;Power board&quot;; [.B363]*2;[.B363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9">
            <text:p>0,009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089">
            <text:p>0,009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3]*[.AC363]" office:value-type="float" office:value="0.089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4]=&quot;Power board&quot;; [.B364]*2;[.B36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3:.G364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,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,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082">
            <text:p>0,008 €</text:p>
          </table:table-cell>
          <table:table-cell table:style-name="ce143" table:formula="of:=[.G365]" office:value-type="float" office:value="3">
            <text:p>3</text:p>
          </table:table-cell>
          <table:table-cell table:style-name="ce163" table:formula="of:=[.AB365]*[.AC365]" office:value-type="float" office:value="0.0246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7]=&quot;Power board&quot;; [.B367]*2;[.B36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1" office:value-type="string">
            <text:p>Enclosure feet for 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8]=&quot;Power board&quot;; [.B368]*2;[.B3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7:.G368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2/BN272</text:p>
          </table:table-cell>
          <table:table-cell table:style-name="ce66" office:value-type="float" office:value="0.0256">
            <text:p>0,026</text:p>
          </table:table-cell>
          <table:table-cell table:style-name="ce100" office:value-type="float" office:value="200">
            <text:p>2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256">
            <text:p>0,026 €</text:p>
          </table:table-cell>
          <table:table-cell table:style-name="ce143" table:formula="of:=[.G369]" office:value-type="float" office:value="3">
            <text:p>3</text:p>
          </table:table-cell>
          <table:table-cell table:style-name="ce163" table:formula="of:=[.AB369]*[.AC369]" office:value-type="float" office:value="0.0768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0" office:value-type="string">
            <text:p>Enclosure feet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1]=&quot;Power board&quot;; [.B371]*2;[.B37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8X0.4/BN806</text:p>
          </table:table-cell>
          <table:table-cell table:style-name="ce66" office:value-type="float" office:value="0.02586">
            <text:p>0,026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1]=[.J371];&quot;Farnell&quot;; IF([.AB371]=[.M371]; &quot;Digikey&quot;; IF([.AB371]=[.P371]; &quot;Mouser&quot;; IF([.AB371]=[.T371]; &quot;RS&quot;; IF([.AB371]=[.W371]; &quot;TME&quot;)))))" office:value-type="string" office:string-value="TME">
            <text:p>TME</text:p>
          </table:table-cell>
          <table:table-cell table:style-name="ce150" table:formula="of:=IF([.G371]&lt;&gt;&quot;&quot;;MIN([.J371];[.M371];[.P371];[.T371];[.W371]);&quot;&quot;)" office:value-type="currency" office:currency="EUR" office:value="0.02586">
            <text:p>0,026 €</text:p>
          </table:table-cell>
          <table:table-cell table:style-name="ce143" table:formula="of:=[.G371]" office:value-type="float" office:value="4">
            <text:p>4</text:p>
          </table:table-cell>
          <table:table-cell table:style-name="ce163" table:formula="of:=[.AB371]*[.AC371]" office:value-type="float" office:value="0.10344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AUX PS mounting, ex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2]=&quot;Power board&quot;; [.B372]*2;[.B3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Three part heatsink joints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3]=&quot;Power board&quot;; [.B373]*2;[.B373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4]=&quot;Power board&quot;; [.B374]*2;[.B3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5]=&quot;Power board&quot;; [.B375]*2;[.B375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2:.G375])" office:value-type="float" office:value="20">
            <text:p>2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,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854">
            <text:p>0,019 €</text:p>
          </table:table-cell>
          <table:table-cell table:style-name="ce144" table:formula="of:=[.G376]" office:value-type="float" office:value="20">
            <text:p>20</text:p>
          </table:table-cell>
          <table:table-cell table:style-name="ce163" table:formula="of:=[.AB376]*[.AC376]" office:value-type="float" office:value="0.3708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UX PS mounting, in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8]=&quot;Power board&quot;; [.B378]*2;[.B378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TFT display to display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9]=&quot;Power board&quot;; [.B379]*2;[.B37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C/DC terminals cover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0]=&quot;Power board&quot;; [.B380]*2;[.B38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AC/DC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1]=&quot;Power board&quot;; [.B381]*2;[.B381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8:.G381])" office:value-type="float" office:value="14">
            <text:p>1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5/D7985 </text:p>
          </table:table-cell>
          <table:table-cell table:style-name="ce125" office:value-type="float" office:value="0.01268">
            <text:p>0,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>
            <text:p>0,013 €</text:p>
          </table:table-cell>
          <table:table-cell table:style-name="ce144" table:formula="of:=[.G382]" office:value-type="float" office:value="14">
            <text:p>14</text:p>
          </table:table-cell>
          <table:table-cell table:style-name="ce163" table:formula="of:=[.AB382]*[.AC382]" office:value-type="float" office:value="0.17752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1" office:value-type="string">
            <text:p>40 mm metal spacer, M3 (a pair is required for dual channel)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4]=&quot;Power board&quot;; [.B384]*2;[.B384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F-M3X40/DR124</text:p>
          </table:table-cell>
          <table:table-cell table:style-name="ce125" office:value-type="float" office:value="0.1558">
            <text:p>0,15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>
            <text:p>0,156 €</text:p>
          </table:table-cell>
          <table:table-cell table:style-name="ce144" table:formula="of:=[.G384]" office:value-type="float" office:value="2">
            <text:p>2</text:p>
          </table:table-cell>
          <table:table-cell table:style-name="ce163" table:formula="of:=[.AB384]*[.AC384]" office:value-type="float" office:value="0.3116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0" office:value-type="string">
            <text:p>14 mm, M3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85]=&quot;Power board&quot;; [.B385]*2;[.B385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0" office:value-type="string">
            <text:p>05.03.143 </text:p>
          </table:table-cell>
          <table:table-cell table:style-name="ce66" office:value-type="float" office:value="0.397">
            <text:p>0,397</text:p>
          </table:table-cell>
          <table:table-cell table:style-name="ce73" office:value-type="float" office:value="4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4/BN3320</text:p>
          </table:table-cell>
          <table:table-cell table:style-name="ce66" office:value-type="float" office:value="0.3094">
            <text:p>0,309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>
            <text:p>0,309 €</text:p>
          </table:table-cell>
          <table:table-cell table:style-name="ce143" table:formula="of:=[.G385]" office:value-type="float" office:value="5">
            <text:p>5</text:p>
          </table:table-cell>
          <table:table-cell table:style-name="ce163" table:formula="of:=[.AB385]*[.AC385]" office:value-type="float" office:value="1.547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1" office:value-type="string">
            <text:p>Extend binding post for PCB mounting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6]=&quot;Power board&quot;; [.B386]*2;[.B386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M-M5X8/DR218</text:p>
          </table:table-cell>
          <table:table-cell table:style-name="ce125" office:value-type="float" office:value="0.1868">
            <text:p>0,187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>
            <text:p>0,187 €</text:p>
          </table:table-cell>
          <table:table-cell table:style-name="ce144" table:formula="of:=[.G386]" office:value-type="float" office:value="5">
            <text:p>5</text:p>
          </table:table-cell>
          <table:table-cell table:style-name="ce163" table:formula="of:=[.AB386]*[.AC386]" office:value-type="float" office:value="0.934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7]=&quot;Power board&quot;; [.B387]*2;[.B387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0" office:value-type="string">
            <text:p>D01475</text:p>
          </table:table-cell>
          <table:table-cell table:style-name="ce66" office:value-type="float" office:value="0.106">
            <text:p>0,106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DR316/3.2X5</text:p>
          </table:table-cell>
          <table:table-cell table:style-name="ce66" office:value-type="float" office:value="0.057">
            <text:p>0,05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>
            <text:p>0,057 €</text:p>
          </table:table-cell>
          <table:table-cell table:style-name="ce143" table:formula="of:=[.G387]" office:value-type="float" office:value="8">
            <text:p>8</text:p>
          </table:table-cell>
          <table:table-cell table:style-name="ce163" table:formula="of:=[.AB387]*[.AC387]" office:value-type="float" office:value="0.456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1" office:value-type="string">
            <text:p>2mm spacer between TFT display and display mounting frame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8]=&quot;Power board&quot;; [.B388]*2;[.B388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IX-3-2</text:p>
          </table:table-cell>
          <table:table-cell table:style-name="ce125" office:value-type="float" office:value="0.0159">
            <text:p>0,01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159">
            <text:p>0,016 €</text:p>
          </table:table-cell>
          <table:table-cell table:style-name="ce144" table:formula="of:=[.G388]" office:value-type="float" office:value="4">
            <text:p>4</text:p>
          </table:table-cell>
          <table:table-cell table:style-name="ce163" table:formula="of:=[.AB388]*[.AC388]" office:value-type="float" office:value="0.0636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0" office:value-type="string">
            <text:p>Round; Ø3mm; Front: convex; straight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89]=&quot;Power board&quot;; [.B389]*2;[.B389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0" office:value-type="string">
            <text:p>PLP2-500</text:p>
          </table:table-cell>
          <table:table-cell table:style-name="ce66" office:value-type="float" office:value="0.627">
            <text:p>0,627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PLP2-625</text:p>
          </table:table-cell>
          <table:table-cell table:style-name="ce66" office:value-type="float" office:value="0.331">
            <text:p>0,331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>
            <text:p>0,331 €</text:p>
          </table:table-cell>
          <table:table-cell table:style-name="ce143" table:formula="of:=[.G389]" office:value-type="float" office:value="12">
            <text:p>12</text:p>
          </table:table-cell>
          <table:table-cell table:style-name="ce163" table:formula="of:=[.AB389]*[.AC389]" office:value-type="float" office:value="3.972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1" office:value-type="string">
            <text:p>C14 IEC inlet, switch, 2 fuse drawer is included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90]=&quot;Power board&quot;; [.B390]*2;[.B390])" office:value-type="float" office:value="1">
            <text:p>1</text:p>
          </table:table-cell>
          <table:table-cell table:style-name="ce58" office:value-type="float" office:value="2080294">
            <text:p>2080294</text:p>
          </table:table-cell>
          <table:table-cell table:style-name="ce64" office:value-type="string">
            <text:p>4304.6090</text:p>
          </table:table-cell>
          <table:table-cell table:style-name="ce67" office:value-type="float" office:value="9.2">
            <text:p>9,2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486-1084-ND</text:p>
          </table:table-cell>
          <table:table-cell table:style-name="ce93" office:value-type="float" office:value="13.08">
            <text:p>13,0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93-4304.6090 </text:p>
          </table:table-cell>
          <table:table-cell table:style-name="ce93" office:value-type="float" office:value="11.76">
            <text:p>11,7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67-7308</text:p>
          </table:table-cell>
          <table:table-cell table:style-name="ce86" office:value-type="string">
            <text:p>4304.6090</text:p>
          </table:table-cell>
          <table:table-cell table:style-name="ce93" office:value-type="float" office:value="9.05">
            <text:p>9,05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4304.6090</text:p>
          </table:table-cell>
          <table:table-cell table:style-name="ce125" office:value-type="float" office:value="3.594">
            <text:p>3,594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>
            <text:p>3,594 €</text:p>
          </table:table-cell>
          <table:table-cell table:style-name="ce144" table:formula="of:=[.G390]" office:value-type="float" office:value="1">
            <text:p>1</text:p>
          </table:table-cell>
          <table:table-cell table:style-name="ce163" table:formula="of:=[.AB390]*[.AC390]" office:value-type="float" office:value="3.594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0" office:value-type="string">
            <text:p>230 VAC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1]=&quot;Power board&quot;; [.B391]*2;[.B3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ZKT-4A</text:p>
          </table:table-cell>
          <table:table-cell table:style-name="ce66" office:value-type="float" office:value="0.0946">
            <text:p>0,095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>
            <text:p>0,095 €</text:p>
          </table:table-cell>
          <table:table-cell table:style-name="ce143" table:formula="of:=[.G391]" office:value-type="float" office:value="2">
            <text:p>2</text:p>
          </table:table-cell>
          <table:table-cell table:style-name="ce163" table:formula="of:=[.AB391]*[.AC391]" office:value-type="float" office:value="0.1892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1" office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ZKT-8A/125V </text:p>
          </table:table-cell>
          <table:table-cell table:style-name="ce125" office:value-type="float" office:value="0.0939">
            <text:p>0,094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>
            <text:p>0,094 €</text:p>
          </table:table-cell>
          <table:table-cell table:style-name="ce144" table:formula="of:=[.G392]" office:value-type="float" office:value="0">
            <text:p>0</text:p>
          </table:table-cell>
          <table:table-cell table:style-name="ce163" table:formula="of:=[.AB392]*[.AC392]" office:value-type="float" office:value="0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office:value-type="float" office:value="0.05">
            <text:p>0,05</text:p>
          </table:table-cell>
          <table:table-cell table:style-name="ce18" office:value-type="string">
            <text:p>CB-HFT50.8/1M-BL</text:p>
          </table:table-cell>
          <table:table-cell table:style-name="ce30" office:value-type="string">
            <text:p>Heat shrink sleeve; 2:1, 50.8mm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3]=&quot;Power board&quot;; [.B393]*2;[.B393])" office:value-type="float" office:value="0.05">
            <text:p>0,0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CB-HFT50.8/1M-BL</text:p>
          </table:table-cell>
          <table:table-cell table:style-name="ce66" office:value-type="float" office:value="1.241">
            <text:p>1,241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>
            <text:p>1,241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3]*[.AC393]" office:value-type="float" office:value="1.241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1" office:value-type="string">
            <text:p>Encoder knob head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4]=&quot;Power board&quot;; [.B394]*2;[.B3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A3116068</text:p>
          </table:table-cell>
          <table:table-cell table:style-name="ce125" office:value-type="float" office:value="1.49536">
            <text:p>1,495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>
            <text:p>1,4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4]*[.AC394]" office:value-type="float" office:value="1.49536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0" office:value-type="string">
            <text:p>Encoder knob cap; grey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5]=&quot;Power board&quot;; [.B395]*2;[.B3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3216007</text:p>
          </table:table-cell>
          <table:table-cell table:style-name="ce66" office:value-type="float" office:value="0.5631">
            <text:p>0,56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>
            <text:p>0,56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5]*[.AC395]" office:value-type="float" office:value="0.5631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6]=&quot;Power board&quot;; [.B396]*2;[.B3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908-AP8GSDHC4-B</text:p>
          </table:table-cell>
          <table:table-cell table:style-name="ce93" office:value-type="float" office:value="8.71">
            <text:p>8,71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S400-0080R11</text:p>
          </table:table-cell>
          <table:table-cell table:style-name="ce125" office:value-type="float" office:value="3.84">
            <text:p>3,8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>
            <text:p>3,8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6]*[.AC396]" office:value-type="float" office:value="3.84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0" office:value-type="string">
            <text:p>Pluggable terminal block; female; 5mm; angled 90° for DOUT2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7]=&quot;Power board&quot;; [.B397]*2;[.B397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0" office:value-type="string">
            <text:p>CTB92VG/3S</text:p>
          </table:table-cell>
          <table:table-cell table:style-name="ce66" office:value-type="float" office:value="1.07">
            <text:p>1,070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W-5.0-3P</text:p>
          </table:table-cell>
          <table:table-cell table:style-name="ce66" office:value-type="float" office:value="0.42">
            <text:p>0,4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>
            <text:p>0,4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7]*[.AC397]" office:value-type="float" office:value="0.42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3])" office:value-type="currency" office:currency="EUR" office:value="19.30956">
            <text:p>19,31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8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0" office:value-type="string">
            <text:p>AUX temperature sensor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401]=&quot;Power board&quot;;[.B401]*2;[.B401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0" office:value-type="string">
            <text:p>NTCLE100E3103JB0</text:p>
          </table:table-cell>
          <table:table-cell table:style-name="ce66" office:value-type="float" office:value="0.489">
            <text:p>0,48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2301-ND </text:p>
          </table:table-cell>
          <table:table-cell table:style-name="ce95" office:value-type="float" office:value="0.64">
            <text:p>0,6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4-2381-640-63103 </text:p>
          </table:table-cell>
          <table:table-cell table:style-name="ce95" office:value-type="float" office:value="0.245">
            <text:p>0,24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54-6645</text:p>
          </table:table-cell>
          <table:table-cell table:style-name="ce110" office:value-type="string">
            <text:p>NTCLE100E3103JB0</text:p>
          </table:table-cell>
          <table:table-cell table:style-name="ce92" office:value-type="float" office:value="0.334">
            <text:p>0,33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NTCLE100E3103JB0</text:p>
          </table:table-cell>
          <table:table-cell table:style-name="ce66" office:value-type="float" office:value="0.2694">
            <text:p>0,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>
            <text:p>0,245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1]*[.AC401]" office:value-type="float" office:value="0.245">
            <text:p>0,245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3" office:value-type="float" office:value="0.03">
            <text:p>0,03</text:p>
          </table:table-cell>
          <table:table-cell table:style-name="ce19" office:value-type="string">
            <text:p>HIS-1.2/0.6-RD</text:p>
          </table:table-cell>
          <table:table-cell table:style-name="ce31" office:value-type="string">
            <text:p>Heat shrink sleeve; red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2]=&quot;Power board&quot;;[.B402]*2;[.B402])" office:value-type="float" office:value="0.03">
            <text:p>0,03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HIS-1.2/0.6-RD</text:p>
          </table:table-cell>
          <table:table-cell table:style-name="ce125" table:formula="of:=12.95/10" office:value-type="float" office:value="1.295">
            <text:p>1,29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>
            <text:p>1,2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2]*[.AC402]" office:value-type="float" office:value="1.295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0" office:value-type="string">
            <text:p>Receptacle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3]=&quot;Power board&quot;;[.B403]*2;[.B403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0" office:value-type="string">
            <text:p>39-01-4030</text:p>
          </table:table-cell>
          <table:table-cell table:style-name="ce66" office:value-type="float" office:value="0.219">
            <text:p>0,21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1-4030</text:p>
          </table:table-cell>
          <table:table-cell table:style-name="ce95" office:value-type="float" office:value="0.3">
            <text:p>0,300</text:p>
          </table:table-cell>
          <table:table-cell table:style-name="ce100"/>
          <table:table-cell table:style-name="ce85" office:value-type="string">
            <text:p>39-01-4030</text:p>
          </table:table-cell>
          <table:table-cell table:style-name="ce95" office:value-type="float" office:value="0.292">
            <text:p>0,292</text:p>
          </table:table-cell>
          <table:table-cell table:style-name="ce100"/>
          <table:table-cell table:style-name="ce110" office:value-type="string">
            <text:p>510-9685</text:p>
          </table:table-cell>
          <table:table-cell table:style-name="ce110" office:value-type="string">
            <text:p>39-01-4030</text:p>
          </table:table-cell>
          <table:table-cell table:style-name="ce92" office:value-type="float" office:value="0.232">
            <text:p>0,23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57-03R2</text:p>
          </table:table-cell>
          <table:table-cell table:style-name="ce66" office:value-type="float" office:value="0.132">
            <text:p>0,132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>
            <text:p>0,132 €</text:p>
          </table:table-cell>
          <table:table-cell table:style-name="ce143" table:formula="of:=[.G403]" office:value-type="float" office:value="2">
            <text:p>2</text:p>
          </table:table-cell>
          <table:table-cell table:style-name="ce163" table:formula="of:=[.AB403]*[.AC403]" office:value-type="float" office:value="0.264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1" office:value-type="string">
            <text:p>Receptacle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04]=&quot;Power board&quot;;[.B404]*2;[.B404])" office:value-type="float" office:value="1">
            <text:p>1</text:p>
          </table:table-cell>
          <table:table-cell table:style-name="ce58" office:value-type="string">
            <text:p>9963502</text:p>
          </table:table-cell>
          <table:table-cell table:style-name="ce64" office:value-type="string">
            <text:p>39-01-4050</text:p>
          </table:table-cell>
          <table:table-cell table:style-name="ce67" office:value-type="float" office:value="0.327">
            <text:p>0,32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01-4050</text:p>
          </table:table-cell>
          <table:table-cell table:style-name="ce96" office:value-type="float" office:value="0.36">
            <text:p>0,360</text:p>
          </table:table-cell>
          <table:table-cell table:style-name="ce101"/>
          <table:table-cell table:style-name="ce86" office:value-type="string">
            <text:p>39-01-4050</text:p>
          </table:table-cell>
          <table:table-cell table:style-name="ce96" office:value-type="float" office:value="0.358">
            <text:p>0,358</text:p>
          </table:table-cell>
          <table:table-cell table:style-name="ce101"/>
          <table:table-cell table:style-name="ce86" office:value-type="string">
            <text:p>510-9708</text:p>
          </table:table-cell>
          <table:table-cell table:style-name="ce86" office:value-type="string">
            <text:p>39-01-4050</text:p>
          </table:table-cell>
          <table:table-cell table:style-name="ce93" office:value-type="float" office:value="0.188">
            <text:p>0,18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57-05R2</text:p>
          </table:table-cell>
          <table:table-cell table:style-name="ce125" office:value-type="float" office:value="0.24">
            <text:p>0,24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>
            <text:p>0,188 €</text:p>
          </table:table-cell>
          <table:table-cell table:style-name="ce144" table:formula="of:=[.G404]" office:value-type="float" office:value="1">
            <text:p>1</text:p>
          </table:table-cell>
          <table:table-cell table:style-name="ce163" table:formula="of:=[.AB404]*[.AC404]" office:value-type="float" office:value="0.188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0" office:value-type="string">
            <text:p>3-pin receptacle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IF([.F405]=&quot;Power board&quot;;[.B405]*2;[.B405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0" office:value-type="string">
            <text:p>22-01-2035</text:p>
          </table:table-cell>
          <table:table-cell table:style-name="ce66" office:value-type="float" office:value="0.192">
            <text:p>0,19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22-01-2035</text:p>
          </table:table-cell>
          <table:table-cell table:style-name="ce95" office:value-type="float" office:value="0.31">
            <text:p>0,310</text:p>
          </table:table-cell>
          <table:table-cell table:style-name="ce100"/>
          <table:table-cell table:style-name="ce85" office:value-type="string">
            <text:p>22-01-2035</text:p>
          </table:table-cell>
          <table:table-cell table:style-name="ce95" office:value-type="float" office:value="0.29">
            <text:p>0,290</text:p>
          </table:table-cell>
          <table:table-cell table:style-name="ce100"/>
          <table:table-cell table:style-name="ce110" office:value-type="string">
            <text:p>296-4940</text:p>
          </table:table-cell>
          <table:table-cell table:style-name="ce110" office:value-type="string">
            <text:p>22-01-2035</text:p>
          </table:table-cell>
          <table:table-cell table:style-name="ce92" office:value-type="float" office:value="0.204">
            <text:p>0,20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6471-031</text:p>
          </table:table-cell>
          <table:table-cell table:style-name="ce66" office:value-type="float" office:value="0.0504">
            <text:p>0,050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>
            <text:p>0,050 €</text:p>
          </table:table-cell>
          <table:table-cell table:style-name="ce143" table:formula="of:=[.G405]" office:value-type="float" office:value="1">
            <text:p>1</text:p>
          </table:table-cell>
          <table:table-cell table:style-name="ce163" table:formula="of:=[.AB405]*[.AC405]" office:value-type="float" office:value="0.0504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1" office:value-type="string">
            <text:p>2-pin receptacle for X17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6]=&quot;Power board&quot;;[.B406]*2;[.B406])" office:value-type="float" office:value="1">
            <text:p>1</text:p>
          </table:table-cell>
          <table:table-cell table:style-name="ce58" office:value-type="string">
            <text:p>143126</text:p>
          </table:table-cell>
          <table:table-cell table:style-name="ce64" office:value-type="string">
            <text:p>22-01-2025 </text:p>
          </table:table-cell>
          <table:table-cell table:style-name="ce67" office:value-type="float" office:value="0.179">
            <text:p>0,17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WM2613-ND </text:p>
          </table:table-cell>
          <table:table-cell table:style-name="ce96" office:value-type="float" office:value="0.27">
            <text:p>0,270</text:p>
          </table:table-cell>
          <table:table-cell table:style-name="ce101" office:value-type="float" office:value="10">
            <text:p>10</text:p>
          </table:table-cell>
          <table:table-cell table:style-name="ce86" office:value-type="string">
            <text:p>538-22-01-2025 </text:p>
          </table:table-cell>
          <table:table-cell table:style-name="ce96" office:value-type="float" office:value="0.236">
            <text:p>0,236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X-6471-021 </text:p>
          </table:table-cell>
          <table:table-cell table:style-name="ce125" office:value-type="float" office:value="0.048">
            <text:p>0,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>
            <text:p>0,048 €</text:p>
          </table:table-cell>
          <table:table-cell table:style-name="ce144" table:formula="of:=[.G406]" office:value-type="float" office:value="1">
            <text:p>1</text:p>
          </table:table-cell>
          <table:table-cell table:style-name="ce163" table:formula="of:=[.AB406]*[.AC406]" office:value-type="float" office:value="0.048">
            <text:p>0,048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0" office:value-type="string">
            <text:p>Receptacle for X8, X18</text:p>
          </table:table-cell>
          <table:table-cell table:style-name="ce45" office:value-type="string">
            <text:p>Ethernet cable</text:p>
          </table:table-cell>
          <table:table-cell table:style-name="ce30" office:value-type="string">
            <text:p>AUX PS</text:p>
          </table:table-cell>
          <table:table-cell table:style-name="ce51" table:formula="of:=IF([.F407]=&quot;Power board&quot;;[.B407]*2;[.B407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0" office:value-type="string">
            <text:p>M20-1060800 </text:p>
          </table:table-cell>
          <table:table-cell table:style-name="ce66" office:value-type="float" office:value="0.231">
            <text:p>0,23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34-ND</text:p>
          </table:table-cell>
          <table:table-cell table:style-name="ce95" office:value-type="float" office:value="0.34">
            <text:p>0,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1060800 </text:p>
          </table:table-cell>
          <table:table-cell table:style-name="ce95" office:value-type="float" office:value="0.33">
            <text:p>0,33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NSR-08</text:p>
          </table:table-cell>
          <table:table-cell table:style-name="ce66" office:value-type="float" office:value="0.08659">
            <text:p>0,08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>
            <text:p>0,087 €</text:p>
          </table:table-cell>
          <table:table-cell table:style-name="ce143" table:formula="of:=[.G407]" office:value-type="float" office:value="2">
            <text:p>2</text:p>
          </table:table-cell>
          <table:table-cell table:style-name="ce163" table:formula="of:=[.AB407]*[.AC407]" office:value-type="float" office:value="0.17318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1" office:value-type="string">
            <text:p>Polarising key</text:p>
          </table:table-cell>
          <table:table-cell table:style-name="ce31" office:value-type="string">
            <text:p>Ethernet cable</text:p>
          </table:table-cell>
          <table:table-cell table:style-name="ce48" office:value-type="string">
            <text:p>AUX PS</text:p>
          </table:table-cell>
          <table:table-cell table:style-name="ce52" table:formula="of:=IF([.F408]=&quot;Power board&quot;;[.B408]*2;[.B408])" office:value-type="float" office:value="1">
            <text:p>1</text:p>
          </table:table-cell>
          <table:table-cell table:style-name="ce58" office:value-type="string">
            <text:p>512023</text:p>
          </table:table-cell>
          <table:table-cell table:style-name="ce64" office:value-type="string">
            <text:p>M20-003</text:p>
          </table:table-cell>
          <table:table-cell table:style-name="ce67" table:formula="of:=14.9/100" office:value-type="float" office:value="0.149">
            <text:p>0,149</text:p>
          </table:table-cell>
          <table:table-cell table:style-name="ce74" office:value-type="float" office:value="100">
            <text:p>100</text:p>
          </table:table-cell>
          <table:table-cell table:style-name="ce86" office:value-type="string">
            <text:p>952-2360-ND </text:p>
          </table:table-cell>
          <table:table-cell table:style-name="ce96" office:value-type="float" office:value="0.25">
            <text:p>0,2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003</text:p>
          </table:table-cell>
          <table:table-cell table:style-name="ce96" office:value-type="float" office:value="0.245">
            <text:p>0,245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NSDR-KEY</text:p>
          </table:table-cell>
          <table:table-cell table:style-name="ce125" office:value-type="float" office:value="0.035">
            <text:p>0,035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TME">
            <text:p>TME</text:p>
          </table:table-cell>
          <table:table-cell table:style-name="ce151" table:formula="of:=IF([.G408]&lt;&gt;&quot;&quot;;MIN([.J408];[.M408];[.P408];[.T408];[.W408]);&quot;&quot;)" office:value-type="currency" office:currency="EUR" office:value="0.035">
            <text:p>0,035 €</text:p>
          </table:table-cell>
          <table:table-cell table:style-name="ce144" table:formula="of:=[.G408]" office:value-type="float" office:value="1">
            <text:p>1</text:p>
          </table:table-cell>
          <table:table-cell table:style-name="ce163" table:formula="of:=[.AB408]*[.AC408]" office:value-type="float" office:value="0.035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0" office:value-type="string">
            <text:p>Pins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9]=&quot;Power board&quot;;[.B409]*2;[.B40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1" office:value-type="string">
            <text:p>Pins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10]=&quot;Power board&quot;;[.B410]*2;[.B4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0" office:value-type="string">
            <text:p>39-00-0078 100pc</text:p>
          </table:table-cell>
          <table:table-cell table:style-name="ce66" office:value-type="float" office:value="13.3">
            <text:p>13,3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0-0078</text:p>
          </table:table-cell>
          <table:table-cell table:style-name="ce95" office:value-type="float" office:value="0.144">
            <text:p>0,144</text:p>
          </table:table-cell>
          <table:table-cell table:style-name="ce100"/>
          <table:table-cell table:style-name="ce85" office:value-type="string">
            <text:p>39-00-0078</text:p>
          </table:table-cell>
          <table:table-cell table:style-name="ce95" office:value-type="float" office:value="0.112">
            <text:p>0,112</text:p>
          </table:table-cell>
          <table:table-cell table:style-name="ce100"/>
          <table:table-cell table:style-name="ce110" office:value-type="string">
            <text:p>215-5887</text:p>
          </table:table-cell>
          <table:table-cell table:style-name="ce110" office:value-type="string">
            <text:p>39-00-0078 100pc</text:p>
          </table:table-cell>
          <table:table-cell table:style-name="ce92" office:value-type="float" office:value="14.1">
            <text:p>14,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MX-5556-T3L</text:p>
          </table:table-cell>
          <table:table-cell table:style-name="ce66" office:value-type="float" office:value="0.0742">
            <text:p>0,07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742">
            <text:p>0,074 €</text:p>
          </table:table-cell>
          <table:table-cell table:style-name="ce143" table:formula="of:=[.G411]" office:value-type="float" office:value="11">
            <text:p>11</text:p>
          </table:table-cell>
          <table:table-cell table:style-name="ce163" table:formula="of:=[.AB411]*[.AC411]" office:value-type="float" office:value="0.8162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0" office:value-type="string">
            <text:p>Pins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[.B413]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1" office:value-type="string">
            <text:p>Pins for X17</text:p>
          </table:table-cell>
          <table:table-cell table:style-name="ce31" office:value-type="string">
            <text:p>MAIN temperature sensor</text:p>
          </table:table-cell>
          <table:table-cell table:style-name="ce48" office:value-type="string">
            <text:p>Arduino board</text:p>
          </table:table-cell>
          <table:table-cell table:style-name="ce52" table:formula="of:=[.B414]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3:.G414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0" office:value-type="string">
            <text:p>08-50-0114</text:p>
          </table:table-cell>
          <table:table-cell table:style-name="ce66" office:value-type="float" office:value="0.0299">
            <text:p>0,03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8-50-0114</text:p>
          </table:table-cell>
          <table:table-cell table:style-name="ce95" office:value-type="float" office:value="0.17">
            <text:p>0,170</text:p>
          </table:table-cell>
          <table:table-cell table:style-name="ce100"/>
          <table:table-cell table:style-name="ce85" office:value-type="string">
            <text:p>08-50-0114</text:p>
          </table:table-cell>
          <table:table-cell table:style-name="ce95" office:value-type="float" office:value="0.141">
            <text:p>0,141</text:p>
          </table:table-cell>
          <table:table-cell table:style-name="ce100"/>
          <table:table-cell table:style-name="ce110" office:value-type="string">
            <text:p>172-9178</text:p>
          </table:table-cell>
          <table:table-cell table:style-name="ce110" office:value-type="string">
            <text:p>08-50-0114</text:p>
          </table:table-cell>
          <table:table-cell table:style-name="ce92" office:value-type="float" office:value="0.085">
            <text:p>0,085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MX-0850-0114</text:p>
          </table:table-cell>
          <table:table-cell table:style-name="ce66" office:value-type="float" office:value="0.0472">
            <text:p>0,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>
            <text:p>Farnell</text:p>
          </table:table-cell>
          <table:table-cell table:style-name="ce150" table:formula="of:=IF([.G415]&lt;&gt;&quot;&quot;;MIN([.J415];[.M415];[.P415];[.T415];[.W415]);&quot;&quot;)" office:value-type="currency" office:currency="EUR" office:value="0.0299">
            <text:p>0,030 €</text:p>
          </table:table-cell>
          <table:table-cell table:style-name="ce143" table:formula="of:=[.G415]" office:value-type="float" office:value="5">
            <text:p>5</text:p>
          </table:table-cell>
          <table:table-cell table:style-name="ce163" table:formula="of:=[.AB415]*[.AC415]" office:value-type="float" office:value="0.1495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0" office:value-type="string">
            <text:p>Contact; female; 28÷22AWG; NSR/NDR; tinned</text:p>
          </table:table-cell>
          <table:table-cell table:style-name="ce45" office:value-type="string">
            <text:p>X8, X18</text:p>
          </table:table-cell>
          <table:table-cell table:style-name="ce30" office:value-type="string">
            <text:p>Arduino Shield</text:p>
          </table:table-cell>
          <table:table-cell table:style-name="ce51" table:formula="of:=[.B417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0" office:value-type="string">
            <text:p>M20-1180042</text:p>
          </table:table-cell>
          <table:table-cell table:style-name="ce66" table:formula="of:=6.43/100" office:value-type="float" office:value="0.0643">
            <text:p>0,064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952-2158-ND</text:p>
          </table:table-cell>
          <table:table-cell table:style-name="ce95" office:value-type="float" office:value="0.13">
            <text:p>0,130</text:p>
          </table:table-cell>
          <table:table-cell table:style-name="ce100"/>
          <table:table-cell table:style-name="ce85" office:value-type="string">
            <text:p>855-M20-1180042</text:p>
          </table:table-cell>
          <table:table-cell table:style-name="ce95" office:value-type="float" office:value="0.127">
            <text:p>0,12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1-2887</text:p>
          </table:table-cell>
          <table:table-cell table:style-name="ce110" office:value-type="string">
            <text:p>122-4777</text:p>
          </table:table-cell>
          <table:table-cell table:style-name="ce92" office:value-type="float" office:value="0.041">
            <text:p>0,041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NDR-T</text:p>
          </table:table-cell>
          <table:table-cell table:style-name="ce66" office:value-type="float" office:value="0.02696">
            <text:p>0,027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2696">
            <text:p>0,027 €</text:p>
          </table:table-cell>
          <table:table-cell table:style-name="ce143" table:formula="of:=[.G417]" office:value-type="float" office:value="21">
            <text:p>21</text:p>
          </table:table-cell>
          <table:table-cell table:style-name="ce163" table:formula="of:=[.AB417]*[.AC417]" office:value-type="float" office:value="0.56616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1" office:value-type="string">
            <text:p>Ring terminal; M3; 0.5÷1 mm2</text:p>
          </table:table-cell>
          <table:table-cell table:style-name="ce31" office:value-type="string">
            <text:p>Chassis Earth </text:p>
          </table:table-cell>
          <table:table-cell table:style-name="ce48" office:value-type="string">
            <text:p>Enclosure</text:p>
          </table:table-cell>
          <table:table-cell table:style-name="ce52" table:formula="of:=IF([.F418]=&quot;Power board&quot;;[.B418]*2;[.B418])" office:value-type="float" office:value="1">
            <text:p>1</text:p>
          </table:table-cell>
          <table:table-cell table:style-name="ce58" office:value-type="string">
            <text:p>7356528</text:p>
          </table:table-cell>
          <table:table-cell table:style-name="ce64" office:value-type="string">
            <text:p>LRB-1.0T-M3 </text:p>
          </table:table-cell>
          <table:table-cell table:style-name="ce67" office:value-type="float" office:value="0.102">
            <text:p>0,102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M 91103</text:p>
          </table:table-cell>
          <table:table-cell table:style-name="ce125" office:value-type="float" office:value="0.048">
            <text:p>0,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8">
            <text:p>0,048 €</text:p>
          </table:table-cell>
          <table:table-cell table:style-name="ce144" office:value-type="float" office:value="1">
            <text:p>1</text:p>
          </table:table-cell>
          <table:table-cell table:style-name="ce163" table:formula="of:=[.AB418]*[.AC418]" office:value-type="float" office:value="0.048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<text:span text:style-name="T6">AC inlet Earth (Side B)</text:span></text:p>
          </table:table-cell>
          <table:table-cell table:style-name="ce48" office:value-type="string">
            <text:p>Enclosure</text:p>
          </table:table-cell>
          <table:table-cell table:style-name="ce52" table:formula="of:=IF([.F420]=&quot;Power board&quot;;[.B420]*2;[.B42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<text:span text:style-name="T6">Lower AC/DC module power input (Side B)</text:span></text:p>
          </table:table-cell>
          <table:table-cell table:style-name="ce30" office:value-type="string">
            <text:p>Enclosure</text:p>
          </table:table-cell>
          <table:table-cell table:style-name="ce51" table:formula="of:=IF([.F421]=&quot;Power board&quot;;[.B421]*2;[.B42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Arduino board</text:p>
          </table:table-cell>
          <table:table-cell table:style-name="ce52" table:formula="of:=IF([.F422]=&quot;Power board&quot;;[.B422]*2;[.B422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2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0" office:value-type="string">
            <text:p>STO-1.0T-187N-8</text:p>
          </table:table-cell>
          <table:table-cell table:style-name="ce66" office:value-type="float" office:value="0.057">
            <text:p>0,057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M01148</text:p>
          </table:table-cell>
          <table:table-cell table:style-name="ce66" office:value-type="float" office:value="0.0469">
            <text:p>0,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469">
            <text:p>0,047 €</text:p>
          </table:table-cell>
          <table:table-cell table:style-name="ce143" table:formula="of:=[.G423]" office:value-type="float" office:value="6">
            <text:p>6</text:p>
          </table:table-cell>
          <table:table-cell table:style-name="ce163" table:formula="of:=[.AB423]*[.AC423]" office:value-type="float" office:value="0.2814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4]=&quot;Power board&quot;;[.B424]*2;[.B42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0" office:value-type="string">
            <text:p>Bootlace ferrule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5]=&quot;Power board&quot;;[.B425]*2;[.B42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4:.G425])" office:value-type="float" office:value="6">
            <text:p>6</text:p>
          </table:table-cell>
          <table:table-cell table:style-name="ce58" office:value-type="string">
            <text:p>841195</text:p>
          </table:table-cell>
          <table:table-cell table:style-name="ce64" office:value-type="string">
            <text:p>H0,75/14.</text:p>
          </table:table-cell>
          <table:table-cell table:style-name="ce67" table:formula="of:=13.49/[.K426]" office:value-type="float" office:value="0.1349">
            <text:p>0,135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4D/GY</text:p>
          </table:table-cell>
          <table:table-cell table:style-name="ce125" office:value-type="float" office:value="0.02337">
            <text:p>0,023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>
            <text:p>TME</text:p>
          </table:table-cell>
          <table:table-cell table:style-name="ce151" table:formula="of:=IF([.G424]&lt;&gt;&quot;&quot;;MIN([.J426];[.M426];[.P426];[.T426];[.W426]);&quot;&quot;)" office:value-type="currency" office:currency="EUR" office:value="0.02337">
            <text:p>0,023 €</text:p>
          </table:table-cell>
          <table:table-cell table:style-name="ce144" table:formula="of:=[.G426]" office:value-type="float" office:value="6">
            <text:p>6</text:p>
          </table:table-cell>
          <table:table-cell table:style-name="ce163" table:formula="of:=[.AB426]*[.AC426]" office:value-type="float" office:value="0.14022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8]=&quot;Power board&quot;;[.B428]*2;[.B4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0" office:value-type="string">
            <text:p>Bootlace ferrule, twin entry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9]=&quot;Power board&quot;;[.B429]*2;[.B429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29])" office:value-type="float" office:value="5">
            <text:p>5</text:p>
          </table:table-cell>
          <table:table-cell table:style-name="ce58" office:value-type="string">
            <text:p>1121751</text:p>
          </table:table-cell>
          <table:table-cell table:style-name="ce64" office:value-type="string">
            <text:p>9037410000</text:p>
          </table:table-cell>
          <table:table-cell table:style-name="ce67" table:formula="of:=11.97/[.K430]" office:value-type="float" office:value="0.1197">
            <text:p>0,120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5D2/GY</text:p>
          </table:table-cell>
          <table:table-cell table:style-name="ce125" office:value-type="float" office:value="0.03609">
            <text:p>0,03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TME">
            <text:p>TME</text:p>
          </table:table-cell>
          <table:table-cell table:style-name="ce151" table:formula="of:=IF([.G430]&lt;&gt;&quot;&quot;;MIN([.J430];[.M430];[.P430];[.T430];[.W430]);&quot;&quot;)" office:value-type="currency" office:currency="EUR" office:value="0.03609">
            <text:p>0,036 €</text:p>
          </table:table-cell>
          <table:table-cell table:style-name="ce144" table:formula="of:=[.G430]" office:value-type="float" office:value="5">
            <text:p>5</text:p>
          </table:table-cell>
          <table:table-cell table:style-name="ce163" table:formula="of:=[.AB430]*[.AC430]" office:value-type="float" office:value="0.18045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1"/>
          <table:table-cell table:style-name="ce31" office:value-type="string">
            <text:p>Ethernet cable</text:p>
          </table:table-cell>
          <table:table-cell table:style-name="ce48" office:value-type="string">
            <text:p>Arduino Shield</text:p>
          </table:table-cell>
          <table:table-cell table:style-name="ce52" table:formula="of:=IF([.F432]=&quot;Power board&quot;;[.B432]*2;[.B432])" office:value-type="float" office:value="1">
            <text:p>1</text:p>
          </table:table-cell>
          <table:table-cell table:style-name="ce58" office:value-type="string">
            <text:p>1734894</text:p>
          </table:table-cell>
          <table:table-cell table:style-name="ce64" office:value-type="string">
            <text:p>PS11029</text:p>
          </table:table-cell>
          <table:table-cell table:style-name="ce67" office:value-type="float" office:value="1.12">
            <text:p>1,12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CA00600.00C01</text:p>
          </table:table-cell>
          <table:table-cell table:style-name="ce125" office:value-type="float" office:value="6.8">
            <text:p>6,80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1.12">
            <text:p>1,120 €</text:p>
          </table:table-cell>
          <table:table-cell table:style-name="ce144" table:formula="of:=[.G432]" office:value-type="float" office:value="1">
            <text:p>1</text:p>
          </table:table-cell>
          <table:table-cell table:style-name="ce163" table:formula="of:=[.AB432]*[.AC432]" office:value-type="float" office:value="1.12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45">
            <text:p>0,045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3]=&quot;Power board&quot;;[.B433]*2;[.B433])" office:value-type="float" office:value="0.045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2">
            <text:p>0,2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4]=&quot;Power board&quot;;[.B434]*2;[.B434])" office:value-type="float" office:value="0.2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>
            <text:p>0,07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35]=&quot;Power board&quot;;[.B435]*2;[.B435])" office:value-type="float" office:value="0.07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11">
            <text:p>0,11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6]=&quot;Power board&quot;;[.B436]*2;[.B436])" office:value-type="float" office:value="0.11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>
            <text:p>0,425</text:p>
          </table:table-cell>
          <table:table-cell table:style-name="ce18" office:value-type="string">
            <text:p>2528103</text:p>
          </table:table-cell>
          <table:table-cell table:style-name="ce30" office:value-type="string">
            <text:p>PP001205</text:p>
          </table:table-cell>
          <table:table-cell table:style-name="ce66" office:value-type="float" office:value="0.239">
            <text:p>0,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R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>
            <text:p>0,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37]*[.AC437]" office:value-type="float" office:value="0.239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45">
            <text:p>0,045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9]=&quot;Power board&quot;;[.B439]*2;[.B439])" office:value-type="float" office:value="0.045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2">
            <text:p>0,2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0]=&quot;Power board&quot;;[.B440]*2;[.B440])" office:value-type="float" office:value="0.2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>
            <text:p>0,07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41]=&quot;Power board&quot;;[.B441]*2;[.B441])" office:value-type="float" office:value="0.07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11">
            <text:p>0,11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2]=&quot;Power board&quot;;[.B442]*2;[.B442])" office:value-type="float" office:value="0.11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9:.G442])" office:value-type="float" office:value="0.425">
            <text:p>0,425</text:p>
          </table:table-cell>
          <table:table-cell table:style-name="ce18" office:value-type="string">
            <text:p>2528092</text:p>
          </table:table-cell>
          <table:table-cell table:style-name="ce30" office:value-type="string">
            <text:p>PP001196</text:p>
          </table:table-cell>
          <table:table-cell table:style-name="ce66" office:value-type="float" office:value="0.239">
            <text:p>0,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L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Farnell">
            <text:p>Farnell</text:p>
          </table:table-cell>
          <table:table-cell table:style-name="ce150" table:formula="of:=IF([.G443]&lt;&gt;&quot;&quot;;MIN([.J443];[.M443];[.P443];[.T443];[.W443]);&quot;&quot;)" office:value-type="currency" office:currency="EUR" office:value="0.239">
            <text:p>0,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3]*[.AC443]" office:value-type="float" office:value="0.239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RD</text:p>
          </table:table-cell>
          <table:table-cell table:style-name="ce30" office:value-type="string">
            <text:p>Insulated wire, stranded, <text:span text:style-name="T3">red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5]=&quot;Power board&quot;;[.B445]*2;[.B445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33">
            <text:p>0,33</text:p>
          </table:table-cell>
          <table:table-cell table:style-name="ce19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46]=&quot;Power board&quot;;[.B446]*2;[.B446])" office:value-type="float" office:value="0.33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>
            <text:p>0,75</text:p>
          </table:table-cell>
          <table:table-cell table:style-name="ce18" office:value-type="string">
            <text:p>2528175</text:p>
          </table:table-cell>
          <table:table-cell table:style-name="ce30" office:value-type="string">
            <text:p>PP001270</text:p>
          </table:table-cell>
          <table:table-cell table:style-name="ce66" office:value-type="float" office:value="0.481">
            <text:p>0,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RD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>
            <text:p>0,340 €</text:p>
          </table:table-cell>
          <table:table-cell table:style-name="ce143" table:formula="of:=[.G447]" office:value-type="float" office:value="0.75">
            <text:p>1</text:p>
          </table:table-cell>
          <table:table-cell table:style-name="ce163" table:formula="of:=[.AB447]*[.AC447]" office:value-type="float" office:value="0.255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BK</text:p>
          </table:table-cell>
          <table:table-cell table:style-name="ce30" office:value-type="string">
            <text:p>Insulated wire, stranded, <text:span text:style-name="T3">black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9]=&quot;Power board&quot;;[.B449]*2;[.B449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33">
            <text:p>0,33</text:p>
          </table:table-cell>
          <table:table-cell table:style-name="ce19" office:value-type="string">
            <text:p>LGY0.75/25-BK</text:p>
          </table:table-cell>
          <table:table-cell table:style-name="ce31" office:value-type="string">
            <text:p>Insulated wire, stranded, <text:span text:style-name="T3">black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50]=&quot;Power board&quot;;[.B450]*2;[.B450])" office:value-type="float" office:value="0.33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0])" office:value-type="float" office:value="0.75">
            <text:p>0,75</text:p>
          </table:table-cell>
          <table:table-cell table:style-name="ce18" office:value-type="string">
            <text:p>2528082</text:p>
          </table:table-cell>
          <table:table-cell table:style-name="ce30" office:value-type="string">
            <text:p>PP001186</text:p>
          </table:table-cell>
          <table:table-cell table:style-name="ce66" office:value-type="float" office:value="0.481">
            <text:p>0,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K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1]=[.J451];&quot;Farnell&quot;; IF([.AB451]=[.M451]; &quot;Digikey&quot;; IF([.AB451]=[.P451]; &quot;Mouser&quot;; IF([.AB451]=[.T451]; &quot;RS&quot;; IF([.AB451]=[.W451]; &quot;TME&quot;)))))" office:value-type="string" office:string-value="TME">
            <text:p>TME</text:p>
          </table:table-cell>
          <table:table-cell table:style-name="ce150" table:formula="of:=IF([.G451]&lt;&gt;&quot;&quot;;MIN([.J451];[.M451];[.P451];[.T451];[.W451]);&quot;&quot;)" office:value-type="currency" office:currency="EUR" office:value="0.34">
            <text:p>0,340 €</text:p>
          </table:table-cell>
          <table:table-cell table:style-name="ce143" table:formula="of:=[.G451]" office:value-type="float" office:value="0.75">
            <text:p>1</text:p>
          </table:table-cell>
          <table:table-cell table:style-name="ce163" table:formula="of:=[.AB451]*[.AC451]" office:value-type="float" office:value="0.255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3]=&quot;Power board&quot;;[.B453]*2;[.B453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07">
            <text:p>0,07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1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4]=&quot;Power board&quot;;[.B454]*2;[.B454])" office:value-type="float" office:value="0.07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7">
            <text:p>0,17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hassis Earth </text:p>
          </table:table-cell>
          <table:table-cell table:style-name="ce30" office:value-type="string">
            <text:p>Enclosure</text:p>
          </table:table-cell>
          <table:table-cell table:style-name="ce51" table:formula="of:=IF([.F455]=&quot;Power board&quot;;[.B455]*2;[.B455])" office:value-type="float" office:value="0.17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35">
            <text:p>0,3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Arduino Shield Earth</text:p>
          </table:table-cell>
          <table:table-cell table:style-name="ce48" office:value-type="string">
            <text:p>Enclosure</text:p>
          </table:table-cell>
          <table:table-cell table:style-name="ce52" table:formula="of:=IF([.F456]=&quot;Power board&quot;;[.B456]*2;[.B456])" office:value-type="float" office:value="0.35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>
            <text:p>0,33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2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7]=&quot;Power board&quot;;[.B457]*2;[.B457])" office:value-type="float" office:value="0.33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office:value-type="float" office:value="0.115">
            <text:p>0,11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2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8]=&quot;Power board&quot;;[.B458]*2;[.B458])" office:value-type="float" office:value="0.115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>
            <text:p>0,15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AUX PS module Earth</text:p>
          </table:table-cell>
          <table:table-cell table:style-name="ce30" office:value-type="string">
            <text:p>Enclosure</text:p>
          </table:table-cell>
          <table:table-cell table:style-name="ce51" table:formula="of:=IF([.F459]=&quot;Power board&quot;;[.B459]*2;[.B459])" office:value-type="float" office:value="0.15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3:.G459])" office:value-type="float" office:value="1.605">
            <text:p>1,605</text:p>
          </table:table-cell>
          <table:table-cell table:style-name="ce58" office:value-type="string">
            <text:p>2528140</text:p>
          </table:table-cell>
          <table:table-cell table:style-name="ce64" office:value-type="string">
            <text:p>PP001239</text:p>
          </table:table-cell>
          <table:table-cell table:style-name="ce67" office:value-type="float" office:value="0.481">
            <text:p>0,481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75/25-YL/GR</text:p>
          </table:table-cell>
          <table:table-cell table:style-name="ce125" office:value-type="float" office:value="0.34">
            <text:p>0,34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0.34">
            <text:p>0,340 €</text:p>
          </table:table-cell>
          <table:table-cell table:style-name="ce144" table:formula="of:=[.G460]" office:value-type="float" office:value="1.605">
            <text:p>2</text:p>
          </table:table-cell>
          <table:table-cell table:style-name="ce163" table:formula="of:=[.AB460]*[.AC460]" office:value-type="float" office:value="0.5457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3" table:formula="of:=0.145*2" office:value-type="float" office:value="0.29">
            <text:p>0,29</text:p>
          </table:table-cell>
          <table:table-cell table:style-name="ce19" office:value-type="string">
            <text:p>LGY0.35/25-BR</text:p>
          </table:table-cell>
          <table:table-cell table:style-name="ce31" office:value-type="string">
            <text:p>Insulated wire, stranded, <text:span text:style-name="T3">any color</text:span>, max. 0.35 mm2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62]=&quot;Power board&quot;;[.B462]*2;[.B462])" office:value-type="float" office:value="0.29">
            <text:p>0,29</text:p>
          </table:table-cell>
          <table:table-cell table:style-name="ce58" office:value-type="float" office:value="2425402">
            <text:p>2425402</text:p>
          </table:table-cell>
          <table:table-cell table:style-name="ce64" office:value-type="string">
            <text:p>MC6A-7/0.2T2-BN-100</text:p>
          </table:table-cell>
          <table:table-cell table:style-name="ce67" office:value-type="float" office:value="0.0949">
            <text:p>0,095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35/25-BR</text:p>
          </table:table-cell>
          <table:table-cell table:style-name="ce125" office:value-type="float" office:value="0.21">
            <text:p>0,21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.0949">
            <text:p>0,0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62]*[.AC462]" office:value-type="float" office:value="0.0949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0" office:value-type="string">
            <text:p>USB micro to 5-pin receptacle cable, 30 or 50 cm</text:p>
          </table:table-cell>
          <table:table-cell table:style-name="ce45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0"/>
          <table:table-cell table:style-name="ce51" table:formula="of:=IF([.F463]=&quot;Power board&quot;;[.B463]*2;[.B46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Farnell">
            <text:p>Farnell</text:p>
          </table:table-cell>
          <table:table-cell table:style-name="ce150" table:formula="of:=IF([.G463]&lt;&gt;&quot;&quot;;MIN([.J463];[.M463];[.P463];[.T463];[.W463]);&quot;&quot;)" office:value-type="currency" office:currency="EUR" office:value="0">
            <text:p>0,000 €</text:p>
          </table:table-cell>
          <table:table-cell table:style-name="ce143" table:formula="of:=[.G463]" office:value-type="float" office:value="1">
            <text:p>1</text:p>
          </table:table-cell>
          <table:table-cell table:style-name="ce163" table:formula="of:=[.AB463]*[.AC463]" office:value-type="float" office:value="0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1" office:value-type="string">
            <text:p>Ribbon cable with IDC connectors, 30 cm</text:p>
          </table:table-cell>
          <table:table-cell table:style-name="ce31"/>
          <table:table-cell table:style-name="ce48" office:value-type="string">
            <text:p>Arduino Shield</text:p>
          </table:table-cell>
          <table:table-cell table:style-name="ce52" table:formula="of:=IF([.F464]=&quot;Power board&quot;;[.B464]*2;[.B46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C10300-0</text:p>
          </table:table-cell>
          <table:table-cell table:style-name="ce125" office:value-type="float" office:value="1.04">
            <text:p>1,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64]=[.J464];&quot;Farnell&quot;; IF([.AB464]=[.M464]; &quot;Digikey&quot;; IF([.AB464]=[.P464]; &quot;Mouser&quot;; IF([.AB464]=[.T464]; &quot;RS&quot;; IF([.AB464]=[.W464]; &quot;TME&quot;)))))" office:value-type="string" office:string-value="TME">
            <text:p>TME</text:p>
          </table:table-cell>
          <table:table-cell table:style-name="ce151" table:formula="of:=IF([.G464]&lt;&gt;&quot;&quot;;MIN([.J464];[.M464];[.P464];[.T464];[.W464]);&quot;&quot;)" office:value-type="currency" office:currency="EUR" office:value="1.04">
            <text:p>1,040 €</text:p>
          </table:table-cell>
          <table:table-cell table:style-name="ce144" table:formula="of:=[.G464]" office:value-type="float" office:value="1">
            <text:p>1</text:p>
          </table:table-cell>
          <table:table-cell table:style-name="ce163" table:formula="of:=[.AB464]*[.AC464]" office:value-type="float" office:value="1.04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1:.AD464])" office:value-type="currency" office:currency="EUR" office:value="8.26911">
            <text:p>8,27 €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4" table:number-columns-repeated="2"/>
          <table:table-cell table:style-name="ce36" office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6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>
            <text:p>Total</text:p>
          </table:table-cell>
          <table:table-cell table:style-name="ce166" table:formula="of:=[.AD284]+[.AD340]+[.AD398]+[.AD465]" office:value-type="currency" office:currency="EUR" office:value="289.21673">
            <text:p>289,22 €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4" table:number-columns-repeated="2"/>
          <table:table-cell table:style-name="ce38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>
            <text:p>4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>
            <text:p>3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>
            <text:p>51,00</text:p>
          </table:table-cell>
          <table:table-cell table:number-columns-repeated="994"/>
        </table:table-row>
        <table:table-row table:style-name="ro17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9:.AD471])" office:value-type="float" office:value="121">
            <text:p>121,00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>
            <text:p>Estimated total (no shipping costs included):</text:p>
          </table:table-cell>
          <table:table-cell table:style-name="ce166" table:formula="of:=[.AD467]+[.AD472]" office:value-type="currency" office:currency="EUR" office:value="410.21673">
            <text:p>410,2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9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10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8" table:number-rows-repeated="26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0P0" style:volatile="true">
      <number:number number:decimal-places="0" number:min-integer-digits="1" number:grouping="true"/>
      <number:text>     </number:text>
    </number:number-style>
    <number:number-style style:name="N140P1" style:volatile="true">
      <number:number number:decimal-places="0" number:min-integer-digits="1" number:grouping="true"/>
      <number:text>     </number:text>
    </number:number-style>
    <number:number-style style:name="N140P2" style:volatile="true">
      <number:text>-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integer-digits="1" number:grouping="true"/>
      <number:text> kr </number:text>
    </number:number-style>
    <number:number-style style:name="N143P1" style:volatile="true">
      <number:number number:decimal-places="0" number:min-integer-digits="1" number:grouping="true"/>
      <number:text> kr </number:text>
    </number:number-style>
    <number:number-style style:name="N143P2" style:volatile="true">
      <number:text>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/>
      <number:text>     </number:text>
    </number:number-style>
    <number:number-style style:name="N146P1" style:volatile="true">
      <number:number number:decimal-places="2" number:min-integer-digits="1" number:grouping="true"/>
      <number:text>     </number:text>
    </number:number-style>
    <number:number-style style:name="N146P2" style:volatile="true">
      <number:text>-</number:text>
      <number:number number:decimal-places="0" number:min-integer-digits="0"/>
      <number:text>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2" number:min-integer-digits="1" number:grouping="true"/>
      <number:text> kr </number:text>
    </number:number-style>
    <number:number-style style:name="N149P1" style:volatile="true">
      <number:number number:decimal-places="2" number:min-integer-digits="1" number:grouping="true"/>
      <number:text> kr </number:text>
    </number:number-style>
    <number:number-style style:name="N149P2" style:volatile="true">
      <number:text>-</number:text>
      <number:number number:decimal-places="0" number:min-integer-digits="0"/>
      <number:text> kr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1" number:min-exponent-digits="1"/>
    </number:number-style>
    <number:number-style style:name="N154">
      <number:number number:decimal-places="3" number:min-integer-digits="1"/>
    </number:number-style>
    <number:currency-style style:name="N156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8P0"/>
    </number:currency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currency-style style:name="N1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74P0"/>
    </number:currency-style>
    <number:percentage-style style:name="N175">
      <number:number number:decimal-places="2" number:min-integer-digits="2"/>
      <number:text>%</number:text>
    </number:percentage-style>
    <number:percentage-style style:name="N176">
      <number:number number:decimal-places="2" number:min-integer-digits="0"/>
      <number:text>%</number:text>
    </number:percentage-style>
    <number:number-style style:name="N177">
      <number:number number:decimal-places="0" number:min-integer-digits="0"/>
    </number:number-style>
    <number:number-style style:name="N178">
      <number:number number:decimal-places="1" number:min-integer-digits="1"/>
    </number:number-style>
    <number:number-style style:name="N179">
      <number:number number:decimal-places="1" number:min-integer-digits="0"/>
    </number:number-style>
    <number:number-style style:name="N180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print-page-order="ltr" style:scale-to="65%" style:writing-mode="lr-tb"/>
      <style:header-style>
        <style:header-footer-properties fo:min-height="0.75cm" fo:margin-left="0.91cm" fo:margin-right="1.78cm" fo:margin-bottom="0.259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.05.2017</text:date>, <text:time>09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5-10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5-10T09:19:28</dc:date>
    <meta:editing-cycles>1799</meta:editing-cycles>
    <meta:editing-duration>P12DT11H46M42S</meta:editing-duration>
    <meta:generator>OpenOffice/4.1.2$Unix OpenOffice.org_project/412m3$Build-9782</meta:generator>
    <meta:document-statistic meta:table-count="1" meta:cell-count="68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